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5" svg:font-family="Consolas" style:font-family-generic="roman" style:font-pitch="variable"/>
    <style:font-face style:name="Consolas6"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left="1.27cm" fo:margin-right="0cm" fo:text-indent="0cm" style:auto-text-indent="false"/>
      <style:text-properties officeooo:paragraph-rsid="002cb487"/>
    </style:style>
    <style:style style:name="P5" style:family="paragraph" style:parent-style-name="def">
      <style:paragraph-properties fo:margin-left="1.27cm" fo:margin-right="0cm" fo:text-indent="0cm" style:auto-text-indent="false"/>
      <style:text-properties officeooo:paragraph-rsid="0018535a"/>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style:tab-stops/>
      </style:paragraph-properties>
    </style:style>
    <style:style style:name="P9" style:family="paragraph" style:parent-style-name="Standard">
      <style:text-properties officeooo:paragraph-rsid="00252619"/>
    </style:style>
    <style:style style:name="P10" style:family="paragraph" style:parent-style-name="Standard">
      <style:text-properties officeooo:paragraph-rsid="0039b1f8"/>
    </style:style>
    <style:style style:name="P11" style:family="paragraph" style:parent-style-name="Standard">
      <style:text-properties officeooo:paragraph-rsid="00404588"/>
    </style:style>
    <style:style style:name="P12" style:family="paragraph" style:parent-style-name="Standard">
      <style:text-properties officeooo:paragraph-rsid="00418a74"/>
    </style:style>
    <style:style style:name="P13" style:family="paragraph" style:parent-style-name="Standard">
      <style:text-properties officeooo:paragraph-rsid="0043ed72"/>
    </style:style>
    <style:style style:name="P14" style:family="paragraph" style:parent-style-name="Standard">
      <style:text-properties officeooo:paragraph-rsid="0044bc53"/>
    </style:style>
    <style:style style:name="P15" style:family="paragraph" style:parent-style-name="Standard">
      <style:text-properties officeooo:paragraph-rsid="00499e7e"/>
    </style:style>
    <style:style style:name="P16" style:family="paragraph" style:parent-style-name="Standard">
      <style:text-properties officeooo:paragraph-rsid="004afa0c"/>
    </style:style>
    <style:style style:name="P17" style:family="paragraph" style:parent-style-name="Standard">
      <style:text-properties officeooo:paragraph-rsid="004b17d5"/>
    </style:style>
    <style:style style:name="P18" style:family="paragraph" style:parent-style-name="Standard">
      <style:text-properties officeooo:paragraph-rsid="004c1643"/>
    </style:style>
    <style:style style:name="P19" style:family="paragraph" style:parent-style-name="Standard">
      <style:text-properties officeooo:paragraph-rsid="004d9fab"/>
    </style:style>
    <style:style style:name="P20" style:family="paragraph" style:parent-style-name="Standard">
      <style:paragraph-properties fo:margin-left="0cm" fo:margin-right="0cm" fo:text-indent="0cm" style:auto-text-indent="false">
        <style:tab-stops/>
      </style:paragraph-properties>
    </style:style>
    <style:style style:name="P21"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22" style:family="paragraph" style:parent-style-name="Standard">
      <style:paragraph-properties fo:margin-left="0cm" fo:margin-right="0cm" fo:text-indent="0cm" style:auto-text-indent="false"/>
      <style:text-properties officeooo:paragraph-rsid="004b17d5"/>
    </style:style>
    <style:style style:name="P23" style:family="paragraph" style:parent-style-name="def">
      <style:text-properties officeooo:paragraph-rsid="0011d3e2"/>
    </style:style>
    <style:style style:name="P24" style:family="paragraph" style:parent-style-name="def">
      <style:text-properties officeooo:paragraph-rsid="0012f898"/>
    </style:style>
    <style:style style:name="P25" style:family="paragraph" style:parent-style-name="def">
      <style:text-properties officeooo:paragraph-rsid="0022bf94"/>
    </style:style>
    <style:style style:name="P26" style:family="paragraph" style:parent-style-name="Standard">
      <style:paragraph-properties fo:margin-left="3.81cm" fo:margin-right="0cm" fo:text-indent="-0.635cm" style:auto-text-indent="false"/>
    </style:style>
    <style:style style:name="P27"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28" style:family="paragraph" style:parent-style-name="Standard">
      <style:paragraph-properties fo:margin-left="1.27cm" fo:margin-right="0cm" fo:text-indent="-0.635cm" style:auto-text-indent="false"/>
      <style:text-properties officeooo:paragraph-rsid="004afa0c"/>
    </style:style>
    <style:style style:name="P29" style:family="paragraph" style:parent-style-name="Standard">
      <style:paragraph-properties fo:margin-left="3.81cm" fo:margin-right="0cm" fo:text-indent="0cm" style:auto-text-indent="false"/>
    </style:style>
    <style:style style:name="P30" style:family="paragraph" style:parent-style-name="Standard">
      <style:paragraph-properties fo:margin-left="1.905cm" fo:margin-right="0cm" fo:text-indent="0cm" style:auto-text-indent="false"/>
      <style:text-properties officeooo:paragraph-rsid="00372a43"/>
    </style:style>
    <style:style style:name="P31" style:family="paragraph" style:parent-style-name="Standard" style:list-style-name="L15">
      <style:text-properties officeooo:paragraph-rsid="0010ac81"/>
    </style:style>
    <style:style style:name="P32"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33"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34"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35"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36"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37"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38"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39"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40"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1"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2"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43"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44" style:family="paragraph" style:parent-style-name="Standard" style:list-style-name="L25">
      <style:text-properties fo:color="#000000" style:font-name="Consolas" fo:font-size="9.5pt" officeooo:paragraph-rsid="00369ebc" fo:background-color="#0000ff" style:font-size-asian="9.5pt"/>
    </style:style>
    <style:style style:name="P45" style:family="paragraph" style:parent-style-name="Standard" style:list-style-name="L27">
      <style:text-properties fo:color="#000000" style:font-name="Consolas" fo:font-size="9.5pt" fo:background-color="#0000ff" style:font-size-asian="9.5pt"/>
    </style:style>
    <style:style style:name="P46" style:family="paragraph" style:parent-style-name="Standard" style:list-style-name="L29">
      <style:text-properties fo:color="#000000" style:font-name="Consolas" fo:font-size="9.5pt" fo:background-color="#0000ff" style:font-size-asian="9.5pt"/>
    </style:style>
    <style:style style:name="P47" style:family="paragraph" style:parent-style-name="Standard" style:list-style-name="L30">
      <style:text-properties fo:color="#000000" style:font-name="Consolas" fo:font-size="9.5pt" fo:background-color="#0000ff" style:font-size-asian="9.5pt"/>
    </style:style>
    <style:style style:name="P48" style:family="paragraph" style:parent-style-name="Standard" style:list-style-name="L31">
      <style:text-properties fo:color="#000000" style:font-name="Consolas" fo:font-size="9.5pt" fo:background-color="#0000ff" style:font-size-asian="9.5pt"/>
    </style:style>
    <style:style style:name="P49" style:family="paragraph" style:parent-style-name="Standard" style:list-style-name="L32">
      <style:text-properties fo:color="#000000" style:font-name="Consolas" fo:font-size="9.5pt" fo:background-color="#0000ff" style:font-size-asian="9.5pt"/>
    </style:style>
    <style:style style:name="P50" style:family="paragraph" style:parent-style-name="Standard" style:list-style-name="L16"/>
    <style:style style:name="P51" style:family="paragraph" style:parent-style-name="Standard" style:list-style-name="L16">
      <style:paragraph-properties style:text-autospace="none"/>
    </style:style>
    <style:style style:name="P52" style:family="paragraph" style:parent-style-name="Standard" style:list-style-name="L16">
      <style:paragraph-properties style:text-autospace="none"/>
      <style:text-properties officeooo:paragraph-rsid="0010ac81"/>
    </style:style>
    <style:style style:name="P53" style:family="paragraph" style:parent-style-name="Standard" style:list-style-name="L17"/>
    <style:style style:name="P54" style:family="paragraph" style:parent-style-name="Standard" style:list-style-name="L18"/>
    <style:style style:name="P55" style:family="paragraph" style:parent-style-name="Standard" style:list-style-name="L18">
      <style:text-properties officeooo:paragraph-rsid="0010ac81"/>
    </style:style>
    <style:style style:name="P56" style:family="paragraph" style:parent-style-name="Standard" style:list-style-name="L19"/>
    <style:style style:name="P57" style:family="paragraph" style:parent-style-name="Standard" style:list-style-name="L20">
      <style:paragraph-properties>
        <style:tab-stops/>
      </style:paragraph-properties>
    </style:style>
    <style:style style:name="P58" style:family="paragraph" style:parent-style-name="Standard" style:list-style-name="L21">
      <style:paragraph-properties>
        <style:tab-stops/>
      </style:paragraph-properties>
    </style:style>
    <style:style style:name="P59" style:family="paragraph" style:parent-style-name="Standard" style:list-style-name="L21">
      <style:paragraph-properties>
        <style:tab-stops/>
      </style:paragraph-properties>
      <style:text-properties officeooo:paragraph-rsid="0010ac81"/>
    </style:style>
    <style:style style:name="P60" style:family="paragraph" style:parent-style-name="Standard" style:list-style-name="L19">
      <style:paragraph-properties>
        <style:tab-stops/>
      </style:paragraph-properties>
    </style:style>
    <style:style style:name="P61" style:family="paragraph" style:parent-style-name="Standard" style:list-style-name="L22">
      <style:paragraph-properties style:text-autospace="none">
        <style:tab-stops/>
      </style:paragraph-properties>
    </style:style>
    <style:style style:name="P62" style:family="paragraph" style:parent-style-name="Standard" style:list-style-name="L22">
      <style:paragraph-properties style:text-autospace="none"/>
    </style:style>
    <style:style style:name="P63"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64"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65"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66"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67" style:family="paragraph" style:parent-style-name="Standard" style:list-style-name="L23">
      <style:paragraph-properties style:text-autospace="none"/>
    </style:style>
    <style:style style:name="P68" style:family="paragraph" style:parent-style-name="Standard" style:list-style-name="L24"/>
    <style:style style:name="P69" style:family="paragraph" style:parent-style-name="Standard" style:list-style-name="L24">
      <style:text-properties officeooo:paragraph-rsid="0011d3e2"/>
    </style:style>
    <style:style style:name="P70" style:family="paragraph" style:parent-style-name="Standard" style:list-style-name="L24">
      <style:text-properties officeooo:paragraph-rsid="0014da3d"/>
    </style:style>
    <style:style style:name="P71" style:family="paragraph" style:parent-style-name="Standard" style:list-style-name="L24">
      <style:text-properties officeooo:paragraph-rsid="0012f898"/>
    </style:style>
    <style:style style:name="P72" style:family="paragraph" style:parent-style-name="Standard" style:list-style-name="L24">
      <style:text-properties officeooo:paragraph-rsid="00252619"/>
    </style:style>
    <style:style style:name="P73" style:family="paragraph" style:parent-style-name="Standard" style:list-style-name="L24">
      <style:text-properties officeooo:paragraph-rsid="00271117"/>
    </style:style>
    <style:style style:name="P74" style:family="paragraph" style:parent-style-name="Standard" style:list-style-name="L24">
      <style:text-properties officeooo:paragraph-rsid="0018535a"/>
    </style:style>
    <style:style style:name="P75" style:family="paragraph" style:parent-style-name="Standard" style:list-style-name="L24">
      <style:text-properties officeooo:paragraph-rsid="0019e517"/>
    </style:style>
    <style:style style:name="P76" style:family="paragraph" style:parent-style-name="Standard" style:list-style-name="L24">
      <style:text-properties officeooo:paragraph-rsid="00287726"/>
    </style:style>
    <style:style style:name="P77" style:family="paragraph" style:parent-style-name="Standard" style:list-style-name="L24">
      <style:text-properties officeooo:paragraph-rsid="001ef108"/>
    </style:style>
    <style:style style:name="P78" style:family="paragraph" style:parent-style-name="Standard" style:list-style-name="L25"/>
    <style:style style:name="P79" style:family="paragraph" style:parent-style-name="Standard" style:list-style-name="L25">
      <style:text-properties officeooo:paragraph-rsid="0022bf94"/>
    </style:style>
    <style:style style:name="P80" style:family="paragraph" style:parent-style-name="Standard" style:list-style-name="L25">
      <style:text-properties officeooo:paragraph-rsid="00329f2b"/>
    </style:style>
    <style:style style:name="P81" style:family="paragraph" style:parent-style-name="Standard" style:list-style-name="L25">
      <style:text-properties officeooo:paragraph-rsid="002cb487"/>
    </style:style>
    <style:style style:name="P82" style:family="paragraph" style:parent-style-name="Standard" style:list-style-name="L25">
      <style:text-properties officeooo:paragraph-rsid="002e5921"/>
    </style:style>
    <style:style style:name="P83" style:family="paragraph" style:parent-style-name="Standard" style:list-style-name="L25">
      <style:text-properties officeooo:paragraph-rsid="0034026c"/>
    </style:style>
    <style:style style:name="P84" style:family="paragraph" style:parent-style-name="Standard" style:list-style-name="L25">
      <style:text-properties officeooo:paragraph-rsid="00338774"/>
    </style:style>
    <style:style style:name="P85" style:family="paragraph" style:parent-style-name="Standard" style:list-style-name="L25">
      <style:text-properties officeooo:paragraph-rsid="0034f8d8"/>
    </style:style>
    <style:style style:name="P86" style:family="paragraph" style:parent-style-name="Standard" style:list-style-name="L25">
      <style:text-properties officeooo:paragraph-rsid="00353f14"/>
    </style:style>
    <style:style style:name="P87" style:family="paragraph" style:parent-style-name="Standard" style:list-style-name="L25">
      <style:text-properties officeooo:paragraph-rsid="00365163"/>
    </style:style>
    <style:style style:name="P88" style:family="paragraph" style:parent-style-name="Standard" style:list-style-name="L25">
      <style:text-properties officeooo:paragraph-rsid="00369ebc"/>
    </style:style>
    <style:style style:name="P89" style:family="paragraph" style:parent-style-name="Standard" style:list-style-name="L25">
      <style:text-properties officeooo:paragraph-rsid="00372a43"/>
    </style:style>
    <style:style style:name="P90" style:family="paragraph" style:parent-style-name="Standard" style:list-style-name="L25">
      <style:text-properties officeooo:paragraph-rsid="0039b1f8"/>
    </style:style>
    <style:style style:name="P91" style:family="paragraph" style:parent-style-name="Standard" style:list-style-name="L26">
      <style:text-properties officeooo:paragraph-rsid="00372a43"/>
    </style:style>
    <style:style style:name="P92" style:family="paragraph" style:parent-style-name="Standard" style:list-style-name="L27"/>
    <style:style style:name="P93" style:family="paragraph" style:parent-style-name="Standard" style:list-style-name="L27">
      <style:text-properties officeooo:paragraph-rsid="0039b1f8"/>
    </style:style>
    <style:style style:name="P94" style:family="paragraph" style:parent-style-name="Standard" style:list-style-name="L27">
      <style:text-properties officeooo:paragraph-rsid="003a8024"/>
    </style:style>
    <style:style style:name="P95" style:family="paragraph" style:parent-style-name="Standard" style:list-style-name="L27">
      <style:text-properties officeooo:paragraph-rsid="003b657a"/>
    </style:style>
    <style:style style:name="P96" style:family="paragraph" style:parent-style-name="Standard" style:list-style-name="L27">
      <style:text-properties officeooo:paragraph-rsid="003dd99e"/>
    </style:style>
    <style:style style:name="P97" style:family="paragraph" style:parent-style-name="Standard" style:list-style-name="L27">
      <style:text-properties officeooo:paragraph-rsid="003fb893"/>
    </style:style>
    <style:style style:name="P98" style:family="paragraph" style:parent-style-name="Standard" style:list-style-name="L28"/>
    <style:style style:name="P99" style:family="paragraph" style:parent-style-name="Standard" style:list-style-name="L28">
      <style:text-properties officeooo:paragraph-rsid="00404588"/>
    </style:style>
    <style:style style:name="P100" style:family="paragraph" style:parent-style-name="Standard" style:list-style-name="L28">
      <style:text-properties officeooo:paragraph-rsid="00418a74"/>
    </style:style>
    <style:style style:name="P101" style:family="paragraph" style:parent-style-name="Standard" style:list-style-name="L28">
      <style:text-properties officeooo:paragraph-rsid="0043312f"/>
    </style:style>
    <style:style style:name="P102" style:family="paragraph" style:parent-style-name="Standard" style:list-style-name="L29"/>
    <style:style style:name="P103" style:family="paragraph" style:parent-style-name="Standard" style:list-style-name="L29">
      <style:text-properties officeooo:paragraph-rsid="0043ed72"/>
    </style:style>
    <style:style style:name="P104" style:family="paragraph" style:parent-style-name="Standard" style:list-style-name="L29">
      <style:text-properties officeooo:paragraph-rsid="00446018"/>
    </style:style>
    <style:style style:name="P105" style:family="paragraph" style:parent-style-name="Standard" style:list-style-name="L30"/>
    <style:style style:name="P106" style:family="paragraph" style:parent-style-name="Standard" style:list-style-name="L30">
      <style:text-properties officeooo:paragraph-rsid="0044bc53"/>
    </style:style>
    <style:style style:name="P107" style:family="paragraph" style:parent-style-name="Standard" style:list-style-name="L30">
      <style:text-properties officeooo:paragraph-rsid="00499e7e"/>
    </style:style>
    <style:style style:name="P108" style:family="paragraph" style:parent-style-name="Standard" style:list-style-name="L30">
      <style:text-properties officeooo:paragraph-rsid="004832b7"/>
    </style:style>
    <style:style style:name="P109" style:family="paragraph" style:parent-style-name="Standard" style:list-style-name="L31"/>
    <style:style style:name="P110" style:family="paragraph" style:parent-style-name="Standard" style:list-style-name="L31">
      <style:text-properties officeooo:paragraph-rsid="00499e7e"/>
    </style:style>
    <style:style style:name="P111" style:family="paragraph" style:parent-style-name="Standard" style:list-style-name="L32"/>
    <style:style style:name="P112" style:family="paragraph" style:parent-style-name="Standard" style:list-style-name="L32">
      <style:text-properties officeooo:paragraph-rsid="004afa0c"/>
    </style:style>
    <style:style style:name="P113" style:family="paragraph" style:parent-style-name="Standard" style:list-style-name="L33"/>
    <style:style style:name="P114" style:family="paragraph" style:parent-style-name="Standard" style:list-style-name="L33">
      <style:text-properties officeooo:paragraph-rsid="004b17d5"/>
    </style:style>
    <style:style style:name="P115" style:family="paragraph" style:parent-style-name="Standard" style:list-style-name="L34">
      <style:text-properties officeooo:paragraph-rsid="004b17d5"/>
    </style:style>
    <style:style style:name="P116" style:family="paragraph" style:parent-style-name="Standard" style:list-style-name="L34">
      <style:text-properties officeooo:paragraph-rsid="004c1643"/>
    </style:style>
    <style:style style:name="P117" style:family="paragraph" style:parent-style-name="Standard" style:list-style-name="L35"/>
    <style:style style:name="P118" style:family="paragraph" style:parent-style-name="Standard" style:list-style-name="L35">
      <style:text-properties officeooo:paragraph-rsid="004d9fab"/>
    </style:style>
    <style:style style:name="P119" style:family="paragraph" style:parent-style-name="Standard" style:list-style-name="L35">
      <style:text-properties officeooo:paragraph-rsid="004dc8c5"/>
    </style:style>
    <style:style style:name="P120" style:family="paragraph" style:parent-style-name="Standard" style:list-style-name="L35">
      <style:text-properties officeooo:paragraph-rsid="004e2bd0"/>
    </style:style>
    <style:style style:name="P121" style:family="paragraph" style:parent-style-name="Standard" style:list-style-name="L35">
      <style:text-properties officeooo:paragraph-rsid="004fcbd2"/>
    </style:style>
    <style:style style:name="P122" style:family="paragraph" style:parent-style-name="Standard" style:list-style-name="L35">
      <style:text-properties officeooo:paragraph-rsid="0050783a"/>
    </style:style>
    <style:style style:name="P123" style:family="paragraph" style:parent-style-name="Standard" style:list-style-name="L35">
      <style:text-properties officeooo:paragraph-rsid="0051cecc"/>
    </style:style>
    <style:style style:name="P124" style:family="paragraph" style:parent-style-name="Standard" style:list-style-name="L35">
      <style:text-properties officeooo:paragraph-rsid="0053b0a5"/>
    </style:style>
    <style:style style:name="P125" style:family="paragraph" style:parent-style-name="Standard" style:list-style-name="L35">
      <style:text-properties officeooo:paragraph-rsid="00543997"/>
    </style:style>
    <style:style style:name="P126" style:family="paragraph" style:parent-style-name="Standard" style:list-style-name="L35">
      <style:text-properties officeooo:paragraph-rsid="0054d4f8"/>
    </style:style>
    <style:style style:name="P127" style:family="paragraph" style:parent-style-name="Standard" style:list-style-name="L35">
      <style:text-properties officeooo:paragraph-rsid="00552c32"/>
    </style:style>
    <style:style style:name="P128"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9"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0" style:family="paragraph" style:parent-style-name="Standard" style:list-style-name="L19">
      <style:paragraph-properties fo:margin-left="2.619cm" fo:margin-right="0cm" fo:text-indent="-0.635cm" style:auto-text-indent="false"/>
    </style:style>
    <style:style style:name="P131"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2"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33"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4"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35"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36"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7"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8"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39"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40"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41"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42"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43"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44" style:family="paragraph" style:parent-style-name="Standard" style:list-style-name="L24">
      <style:paragraph-properties fo:margin-left="2.54cm" fo:margin-right="0cm" fo:text-indent="-0.635cm" style:auto-text-indent="false"/>
    </style:style>
    <style:style style:name="P145" style:family="paragraph" style:parent-style-name="Standard" style:list-style-name="L25">
      <style:paragraph-properties fo:margin-left="2.54cm" fo:margin-right="0cm" fo:text-indent="-0.635cm" style:auto-text-indent="false"/>
    </style:style>
    <style:style style:name="P146" style:family="paragraph" style:parent-style-name="Standard" style:list-style-name="L25">
      <style:paragraph-properties fo:margin-left="2.54cm" fo:margin-right="0cm" fo:text-indent="-0.635cm" style:auto-text-indent="false"/>
      <style:text-properties officeooo:paragraph-rsid="00329f2b"/>
    </style:style>
    <style:style style:name="P147" style:family="paragraph" style:parent-style-name="Standard" style:list-style-name="L27">
      <style:paragraph-properties fo:margin-left="2.54cm" fo:margin-right="0cm" fo:text-indent="-0.635cm" style:auto-text-indent="false"/>
    </style:style>
    <style:style style:name="P148" style:family="paragraph" style:parent-style-name="Standard" style:list-style-name="L27">
      <style:paragraph-properties fo:margin-left="2.54cm" fo:margin-right="0cm" fo:text-indent="-0.635cm" style:auto-text-indent="false"/>
      <style:text-properties officeooo:paragraph-rsid="003a8024"/>
    </style:style>
    <style:style style:name="P149" style:family="paragraph" style:parent-style-name="Standard" style:list-style-name="L28">
      <style:paragraph-properties fo:margin-left="2.54cm" fo:margin-right="0cm" fo:text-indent="-0.635cm" style:auto-text-indent="false"/>
    </style:style>
    <style:style style:name="P150" style:family="paragraph" style:parent-style-name="Standard" style:list-style-name="L29">
      <style:paragraph-properties fo:margin-left="2.54cm" fo:margin-right="0cm" fo:text-indent="-0.635cm" style:auto-text-indent="false"/>
    </style:style>
    <style:style style:name="P151" style:family="paragraph" style:parent-style-name="Standard" style:list-style-name="L30">
      <style:paragraph-properties fo:margin-left="2.54cm" fo:margin-right="0cm" fo:text-indent="-0.635cm" style:auto-text-indent="false"/>
    </style:style>
    <style:style style:name="P152" style:family="paragraph" style:parent-style-name="Standard" style:list-style-name="L31">
      <style:paragraph-properties fo:margin-left="2.54cm" fo:margin-right="0cm" fo:text-indent="-0.635cm" style:auto-text-indent="false"/>
    </style:style>
    <style:style style:name="P153" style:family="paragraph" style:parent-style-name="Standard" style:list-style-name="L32">
      <style:paragraph-properties fo:margin-left="2.54cm" fo:margin-right="0cm" fo:text-indent="-0.635cm" style:auto-text-indent="false"/>
    </style:style>
    <style:style style:name="P154" style:family="paragraph" style:parent-style-name="Standard" style:list-style-name="L24">
      <style:paragraph-properties fo:margin-left="3.81cm" fo:margin-right="0cm" fo:text-indent="-0.635cm" style:auto-text-indent="false"/>
    </style:style>
    <style:style style:name="P155" style:family="paragraph" style:parent-style-name="Standard" style:list-style-name="L25">
      <style:paragraph-properties fo:margin-left="3.81cm" fo:margin-right="0cm" fo:text-indent="-0.635cm" style:auto-text-indent="false"/>
    </style:style>
    <style:style style:name="P156" style:family="paragraph" style:parent-style-name="Standard" style:list-style-name="L25">
      <style:paragraph-properties fo:margin-left="3.81cm" fo:margin-right="0cm" fo:text-indent="-0.635cm" style:auto-text-indent="false"/>
      <style:text-properties officeooo:paragraph-rsid="00329f2b"/>
    </style:style>
    <style:style style:name="P157" style:family="paragraph" style:parent-style-name="Standard" style:list-style-name="L27">
      <style:paragraph-properties fo:margin-left="3.81cm" fo:margin-right="0cm" fo:text-indent="-0.635cm" style:auto-text-indent="false"/>
    </style:style>
    <style:style style:name="P158" style:family="paragraph" style:parent-style-name="Standard" style:list-style-name="L29">
      <style:paragraph-properties fo:margin-left="3.81cm" fo:margin-right="0cm" fo:text-indent="-0.635cm" style:auto-text-indent="false"/>
    </style:style>
    <style:style style:name="P159" style:family="paragraph" style:parent-style-name="Standard" style:list-style-name="L30">
      <style:paragraph-properties fo:margin-left="3.81cm" fo:margin-right="0cm" fo:text-indent="-0.635cm" style:auto-text-indent="false"/>
    </style:style>
    <style:style style:name="P160" style:family="paragraph" style:parent-style-name="Standard" style:list-style-name="L31">
      <style:paragraph-properties fo:margin-left="3.81cm" fo:margin-right="0cm" fo:text-indent="-0.635cm" style:auto-text-indent="false"/>
    </style:style>
    <style:style style:name="P161" style:family="paragraph" style:parent-style-name="Standard" style:list-style-name="L32">
      <style:paragraph-properties fo:margin-left="3.81cm" fo:margin-right="0cm" fo:text-indent="-0.635cm" style:auto-text-indent="false"/>
    </style:style>
    <style:style style:name="P162" style:family="paragraph" style:parent-style-name="Standard" style:list-style-name="L35">
      <style:paragraph-properties fo:margin-left="3.81cm" fo:margin-right="0cm" fo:text-indent="-0.635cm" style:auto-text-indent="false"/>
    </style:style>
    <style:style style:name="P163"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64" style:family="paragraph" style:parent-style-name="Standard" style:list-style-name="L25">
      <style:paragraph-properties fo:margin-left="1.27cm" fo:margin-right="0cm" fo:text-indent="0cm" style:auto-text-indent="false"/>
    </style:style>
    <style:style style:name="P165"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66" style:family="paragraph" style:parent-style-name="Standard" style:list-style-name="L25">
      <style:paragraph-properties fo:margin-left="1.27cm" fo:margin-right="0cm" fo:text-indent="-0.635cm" style:auto-text-indent="false"/>
    </style:style>
    <style:style style:name="P167" style:family="paragraph" style:parent-style-name="Standard" style:list-style-name="L27">
      <style:paragraph-properties fo:margin-left="1.27cm" fo:margin-right="0cm" fo:text-indent="-0.635cm" style:auto-text-indent="false"/>
      <style:text-properties officeooo:paragraph-rsid="003fb893"/>
    </style:style>
    <style:style style:name="P168" style:family="paragraph" style:parent-style-name="Standard" style:list-style-name="L32">
      <style:paragraph-properties fo:margin-left="1.27cm" fo:margin-right="0cm" fo:text-indent="-0.635cm" style:auto-text-indent="false"/>
      <style:text-properties officeooo:paragraph-rsid="004afa0c"/>
    </style:style>
    <style:style style:name="P169" style:family="paragraph" style:parent-style-name="Standard" style:list-style-name="L25">
      <style:paragraph-properties fo:margin-left="1.905cm" fo:margin-right="0cm" fo:text-indent="0cm" style:auto-text-indent="false"/>
    </style:style>
    <style:style style:name="P170" style:family="paragraph" style:parent-style-name="Standard" style:list-style-name="L25">
      <style:paragraph-properties fo:margin-left="7.62cm" fo:margin-right="0cm" fo:text-indent="0cm" style:auto-text-indent="false"/>
    </style:style>
    <style:style style:name="P171" style:family="paragraph" style:parent-style-name="Standard" style:list-style-name="L25">
      <style:paragraph-properties fo:margin-left="8.89cm" fo:margin-right="0cm" fo:text-indent="0cm" style:auto-text-indent="false"/>
    </style:style>
    <style:style style:name="P172" style:family="paragraph" style:parent-style-name="Standard" style:list-style-name="L25">
      <style:paragraph-properties fo:margin-left="6.35cm" fo:margin-right="0cm" fo:text-indent="0cm" style:auto-text-indent="false"/>
    </style:style>
    <style:style style:name="P173" style:family="paragraph" style:parent-style-name="Standard" style:list-style-name="L35">
      <style:paragraph-properties fo:background-color="transparent">
        <style:background-image/>
      </style:paragraph-properties>
      <style:text-properties fo:color="#000000" style:font-name="Consolas" fo:font-size="9.5pt" officeooo:paragraph-rsid="004fcbd2" fo:background-color="#0000ff" style:font-size-asian="9.5pt"/>
    </style:style>
    <style:style style:name="P174" style:family="paragraph" style:parent-style-name="def" style:list-style-name="L24">
      <style:text-properties officeooo:paragraph-rsid="0011d3e2"/>
    </style:style>
    <style:style style:name="P175" style:family="paragraph" style:parent-style-name="def" style:list-style-name="L24">
      <style:text-properties officeooo:paragraph-rsid="0012f898"/>
    </style:style>
    <style:style style:name="P176" style:family="paragraph" style:parent-style-name="def" style:list-style-name="L24">
      <style:text-properties officeooo:paragraph-rsid="00252619"/>
    </style:style>
    <style:style style:name="P177" style:family="paragraph" style:parent-style-name="def" style:list-style-name="L24">
      <style:text-properties officeooo:paragraph-rsid="0017802e"/>
    </style:style>
    <style:style style:name="P178" style:family="paragraph" style:parent-style-name="def" style:list-style-name="L24">
      <style:text-properties officeooo:paragraph-rsid="0022bf94"/>
    </style:style>
    <style:style style:name="P179" style:family="paragraph" style:parent-style-name="def" style:list-style-name="L24">
      <style:text-properties officeooo:paragraph-rsid="0014da3d"/>
    </style:style>
    <style:style style:name="P180" style:family="paragraph" style:parent-style-name="def" style:list-style-name="L24">
      <style:text-properties officeooo:paragraph-rsid="0019e517"/>
    </style:style>
    <style:style style:name="P181" style:family="paragraph" style:parent-style-name="def" style:list-style-name="L24">
      <style:text-properties officeooo:paragraph-rsid="00178651"/>
    </style:style>
    <style:style style:name="P182" style:family="paragraph" style:parent-style-name="def" style:list-style-name="L24">
      <style:text-properties officeooo:paragraph-rsid="00158f6a"/>
    </style:style>
    <style:style style:name="P183" style:family="paragraph" style:parent-style-name="def" style:list-style-name="L24">
      <style:text-properties officeooo:paragraph-rsid="00271117"/>
    </style:style>
    <style:style style:name="P184" style:family="paragraph" style:parent-style-name="def" style:list-style-name="L24">
      <style:text-properties officeooo:paragraph-rsid="0018535a"/>
    </style:style>
    <style:style style:name="P185" style:family="paragraph" style:parent-style-name="def" style:list-style-name="L24">
      <style:text-properties officeooo:paragraph-rsid="002a17eb"/>
    </style:style>
    <style:style style:name="P186" style:family="paragraph" style:parent-style-name="def" style:list-style-name="L24">
      <style:text-properties officeooo:paragraph-rsid="002092cd"/>
    </style:style>
    <style:style style:name="P187" style:family="paragraph" style:parent-style-name="def" style:list-style-name="L24">
      <style:text-properties officeooo:rsid="0011d3e2" officeooo:paragraph-rsid="0011d3e2"/>
    </style:style>
    <style:style style:name="P188" style:family="paragraph" style:parent-style-name="def" style:list-style-name="L25">
      <style:text-properties officeooo:paragraph-rsid="0022bf94"/>
    </style:style>
    <style:style style:name="P189" style:family="paragraph" style:parent-style-name="def" style:list-style-name="L25">
      <style:text-properties officeooo:paragraph-rsid="002e5921"/>
    </style:style>
    <style:style style:name="P190" style:family="paragraph" style:parent-style-name="Def" style:list-style-name="L23"/>
    <style:style style:name="P191" style:family="paragraph" style:parent-style-name="Text_20_body" style:master-page-name="Standard">
      <style:paragraph-properties style:page-number="auto"/>
    </style:style>
    <style:style style:name="P192" style:family="paragraph" style:parent-style-name="Text_20_body" style:list-style-name="L1"/>
    <style:style style:name="P193" style:family="paragraph" style:parent-style-name="Text_20_body" style:list-style-name="L2"/>
    <style:style style:name="P194" style:family="paragraph" style:parent-style-name="Text_20_body" style:list-style-name="L3"/>
    <style:style style:name="P195" style:family="paragraph" style:parent-style-name="Text_20_body" style:list-style-name="L4"/>
    <style:style style:name="P196" style:family="paragraph" style:parent-style-name="Text_20_body" style:list-style-name="L4">
      <style:text-properties officeooo:paragraph-rsid="000e7d41"/>
    </style:style>
    <style:style style:name="P197" style:family="paragraph" style:parent-style-name="Text_20_body" style:list-style-name="L5"/>
    <style:style style:name="P198" style:family="paragraph" style:parent-style-name="Text_20_body" style:list-style-name="L6"/>
    <style:style style:name="P199" style:family="paragraph" style:parent-style-name="Text_20_body" style:list-style-name="L7"/>
    <style:style style:name="P200" style:family="paragraph" style:parent-style-name="Text_20_body" style:list-style-name="L8"/>
    <style:style style:name="P201" style:family="paragraph" style:parent-style-name="Text_20_body" style:list-style-name="L8">
      <style:text-properties officeooo:paragraph-rsid="000e7d41"/>
    </style:style>
    <style:style style:name="P202"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203" style:family="paragraph" style:parent-style-name="Text_20_body" style:list-style-name="L9"/>
    <style:style style:name="P204" style:family="paragraph" style:parent-style-name="Text_20_body" style:list-style-name="L10"/>
    <style:style style:name="P205" style:family="paragraph" style:parent-style-name="Text_20_body" style:list-style-name="L10">
      <style:text-properties officeooo:paragraph-rsid="000e7d41"/>
    </style:style>
    <style:style style:name="P206" style:family="paragraph" style:parent-style-name="Text_20_body" style:list-style-name="L11"/>
    <style:style style:name="P207" style:family="paragraph" style:parent-style-name="Text_20_body" style:list-style-name="L12"/>
    <style:style style:name="P208" style:family="paragraph" style:parent-style-name="Text_20_body" style:list-style-name="L13"/>
    <style:style style:name="P209" style:family="paragraph" style:parent-style-name="Text_20_body" style:list-style-name="L14"/>
    <style:style style:name="P210" style:family="paragraph" style:parent-style-name="Text_20_body" style:list-style-name="L15"/>
    <style:style style:name="P211" style:family="paragraph" style:parent-style-name="Text_20_body" style:list-style-name="L15">
      <style:text-properties officeooo:paragraph-rsid="000e7d41"/>
    </style:style>
    <style:style style:name="P212" style:family="paragraph" style:parent-style-name="Text_20_body" style:list-style-name="L15">
      <style:text-properties officeooo:paragraph-rsid="000f323a"/>
    </style:style>
    <style:style style:name="P213" style:family="paragraph" style:parent-style-name="Text_20_body" style:list-style-name="L15">
      <style:paragraph-properties>
        <style:tab-stops>
          <style:tab-stop style:position="-0.37cm"/>
        </style:tab-stops>
      </style:paragraph-properties>
    </style:style>
    <style:style style:name="P214" style:family="paragraph" style:parent-style-name="Text_20_body" style:list-style-name="L16"/>
    <style:style style:name="P215" style:family="paragraph" style:parent-style-name="Text_20_body" style:list-style-name="L16">
      <style:text-properties officeooo:paragraph-rsid="0010ac81"/>
    </style:style>
    <style:style style:name="P216" style:family="paragraph" style:parent-style-name="Text_20_body" style:list-style-name="L17"/>
    <style:style style:name="P217" style:family="paragraph" style:parent-style-name="Text_20_body" style:list-style-name="L18"/>
    <style:style style:name="P218" style:family="paragraph" style:parent-style-name="Text_20_body" style:list-style-name="L19"/>
    <style:style style:name="P219" style:family="paragraph" style:parent-style-name="Text_20_body" style:list-style-name="L19">
      <style:paragraph-properties>
        <style:tab-stops/>
      </style:paragraph-properties>
    </style:style>
    <style:style style:name="P220" style:family="paragraph" style:parent-style-name="Text_20_body" style:list-style-name="L35"/>
    <style:style style:name="P221" style:family="paragraph" style:parent-style-name="Text_20_body" style:list-style-name="L35">
      <style:text-properties officeooo:paragraph-rsid="0051cecc"/>
    </style:style>
    <style:style style:name="P222" style:family="paragraph" style:parent-style-name="Text_20_body" style:list-style-name="L35">
      <style:text-properties officeooo:paragraph-rsid="00543997"/>
    </style:style>
    <style:style style:name="P223"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fo:font-weight="bold" officeooo:rsid="004d9fab" style:font-weight-asian="bold" style:font-weight-complex="bold"/>
    </style:style>
    <style:style style:name="T9" style:family="text">
      <style:text-properties fo:font-weight="bold" officeooo:rsid="0051cecc" style:font-weight-asian="bold" style:font-weight-complex="bold"/>
    </style:style>
    <style:style style:name="T10" style:family="text">
      <style:text-properties fo:font-weight="bold" officeooo:rsid="00543997" style:font-weight-asian="bold" style:font-weight-complex="bold"/>
    </style:style>
    <style:style style:name="T11" style:family="text">
      <style:text-properties fo:font-weight="bold" officeooo:rsid="0054d4f8" style:font-weight-asian="bold" style:font-weight-complex="bold"/>
    </style:style>
    <style:style style:name="T12" style:family="text">
      <style:text-properties fo:font-weight="bold" officeooo:rsid="00552c32" style:font-weight-asian="bold" style:font-weight-complex="bold"/>
    </style:style>
    <style:style style:name="T13" style:family="text">
      <style:text-properties style:font-name="Times New Roman" fo:font-weight="bold" style:font-weight-asian="bold" style:font-weight-complex="bold"/>
    </style:style>
    <style:style style:name="T14" style:family="text">
      <style:text-properties fo:font-size="11pt" style:font-size-asian="11pt" style:font-size-complex="11pt"/>
    </style:style>
    <style:style style:name="T15" style:family="text">
      <style:text-properties fo:color="#000000"/>
    </style:style>
    <style:style style:name="T16" style:family="text">
      <style:text-properties fo:color="#000000" style:font-name="Consolas1" fo:font-size="9.5pt" style:font-name-asian="Consolas1" style:font-size-asian="9.5pt" style:font-name-complex="Consolas1" style:font-size-complex="9.5pt"/>
    </style:style>
    <style:style style:name="T17"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8"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19" style:family="text">
      <style:text-properties fo:color="#000000" style:font-name-asian="Consolas1" style:font-name-complex="Consolas1"/>
    </style:style>
    <style:style style:name="T20" style:family="text">
      <style:text-properties fo:color="#000000" style:font-name="Times New Roman" fo:font-size="12pt" style:font-name-asian="Consolas1" style:font-size-asian="12pt" style:font-name-complex="Consolas1" style:font-size-complex="12pt"/>
    </style:style>
    <style:style style:name="T21"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22" style:family="text">
      <style:text-properties fo:color="#000000" style:font-name="Times New Roman" fo:font-size="12pt" fo:background-color="transparent" style:font-name-asian="Consolas1" style:font-size-asian="12pt" style:font-name-complex="Consolas1" style:font-size-complex="12pt"/>
    </style:style>
    <style:style style:name="T23" style:family="text">
      <style:text-properties fo:color="#000000" fo:font-weight="bold" style:font-name-asian="Consolas1" style:font-weight-asian="bold" style:font-name-complex="Consolas1" style:font-weight-complex="bold"/>
    </style:style>
    <style:style style:name="T24" style:family="text">
      <style:text-properties fo:color="#000000" fo:font-weight="normal" style:font-name-asian="Consolas1" style:font-weight-asian="normal" style:font-name-complex="Consolas1" style:font-weight-complex="normal"/>
    </style:style>
    <style:style style:name="T25" style:family="text">
      <style:text-properties fo:color="#000000" style:font-name="Consolas"/>
    </style:style>
    <style:style style:name="T26" style:family="text">
      <style:text-properties fo:color="#000000" style:font-name="Consolas" officeooo:rsid="002cb487"/>
    </style:style>
    <style:style style:name="T27" style:family="text">
      <style:text-properties fo:color="#000000" style:font-name="Consolas" officeooo:rsid="00317186"/>
    </style:style>
    <style:style style:name="T28" style:family="text">
      <style:text-properties fo:color="#000000" style:font-name="Consolas" officeooo:rsid="00338774"/>
    </style:style>
    <style:style style:name="T29" style:family="text">
      <style:text-properties fo:color="#000000" style:font-name="Consolas" officeooo:rsid="0034f8d8"/>
    </style:style>
    <style:style style:name="T30" style:family="text">
      <style:text-properties fo:color="#000000" style:font-name="Consolas" officeooo:rsid="00365163"/>
    </style:style>
    <style:style style:name="T31" style:family="text">
      <style:text-properties fo:color="#000000" style:font-name="Consolas" officeooo:rsid="00372a43"/>
    </style:style>
    <style:style style:name="T32" style:family="text">
      <style:text-properties fo:color="#000000" style:font-name="Consolas" officeooo:rsid="003a8024"/>
    </style:style>
    <style:style style:name="T33" style:family="text">
      <style:text-properties fo:color="#000000" style:font-name="Consolas" officeooo:rsid="0039b1f8"/>
    </style:style>
    <style:style style:name="T34" style:family="text">
      <style:text-properties fo:color="#000000" style:font-name="Consolas" officeooo:rsid="003b657a"/>
    </style:style>
    <style:style style:name="T35" style:family="text">
      <style:text-properties fo:color="#000000" style:font-name="Consolas" officeooo:rsid="003cdede"/>
    </style:style>
    <style:style style:name="T36" style:family="text">
      <style:text-properties fo:color="#000000" style:font-name="Consolas" officeooo:rsid="003d36df"/>
    </style:style>
    <style:style style:name="T37" style:family="text">
      <style:text-properties fo:color="#000000" style:font-name="Consolas" officeooo:rsid="003fb893"/>
    </style:style>
    <style:style style:name="T38" style:family="text">
      <style:text-properties fo:color="#000000" style:font-name="Consolas" officeooo:rsid="00418a74"/>
    </style:style>
    <style:style style:name="T39" style:family="text">
      <style:text-properties fo:color="#000000" style:font-name="Consolas" officeooo:rsid="0043312f"/>
    </style:style>
    <style:style style:name="T40" style:family="text">
      <style:text-properties fo:color="#000000" style:font-name="Consolas" officeooo:rsid="00446018"/>
    </style:style>
    <style:style style:name="T41" style:family="text">
      <style:text-properties fo:color="#000000" style:font-name="Consolas" officeooo:rsid="00499e7e"/>
    </style:style>
    <style:style style:name="T42" style:family="text">
      <style:text-properties fo:color="#000000" style:font-name="Consolas" officeooo:rsid="004afa0c"/>
    </style:style>
    <style:style style:name="T43" style:family="text">
      <style:text-properties fo:color="#000000" style:font-name="Consolas" officeooo:rsid="004b17d5"/>
    </style:style>
    <style:style style:name="T44" style:family="text">
      <style:text-properties fo:color="#000000" style:font-name="Consolas" officeooo:rsid="004e2bd0"/>
    </style:style>
    <style:style style:name="T45" style:family="text">
      <style:text-properties fo:color="#000000" style:font-name="Consolas" officeooo:rsid="004fcbd2"/>
    </style:style>
    <style:style style:name="T46" style:family="text">
      <style:text-properties fo:color="#000000" style:font-name="Consolas" officeooo:rsid="0050783a"/>
    </style:style>
    <style:style style:name="T47" style:family="text">
      <style:text-properties fo:color="#000000" style:font-name="Consolas" officeooo:rsid="0051cecc"/>
    </style:style>
    <style:style style:name="T48" style:family="text">
      <style:text-properties fo:color="#000000" style:font-name="Consolas2" officeooo:rsid="0017802e"/>
    </style:style>
    <style:style style:name="T49" style:family="text">
      <style:text-properties fo:color="#000000" style:font-name="Consolas2" officeooo:rsid="0012f898"/>
    </style:style>
    <style:style style:name="T50" style:family="text">
      <style:text-properties fo:color="#000000" style:font-name="Consolas2" officeooo:rsid="00271117"/>
    </style:style>
    <style:style style:name="T51" style:family="text">
      <style:text-properties fo:color="#000000" officeooo:rsid="0012f898"/>
    </style:style>
    <style:style style:name="T52" style:family="text">
      <style:text-properties fo:color="#000000" style:font-name="Consolas3" officeooo:rsid="0039b1f8"/>
    </style:style>
    <style:style style:name="T53" style:family="text">
      <style:text-properties fo:color="#000000" style:font-name="Consolas3" officeooo:rsid="003a8024"/>
    </style:style>
    <style:style style:name="T54" style:family="text">
      <style:text-properties fo:color="#000000" style:font-name="Consolas"/>
    </style:style>
    <style:style style:name="T55" style:family="text">
      <style:text-properties fo:color="#000000" style:font-name="Consolas" officeooo:rsid="0051cecc"/>
    </style:style>
    <style:style style:name="T56" style:family="text">
      <style:text-properties fo:color="#000000" style:font-name="Consolas" fo:font-weight="normal" officeooo:rsid="00543997" style:font-weight-asian="normal" style:font-weight-complex="normal"/>
    </style:style>
    <style:style style:name="T57" style:family="text">
      <style:text-properties fo:color="#000000" style:font-name="Consolas" officeooo:rsid="00543997"/>
    </style:style>
    <style:style style:name="T58" style:family="text">
      <style:text-properties fo:color="#000000" style:font-name="Consolas" fo:font-size="8.5pt" style:font-size-asian="8.5pt" style:font-size-complex="8.5pt"/>
    </style:style>
    <style:style style:name="T59" style:family="text">
      <style:text-properties fo:color="#000000" style:font-name="Consolas" fo:font-size="8.5pt" officeooo:rsid="0054d4f8" style:font-size-asian="8.5pt" style:font-size-complex="8.5pt"/>
    </style:style>
    <style:style style:name="T60" style:family="text">
      <style:text-properties fo:color="#000000" style:font-name="Consolas" fo:font-size="8.5pt" officeooo:rsid="00552c32" style:font-size-asian="8.5pt" style:font-size-complex="8.5pt"/>
    </style:style>
    <style:style style:name="T61" style:family="text">
      <style:text-properties fo:color="#0000ff" style:font-name="Consolas1" fo:font-size="9.5pt" style:font-name-asian="Consolas1" style:font-size-asian="9.5pt" style:font-name-complex="Consolas1" style:font-size-complex="9.5pt"/>
    </style:style>
    <style:style style:name="T62"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63"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64" style:family="text">
      <style:text-properties fo:color="#0000ff" style:font-name="Consolas3"/>
    </style:style>
    <style:style style:name="T65" style:family="text">
      <style:text-properties fo:color="#0000ff" style:font-name="Consolas3" officeooo:rsid="0011d3e2"/>
    </style:style>
    <style:style style:name="T66" style:family="text">
      <style:text-properties fo:color="#0000ff" style:font-name="Consolas3" officeooo:rsid="0039b1f8"/>
    </style:style>
    <style:style style:name="T67" style:family="text">
      <style:text-properties fo:color="#0000ff" style:font-name="Consolas3" officeooo:rsid="00404588"/>
    </style:style>
    <style:style style:name="T68" style:family="text">
      <style:text-properties fo:color="#0000ff" style:font-name="Consolas3" fo:font-weight="normal" officeooo:rsid="0044bc53" style:font-weight-asian="normal" style:font-weight-complex="normal"/>
    </style:style>
    <style:style style:name="T69" style:family="text">
      <style:text-properties fo:color="#0000ff" style:font-name="Consolas3" fo:font-weight="normal" officeooo:rsid="004b17d5" style:font-weight-asian="normal" style:font-weight-complex="normal"/>
    </style:style>
    <style:style style:name="T70" style:family="text">
      <style:text-properties fo:color="#0000ff" style:font-name="Consolas3" officeooo:rsid="00499e7e"/>
    </style:style>
    <style:style style:name="T71" style:family="text">
      <style:text-properties fo:color="#0000ff" style:font-name="Consolas3" officeooo:rsid="004d9fab"/>
    </style:style>
    <style:style style:name="T72" style:family="text">
      <style:text-properties fo:color="#0000ff" style:font-name="Consolas3" officeooo:rsid="004dc8c5"/>
    </style:style>
    <style:style style:name="T73" style:family="text">
      <style:text-properties fo:color="#0000ff" style:font-name="Consolas"/>
    </style:style>
    <style:style style:name="T74" style:family="text">
      <style:text-properties fo:color="#0000ff" style:font-name="Consolas" officeooo:rsid="00317186"/>
    </style:style>
    <style:style style:name="T75" style:family="text">
      <style:text-properties fo:color="#0000ff" style:font-name="Consolas" officeooo:rsid="00329f2b"/>
    </style:style>
    <style:style style:name="T76" style:family="text">
      <style:text-properties fo:color="#0000ff" style:font-name="Consolas" officeooo:rsid="00338774"/>
    </style:style>
    <style:style style:name="T77" style:family="text">
      <style:text-properties fo:color="#0000ff" style:font-name="Consolas" officeooo:rsid="00365163"/>
    </style:style>
    <style:style style:name="T78" style:family="text">
      <style:text-properties fo:color="#0000ff" style:font-name="Consolas" officeooo:rsid="0039b1f8"/>
    </style:style>
    <style:style style:name="T79" style:family="text">
      <style:text-properties fo:color="#0000ff" style:font-name="Consolas" officeooo:rsid="003b657a"/>
    </style:style>
    <style:style style:name="T80" style:family="text">
      <style:text-properties fo:color="#0000ff" style:font-name="Consolas" officeooo:rsid="003dd99e"/>
    </style:style>
    <style:style style:name="T81" style:family="text">
      <style:text-properties fo:color="#0000ff" style:font-name="Consolas" officeooo:rsid="003fb893"/>
    </style:style>
    <style:style style:name="T82" style:family="text">
      <style:text-properties fo:color="#0000ff" style:font-name="Consolas" officeooo:rsid="00404588"/>
    </style:style>
    <style:style style:name="T83" style:family="text">
      <style:text-properties fo:color="#0000ff" style:font-name="Consolas" officeooo:rsid="0043ed72"/>
    </style:style>
    <style:style style:name="T84" style:family="text">
      <style:text-properties fo:color="#0000ff" style:font-name="Consolas" officeooo:rsid="00446018"/>
    </style:style>
    <style:style style:name="T85" style:family="text">
      <style:text-properties fo:color="#0000ff" style:font-name="Consolas" officeooo:rsid="00499e7e"/>
    </style:style>
    <style:style style:name="T86" style:family="text">
      <style:text-properties fo:color="#0000ff" style:font-name="Consolas" fo:font-weight="normal" officeooo:rsid="004afa0c" style:font-weight-asian="normal" style:font-weight-complex="normal"/>
    </style:style>
    <style:style style:name="T87" style:family="text">
      <style:text-properties fo:color="#0000ff" style:font-name="Consolas" officeooo:rsid="004d9fab"/>
    </style:style>
    <style:style style:name="T88" style:family="text">
      <style:text-properties fo:color="#0000ff" style:font-name="Consolas" officeooo:rsid="004e2bd0"/>
    </style:style>
    <style:style style:name="T89" style:family="text">
      <style:text-properties fo:color="#0000ff" style:font-name="Consolas2" officeooo:rsid="0011d3e2"/>
    </style:style>
    <style:style style:name="T90" style:family="text">
      <style:text-properties fo:color="#0000ff" style:font-name="Consolas2" officeooo:rsid="0012f898"/>
    </style:style>
    <style:style style:name="T91" style:family="text">
      <style:text-properties fo:color="#0000ff" style:font-name="Consolas2" officeooo:rsid="0014da3d"/>
    </style:style>
    <style:style style:name="T92" style:family="text">
      <style:text-properties fo:color="#0000ff" style:font-name="Consolas2" officeooo:rsid="0018535a"/>
    </style:style>
    <style:style style:name="T93" style:family="text">
      <style:text-properties fo:color="#0000ff" style:font-name="Consolas2" officeooo:rsid="002092cd"/>
    </style:style>
    <style:style style:name="T94" style:family="text">
      <style:text-properties fo:color="#0000ff" style:font-name="Consolas"/>
    </style:style>
    <style:style style:name="T95" style:family="text">
      <style:text-properties fo:color="#0000ff" style:font-name="Consolas" officeooo:rsid="0051cecc"/>
    </style:style>
    <style:style style:name="T96" style:family="text">
      <style:text-properties fo:color="#0000ff" style:font-name="Consolas" fo:font-size="8.5pt" style:font-size-asian="8.5pt" style:font-size-complex="8.5pt"/>
    </style:style>
    <style:style style:name="T97" style:family="text">
      <style:text-properties fo:color="#0000ff" style:font-name="Consolas3" fo:font-weight="normal" officeooo:rsid="00543997" style:font-weight-asian="normal" style:font-weight-complex="normal"/>
    </style:style>
    <style:style style:name="T98" style:family="text">
      <style:text-properties fo:color="#008000" style:font-name="Consolas1" fo:font-size="9.5pt" style:font-name-asian="Consolas1" style:font-size-asian="9.5pt" style:font-name-complex="Consolas1" style:font-size-complex="9.5pt"/>
    </style:style>
    <style:style style:name="T99" style:family="text">
      <style:text-properties fo:color="#008000" style:font-name="Consolas"/>
    </style:style>
    <style:style style:name="T100" style:family="text">
      <style:text-properties fo:color="#008000" style:font-name="Consolas" officeooo:rsid="00271117"/>
    </style:style>
    <style:style style:name="T101" style:family="text">
      <style:text-properties fo:color="#008000" style:font-name="Consolas" officeooo:rsid="00276942"/>
    </style:style>
    <style:style style:name="T102" style:family="text">
      <style:text-properties fo:color="#008000" style:font-name="Consolas" officeooo:rsid="00287726"/>
    </style:style>
    <style:style style:name="T103" style:family="text">
      <style:text-properties fo:color="#008000" style:font-name="Consolas" officeooo:rsid="00293f5f"/>
    </style:style>
    <style:style style:name="T104" style:family="text">
      <style:text-properties fo:color="#008000" officeooo:rsid="0014da3d" fo:background-color="transparent"/>
    </style:style>
    <style:style style:name="T105" style:family="text">
      <style:text-properties fo:color="#008000" officeooo:rsid="0012f898" fo:background-color="transparent"/>
    </style:style>
    <style:style style:name="T106" style:family="text">
      <style:text-properties fo:color="#008000" style:font-name="Consolas"/>
    </style:style>
    <style:style style:name="T107" style:family="text">
      <style:text-properties fo:color="#008000" style:font-name="Consolas" officeooo:rsid="0051cecc"/>
    </style:style>
    <style:style style:name="T108" style:family="text">
      <style:text-properties fo:color="#008000" style:font-name="Consolas" officeooo:rsid="0052854c"/>
    </style:style>
    <style:style style:name="T109" style:family="text">
      <style:text-properties fo:color="#a31515" style:font-name="Consolas1" fo:font-size="9.5pt" style:font-name-asian="Consolas1" style:font-size-asian="9.5pt" style:font-name-complex="Consolas1" style:font-size-complex="9.5pt"/>
    </style:style>
    <style:style style:name="T110" style:family="text">
      <style:text-properties fo:color="#a31515" style:font-name="Consolas"/>
    </style:style>
    <style:style style:name="T111" style:family="text">
      <style:text-properties fo:color="#a31515" style:font-name="Consolas" officeooo:rsid="003b657a"/>
    </style:style>
    <style:style style:name="T112" style:family="text">
      <style:text-properties fo:color="#a31515" style:font-name="Consolas"/>
    </style:style>
    <style:style style:name="T113" style:family="text">
      <style:text-properties fo:font-weight="normal" style:font-weight-asian="normal" style:font-weight-complex="normal"/>
    </style:style>
    <style:style style:name="T114" style:family="text">
      <style:text-properties fo:font-weight="normal" officeooo:rsid="0014da3d" style:font-weight-asian="normal" style:font-weight-complex="normal"/>
    </style:style>
    <style:style style:name="T115" style:family="text">
      <style:text-properties fo:font-weight="normal" officeooo:rsid="00178651" style:font-weight-asian="normal" style:font-weight-complex="normal"/>
    </style:style>
    <style:style style:name="T116" style:family="text">
      <style:text-properties fo:font-weight="normal" officeooo:rsid="0019e517" style:font-weight-asian="normal" style:font-weight-complex="normal"/>
    </style:style>
    <style:style style:name="T117" style:family="text">
      <style:text-properties fo:font-weight="normal" officeooo:rsid="0038b734" style:font-weight-asian="normal" style:font-weight-complex="normal"/>
    </style:style>
    <style:style style:name="T118" style:family="text">
      <style:text-properties fo:font-weight="normal" officeooo:rsid="0044bc53" style:font-weight-asian="normal" style:font-weight-complex="normal"/>
    </style:style>
    <style:style style:name="T119" style:family="text">
      <style:text-properties fo:font-weight="normal" officeooo:rsid="00492ff3" style:font-weight-asian="normal" style:font-weight-complex="normal"/>
    </style:style>
    <style:style style:name="T120" style:family="text">
      <style:text-properties fo:font-weight="normal" officeooo:rsid="004afa0c" style:font-weight-asian="normal" style:font-weight-complex="normal"/>
    </style:style>
    <style:style style:name="T121" style:family="text">
      <style:text-properties fo:font-weight="normal" officeooo:rsid="004b17d5" style:font-weight-asian="normal" style:font-weight-complex="normal"/>
    </style:style>
    <style:style style:name="T122" style:family="text">
      <style:text-properties fo:font-weight="normal" officeooo:rsid="0051cecc" style:font-weight-asian="normal" style:font-weight-complex="normal"/>
    </style:style>
    <style:style style:name="T123" style:family="text">
      <style:text-properties fo:font-weight="normal" officeooo:rsid="00543997" style:font-weight-asian="normal" style:font-weight-complex="normal"/>
    </style:style>
    <style:style style:name="T124" style:family="text">
      <style:text-properties fo:font-weight="normal" officeooo:rsid="0054d4f8" style:font-weight-asian="normal" style:font-weight-complex="normal"/>
    </style:style>
    <style:style style:name="T125" style:family="text">
      <style:text-properties fo:font-weight="normal" officeooo:rsid="00552c32" style:font-weight-asian="normal" style:font-weight-complex="normal"/>
    </style:style>
    <style:style style:name="T126" style:family="text">
      <style:text-properties fo:color="#2b91af" style:font-name="Consolas1" fo:font-size="9.5pt" style:font-name-asian="Consolas1" style:font-size-asian="9.5pt" style:font-name-complex="Consolas1" style:font-size-complex="9.5pt"/>
    </style:style>
    <style:style style:name="T127" style:family="text">
      <style:text-properties fo:color="#2b91af" style:font-name="Consolas1" fo:font-size="9.5pt" officeooo:rsid="0011d3e2" style:font-name-asian="Consolas1" style:font-size-asian="9.5pt" style:font-name-complex="Consolas1" style:font-size-complex="9.5pt"/>
    </style:style>
    <style:style style:name="T128"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129" style:family="text">
      <style:text-properties fo:color="#2b91af" style:font-name="Consolas"/>
    </style:style>
    <style:style style:name="T130" style:family="text">
      <style:text-properties fo:color="#2b91af" style:font-name="Consolas" officeooo:rsid="00329f2b"/>
    </style:style>
    <style:style style:name="T131" style:family="text">
      <style:text-properties fo:color="#2b91af" style:font-name="Consolas" officeooo:rsid="00338774"/>
    </style:style>
    <style:style style:name="T132" style:family="text">
      <style:text-properties fo:color="#2b91af" style:font-name="Consolas" officeooo:rsid="0034026c"/>
    </style:style>
    <style:style style:name="T133" style:family="text">
      <style:text-properties fo:color="#2b91af" style:font-name="Consolas" officeooo:rsid="00365163"/>
    </style:style>
    <style:style style:name="T134" style:family="text">
      <style:text-properties fo:color="#2b91af" style:font-name="Consolas" officeooo:rsid="00369ebc"/>
    </style:style>
    <style:style style:name="T135" style:family="text">
      <style:text-properties fo:color="#2b91af" style:font-name="Consolas" officeooo:rsid="00372a43"/>
    </style:style>
    <style:style style:name="T136" style:family="text">
      <style:text-properties fo:color="#2b91af" style:font-name="Consolas" officeooo:rsid="0039b1f8"/>
    </style:style>
    <style:style style:name="T137" style:family="text">
      <style:text-properties fo:color="#2b91af" style:font-name="Consolas" officeooo:rsid="003a8024"/>
    </style:style>
    <style:style style:name="T138" style:family="text">
      <style:text-properties fo:color="#2b91af" style:font-name="Consolas" officeooo:rsid="0043ed72"/>
    </style:style>
    <style:style style:name="T139" style:family="text">
      <style:text-properties fo:color="#2b91af" style:font-name="Consolas" fo:font-weight="normal" officeooo:rsid="004afa0c" style:font-weight-asian="normal" style:font-weight-complex="normal"/>
    </style:style>
    <style:style style:name="T140" style:family="text">
      <style:text-properties fo:color="#2b91af" style:font-name="Consolas" officeooo:rsid="004e2bd0"/>
    </style:style>
    <style:style style:name="T141" style:family="text">
      <style:text-properties fo:color="#2b91af" style:font-name="Consolas" officeooo:rsid="0050783a"/>
    </style:style>
    <style:style style:name="T142" style:family="text">
      <style:text-properties fo:color="#2b91af" style:font-name="Consolas2" officeooo:rsid="0011d3e2"/>
    </style:style>
    <style:style style:name="T143" style:family="text">
      <style:text-properties fo:color="#2b91af" style:font-name="Consolas2" officeooo:rsid="0012f898"/>
    </style:style>
    <style:style style:name="T144" style:family="text">
      <style:text-properties fo:color="#2b91af" style:font-name="Consolas2" officeooo:rsid="0019e517"/>
    </style:style>
    <style:style style:name="T145" style:family="text">
      <style:text-properties fo:color="#2b91af" style:font-name="Consolas2" officeooo:rsid="002092cd"/>
    </style:style>
    <style:style style:name="T146" style:family="text">
      <style:text-properties fo:color="#2b91af" style:font-name="Consolas3" officeooo:rsid="00365163"/>
    </style:style>
    <style:style style:name="T147" style:family="text">
      <style:text-properties fo:color="#2b91af" style:font-name="Consolas3" officeooo:rsid="004dc8c5"/>
    </style:style>
    <style:style style:name="T148" style:family="text">
      <style:text-properties fo:color="#2b91af" style:font-name="Consolas3" officeooo:rsid="004e2bd0"/>
    </style:style>
    <style:style style:name="T149" style:family="text">
      <style:text-properties fo:color="#2b91af" officeooo:rsid="004e33f7"/>
    </style:style>
    <style:style style:name="T150" style:family="text">
      <style:text-properties fo:color="#2b91af" style:font-name="Consolas3" fo:font-weight="bold" officeooo:rsid="00543997" style:font-weight-asian="bold" style:font-weight-complex="bold"/>
    </style:style>
    <style:style style:name="T151" style:family="text">
      <style:text-properties fo:color="#2b91af" style:font-name="Consolas3" fo:font-weight="normal" officeooo:rsid="00543997" style:font-weight-asian="normal" style:font-weight-complex="normal"/>
    </style:style>
    <style:style style:name="T152" style:family="text">
      <style:text-properties fo:color="#2b91af" style:font-name="Consolas"/>
    </style:style>
    <style:style style:name="T153" style:family="text">
      <style:text-properties style:font-name="Consolas1" fo:font-size="9.5pt" style:font-name-asian="Consolas1" style:font-size-asian="9.5pt" style:font-name-complex="Consolas1" style:font-size-complex="9.5pt"/>
    </style:style>
    <style:style style:name="T154" style:family="text">
      <style:text-properties style:font-name="Consolas4" fo:font-size="9.5pt" style:font-size-asian="9.5pt" style:font-size-complex="9.5pt"/>
    </style:style>
    <style:style style:name="T155" style:family="text">
      <style:text-properties officeooo:rsid="0011d3e2"/>
    </style:style>
    <style:style style:name="T156" style:family="text">
      <style:text-properties officeooo:rsid="0012f898"/>
    </style:style>
    <style:style style:name="T157" style:family="text">
      <style:text-properties officeooo:rsid="0014da3d"/>
    </style:style>
    <style:style style:name="T158" style:family="text">
      <style:text-properties officeooo:rsid="00158f6a"/>
    </style:style>
    <style:style style:name="T159" style:family="text">
      <style:text-properties officeooo:rsid="0017802e"/>
    </style:style>
    <style:style style:name="T160" style:family="text">
      <style:text-properties officeooo:rsid="00178651"/>
    </style:style>
    <style:style style:name="T161" style:family="text">
      <style:text-properties officeooo:rsid="0018535a"/>
    </style:style>
    <style:style style:name="T162" style:family="text">
      <style:text-properties officeooo:rsid="0019e517"/>
    </style:style>
    <style:style style:name="T163" style:family="text">
      <style:text-properties officeooo:rsid="001aa135"/>
    </style:style>
    <style:style style:name="T164" style:family="text">
      <style:text-properties officeooo:rsid="001ba928"/>
    </style:style>
    <style:style style:name="T165" style:family="text">
      <style:text-properties officeooo:rsid="002092cd"/>
    </style:style>
    <style:style style:name="T166" style:family="text">
      <style:text-properties officeooo:rsid="0022bf94"/>
    </style:style>
    <style:style style:name="T167" style:family="text">
      <style:text-properties officeooo:rsid="00252619"/>
    </style:style>
    <style:style style:name="T168" style:family="text">
      <style:text-properties officeooo:rsid="00271117"/>
    </style:style>
    <style:style style:name="T169" style:family="text">
      <style:text-properties officeooo:rsid="002cb487"/>
    </style:style>
    <style:style style:name="T170" style:family="text">
      <style:text-properties officeooo:rsid="002e5921"/>
    </style:style>
    <style:style style:name="T171" style:family="text">
      <style:text-properties officeooo:rsid="002ffde7"/>
    </style:style>
    <style:style style:name="T172" style:family="text">
      <style:text-properties officeooo:rsid="003001db"/>
    </style:style>
    <style:style style:name="T173" style:family="text">
      <style:text-properties officeooo:rsid="00317186"/>
    </style:style>
    <style:style style:name="T174" style:family="text">
      <style:text-properties officeooo:rsid="00329f2b"/>
    </style:style>
    <style:style style:name="T175" style:family="text">
      <style:text-properties officeooo:rsid="0034026c"/>
    </style:style>
    <style:style style:name="T176" style:family="text">
      <style:text-properties officeooo:rsid="00338774"/>
    </style:style>
    <style:style style:name="T177" style:family="text">
      <style:text-properties officeooo:rsid="0034f8d8"/>
    </style:style>
    <style:style style:name="T178" style:family="text">
      <style:text-properties officeooo:rsid="00353f14"/>
    </style:style>
    <style:style style:name="T179" style:family="text">
      <style:text-properties officeooo:rsid="003566ca"/>
    </style:style>
    <style:style style:name="T180" style:family="text">
      <style:text-properties officeooo:rsid="00365163"/>
    </style:style>
    <style:style style:name="T181" style:family="text">
      <style:text-properties officeooo:rsid="00369ebc"/>
    </style:style>
    <style:style style:name="T182" style:family="text">
      <style:text-properties officeooo:rsid="00372a43"/>
    </style:style>
    <style:style style:name="T183" style:family="text">
      <style:text-properties officeooo:rsid="0038b734"/>
    </style:style>
    <style:style style:name="T184" style:family="text">
      <style:text-properties style:font-name-asian="Consolas1" style:font-name-complex="Consolas1" style:font-size-complex="9.5pt"/>
    </style:style>
    <style:style style:name="T185" style:family="text">
      <style:text-properties style:font-name-asian="Consolas1" style:font-name-complex="Consolas1" style:font-size-complex="12pt"/>
    </style:style>
    <style:style style:name="T186" style:family="text">
      <style:text-properties officeooo:rsid="0038d267"/>
    </style:style>
    <style:style style:name="T187" style:family="text">
      <style:text-properties officeooo:rsid="0039b1f8"/>
    </style:style>
    <style:style style:name="T188" style:family="text">
      <style:text-properties officeooo:rsid="003b657a"/>
    </style:style>
    <style:style style:name="T189" style:family="text">
      <style:text-properties officeooo:rsid="003dd99e"/>
    </style:style>
    <style:style style:name="T190" style:family="text">
      <style:text-properties officeooo:rsid="003fb893"/>
    </style:style>
    <style:style style:name="T191" style:family="text">
      <style:text-properties officeooo:rsid="00404588"/>
    </style:style>
    <style:style style:name="T192" style:family="text">
      <style:text-properties officeooo:rsid="00418a74"/>
    </style:style>
    <style:style style:name="T193" style:family="text">
      <style:text-properties officeooo:rsid="0043312f"/>
    </style:style>
    <style:style style:name="T194" style:family="text">
      <style:text-properties officeooo:rsid="0043ed72"/>
    </style:style>
    <style:style style:name="T195" style:family="text">
      <style:text-properties officeooo:rsid="004832b7"/>
    </style:style>
    <style:style style:name="T196" style:family="text">
      <style:text-properties officeooo:rsid="00499e7e"/>
    </style:style>
    <style:style style:name="T197" style:family="text">
      <style:text-properties officeooo:rsid="004ac1b1"/>
    </style:style>
    <style:style style:name="T198" style:family="text">
      <style:text-properties officeooo:rsid="004afa0c"/>
    </style:style>
    <style:style style:name="T199" style:family="text">
      <style:text-properties officeooo:rsid="004b17d5"/>
    </style:style>
    <style:style style:name="T200" style:family="text">
      <style:text-properties officeooo:rsid="004c1643"/>
    </style:style>
    <style:style style:name="T201" style:family="text">
      <style:text-properties officeooo:rsid="004d9fab"/>
    </style:style>
    <style:style style:name="T202" style:family="text">
      <style:text-properties officeooo:rsid="004dc8c5"/>
    </style:style>
    <style:style style:name="T203" style:family="text">
      <style:text-properties officeooo:rsid="004e2bd0"/>
    </style:style>
    <style:style style:name="T204" style:family="text">
      <style:text-properties officeooo:rsid="004e33f7"/>
    </style:style>
    <style:style style:name="T205" style:family="text">
      <style:text-properties officeooo:rsid="004fcbd2"/>
    </style:style>
    <style:style style:name="T206" style:family="text">
      <style:text-properties officeooo:rsid="004fcbd2" fo:background-color="transparent"/>
    </style:style>
    <style:style style:name="T207" style:family="text">
      <style:text-properties officeooo:rsid="004d9fab" fo:background-color="transparent"/>
    </style:style>
    <style:style style:name="T208" style:family="text">
      <style:text-properties officeooo:rsid="0050783a"/>
    </style:style>
    <style:style style:name="T209" style:family="text">
      <style:text-properties officeooo:rsid="0051cecc"/>
    </style:style>
    <style:style style:name="T210" style:family="text">
      <style:text-properties officeooo:rsid="00543997"/>
    </style:style>
    <style:style style:name="T211" style:family="text">
      <style:text-properties fo:font-size="8.5pt" fo:font-weight="normal" officeooo:rsid="00543997" style:font-size-asian="8.5pt" style:font-weight-asian="normal" style:font-size-complex="8.5pt" style:font-weight-complex="normal"/>
    </style:style>
    <style:style style:name="T212" style:family="text">
      <style:text-properties officeooo:rsid="0054d4f8"/>
    </style:style>
    <style:style style:name="T213" style:family="text">
      <style:text-properties officeooo:rsid="00552c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Informacje ogólne</text:p>
      <text:list xml:id="list1088174074796637112" text:style-name="L1">
        <text:list-item>
          <text:p text:style-name="P192">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92">W plikach wygenerowanych przez kompilator, poza instrukcjami CLI są też <text:span text:style-name="T1">metadane</text:span>, które wykorzystuje np. Intelisense.</text:p>
        </text:list-item>
        <text:list-item>
          <text:p text:style-name="P192"><text:span text:style-name="T1">CTS</text:span> - formalna definicja typu (klasa, interfejs,struktura, wyliczenie, delegacja). CTS posiadają składowe, czyli: </text:p>
          <text:list>
            <text:list-item>
              <text:p text:style-name="P192">konstruktor, finalizator, typ zagnieżdżony, operator, metoda, właściwość, indeksator, pole , stała, zdarzenie.</text:p>
            </text:list-item>
          </text:list>
        </text:list-item>
        <text:list-item>
          <text:p text:style-name="P192"><text:span text:style-name="T1">Typy podstawowe</text:span>,to np.: String, Int, Double, Bool...</text:p>
        </text:list-item>
        <text:list-item>
          <text:p text:style-name="P192"><text:span text:style-name="T1">CLS</text:span> – zbiór reguł, które musi spełniać kompilator na platformę, np. parametry i wartości zwracane muszą być typami ze znakiem.</text:p>
        </text:list-item>
        <text:list-item>
          <text:p text:style-name="P192"><text:span text:style-name="T1">CLR</text:span> – wspólne środowisko uruchomieniowe.</text:p>
        </text:list-item>
        <text:list-item>
          <text:p text:style-name="P192"><text:span text:style-name="T1">System nazw</text:span> - logiczne grupowanie (w drzewo) typów w jednym pakiecie np. <text:span text:style-name="T1">System.IO.</text:span> </text:p>
          <text:list>
            <text:list-item>
              <text:p text:style-name="P192">Używany go podając bezpośrednio, jak ścieżkę docelową: <text:span text:style-name="T13">System.IO.Write('Ala');</text:span></text:p>
            </text:list-item>
            <text:list-item>
              <text:p text:style-name="P192">Używamy importując przestrzeń nazw, np.: <text:span text:style-name="T13">using System.Windows.Form;</text:span></text:p>
            </text:list-item>
          </text:list>
        </text:list-item>
      </text:list>
      <text:p text:style-name="Text_20_body"/>
      <text:p text:style-name="Text_20_body">Kodzenie</text:p>
      <text:list xml:id="list3575197144808777047" text:style-name="L2">
        <text:list-item>
          <text:p text:style-name="P193">C# nie posiada funkcji i punktów danych (zmienne, stałe) globalnych</text:p>
        </text:list-item>
        <text:list-item>
          <text:p text:style-name="P193">Punkt wyjścia – opcja „/main” wskazująca tylko jeden punkt aplikacji. Może być wiele obiektów aplikacji (klas ze zdefiniowaną funkcją Main), ale kompilator musi znać miejsce od którego program rozpoczyna swoją pracę.</text:p>
        </text:list-item>
        <text:list-item>
          <text:p text:style-name="P193"><text:span text:style-name="T1">Main</text:span> </text:p>
          <text:list>
            <text:list-item>
              <text:p text:style-name="P193">zwracać void lub dane. Jeśli zwraca void to oznacza, że zwraca 0 dla poprawnego zakończenia aplikacji. -1 oznacza błąd, które można potem obejrzeć w <text:span text:style-name="T13">%ERRORLEVEL%</text:span></text:p>
            </text:list-item>
            <text:list-item>
              <text:p text:style-name="P193">może pobierać lub nie argumenty</text:p>
            </text:list-item>
          </text:list>
        </text:list-item>
      </text:list>
      <text:p text:style-name="Text_20_body">Dane i typy proste</text:p>
      <text:list xml:id="list36483424" text:continue-numbering="true" text:style-name="L2">
        <text:list-item>
          <text:p text:style-name="P193"><text:span text:style-name="T14">De</text:span>finiowanie zmiennych:</text:p>
          <text:list>
            <text:list-item>
              <text:p text:style-name="P193">int x;</text:p>
            </text:list-item>
            <text:list-item>
              <text:p text:style-name="P193">int x = 7;</text:p>
            </text:list-item>
            <text:list-item>
              <text:p text:style-name="P193">int x=7, y=8; <text:span text:style-name="defZiel"><text:s/>/* </text:span><text:span text:style-name="defZiel"><text:span text:style-name="T183">m</text:span></text:span><text:span text:style-name="defZiel">ożna stosować jeśli x i y są tego samego typu.*/</text:span></text:p>
            </text:list-item>
            <text:list-item>
              <text:p text:style-name="P193">System.Integer32 x; <text:span text:style-name="defZiel">/* to samo co int x;*/</text:span></text:p>
            </text:list-item>
            <text:list-item>
              <text:p text:style-name="P193">int x = new int(); <text:span text:style-name="defZiel">/* ustawia wartość domyślną/*</text:span></text:p>
            </text:list-item>
          </text:list>
        </text:list-item>
        <text:list-item>
          <text:p text:style-name="P193"><text:span text:style-name="T1">typ Nullable</text:span> – int? n; Można przypisywać wartość null do typów prostych, ale int &lt;&gt; int? Więc nie da się po prostu przepisać wartości z jednej zmiennej do drugiej.</text:p>
        </text:list-item>
        <text:list-item>
          <text:p text:style-name="P193">Liczbowe typy danych</text:p>
          <text:list>
            <text:list-item>
              <text:p text:style-name="P193">x.MinValue(); / MaxnValue(); oddaje minimalną i maksymalną wartość dla danego typu;</text:p>
            </text:list-item>
            <text:list-item>
              <text:p text:style-name="P193"><text:soft-page-break/>x.Epsilon() / PositiveInfinity() / NegativeInfinity() / etc</text:p>
            </text:list-item>
            <text:list-item>
              <text:p text:style-name="P193"><text:span text:style-name="T1">BigInteger</text:span> – przechowije liczby właściwie beaz ograniczenia co do ilości cyfr</text:p>
              <text:list>
                <text:list-item>
                  <text:p text:style-name="P193">using System.Numerics</text:p>
                </text:list-item>
                <text:list-item>
                  <text:p text:style-name="P193">BigInteger x = BigInteger.Parse(„999...9”);</text:p>
                </text:list-item>
                <text:list-item>
                  <text:p text:style-name="P193">Nie można używać operatorów +, *, /, - etc, ale można używać metod: x.Multiply(„y”)</text:p>
                </text:list-item>
              </text:list>
            </text:list-item>
          </text:list>
        </text:list-item>
        <text:list-item>
          <text:p text:style-name="P193">System.Boolean</text:p>
          <text:list>
            <text:list-item>
              <text:p text:style-name="P193">x.TrueString == „True” / FalseString == 'False” - stringowa reprezentacja wartości bool<text:tab/> </text:p>
            </text:list-item>
          </text:list>
        </text:list-item>
        <text:list-item>
          <text:p text:style-name="P193"><text:span text:style-name="T1">System.Cha</text:span>r</text:p>
          <text:list>
            <text:list-item>
              <text:p text:style-name="P193">IsDigit(), IsLetter(), IsChar(), IsWhiteSpace(), IsPuntaction();</text:p>
            </text:list-item>
          </text:list>
        </text:list-item>
        <text:list-item>
          <text:p text:style-name="P193">System.String</text:p>
          <text:list>
            <text:list-item>
              <text:p text:style-name="P193">Length()), Compose(), Contains(), Insert(), Split(), Trim, ToUpper();</text:p>
            </text:list-item>
            <text:list-item>
              <text:p text:style-name="P193">„+” - konkatenacja, jest równoważne x= String.Concat(„a”, y);</text:p>
            </text:list-item>
            <text:list-item>
              <text:p text:style-name="P193">Znaki unikowe</text:p>
              <text:list>
                <text:list-item>
                  <text:p text:style-name="P193">'\' więc \\ da '\', '\”' dla '”'</text:p>
                </text:list-item>
                <text:list-item>
                  <text:p text:style-name="P193">'\a' daje dźwięk systemowy</text:p>
                </text:list-item>
              </text:list>
            </text:list-item>
            <text:list-item>
              <text:p text:style-name="P193"><text:span text:style-name="T1">Łańcuchy dosłowne @</text:span> - @”...” spowoduje, że '\' będzie traktowane jak zwykły znak, a nie unikowy</text:p>
            </text:list-item>
            <text:list-item>
              <text:p text:style-name="P193"><text:span text:style-name="T1">Porównywanie łańcuchów</text:span> '==' i '!='</text:p>
            </text:list-item>
            <text:list-item>
              <text:p text:style-name="P193">Stringów nie modyfikujemy, tylko zwracamy nowe stringi. Dlatego dużo operacji na długich stringach może być obciążeniem.</text:p>
            </text:list-item>
            <text:list-item>
              <text:p text:style-name="P193"><text:span text:style-name="T1">System.Text.StringBuilder</text:span> – klasa do operacji na łańcuchach, która modyfikuje łańcuch, a nie zwraca nowy, co jest szybsze.</text:p>
              <text:list>
                <text:list-item>
                  <text:p text:style-name="P193">sb = new StringBuilder(„...”);</text:p>
                </text:list-item>
                <text:list-item>
                  <text:p text:style-name="P193">Do pracy używamy metod jak AppendLine(), Replace() itp.</text:p>
                </text:list-item>
              </text:list>
            </text:list-item>
          </text:list>
        </text:list-item>
        <text:list-item>
          <text:p text:style-name="P193">Konwersja danych</text:p>
          <text:list>
            <text:list-item>
              <text:p text:style-name="P193"><text:span text:style-name="T1">Poszerzanie</text:span> = niejawne rzutowanie w górę, czyli na typ obszerniejszy, które nie będzie skutkowało utratą danych.</text:p>
            </text:list-item>
            <text:list-item>
              <text:p text:style-name="P193"><text:span text:style-name="T1">Zwężanie</text:span> – jawne rzutowanie w dół – możliwa jest ustrata danych</text:p>
              <text:list>
                <text:list-item>
                  <text:p text:style-name="P193"><text:span text:style-name="defZiel">Źle:</text:span> short x = Add(int a, int b);</text:p>
                </text:list-item>
                <text:list-item>
                  <text:p text:style-name="P193"><text:span text:style-name="defZiel">Dobrze: </text:span>short x = (short) Add(int a, int b);</text:p>
                </text:list-item>
                <text:list-item>
                  <text:p text:style-name="P193"><text:span text:style-name="T1">checked</text:span> przechwytuje przepełnienia typów i zwracaSystem.OverflowException</text:p>
                  <text:p text:style-name="P193">checked</text:p>
                </text:list-item>
              </text:list>
            </text:list-item>
          </text:list>
        </text:list-item>
      </text:list>
      <text:p text:style-name="Standard"><text:s text:c="12"/><text:tab/>{</text:p>
      <text:p text:style-name="Standard"><text:span text:style-name="T16"><text:tab/><text:tab/><text:tab/></text:span><text:span text:style-name="T61">try</text:span></text:p>
      <text:p text:style-name="Standard"><text:span text:style-name="T61"><text:tab/><text:tab/><text:tab/></text:span>{</text:p>
      <text:p text:style-name="Standard"><text:span text:style-name="T16"><text:tab/><text:tab/><text:tab/><text:tab/></text:span><text:span text:style-name="T61">int</text:span><text:span text:style-name="T16"> x = 999;</text:span></text:p>
      <text:p text:style-name="Standard"><text:soft-page-break/><text:span text:style-name="T16"><text:tab/><text:tab/><text:tab/><text:tab/></text:span><text:span text:style-name="T61">byte</text:span><text:span text:style-name="T16"> b = (</text:span><text:span text:style-name="T61">byte</text:span><text:span text:style-name="T16">) x;</text:span></text:p>
      <text:p text:style-name="Standard"><text:s text:c="15"/><text:tab/><text:tab/>}</text:p>
      <text:p text:style-name="Standard"><text:span text:style-name="T16"><text:tab/><text:tab/><text:tab/></text:span><text:span text:style-name="T61">catch</text:span></text:p>
      <text:p text:style-name="Standard"><text:span text:style-name="T61"><text:tab/><text:tab/><text:tab/></text:span><text:span text:style-name="T16">{</text:span><text:span text:style-name="T98">//...</text:span>}</text:p>
      <text:p text:style-name="Standard"><text:s text:c="12"/><text:tab/>}</text:p>
      <text:list xml:id="list36489488" text:continue-numbering="true" text:style-name="L2">
        <text:list-item>
          <text:list>
            <text:list-item>
              <text:list>
                <text:list-item>
                  <text:p text:style-name="P193">'/checked' - flaga włącza <text:s/>sprawdzania przepełnień w całym projekcie</text:p>
                </text:list-item>
                <text:list-item>
                  <text:p text:style-name="P193">unchecked działa analogicznie (np. jeśli jest włączona flaga '/checked')</text:p>
                </text:list-item>
              </text:list>
            </text:list-item>
            <text:list-item>
              <text:p text:style-name="P193"><text:span text:style-name="T1">System.Convert </text:span>– działa jak jawna konwersja</text:p>
              <text:list>
                <text:list-item>
                  <text:p text:style-name="P193">byte myByte = Convert.ToByte(myInt);</text:p>
                </text:list-item>
              </text:list>
            </text:list-item>
          </text:list>
        </text:list-item>
        <text:list-item>
          <text:p text:style-name="P193"><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93">var i = 7; <text:span text:style-name="defZiel">/*zostanie uznane za System.Integer32*/</text:span></text:p>
            </text:list-item>
            <text:list-item>
              <text:p text:style-name="P193">Źle: var i; <text:span text:style-name="defZiel">/* wartość musi być przypisana w momencie */</text:span></text:p>
            </text:list-item>
            <text:list-item>
              <text:p text:style-name="P193">var i = j;</text:p>
            </text:list-item>
            <text:list-item>
              <text:p text:style-name="P193"><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93">Niedozwolone jest używanie tokena „?” nullable</text:p>
              <text:list>
                <text:list-item>
                  <text:p text:style-name="P193">Źle: var? x = 12;</text:p>
                </text:list-item>
                <text:list-item>
                  <text:p text:style-name="P193">Źle: var? x = null;</text:p>
                </text:list-item>
              </text:list>
            </text:list-item>
            <text:list-item>
              <text:p text:style-name="P193">Dane typowane niejawnie mają ścisłą kontrolę typów, tak jak np., typy proste;</text:p>
            </text:list-item>
          </text:list>
        </text:list-item>
      </text:list>
      <text:p text:style-name="Text_20_body">Pętle, warunki, iteratory</text:p>
      <text:list xml:id="list8801173393078859679" text:style-name="L3">
        <text:list-item>
          <text:p text:style-name="P194"><text:span text:style-name="T61">for</text:span><text:span text:style-name="T16"> (</text:span><text:span text:style-name="T61">int</text:span><text:span text:style-name="T16"> i=0; i&lt;5; i++)</text:span> <text:span text:style-name="T16">{…};</text:span></text:p>
          <text:list>
            <text:list-item>
              <text:p text:style-name="P194">działają słowa kluczowe <text:s/>goto, continue, break</text:p>
            </text:list-item>
          </text:list>
        </text:list-item>
        <text:list-item>
          <text:p text:style-name="P194">foreach – pozwala przejść po elementach tablicy lub obiektowej kolekcji</text:p>
          <text:list>
            <text:list-item>
              <text:p text:style-name="P194"><text:span text:style-name="T61">foreach</text:span><text:span text:style-name="T16">(</text:span><text:span text:style-name="T61">string</text:span><text:span text:style-name="T16"> s </text:span><text:span text:style-name="T61">in</text:span><text:span text:style-name="T16"> strArray) {…};</text:span></text:p>
            </text:list-item>
            <text:list-item>
              <text:p text:style-name="P194">można używać niejawnie typowanej zmiennej (co nabiera sensy w LINQ)</text:p>
              <text:list>
                <text:list-item>
                  <text:p text:style-name="P194"><text:span text:style-name="T61">foreach</text:span><text:span text:style-name="T16">(</text:span><text:span text:style-name="T61">var</text:span><text:span text:style-name="T16"> s </text:span><text:span text:style-name="T61">in</text:span><text:span text:style-name="T16"> strArr) {…};</text:span></text:p>
                </text:list-item>
              </text:list>
            </text:list-item>
          </text:list>
        </text:list-item>
        <text:list-item>
          <text:p text:style-name="P194"><text:span text:style-name="T61">while</text:span><text:span text:style-name="T16"> (i &lt; 10) </text:span><text:span text:style-name="T61">do</text:span><text:span text:style-name="T16"> {…};</text:span></text:p>
        </text:list-item>
        <text:list-item>
          <text:p text:style-name="P194"><text:span text:style-name="T61">do</text:span><text:span text:style-name="T16"> {…} </text:span><text:span text:style-name="T61">while</text:span><text:span text:style-name="T16"> (i &lt; 10);</text:span> – wykona się przynajmniej raz</text:p>
        </text:list-item>
        <text:list-item>
          <text:p text:style-name="P194"><text:span text:style-name="T61">if</text:span><text:span text:style-name="T16"> (...) {...} </text:span></text:p>
        </text:list-item>
      </text:list>
      <text:p text:style-name="Text_20_body"><text:span text:style-name="T16"><text:s text:c="7"/></text:span><text:span text:style-name="T61">else</text:span><text:span text:style-name="T16"> </text:span><text:span text:style-name="T61">if</text:span><text:span text:style-name="T16"> (...) {...}</text:span></text:p>
      <text:p text:style-name="Text_20_body"><text:span text:style-name="T16"><text:s text:c="7"/></text:span><text:span text:style-name="T61">else</text:span><text:span text:style-name="T16"> {...};</text:span></text:p>
      <text:list xml:id="list2111549887408914332" text:style-name="L4">
        <text:list-item>
          <text:p text:style-name="P195"><text:span text:style-name="T23">switch</text:span><text:span text:style-name="T19"> może operować na liczbach całkowitych i stringach</text:span></text:p>
          <text:list>
            <text:list-item>
              <text:p text:style-name="P196"><text:span text:style-name="T61">switch</text:span><text:span text:style-name="T16"> (n)</text:span></text:p>
              <text:p text:style-name="P196">{</text:p>
              <text:list>
                <text:list-header>
                  <text:p text:style-name="P196"><text:span text:style-name="T61">case</text:span><text:span text:style-name="T16"> 1: { … </text:span><text:span text:style-name="T61">break</text:span><text:span text:style-name="T16">; }</text:span></text:p>
                  <text:p text:style-name="P196"><text:span text:style-name="T61">case</text:span><text:span text:style-name="T16"> 2: { … </text:span><text:span text:style-name="T61">break</text:span><text:span text:style-name="T16">; }</text:span></text:p>
                  <text:p text:style-name="P196"><text:soft-page-break/><text:span text:style-name="T61">default</text:span><text:span text:style-name="T16">: { … </text:span><text:span text:style-name="T61">break</text:span><text:span text:style-name="T16">; }</text:span></text:p>
                </text:list-header>
              </text:list>
              <text:p text:style-name="P196">}</text:p>
            </text:list-item>
          </text:list>
        </text:list-item>
        <text:list-item>
          <text:p text:style-name="P195"><text:span text:style-name="T23">Operatory</text:span><text:span text:style-name="T19"> </text:span><text:span text:style-name="T23">logiczne</text:span><text:span text:style-name="T19">: &amp;&amp;, ||, !</text:span></text:p>
        </text:list-item>
        <text:list-item>
          <text:p text:style-name="P195"><text:span text:style-name="T23">Operatory</text:span><text:span text:style-name="T19"> </text:span><text:span text:style-name="T23">relacyjne</text:span><text:span text:style-name="T19">: ==, !=, &lt;, &gt;, &lt;=, &gt;=</text:span></text:p>
        </text:list-item>
      </text:list>
      <text:p text:style-name="Text_20_body">Metody</text:p>
      <text:list xml:id="list2035866120471143843" text:style-name="L5">
        <text:list-item>
          <text:p text:style-name="P197">parametry</text:p>
          <text:list>
            <text:list-item>
              <text:p text:style-name="P197">modyfikatory</text:p>
              <text:list>
                <text:list-item>
                  <text:p text:style-name="P197"><text:span text:style-name="T21">brak</text:span><text:span text:style-name="T20"> – metoda dostanie kopię danych</text:span></text:p>
                </text:list-item>
                <text:list-item>
                  <text:p text:style-name="P197"><text:span text:style-name="T21">out</text:span><text:span text:style-name="T20"> – wewnątrz metody musi wystąpić przypisanie do parametru</text:span></text:p>
                  <text:list>
                    <text:list-item>
                      <text:p text:style-name="P197"><text:span text:style-name="T20">Wywołanie też wymaga modyfikatora: </text:span><text:span text:style-name="T16">Fill(a, </text:span><text:span text:style-name="T61">out</text:span><text:span text:style-name="T16"> b);</text:span></text:p>
                    </text:list-item>
                    <text:list-item>
                      <text:p text:style-name="P197"><text:span text:style-name="T19">NIE </text:span><text:span text:style-name="T19">MUSZĄ</text:span><text:span text:style-name="T19"> być zainicjowane przed przesłaniem</text:span></text:p>
                    </text:list-item>
                  </text:list>
                </text:list-item>
                <text:list-item>
                  <text:p text:style-name="P197"><text:span text:style-name="T21">ref</text:span><text:span text:style-name="T20"> – przekazywana jest referencja do obiektów, czyli nie działamy na kopi</text:span></text:p>
                  <text:list>
                    <text:list-item>
                      <text:p text:style-name="P197">MUSZĄ być zainicjowane przed wysłaniem</text:p>
                    </text:list-item>
                  </text:list>
                </text:list-item>
                <text:list-item>
                  <text:p text:style-name="P197"><text:span text:style-name="T21">params</text:span><text:span text:style-name="T20"> – można użyć tylko 1 raz i tylko dla ostatniego parametru</text:span></text:p>
                  <text:list>
                    <text:list-item>
                      <text:p text:style-name="P197"><text:span text:style-name="T61">public</text:span><text:span text:style-name="T16"> </text:span><text:span text:style-name="T61">static</text:span><text:span text:style-name="T16"> </text:span><text:span text:style-name="T61">void</text:span><text:span text:style-name="T16"> Metoda(</text:span><text:span text:style-name="T61">int</text:span><text:span text:style-name="T16"> i, </text:span><text:span text:style-name="T61">params</text:span><text:span text:style-name="T16"> </text:span><text:span text:style-name="T61">double</text:span><text:span text:style-name="T16">[] argumenty) {…}</text:span></text:p>
                    </text:list-item>
                    <text:list-item>
                      <text:p text:style-name="P197">zamiast params można używać tablicy lub jakiegoś kontenera</text:p>
                    </text:list-item>
                  </text:list>
                </text:list-item>
              </text:list>
            </text:list-item>
            <text:list-item>
              <text:p text:style-name="P197"><text:span text:style-name="T21">Parametry</text:span><text:span text:style-name="T20"> </text:span><text:span text:style-name="T21">opcjonalne</text:span></text:p>
              <text:list>
                <text:list-item>
                  <text:p text:style-name="P197"><text:span text:style-name="T61">public</text:span><text:span text:style-name="T16"> </text:span><text:span text:style-name="T61">static</text:span><text:span text:style-name="T16"> </text:span><text:span text:style-name="T61">void</text:span><text:span text:style-name="T16"> Metoda(</text:span><text:span text:style-name="T61">int</text:span><text:span text:style-name="T16"> i, </text:span><text:span text:style-name="T61">string</text:span><text:span text:style-name="T16"> s = </text:span><text:span text:style-name="T109">"domyślny"</text:span><text:span text:style-name="T16">) {...}</text:span></text:p>
                </text:list-item>
                <text:list-item>
                  <text:p text:style-name="P197"><text:span text:style-name="T61">public</text:span><text:span text:style-name="T16"> </text:span><text:span text:style-name="T61">static</text:span><text:span text:style-name="T16"> </text:span><text:span text:style-name="T61">void</text:span><text:span text:style-name="T16"> Metoda(</text:span><text:span text:style-name="T61">int</text:span><text:span text:style-name="T16"> i, </text:span><text:span text:style-name="T61">int</text:span><text:span text:style-name="T16"> i2 = z) {…}</text:span></text:p>
                </text:list-item>
              </text:list>
            </text:list-item>
            <text:list-item>
              <text:p text:style-name="P197"><text:span text:style-name="T23">Parametry</text:span><text:span text:style-name="T19"> </text:span><text:span text:style-name="T23">imienne</text:span><text:span text:style-name="T19"> – przydatne gdy mamy wiele parametrów z wartościami domyślnymi</text:span></text:p>
              <text:list>
                <text:list-item>
                  <text:p text:style-name="P197"><text:span text:style-name="T20">dla</text:span><text:span text:style-name="T16"> </text:span><text:span text:style-name="T61">public</text:span><text:span text:style-name="T16"> </text:span><text:span text:style-name="T61">static</text:span><text:span text:style-name="T16"> </text:span><text:span text:style-name="T61">void</text:span><text:span text:style-name="T16"> Metoda(</text:span><text:span text:style-name="T61">int</text:span><text:span text:style-name="T16"> i, </text:span><text:span text:style-name="T61">string</text:span><text:span text:style-name="T16"> s = </text:span><text:span text:style-name="T109">"domyślny"</text:span><text:span text:style-name="T16">) {…} </text:span><text:span text:style-name="T20">można wywołać</text:span></text:p>
                  <text:list>
                    <text:list-item>
                      <text:p text:style-name="P197">Metoda(7, „ala”);</text:p>
                    </text:list-item>
                    <text:list-item>
                      <text:p text:style-name="P197">Metoda(s:”ala”, i: 7);</text:p>
                    </text:list-item>
                    <text:list-item>
                      <text:p text:style-name="P197">Metoda(7, s:”ala”);</text:p>
                    </text:list-item>
                    <text:list-item>
                      <text:p text:style-name="P197"><text:span text:style-name="T20">Źle:</text:span><text:span text:style-name="T16"> Metoda(s:”ala”, 7); </text:span><text:span text:style-name="defZiel"><text:span text:style-name="T184">/* </text:span></text:span><text:span text:style-name="defZiel"><text:span text:style-name="T185">parametry nienazwane muszą być zawsze podawane za pozycyjnymi*/</text:span></text:span></text:p>
                    </text:list-item>
                  </text:list>
                </text:list-item>
              </text:list>
            </text:list-item>
          </text:list>
        </text:list-item>
        <text:list-item>
          <text:p text:style-name="P197">Przeciążanie – odbywa się bez overload, ale ważne jest, aby metody różniły się typami parametrów lub ich ilością. Uważać z parametrami domyślnymi, bo wywołania funkcji mogą być niejednoznaczne.</text:p>
        </text:list-item>
        <text:list-item>
          <text:p text:style-name="P197">Wszystkie zmienne definiowane wewnątrz metody są lokalne, więc nie mogą mieć <text:span text:style-name="T61">public </text:span><text:span text:style-name="def">lub</text:span> <text:span text:style-name="T61">private</text:span></text:p>
        </text:list-item>
      </text:list>
      <text:p text:style-name="Text_20_body">Tablice</text:p>
      <text:list xml:id="list7896063622060923411" text:style-name="L6">
        <text:list-item>
          <text:p text:style-name="P198">definiowanie tablic – wszystkie elementy muszą być tego samego typu</text:p>
          <text:list>
            <text:list-item>
              <text:p text:style-name="P198"><text:span text:style-name="T61">int</text:span><text:span text:style-name="T16">[] i = </text:span><text:span text:style-name="T61">new</text:span><text:span text:style-name="T16"> </text:span><text:span text:style-name="T61">int</text:span><text:span text:style-name="T16">[3];</text:span></text:p>
            </text:list-item>
            <text:list-item>
              <text:p text:style-name="P198"><text:span text:style-name="T61">int</text:span><text:span text:style-name="T16">[] j = </text:span><text:span text:style-name="T61">new</text:span><text:span text:style-name="T16"> </text:span><text:span text:style-name="T61">int</text:span><text:span text:style-name="T16">[3] {11,12,13};</text:span></text:p>
            </text:list-item>
            <text:list-item>
              <text:p text:style-name="P198"><text:soft-page-break/><text:span text:style-name="T61">int</text:span><text:span text:style-name="T16">[] k = </text:span><text:span text:style-name="T61">new</text:span><text:span text:style-name="T16"> </text:span><text:span text:style-name="T61">int</text:span><text:span text:style-name="T16">[] {11,12,13};</text:span></text:p>
            </text:list-item>
            <text:list-item>
              <text:p text:style-name="P198"><text:span text:style-name="T61">int</text:span><text:span text:style-name="T16">[] l = {11,12,13};</text:span></text:p>
            </text:list-item>
            <text:list-item>
              <text:p text:style-name="P198"><text:span text:style-name="T61">Car</text:span><text:span text:style-name="T16">[] k = </text:span><text:span text:style-name="T61">new</text:span><text:span text:style-name="T16"> </text:span><text:span text:style-name="T61">Car</text:span><text:span text:style-name="T16">[]; </text:span><text:span text:style-name="defZiel"><text:span text:style-name="T184">/*</text:span></text:span><text:span text:style-name="defZiel"><text:span text:style-name="T185"> tablica obiektów typu</text:span></text:span><text:span text:style-name="defZiel"><text:span text:style-name="T184"> Car*/</text:span></text:span></text:p>
            </text:list-item>
            <text:list-item>
              <text:p text:style-name="P198"><text:span text:style-name="defZiel"><text:span text:style-name="T185">Źle</text:span></text:span><text:span text:style-name="T22"> - </text:span><text:span text:style-name="T61"><text:s/>int</text:span><text:span text:style-name="T16">[] m = </text:span><text:span text:style-name="T61">new</text:span><text:span text:style-name="T16"> </text:span><text:span text:style-name="T61">int</text:span><text:span text:style-name="T16">[3] {11,12}; </text:span><text:span text:style-name="defZiel"><text:span text:style-name="T184">/* jeśli podane, to liczba podanych elementów musi być równa rozmiarowi tablicy*/</text:span></text:span></text:p>
            </text:list-item>
          </text:list>
        </text:list-item>
        <text:list-item>
          <text:p text:style-name="P198">niejawne typizowanie tablic lokalnych</text:p>
          <text:list>
            <text:list-item>
              <text:p text:style-name="P198"><text:span text:style-name="T61">var</text:span><text:span text:style-name="T16"> a = </text:span><text:span text:style-name="T61">new</text:span><text:span text:style-name="T16">[] { 1, 2, 3 };<text:tab/></text:span></text:p>
            </text:list-item>
            <text:list-item>
              <text:p text:style-name="P198"><text:span text:style-name="T61">var</text:span><text:span text:style-name="T16"> b = </text:span><text:span text:style-name="T61">new</text:span><text:span text:style-name="T16">[] { </text:span><text:span text:style-name="T109">"ala"</text:span><text:span text:style-name="T16">, </text:span><text:span text:style-name="T61">null</text:span><text:span text:style-name="T16">, </text:span><text:span text:style-name="T109">"1"</text:span><text:span text:style-name="T16"> };</text:span></text:p>
            </text:list-item>
            <text:list-item>
              <text:p text:style-name="P198"><text:span text:style-name="defZiel"><text:span text:style-name="T185">Źle</text:span></text:span><text:span text:style-name="T20"> -</text:span><text:span text:style-name="T61"> var</text:span><text:span text:style-name="T16"> c = </text:span><text:span text:style-name="T61">new</text:span><text:span text:style-name="T16">[] { 1, </text:span><text:span text:style-name="T61">null</text:span><text:span text:style-name="T16">, </text:span><text:span text:style-name="T109">"1"</text:span><text:span text:style-name="T16"> };</text:span></text:p>
            </text:list-item>
          </text:list>
        </text:list-item>
        <text:list-item>
          <text:p text:style-name="P198"><text:span text:style-name="def">tablice wielowymiarowe</text:span></text:p>
          <text:list>
            <text:list-item>
              <text:p text:style-name="P198"><text:span text:style-name="def"><text:span text:style-name="T61">int</text:span></text:span><text:span text:style-name="def"><text:span text:style-name="T16">[,] i = </text:span></text:span><text:span text:style-name="def"><text:span text:style-name="T61">new</text:span></text:span><text:span text:style-name="def"><text:span text:style-name="T16"> </text:span></text:span><text:span text:style-name="def"><text:span text:style-name="T61">int</text:span></text:span><text:span text:style-name="def"><text:span text:style-name="T16">[3,6]; </text:span></text:span><text:span text:style-name="defZiel"><text:span text:style-name="T184">/* tablica prostokątna*/</text:span></text:span></text:p>
            </text:list-item>
            <text:list-item>
              <text:p text:style-name="P198"><text:span text:style-name="T61">int</text:span><text:span text:style-name="T16">[][] j = </text:span><text:span text:style-name="T61">new</text:span><text:span text:style-name="T16"> </text:span><text:span text:style-name="T61">int</text:span><text:span text:style-name="T16">[3][]; </text:span><text:span text:style-name="defZiel"><text:span text:style-name="T184">/*tablica postrzępiona*/</text:span></text:span></text:p>
            </text:list-item>
          </text:list>
        </text:list-item>
      </text:list>
      <text:p text:style-name="Text_20_body"><text:span text:style-name="T16"><text:s text:c="11"/>j[0] = </text:span><text:span text:style-name="T61">new</text:span><text:span text:style-name="T16"> </text:span><text:span text:style-name="T61">int</text:span><text:span text:style-name="T16">[1];</text:span></text:p>
      <text:p text:style-name="Text_20_body"><text:span text:style-name="T16"><text:s text:c="11"/>j[1] = </text:span><text:span text:style-name="T61">new</text:span><text:span text:style-name="T16"> </text:span><text:span text:style-name="T61">int</text:span><text:span text:style-name="T16">[4];</text:span></text:p>
      <text:list xml:id="list345200727127393900" text:style-name="L7">
        <text:list-item>
          <text:p text:style-name="P199"><text:span text:style-name="T16">public string[] Met(</text:span><text:span text:style-name="T61">int</text:span><text:span text:style-name="T16">[] i); tablica jako funkcji metody i zwracany typ</text:span></text:p>
        </text:list-item>
        <text:list-item>
          <text:p text:style-name="P199">System.Array</text:p>
          <text:list>
            <text:list-item>
              <text:p text:style-name="P199">Clear, Sort, Reverse, Length …</text:p>
            </text:list-item>
          </text:list>
        </text:list-item>
      </text:list>
      <text:p text:style-name="Text_20_body"/>
      <text:p text:style-name="Text_20_body"><text:span text:style-name="T19">Wyliczenia</text:span><text:span text:style-name="T24"> – zbiór symbolicznych nazw z odpowiadającymi im wartościami liczbowymi</text:span></text:p>
      <text:list xml:id="list5062069496819651722" text:style-name="L8">
        <text:list-item>
          <text:p text:style-name="P200"><text:span text:style-name="T62">enum</text:span><text:span text:style-name="T17"> </text:span><text:span text:style-name="T128">Wyl1</text:span><text:span text:style-name="T17"> { a, be, e, de };</text:span></text:p>
        </text:list-item>
        <text:list-item>
          <text:p text:style-name="P200"><text:span text:style-name="T61">enum</text:span><text:span text:style-name="T16"> </text:span><text:span text:style-name="T126">Wyl2</text:span><text:span text:style-name="T16"> { a, be = 100, e, de = 200 };</text:span></text:p>
        </text:list-item>
        <text:list-item>
          <text:p text:style-name="P200"><text:span text:style-name="T61">enum</text:span><text:span text:style-name="T16"> </text:span><text:span text:style-name="T126">Wyl3</text:span><text:span text:style-name="T16"> : </text:span><text:span text:style-name="T61">byte</text:span><text:span text:style-name="T16"> { a, be = 1, e, de = 1 }; </text:span><text:span text:style-name="defZiel"><text:span text:style-name="T184">/* </text:span></text:span><text:span text:style-name="defZiel">przejdzie bez problemów, ale potem będzie wyskoczy błąd np. na </text:span><text:span text:style-name="defZiel"><text:span text:style-name="T113">case</text:span></text:span><text:span text:style-name="defZiel"> w iteracji </text:span><text:span text:style-name="defZiel"><text:span text:style-name="T113">swich z powodu powt</text:span></text:span><text:span text:style-name="defZiel"><text:span text:style-name="T117">ó</text:span></text:span><text:span text:style-name="defZiel"><text:span text:style-name="T113">rzeń wartości*/</text:span></text:span></text:p>
        </text:list-item>
        <text:list-item>
          <text:p text:style-name="P200"><text:span text:style-name="def"><text:span text:style-name="T1">Parametr, switch –</text:span></text:span><text:span text:style-name="def"><text:span text:style-name="T113"> jako parametr przyjmuje wyliczenie konkretnego typu</text:span></text:span></text:p>
          <text:p text:style-name="P201"><text:span text:style-name="T61">public</text:span><text:span text:style-name="T16"> </text:span><text:span text:style-name="T61">void</text:span><text:span text:style-name="T16"> proc(</text:span><text:span text:style-name="T126">Wyl1</text:span><text:span text:style-name="T16"> o) </text:span></text:p>
          <text:p text:style-name="P202">{</text:p>
          <text:list>
            <text:list-header>
              <text:p text:style-name="P201"><text:span text:style-name="T61">switch</text:span><text:span text:style-name="T16"> (o)</text:span></text:p>
              <text:p text:style-name="P202">{</text:p>
              <text:list>
                <text:list-header>
                  <text:p text:style-name="P201"><text:span text:style-name="T61">case</text:span><text:span text:style-name="T16"> </text:span><text:span text:style-name="T126">Wyl1</text:span><text:span text:style-name="T16">.be: { </text:span><text:span text:style-name="T61">break</text:span><text:span text:style-name="T16">; }</text:span></text:p>
                  <text:p text:style-name="P201"><text:span text:style-name="T61">case</text:span><text:span text:style-name="T16"> </text:span><text:span text:style-name="T126">Wyl1</text:span><text:span text:style-name="T16">.de: { </text:span><text:span text:style-name="T61">break</text:span><text:span text:style-name="T16">; }</text:span></text:p>
                </text:list-header>
              </text:list>
              <text:p text:style-name="P201">}</text:p>
            </text:list-header>
          </text:list>
          <text:p text:style-name="P201">}</text:p>
        </text:list-item>
      </text:list>
      <text:list xml:id="list3120022308933767335" text:style-name="L9">
        <text:list-item>
          <text:p text:style-name="P203"><text:span text:style-name="def">Parametr – przyjmuje dowolne wyliczenie</text:span></text:p>
          <text:p text:style-name="P203"><text:span text:style-name="def"><text:span text:style-name="T61">public</text:span></text:span><text:span text:style-name="def"><text:span text:style-name="T16"> </text:span></text:span><text:span text:style-name="def"><text:span text:style-name="T61">void</text:span></text:span><text:span text:style-name="def"><text:span text:style-name="T16"> proc(</text:span></text:span><text:span text:style-name="def"><text:span text:style-name="T126">Sestem.Enum</text:span></text:span><text:span text:style-name="def"><text:span text:style-name="T16"> o) {</text:span></text:span></text:p>
        </text:list-item>
        <text:list-item>
          <text:p text:style-name="P203"><text:span text:style-name="def"><text:span text:style-name="T18">System.Enum</text:span></text:span></text:p>
          <text:list>
            <text:list-item>
              <text:p text:style-name="P203"><text:span text:style-name="def"><text:span text:style-name="T16">ToString(); </text:span></text:span><text:span text:style-name="def">odda np.</text:span><text:span text:style-name="def"><text:span text:style-name="T16"> „be=100”</text:span></text:span></text:p>
            </text:list-item>
            <text:list-item>
              <text:p text:style-name="P203"><text:span text:style-name="def"><text:span text:style-name="T16">Format(); </text:span></text:span><text:span text:style-name="def">pozwala na dokładniejsze formatowanie</text:span></text:p>
            </text:list-item>
            <text:list-item>
              <text:p text:style-name="P203"><text:soft-page-break/><text:span text:style-name="def"><text:span text:style-name="T16">GetValues(); </text:span></text:span><text:span text:style-name="def">- zwraca tablicę wartości</text:span></text:p>
            </text:list-item>
            <text:list-item>
              <text:p text:style-name="P203"><text:span text:style-name="def"><text:span text:style-name="T16">GetValue[]; </text:span></text:span><text:span text:style-name="def">- zwraca konkretną wartość</text:span></text:p>
            </text:list-item>
          </text:list>
        </text:list-item>
        <text:list-item>
          <text:p text:style-name="P203"><text:span text:style-name="def"><text:span text:style-name="T18">System</text:span></text:span><text:span text:style-name="def"><text:span text:style-name="T16"> </text:span></text:span><text:span text:style-name="def">ma wiele wyliczeń</text:span></text:p>
          <text:list>
            <text:list-item>
              <text:p text:style-name="P203"><text:span text:style-name="def"><text:span text:style-name="T16">DayOfWeek</text:span></text:span></text:p>
            </text:list-item>
            <text:list-item>
              <text:p text:style-name="P203"><text:span text:style-name="def"><text:span text:style-name="T16">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1084911431146516574" text:style-name="L10">
        <text:list-item>
          <text:list>
            <text:list-item>
              <text:p text:style-name="P204"><text:span text:style-name="def">nie można po nich dziedziczyć (niejawnie sealed)</text:span></text:p>
            </text:list-item>
            <text:list-item>
              <text:p text:style-name="P204"><text:span text:style-name="def">nie pozwalają nadpisać domyślnego kostruktora. Jeśli napiszemy własny, to domyślny i tak pozostanie</text:span></text:p>
            </text:list-item>
            <text:list-item>
              <text:p text:style-name="P204"><text:span text:style-name="def">konstruktor sam nie inicjuje pól</text:span></text:p>
            </text:list-item>
            <text:list-item>
              <text:p text:style-name="P204"><text:span text:style-name="def">nie można przypisać wartości do pola w momencie ich deklaracji</text:span></text:p>
            </text:list-item>
            <text:list-item>
              <text:p text:style-name="P204"><text:span text:style-name="def">są typami wartościowymi a nie referencynymi</text:span></text:p>
            </text:list-item>
            <text:list-item>
              <text:p text:style-name="P204"><text:span text:style-name="def">Wszystkie typy proste poza System.String są strukturami</text:span></text:p>
            </text:list-item>
          </text:list>
        </text:list-item>
        <text:list-item>
          <text:p text:style-name="P205"><text:span text:style-name="def"><text:span text:style-name="T61">struct</text:span></text:span><text:span text:style-name="def"><text:span text:style-name="T16"> </text:span></text:span><text:span text:style-name="def"><text:span text:style-name="T126">MyPoint</text:span></text:span></text:p>
          <text:p text:style-name="P205">{</text:p>
          <text:list>
            <text:list-header>
              <text:p text:style-name="P205"><text:span text:style-name="T61">public</text:span><text:span text:style-name="T16"> </text:span><text:span text:style-name="T61">int</text:span><text:span text:style-name="T16"> x;</text:span></text:p>
              <text:p text:style-name="P205"><text:span text:style-name="T61">public</text:span><text:span text:style-name="T16"> </text:span><text:span text:style-name="T61">int</text:span><text:span text:style-name="T16"> y;</text:span></text:p>
              <text:p text:style-name="P205"><text:span text:style-name="T61">public</text:span><text:span text:style-name="T16"> MyPoint(</text:span><text:span text:style-name="T61">int</text:span><text:span text:style-name="T16"> ax, </text:span><text:span text:style-name="T61">int</text:span><text:span text:style-name="T16"> ay)</text:span></text:p>
              <text:p text:style-name="P205">{</text:p>
              <text:list>
                <text:list-header>
                  <text:p text:style-name="P205">x = ax;</text:p>
                  <text:p text:style-name="P205">y = ay;</text:p>
                </text:list-header>
              </text:list>
              <text:p text:style-name="P205">}</text:p>
            </text:list-header>
          </text:list>
          <text:p text:style-name="P205">}</text:p>
        </text:list-item>
      </text:list>
      <text:list xml:id="list1787527755146127467" text:style-name="L11">
        <text:list-item>
          <text:p text:style-name="P206"><text:span text:style-name="def"><text:span text:style-name="T126">MyPoint</text:span></text:span><text:span text:style-name="def"><text:span text:style-name="T16"> p1; </text:span></text:span><text:span text:style-name="defZiel"><text:span text:style-name="T184">/* </text:span></text:span><text:span text:style-name="defZiel">pola niezainicjowane. Jeśli się do nich odwołamy to dostaniemy błąd*/</text:span></text:p>
        </text:list-item>
        <text:list-item>
          <text:p text:style-name="P206"><text:span text:style-name="T126">MyPoint</text:span><text:span text:style-name="T16"> p2 = </text:span><text:span text:style-name="T61">new</text:span><text:span text:style-name="T16"> </text:span><text:span text:style-name="T126">MyPoint</text:span><text:span text:style-name="T16">(); </text:span><text:span text:style-name="defZiel"><text:span text:style-name="T184">/* </text:span></text:span><text:span text:style-name="defZiel">pola zainicjowane wartościami domyślnymi*/</text:span></text:p>
        </text:list-item>
        <text:list-item>
          <text:p text:style-name="P206"><text:span text:style-name="T126">MyPoint</text:span><text:span text:style-name="T16"> p3 = </text:span><text:span text:style-name="T61">new</text:span><text:span text:style-name="T16"> </text:span><text:span text:style-name="T126">MyPoint</text:span><text:span text:style-name="T16">(2, 6); </text:span><text:span text:style-name="defZiel"><text:span text:style-name="T184">/*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5052243475540630585" text:style-name="L12">
        <text:list-item>
          <text:p text:style-name="P207"><text:span text:style-name="def">wartościowe żyją TYLKO w definiującym je zasięgu, a referencyjne tak długo jak jest do niego odwołanie (dłużej bo odśmiecacz musi go wyrzucić)</text:span></text:p>
        </text:list-item>
        <text:list-item>
          <text:p text:style-name="P207"><text:span text:style-name="def">przekazywanie typu wartościowego robi jego kopię (chyba, że przekazujemy przez referencję)</text:span></text:p>
        </text:list-item>
        <text:list-item>
          <text:p text:style-name="P207"><text:span text:style-name="def">przekazywanie typu wartościowego przez referencję polega na przekazaniu kopii jego adresu.</text:span></text:p>
        </text:list-item>
        <text:list-item>
          <text:p text:style-name="P207"><text:span text:style-name="def">typy wartościowe całe trzymana są na stosie. Typy referencyjne na stercie mają tylko </text:span><text:span text:style-name="def">referencję, a wartości przetrzymywane są też na stosie.</text:span></text:p>
        </text:list-item>
        <text:list-item>
          <text:p text:style-name="P207"><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2549088513826013000" text:style-name="L13">
        <text:list-item>
          <text:p text:style-name="P208"><text:span text:style-name="def"><text:span text:style-name="T61">int</text:span></text:span><text:span text:style-name="def"><text:span text:style-name="T16">? a;</text:span></text:span></text:p>
        </text:list-item>
        <text:list-item>
          <text:p text:style-name="P208"><text:span text:style-name="def"><text:span text:style-name="T126">Nullable</text:span></text:span><text:span text:style-name="def"><text:span text:style-name="T16"> &lt;</text:span></text:span><text:span text:style-name="def"><text:span text:style-name="T61">int</text:span></text:span><text:span text:style-name="def"><text:span text:style-name="T16">&gt; a;</text:span></text:span></text:p>
        </text:list-item>
      </text:list>
      <text:list xml:id="list2196795488590323366" text:style-name="L14">
        <text:list-item>
          <text:p text:style-name="P209"><text:span text:style-name="def">można stosować tylko do typów wartościowych (typy referencyj</text:span><text:span text:style-name="def"><text:span text:style-name="T183">n</text:span></text:span><text:span text:style-name="def">e mogą mieć </text:span><text:span text:style-name="def"><text:span text:style-name="T61">null</text:span></text:span><text:span text:style-name="def"> z samego założenia)</text:span></text:p>
          <text:list>
            <text:list-item>
              <text:p text:style-name="P209"><text:span text:style-name="def">źle - </text:span><text:span text:style-name="def"><text:span text:style-name="T126">String</text:span></text:span><text:span text:style-name="def"><text:span text:style-name="T16">? S</text:span></text:span><text:span text:style-name="def">;</text:span></text:p>
            </text:list-item>
          </text:list>
        </text:list-item>
        <text:list-item>
          <text:p text:style-name="P209"><text:span text:style-name="def">wykrywanie wartości </text:span><text:span text:style-name="def"><text:span text:style-name="T61">null</text:span></text:span></text:p>
          <text:list>
            <text:list-item>
              <text:p text:style-name="P209"><text:span text:style-name="def"><text:span text:style-name="T61">if</text:span></text:span><text:span text:style-name="def"><text:span text:style-name="T16"> (i.HasValue) {...};</text:span></text:span></text:p>
            </text:list-item>
            <text:list-item>
              <text:p text:style-name="P209"><text:span text:style-name="T61">bool</text:span><text:span text:style-name="T16"> b = (i == </text:span><text:span text:style-name="T61">null</text:span><text:span text:style-name="T16">);</text:span></text:p>
            </text:list-item>
          </text:list>
        </text:list-item>
        <text:list-item>
          <text:p text:style-name="P209"><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6"> <text:s/></text:span><text:span text:style-name="def"><text:span text:style-name="T61">null</text:span></text:span></text:p>
        </text:list-item>
        <text:list-item>
          <text:p text:style-name="P209"><text:span text:style-name="def"><text:span text:style-name="T61">int</text:span></text:span><text:span text:style-name="def"><text:span text:style-name="T16"> x = i ?? ii ?? 100; </text:span></text:span><text:span text:style-name="defZiel"><text:span text:style-name="T184">/*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7614742755208447932" text:style-name="L15">
        <text:list-item>
          <text:p text:style-name="P210"><text:span text:style-name="T61">class</text:span><text:span text:style-name="T16"> </text:span><text:span text:style-name="T126">Car </text:span><text:span text:style-name="T16">{}</text:span><text:span text:style-name="def"> - najprostsza definicja klasy</text:span></text:p>
        </text:list-item>
        <text:list-item>
          <text:p text:style-name="P210"><text:span text:style-name="def">tworzenie instancji:</text:span></text:p>
          <text:list>
            <text:list-item>
              <text:p text:style-name="P210"><text:span text:style-name="T126">Car</text:span><text:span text:style-name="T16"> a; </text:span><text:span text:style-name="defZiel"><text:span text:style-name="T184">/*</text:span></text:span><text:span text:style-name="defZiel"> tworzymy tylko referencję, bez obiektu*/</text:span></text:p>
            </text:list-item>
            <text:list-item>
              <text:p text:style-name="P210"><text:span text:style-name="T126">Car</text:span><text:span text:style-name="T16"> a = </text:span><text:span text:style-name="T61">new</text:span><text:span text:style-name="T16"> </text:span><text:span text:style-name="T126">Car</text:span><text:span text:style-name="T16">(); </text:span><text:span text:style-name="defZiel"><text:span text:style-name="T184">/* </text:span></text:span><text:span text:style-name="defZiel">tworzymy referencję i od razu przypisujemy do niej nowy*/</text:span><text:span text:style-name="def"> obiekt.</text:span></text:p>
            </text:list-item>
          </text:list>
        </text:list-item>
        <text:list-item>
          <text:p text:style-name="P210"><text:span text:style-name="def">Konstruktory</text:span></text:p>
          <text:list>
            <text:list-item>
              <text:p text:style-name="P210"><text:span text:style-name="def">zawsze dostajemy domyślny, ale (inaczej niż w strukturach) jest on usuwany jeśli definiujemy niestandardowy.</text:span></text:p>
            </text:list-item>
            <text:list-item>
              <text:p text:style-name="P210"><text:span text:style-name="def">Jeśli chcemy używać konstruktora domyślnego, pomimo zdefiniować niestandardowego, to musimy zdefiniować go sami </text:span><text:span text:style-name="T16">- </text:span><text:span text:style-name="T61">public</text:span><text:span text:style-name="T16"> Car(){...}</text:span></text:p>
            </text:list-item>
            <text:list-item>
              <text:p text:style-name="P210"><text:span text:style-name="def">Łączenie konstruktorów – działa jak inherited z zadanymi parametrami w Delphi, ale budowany jest inaczej!</text:span></text:p>
              <text:list>
                <text:list-item>
                  <text:p text:style-name="P211"><text:span text:style-name="T61">public</text:span><text:span text:style-name="T153"> </text:span><text:span text:style-name="T61">class</text:span><text:span text:style-name="T153"> </text:span><text:span text:style-name="T126">Car</text:span></text:p>
                  <text:p text:style-name="P211">{</text:p>
                  <text:list>
                    <text:list-header>
                      <text:p text:style-name="P211"><text:span text:style-name="T61">public</text:span><text:span text:style-name="T16"> Car(){...} </text:span><text:span text:style-name="defZiel"><text:span text:style-name="T184">/* </text:span></text:span><text:span text:style-name="defZiel">konstruktor domyślny*/</text:span></text:p>
                      <text:p text:style-name="P211"><text:span text:style-name="T61">public</text:span><text:span text:style-name="T16"> Car(</text:span><text:span text:style-name="T61">int</text:span><text:span text:style-name="T16"> speed): </text:span><text:span text:style-name="T61">this</text:span><text:span text:style-name="T16">(speed, </text:span><text:span text:style-name="T109">""</text:span><text:span text:style-name="T16">){...} </text:span><text:span text:style-name="defZiel"><text:span text:style-name="T184">/* </text:span></text:span><text:span text:style-name="defZiel">ten konstruktor najpierw </text:span></text:p>
                      <text:list>
                        <text:list-item>
                          <text:list>
                            <text:list-item>
                              <text:list>
                                <text:list-item>
                                  <text:list>
                                    <text:list-item>
                                      <text:list>
                                        <text:list-item>
                                          <text:list>
                                            <text:list-header>
                                              <text:p text:style-name="P223"><text:span text:style-name="defZiel">wywoła konstruktora z 2 </text:span></text:p>
                                              <text:p text:style-name="P223"><text:span text:style-name="defZiel">parametrami, a potem ciało*/</text:span></text:p>
                                            </text:list-header>
                                          </text:list>
                                        </text:list-item>
                                      </text:list>
                                    </text:list-item>
                                  </text:list>
                                </text:list-item>
                              </text:list>
                            </text:list-item>
                          </text:list>
                        </text:list-item>
                      </text:list>
                      <text:p text:style-name="P211"><text:span text:style-name="T61">public</text:span><text:span text:style-name="T16"> Car(</text:span><text:span text:style-name="T61">int</text:span><text:span text:style-name="T16"> speed, </text:span><text:span text:style-name="T61">string</text:span><text:span text:style-name="T16"> name){...}</text:span></text:p>
                    </text:list-header>
                  </text:list>
                  <text:p text:style-name="P211">}</text:p>
                </text:list-item>
                <text:list-item>
                  <text:p text:style-name="P210"><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210"><text:span text:style-name="def">Static – współdzielenie jednej zmiennej przez wszystkie instancje klasy</text:span></text:p>
          <text:list>
            <text:list-item>
              <text:p text:style-name="P210"><text:span text:style-name="def"><text:span text:style-name="T61">public</text:span></text:span><text:span text:style-name="def"><text:span text:style-name="T16">/</text:span></text:span><text:span text:style-name="def"><text:span text:style-name="T61">private</text:span></text:span><text:span text:style-name="def"><text:span text:style-name="T16"> </text:span></text:span><text:span text:style-name="def"><text:span text:style-name="T61">static</text:span></text:span><text:span text:style-name="def"><text:span text:style-name="T16"> [zmienna, metoda]</text:span></text:span></text:p>
            </text:list-item>
            <text:list-item>
              <text:p text:style-name="P210"><text:span text:style-name="def"><text:span text:style-name="T1">Konstruktory statyczne</text:span></text:span></text:p>
              <text:list>
                <text:list-item>
                  <text:p text:style-name="P210"><text:span text:style-name="def">używamy, gdy w konstruktorze ustalamy wartość zmiennej statycznej</text:span></text:p>
                </text:list-item>
                <text:list-item>
                  <text:p text:style-name="P210"><text:span text:style-name="def">w klasie może być TYLKO 1 konstruktor statyczny</text:span></text:p>
                </text:list-item>
                <text:list-item>
                  <text:p text:style-name="P210"><text:span text:style-name="def">NIE MOŻE</text:span><text:span text:style-name="def"> przyjmować parametrów</text:span></text:p>
                </text:list-item>
                <text:list-item>
                  <text:p text:style-name="P210"><text:span text:style-name="def">NIE MOŻE zawierać modyfikatorów </text:span><text:span text:style-name="def"><text:span text:style-name="T61">public</text:span></text:span><text:span text:style-name="def"><text:span text:style-name="T16">/</text:span></text:span><text:span text:style-name="def"><text:span text:style-name="T61">private</text:span></text:span></text:p>
                </text:list-item>
                <text:list-item>
                  <text:p text:style-name="P210"><text:span text:style-name="def">jest wykonywany TYLKO 1 raz</text:span></text:p>
                </text:list-item>
                <text:list-item>
                  <text:p text:style-name="P210"><text:span text:style-name="def">wywoływany jest podczas tworzenia instancji LUB uzyskania dostępu do jakiejkolwiek składowej statycznej</text:span></text:p>
                </text:list-item>
                <text:list-item>
                  <text:p text:style-name="P210"><text:span text:style-name="def">jest wykonywany PRZED innymi konstruktorami (najgłębiej w łańcuszku)</text:span></text:p>
                </text:list-item>
              </text:list>
            </text:list-item>
            <text:list-item>
              <text:p text:style-name="P210"><text:span text:style-name="def"><text:span text:style-name="T1">Klasa statyczna</text:span></text:span></text:p>
              <text:list>
                <text:list-item>
                  <text:p text:style-name="P210"><text:span text:style-name="def">nie może tworzyć instancji</text:span></text:p>
                </text:list-item>
                <text:list-item>
                  <text:p text:style-name="P210"><text:span text:style-name="def">wcześnie trzeba było nałożyć </text:span><text:span text:style-name="def"><text:span text:style-name="T61">private</text:span></text:span><text:span text:style-name="def"> na jedyny konstruktor domyślny lub oznaczyć klasę jako <text:s/></text:span><text:span text:style-name="def"><text:span text:style-name="T61">abstract</text:span></text:span></text:p>
                </text:list-item>
                <text:list-item>
                  <text:p text:style-name="P210"><text:span text:style-name="def"><text:span text:style-name="T1">Enkapsulacja</text:span></text:span><text:span text:style-name="def"> – czarna skrzynka ukrywająca pola pod </text:span><text:span text:style-name="def"><text:span text:style-name="T61">private</text:span></text:span><text:span text:style-name="def"><text:span text:style-name="T16">/</text:span></text:span><text:span text:style-name="def"><text:span text:style-name="T61">protected</text:span></text:span></text:p>
                  <text:list>
                    <text:list-item>
                      <text:p text:style-name="P210"><text:span text:style-name="def"><text:span text:style-name="T1">tradycyjna</text:span></text:span><text:span text:style-name="def"> - </text:span><text:span text:style-name="def"><text:span text:style-name="T61">getter / setter</text:span></text:span></text:p>
                    </text:list-item>
                    <text:list-item>
                      <text:p text:style-name="P210"><text:span text:style-name="def">za pomocą </text:span><text:span text:style-name="def"><text:span text:style-name="T1">właściwości </text:span></text:span><text:span text:style-name="def">.NET</text:span></text:p>
                      <text:list>
                        <text:list-item>
                          <text:p text:style-name="P210"><text:span text:style-name="def"/></text:p>
                        </text:list-item>
                      </text:list>
                    </text:list-item>
                  </text:list>
                </text:list-item>
                <text:list-item>
                  <text:p text:style-name="P210"><text:span text:style-name="def"><text:span text:style-name="T1">Dziedziczenie</text:span></text:span><text:span text:style-name="def"> – relacja „jest”</text:span></text:p>
                </text:list-item>
                <text:list-item>
                  <text:p text:style-name="P210"><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210"><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210"><text:span text:style-name="def"><text:span text:style-name="T1">Modyfikatory</text:span></text:span><text:span text:style-name="def"> </text:span><text:span text:style-name="def"><text:span text:style-name="T1">dostępu</text:span></text:span></text:p>
                  <text:list>
                    <text:list-item>
                      <text:p text:style-name="P210"><text:span text:style-name="def"><text:span text:style-name="T61">public</text:span></text:span><text:span text:style-name="def"> – dostępne dla wszystkich</text:span></text:p>
                    </text:list-item>
                    <text:list-item>
                      <text:p text:style-name="P210"><text:span text:style-name="def"><text:span text:style-name="T61">private</text:span></text:span><text:span text:style-name="def"> – tylko dla tego typu</text:span></text:p>
                    </text:list-item>
                    <text:list-item>
                      <text:p text:style-name="P210"><text:span text:style-name="def"><text:span text:style-name="T61">protected</text:span></text:span><text:span text:style-name="def"> – tylko dla typu i typów dziedziczących</text:span></text:p>
                    </text:list-item>
                    <text:list-item>
                      <text:p text:style-name="P210"><text:span text:style-name="def"><text:span text:style-name="T61">internal</text:span></text:span><text:span text:style-name="def"> – dostępne dla bieżącego pakietu</text:span></text:p>
                    </text:list-item>
                    <text:list-item>
                      <text:p text:style-name="P210"><text:span text:style-name="def"><text:span text:style-name="T61">protected</text:span></text:span><text:span text:style-name="def"> </text:span><text:span text:style-name="def"><text:span text:style-name="T61">internal</text:span></text:span><text:span text:style-name="def"> – dostępne w pakiecie i klasach dziedziczących</text:span></text:p>
                    </text:list-item>
                    <text:list-item>
                      <text:p text:style-name="P210"><text:span text:style-name="def">klasy DOMYŚLNIE są </text:span><text:span text:style-name="def"><text:span text:style-name="T61">internal</text:span></text:span></text:p>
                    </text:list-item>
                    <text:list-item>
                      <text:p text:style-name="P210"><text:span text:style-name="def"><text:span text:style-name="T1">typy zagnieżdżone</text:span></text:span><text:span text:style-name="def"> (deklarowane z zasięgu klasy lub struktury) mogą być </text:span><text:span text:style-name="def"><text:span text:style-name="T61">private</text:span></text:span></text:p>
                    </text:list-item>
                    <text:list-item>
                      <text:p text:style-name="P210"><text:span text:style-name="def"><text:span text:style-name="T1">typy deklarowane w zasięgu pakietu</text:span></text:span><text:span text:style-name="def"> mogą być tylko </text:span><text:span text:style-name="def"><text:span text:style-name="T61">public</text:span></text:span><text:span text:style-name="def"> lub <text:s/></text:span><text:span text:style-name="def"><text:span text:style-name="T61">internal</text:span></text:span></text:p>
                    </text:list-item>
                  </text:list>
                </text:list-item>
              </text:list>
            </text:list-item>
          </text:list>
        </text:list-item>
      </text:list>
      <text:p text:style-name="Text_20_body"><text:span text:style-name="def"><text:span text:style-name="T61"/></text:span></text:p>
      <text:list xml:id="list36506201" text:continue-numbering="true" text:style-name="L15">
        <text:list-item>
          <text:p text:style-name="P210">Właściwości</text:p>
          <text:list>
            <text:list-item>
              <text:p text:style-name="P210"><text:soft-page-break/><text:span text:style-name="def"><text:span text:style-name="T61">private</text:span></text:span><text:span text:style-name="def"><text:span text:style-name="T16"> </text:span></text:span><text:span text:style-name="def"><text:span text:style-name="T61">int</text:span></text:span><text:span text:style-name="def"><text:span text:style-name="T16"> fSpeed;</text:span></text:span></text:p>
              <text:p text:style-name="P210"><text:span text:style-name="T61">public</text:span><text:span text:style-name="T16"> </text:span><text:span text:style-name="T61">int</text:span><text:span text:style-name="T16"> Speed</text:span></text:p>
              <text:p text:style-name="P210">{</text:p>
              <text:list>
                <text:list-header>
                  <text:p text:style-name="P210"><text:span text:style-name="T61">get</text:span><text:span text:style-name="T16"> { </text:span><text:span text:style-name="T61">return</text:span><text:span text:style-name="T16"> fSpeed; }</text:span></text:p>
                  <text:p text:style-name="P210"><text:span text:style-name="T61">set</text:span><text:span text:style-name="T16"> { fSpeed = </text:span><text:span text:style-name="T61">value</text:span><text:span text:style-name="T16">; } </text:span><text:span text:style-name="defZiel"><text:span text:style-name="T184">/* </text:span></text:span><text:span text:style-name="defZiel">w setterze zawsze jest token <text:s/></text:span><text:span text:style-name="defZiel"><text:span text:style-name="T184">value*/</text:span></text:span></text:p>
                </text:list-header>
              </text:list>
              <text:p text:style-name="P210"><text:span text:style-name="T16">}</text:span><text:tab/><text:tab/></text:p>
            </text:list-item>
            <text:list-item>
              <text:p text:style-name="P210">właściwości korzystają z wybranych operatorów np.: <text:span text:style-name="T16">Speed++;</text:span></text:p>
            </text:list-item>
            <text:list-item>
              <text:p text:style-name="P210"><text:span text:style-name="def">wartości </text:span><text:span text:style-name="def"><text:span text:style-name="T61">private</text:span></text:span><text:span text:style-name="def"> należy używać najrzadziej jak to tylko możliwe</text:span></text:p>
            </text:list-item>
            <text:list-item>
              <text:p text:style-name="P210"><text:span text:style-name="def"><text:span text:style-name="T1">wewnętrzna reprezentacja</text:span></text:span><text:span text:style-name="def"> dodaje niejawnie </text:span><text:span text:style-name="def2">get_</text:span><text:span text:style-name="def"><text:span text:style-name="T16"> i </text:span></text:span><text:span text:style-name="def2">set_</text:span><text:span text:style-name="def"><text:span text:style-name="T16"> </text:span></text:span><text:span text:style-name="def">do nazwy parametru więc jeśli sami zdefiniujemy takie metody, to kompilator zgłosi błąd.</text:span></text:p>
            </text:list-item>
            <text:list-item>
              <text:p text:style-name="P210"><text:span text:style-name="def">można ustawiać modyfikator </text:span><text:span text:style-name="def"><text:span text:style-name="T61">private</text:span></text:span><text:span text:style-name="def"> aby modyfikować dostęp z zewnątrz</text:span></text:p>
            </text:list-item>
            <text:list-item>
              <text:p text:style-name="P210"><text:span text:style-name="def"><text:span text:style-name="T61">get </text:span></text:span><text:span text:style-name="def">i <text:s/></text:span><text:span text:style-name="def"><text:span text:style-name="T61">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210"><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213"><text:span text:style-name="def"><text:span text:style-name="T1">właściwości</text:span></text:span><text:span text:style-name="def"> </text:span><text:span text:style-name="def"><text:span text:style-name="T1">automatycznie</text:span></text:span></text:p>
              <text:list>
                <text:list-item>
                  <text:p text:style-name="P212"><text:span text:style-name="def"><text:span text:style-name="T61">private</text:span></text:span><text:span text:style-name="def"><text:span text:style-name="T16"> </text:span></text:span><text:span text:style-name="def"><text:span text:style-name="T61">int</text:span></text:span><text:span text:style-name="def"><text:span text:style-name="T16"> fSpeed;</text:span></text:span></text:p>
                  <text:p text:style-name="P212"><text:span text:style-name="T61">public</text:span><text:span text:style-name="T16"> </text:span><text:span text:style-name="T61">int</text:span><text:span text:style-name="T16"> Speed</text:span></text:p>
                  <text:p text:style-name="P212">{</text:p>
                  <text:list>
                    <text:list-header>
                      <text:p text:style-name="P212"><text:span text:style-name="T61">get</text:span><text:span text:style-name="T16">;</text:span></text:p>
                      <text:p text:style-name="P212"><text:span text:style-name="T61">private</text:span><text:span text:style-name="T16"> </text:span><text:span text:style-name="T61">set</text:span><text:span text:style-name="T16">;</text:span></text:p>
                    </text:list-header>
                  </text:list>
                  <text:p text:style-name="P212">}</text:p>
                </text:list-item>
                <text:list-item>
                  <text:p text:style-name="P210"><text:span text:style-name="def">tworzą automatyczny prosty read / write</text:span></text:p>
                </text:list-item>
                <text:list-item>
                  <text:p text:style-name="P210"><text:span text:style-name="def">WYMAGANE są <text:s/>i </text:span><text:span text:style-name="def"><text:span text:style-name="T61">get </text:span></text:span><text:span text:style-name="def">i <text:s/></text:span><text:span text:style-name="def"><text:span text:style-name="T61">set</text:span></text:span></text:p>
                </text:list-item>
                <text:list-item>
                  <text:p text:style-name="P210"><text:span text:style-name="def">dla włąsciwości automatycznych pole </text:span><text:span text:style-name="def"><text:span text:style-name="T61">private </text:span></text:span><text:span text:style-name="def">jest tworzone dopier</text:span><text:span text:style-name="def"><text:span text:style-name="T183">o</text:span></text:span><text:span text:style-name="def"> podczas kompilacji, więc nie można do w ogóle w kodzie używać (nie istnieje)</text:span></text:p>
                </text:list-item>
                <text:list-item>
                  <text:p text:style-name="P210"><text:span text:style-name="def">właściwości automatycznych są podczas tworzenia wypełniane wartościami domyślnymi, co w przypadku obiektów będzie oznaczać NULL</text:span></text:p>
                </text:list-item>
              </text:list>
            </text:list-item>
          </text:list>
        </text:list-item>
        <text:list-item>
          <text:p text:style-name="P210"><text:span text:style-name="def"/></text:p>
        </text:list-item>
        <text:list-item>
          <text:p text:style-name="P210"><text:span text:style-name="def"><text:span text:style-name="T1"/></text:span></text:p>
          <text:p text:style-name="P210"><text:span text:style-name="def"><text:span text:style-name="T1"/></text:span></text:p>
        </text:list-item>
        <text:list-item>
          <text:p text:style-name="P210"><text:span text:style-name="def"><text:span text:style-name="T1">Składnia inicjalizacji obiektów – </text:span></text:span><text:span text:style-name="def"><text:span text:style-name="T113">przypisuje dane zaraz po wywołaniu konstruktora. Można ustawiać wartości tylko jeśli z danego poziomu mamy do nich dostęp (</text:span></text:span><text:span text:style-name="def"><text:span text:style-name="T62">private </text:span></text:span><text:span text:style-name="def"><text:span text:style-name="T113">może temu przeszkodzić)</text:span></text:span></text:p>
          <text:list>
            <text:list-item>
              <text:p text:style-name="P210"><text:span text:style-name="def"><text:span text:style-name="T128">Point</text:span></text:span><text:span text:style-name="def"><text:span text:style-name="T17"> p1 = </text:span></text:span><text:span text:style-name="def"><text:span text:style-name="T62">new</text:span></text:span><text:span text:style-name="def"><text:span text:style-name="T17"> </text:span></text:span><text:span text:style-name="def"><text:span text:style-name="T128">Point</text:span></text:span><text:span text:style-name="def"><text:span text:style-name="T17"> { x = 1, y = 2 };</text:span></text:span><text:span text:style-name="defZiel"><text:span text:style-name="T113">/*konstruktor domyślny wywołany niejawnie*/</text:span></text:span></text:p>
            </text:list-item>
            <text:list-item>
              <text:p text:style-name="P210"><text:span text:style-name="T126">Point</text:span><text:span text:style-name="T16"> p2 = </text:span><text:span text:style-name="T61">new</text:span><text:span text:style-name="T16"> </text:span><text:span text:style-name="T126">Point</text:span><text:span text:style-name="T16">(){ x = 1, y = 2 }; </text:span><text:span text:style-name="defZiel"><text:span text:style-name="T184">/*</text:span></text:span><text:span text:style-name="defZiel"> konstruktor domyślny wywołany jawnie*/</text:span></text:p>
            </text:list-item>
            <text:list-item>
              <text:p text:style-name="P210"><text:span text:style-name="T126">Point</text:span><text:span text:style-name="T16"> p3 = </text:span><text:span text:style-name="T61">new</text:span><text:span text:style-name="T16"> </text:span><text:span text:style-name="T126">Point</text:span><text:span text:style-name="T16">(3,4){ x = 1, y = 2 }; </text:span><text:span text:style-name="defZiel"><text:span text:style-name="T184">/*</text:span></text:span><text:span text:style-name="defZiel">wywołany niestandardowy kontruktor, ale wartości zostaną nadpisane. x == 1, y ==2*/</text:span></text:p>
            </text:list-item>
            <text:list-item>
              <text:p text:style-name="P210"><text:span text:style-name="T126">Point</text:span><text:span text:style-name="T16"> p4 = </text:span><text:span text:style-name="T61">new</text:span><text:span text:style-name="T16"> </text:span><text:span text:style-name="T126">Point</text:span><text:span text:style-name="T16">(</text:span><text:span text:style-name="T109">"red"</text:span><text:span text:style-name="T16">) { x = 1, y = 2 }; </text:span><text:span text:style-name="defZiel"><text:span text:style-name="T184">/*</text:span></text:span><text:span text:style-name="defZiel"> oto cała moc, nie trzeba przeciążać wielu konstruktorów*/</text:span></text:p>
            </text:list-item>
            <text:list-item>
              <text:p text:style-name="P210"><text:span text:style-name="def"><text:span text:style-name="T126">Rectangle</text:span></text:span><text:span text:style-name="def"><text:span text:style-name="T16"> r = </text:span></text:span><text:span text:style-name="def"><text:span text:style-name="T61">new</text:span></text:span><text:span text:style-name="def"><text:span text:style-name="T16"> </text:span></text:span><text:span text:style-name="def"><text:span text:style-name="T126">Rectangle</text:span></text:span><text:span text:style-name="def"><text:span text:style-name="T16"> { p1= </text:span></text:span><text:span text:style-name="def"><text:span text:style-name="T61">new</text:span></text:span><text:span text:style-name="def"><text:span text:style-name="T16"> </text:span></text:span><text:span text:style-name="def"><text:span text:style-name="T126">Point</text:span></text:span><text:span text:style-name="def"><text:span text:style-name="T16"> { x = 1, y = 2 }, p2 = </text:span></text:span><text:span text:style-name="def"><text:span text:style-name="T61">new</text:span></text:span><text:span text:style-name="def"><text:span text:style-name="T16"> </text:span></text:span><text:span text:style-name="def"><text:span text:style-name="T126">Point</text:span></text:span><text:span text:style-name="def"><text:span text:style-name="T16"> { x </text:span></text:span><text:soft-page-break/><text:span text:style-name="def"><text:span text:style-name="T16">= 3, y = 4 } };</text:span></text:span><text:span text:style-name="def"> </text:span><text:span text:style-name="defZiel">/* działa też dla obiektów*/</text:span></text:p>
            </text:list-item>
          </text:list>
        </text:list-item>
        <text:list-item>
          <text:p text:style-name="P210"><text:span text:style-name="def"><text:span text:style-name="T1">Stałe</text:span></text:span><text:span text:style-name="def"> </text:span></text:p>
          <text:list>
            <text:list-item>
              <text:p text:style-name="P210"><text:span text:style-name="def">SĄ statyczne z samego założenia!</text:span></text:p>
            </text:list-item>
            <text:list-item>
              <text:p text:style-name="P210"><text:span text:style-name="def"><text:span text:style-name="T61">const</text:span></text:span><text:span text:style-name="def"><text:span text:style-name="T16"> </text:span></text:span><text:span text:style-name="def"><text:span text:style-name="T61">string</text:span></text:span><text:span text:style-name="def"><text:span text:style-name="T16"> text = </text:span></text:span><text:span text:style-name="def"><text:span text:style-name="T109">"..."</text:span></text:span><text:span text:style-name="def"><text:span text:style-name="T16">;</text:span></text:span></text:p>
            </text:list-item>
          </text:list>
        </text:list-item>
        <text:list-item>
          <text:p text:style-name="P210"><text:span text:style-name="def"><text:span text:style-name="T1">Readonly</text:span></text:span></text:p>
          <text:list>
            <text:list-item>
              <text:p text:style-name="P210"><text:span text:style-name="def">NIE SĄ statyczne</text:span></text:p>
            </text:list-item>
            <text:list-item>
              <text:p text:style-name="P210"><text:span text:style-name="def">można ustawić ich wartość JEDEN RAZ</text:span></text:p>
            </text:list-item>
            <text:list-item>
              <text:p text:style-name="P210"><text:span text:style-name="def"><text:span text:style-name="T61">readonly</text:span></text:span><text:span text:style-name="def"><text:span text:style-name="T16"> </text:span></text:span><text:span text:style-name="def"><text:span text:style-name="T61">string</text:span></text:span><text:span text:style-name="def"><text:span text:style-name="T16"> text2 = </text:span></text:span><text:span text:style-name="def"><text:span text:style-name="T109">"..."</text:span></text:span><text:span text:style-name="def"><text:span text:style-name="T16">;</text:span></text:span></text:p>
            </text:list-item>
          </text:list>
        </text:list-item>
        <text:list-item>
          <text:p text:style-name="P210"><text:span text:style-name="def"><text:span text:style-name="T16">Typy częściowe – możliwość przetrzymywania typu (o dużej ilości kodu) w kilku plikach</text:span></text:span></text:p>
          <text:list>
            <text:list-item>
              <text:p text:style-name="P31"><text:span text:style-name="def"><text:span text:style-name="T61">partial</text:span></text:span><text:span text:style-name="def"><text:span text:style-name="T16"> </text:span></text:span><text:span text:style-name="def"><text:span text:style-name="T61">class</text:span></text:span><text:span text:style-name="def"><text:span text:style-name="T16"> </text:span></text:span><text:span text:style-name="def"><text:span text:style-name="T126">Moja</text:span></text:span></text:p>
              <text:p text:style-name="P32">{</text:p>
              <text:list>
                <text:list-header>
                  <text:p text:style-name="P31"><text:span text:style-name="T61">void</text:span><text:span text:style-name="T16"> Funct1() {... }</text:span></text:p>
                </text:list-header>
              </text:list>
              <text:p text:style-name="P32">}</text:p>
              <text:p text:style-name="P32"/>
              <text:p text:style-name="P31"><text:span text:style-name="T61">partial</text:span><text:span text:style-name="T16"> </text:span><text:span text:style-name="T61">class</text:span><text:span text:style-name="T16"> </text:span><text:span text:style-name="T126">Moja</text:span></text:p>
              <text:p text:style-name="P32">{</text:p>
              <text:list text:continue-numbering="true">
                <text:list-header>
                  <text:p text:style-name="P31"><text:span text:style-name="T61">void</text:span><text:span text:style-name="T16"> Funct2() {... }</text:span></text:p>
                </text:list-header>
              </text:list>
              <text:p text:style-name="P32">}</text:p>
            </text:list-item>
          </text:list>
        </text:list-item>
      </text:list>
      <text:list xml:id="list1675591209581401248" text:style-name="L16">
        <text:list-item>
          <text:list>
            <text:list-item>
              <text:p text:style-name="P51"><text:span text:style-name="def">w instancji klasy</text:span><text:span text:style-name="def"><text:span text:style-name="T16"> </text:span></text:span><text:span text:style-name="def"><text:span text:style-name="T126">Moja</text:span></text:span><text:span text:style-name="def"><text:span text:style-name="T16"> </text:span></text:span><text:span text:style-name="def">będą dostępne obie funkcje</text:span></text:p>
            </text:list-item>
          </text:list>
        </text:list-item>
        <text:list-item>
          <text:p text:style-name="P51"><text:span text:style-name="def">Dziedziczenie</text:span></text:p>
          <text:list>
            <text:list-item>
              <text:p text:style-name="P51"><text:span text:style-name="def"><text:span text:style-name="T61">class</text:span></text:span><text:span text:style-name="def"><text:span text:style-name="T16"> </text:span></text:span><text:span text:style-name="def"><text:span text:style-name="T126">Fiat</text:span></text:span><text:span text:style-name="def"><text:span text:style-name="T16"> : </text:span></text:span><text:span text:style-name="def"><text:span text:style-name="T126">Car</text:span></text:span><text:span text:style-name="def"><text:span text:style-name="T16"> {...}</text:span></text:span></text:p>
            </text:list-item>
            <text:list-item>
              <text:p text:style-name="P51"><text:span text:style-name="def"><text:span text:style-name="T61">sealed</text:span></text:span><text:span text:style-name="def"><text:span text:style-name="T16"> </text:span></text:span><text:span text:style-name="def"><text:span text:style-name="T61">class</text:span></text:span><text:span text:style-name="def"><text:span text:style-name="T16"> </text:span></text:span><text:span text:style-name="def"><text:span text:style-name="T126">Car </text:span></text:span><text:span text:style-name="def"><text:span text:style-name="T16">{...}</text:span></text:span><text:span text:style-name="T16"> - </text:span><text:span text:style-name="def">zapobiega dziedziczeniu po klasie</text:span><text:span text:style-name="T16"> </text:span><text:span text:style-name="def"><text:span text:style-name="T126">Car</text:span></text:span></text:p>
            </text:list-item>
            <text:list-item>
              <text:p text:style-name="P51"><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51"><text:span text:style-name="def"><text:span text:style-name="T61">public</text:span></text:span><text:span text:style-name="def"><text:span text:style-name="T16"> Fiat(</text:span></text:span><text:span text:style-name="def"><text:span text:style-name="T61">int</text:span></text:span><text:span text:style-name="def"><text:span text:style-name="T16"> b, </text:span></text:span><text:span text:style-name="def"><text:span text:style-name="T61">int</text:span></text:span><text:span text:style-name="def"><text:span text:style-name="T16"> a) </text:span></text:span><text:span text:style-name="T16">: </text:span><text:span text:style-name="T61">base</text:span><text:span text:style-name="T16">(a) </text:span><text:span text:style-name="def"><text:span text:style-name="T16">{...}</text:span></text:span><text:span text:style-name="T16"> <text:s text:c="4"/></text:span></text:p>
                </text:list-item>
              </text:list>
            </text:list-item>
            <text:list-item>
              <text:p text:style-name="P51"><text:span text:style-name="def">Typy zagnieżdżone</text:span></text:p>
              <text:list>
                <text:list-item>
                  <text:p text:style-name="P51"><text:span text:style-name="def">typy definiowane wewnątrz innych typówl</text:span></text:p>
                </text:list-item>
                <text:list-item>
                  <text:p text:style-name="P52"><text:span text:style-name="def"><text:span text:style-name="T61">class</text:span></text:span><text:span text:style-name="def"><text:span text:style-name="T16"> </text:span></text:span><text:span text:style-name="def"><text:span text:style-name="T126">Fiat</text:span></text:span><text:span text:style-name="def"><text:span text:style-name="T16"> : </text:span></text:span><text:span text:style-name="def"><text:span text:style-name="T126">Car</text:span></text:span></text:p>
                  <text:p text:style-name="P33">{</text:p>
                  <text:list>
                    <text:list-header>
                      <text:p text:style-name="P52"><text:span text:style-name="T61">public</text:span><text:span text:style-name="T16"> </text:span><text:span text:style-name="T61">class</text:span><text:span text:style-name="T16"> </text:span><text:span text:style-name="T126">Breakes</text:span></text:p>
                      <text:p text:style-name="P33">{</text:p>
                      <text:list>
                        <text:list-header>
                          <text:p text:style-name="P52"><text:span text:style-name="T61">public</text:span><text:span text:style-name="T16"> </text:span><text:span text:style-name="T61">static</text:span><text:span text:style-name="T16"> </text:span><text:span text:style-name="T61">void</text:span><text:span text:style-name="T16"> UseStaticForce() </text:span><text:span text:style-name="def"><text:span text:style-name="T16">{...};</text:span></text:span><text:span text:style-name="T16"> </text:span></text:p>
                          <text:p text:style-name="P52"><text:span text:style-name="T61">public</text:span><text:span text:style-name="T16"> </text:span><text:span text:style-name="T61">void</text:span><text:span text:style-name="T16"> UseForce() </text:span><text:span text:style-name="def"><text:span text:style-name="T16">{...};</text:span></text:span></text:p>
                        </text:list-header>
                      </text:list>
                      <text:p text:style-name="P33">}</text:p>
                    </text:list-header>
                  </text:list>
                  <text:p text:style-name="P33">}</text:p>
                </text:list-item>
                <text:list-item>
                  <text:p text:style-name="P52"><text:span text:style-name="def"><text:span text:style-name="T61">class</text:span></text:span><text:span text:style-name="def"><text:span text:style-name="T16"> </text:span></text:span><text:span text:style-name="def"><text:span text:style-name="T126">Fiat</text:span></text:span><text:span text:style-name="def"><text:span text:style-name="T16"> : </text:span></text:span><text:span text:style-name="def"><text:span text:style-name="T126">Car</text:span></text:span></text:p>
                  <text:p text:style-name="P33">{</text:p>
                  <text:list>
                    <text:list-header>
                      <text:p text:style-name="P52"><text:span text:style-name="T61">private</text:span><text:span text:style-name="T16"> </text:span><text:span text:style-name="T61">class</text:span><text:span text:style-name="T16"> </text:span><text:span text:style-name="T126">Roof</text:span><text:span text:style-name="T16"> </text:span><text:span text:style-name="def"><text:span text:style-name="T16">{...}</text:span></text:span><text:span text:style-name="T16"> </text:span></text:p>
                    </text:list-header>
                  </text:list>
                  <text:p text:style-name="P52"><text:span text:style-name="T16">} - </text:span><text:span text:style-name="def">można je deklarować jako prywatne, co całkowicie schowa je przed innymi</text:span></text:p>
                </text:list-item>
                <text:list-item>
                  <text:p text:style-name="P51"><text:span text:style-name="def">typ zagnieżdżony ma pełen dostęp do zewnętrznego, łącznie z <text:s/></text:span><text:span text:style-name="def"><text:span text:style-name="T61">private</text:span></text:span></text:p>
                </text:list-item>
                <text:list-item>
                  <text:p text:style-name="P51"><text:span text:style-name="def">zazwyczaj jest tylko typem pomocniczym i nie powinien być używany na zewnątrz</text:span></text:p>
                </text:list-item>
                <text:list-item>
                  <text:p text:style-name="P51"><text:span text:style-name="def">NIE MA ograniczenia głębokości zagnieżdżania</text:span></text:p>
                </text:list-item>
                <text:list-item>
                  <text:p text:style-name="P51"><text:span text:style-name="def"><text:span text:style-name="T61">static</text:span></text:span><text:span text:style-name="def"> można używać</text:span></text:p>
                  <text:list>
                    <text:list-item>
                      <text:p text:style-name="P51"><text:span text:style-name="def"><text:s/></text:span><text:span text:style-name="def"><text:span text:style-name="T126">Fiat</text:span></text:span><text:span text:style-name="def"><text:span text:style-name="T16">.</text:span></text:span><text:span text:style-name="def"><text:span text:style-name="T126">Breakes</text:span></text:span><text:span text:style-name="def"><text:span text:style-name="T16">.UseStaticForce();</text:span></text:span></text:p>
                    </text:list-item>
                  </text:list>
                </text:list-item>
              </text:list>
            </text:list-item>
          </text:list>
        </text:list-item>
        <text:list-item>
          <text:p text:style-name="P51"><text:span text:style-name="def">Polimorfizm – przesłanianie metod</text:span></text:p>
          <text:list>
            <text:list-item>
              <text:p text:style-name="P51"><text:span text:style-name="def">przesłaniana metoda musi być </text:span><text:span text:style-name="def"><text:span text:style-name="T61">virtual</text:span></text:span><text:span text:style-name="def"><text:span text:style-name="T16"> </text:span></text:span></text:p>
              <text:list>
                <text:list-item>
                  <text:p text:style-name="P51"><text:span text:style-name="def"><text:span text:style-name="T61">public</text:span></text:span><text:span text:style-name="def"><text:span text:style-name="T16"> </text:span></text:span><text:span text:style-name="def"><text:span text:style-name="T61">virtual</text:span></text:span><text:span text:style-name="def"><text:span text:style-name="T16"> </text:span></text:span><text:span text:style-name="def"><text:span text:style-name="T61">int</text:span></text:span><text:span text:style-name="def"><text:span text:style-name="T16"> UseForce(){...}</text:span></text:span></text:p>
                </text:list-item>
              </text:list>
            </text:list-item>
            <text:list-item>
              <text:p text:style-name="P51"><text:span text:style-name="def">przesłaniająca metoda musi być </text:span><text:span text:style-name="def"><text:span text:style-name="T61">override</text:span></text:span></text:p>
              <text:list>
                <text:list-item>
                  <text:p text:style-name="P52"><text:soft-page-break/><text:span text:style-name="def"><text:span text:style-name="T61">public</text:span></text:span><text:span text:style-name="def"><text:span text:style-name="T16"> </text:span></text:span><text:span text:style-name="def"><text:span text:style-name="T61">override</text:span></text:span><text:span text:style-name="def"><text:span text:style-name="T16"> </text:span></text:span><text:span text:style-name="def"><text:span text:style-name="T61">int</text:span></text:span><text:span text:style-name="def"><text:span text:style-name="T16"> UseForce()</text:span></text:span></text:p>
                  <text:p text:style-name="P33">{</text:p>
                  <text:list>
                    <text:list-header>
                      <text:p text:style-name="P52"><text:span text:style-name="T61">int</text:span><text:span text:style-name="T16"> x = </text:span><text:span text:style-name="T61">base</text:span><text:span text:style-name="T16">.UseForce();</text:span></text:p>
                      <text:p text:style-name="P52"><text:span text:style-name="T61">result</text:span><text:span text:style-name="T16"> x+1;</text:span></text:p>
                    </text:list-header>
                  </text:list>
                  <text:p text:style-name="P33">}</text:p>
                </text:list-item>
                <text:list-item>
                  <text:p text:style-name="P214"><text:span text:style-name="def"><text:span text:style-name="T61">base </text:span></text:span><text:span text:style-name="def">można używać jeśli metoda nie jest statyczn</text:span><text:span text:style-name="def"><text:span text:style-name="T183">a</text:span></text:span></text:p>
                </text:list-item>
              </text:list>
            </text:list-item>
          </text:list>
        </text:list-item>
      </text:list>
      <text:p text:style-name="Text_20_body"><text:span text:style-name="def"><text:tab/></text:span></text:p>
      <text:list xml:id="list36497412" text:continue-numbering="true" text:style-name="L16">
        <text:list-item>
          <text:list>
            <text:list-item>
              <text:p text:style-name="P214"><text:span text:style-name="def">sealed – blokuje przesłanianie klasy</text:span></text:p>
              <text:list>
                <text:list-item>
                  <text:p text:style-name="P214"><text:span text:style-name="def"><text:span text:style-name="T61">public</text:span></text:span><text:span text:style-name="def"><text:span text:style-name="T16"> </text:span></text:span><text:span text:style-name="def"><text:span text:style-name="T61">sealed</text:span></text:span><text:span text:style-name="def"><text:span text:style-name="T16"> </text:span></text:span><text:span text:style-name="def"><text:span text:style-name="T61">int</text:span></text:span><text:span text:style-name="def"><text:span text:style-name="T16"> UseForce(){...}</text:span></text:span></text:p>
                </text:list-item>
              </text:list>
            </text:list-item>
          </text:list>
        </text:list-item>
        <text:list-item>
          <text:p text:style-name="P214"><text:span text:style-name="def">Klasa abstrakcyjne</text:span></text:p>
          <text:list>
            <text:list-item>
              <text:p text:style-name="P214"><text:span text:style-name="def"><text:span text:style-name="T61">abstract</text:span></text:span><text:span text:style-name="def"><text:span text:style-name="T16"> </text:span></text:span><text:span text:style-name="def"><text:span text:style-name="T61">class</text:span></text:span><text:span text:style-name="def"><text:span text:style-name="T16"> </text:span></text:span><text:span text:style-name="def"><text:span text:style-name="T126">Fiat</text:span></text:span><text:span text:style-name="def"><text:span text:style-name="T16"> : </text:span></text:span><text:span text:style-name="def"><text:span text:style-name="T126">Car</text:span></text:span><text:span text:style-name="def"><text:span text:style-name="T16">{...}</text:span></text:span></text:p>
            </text:list-item>
            <text:list-item>
              <text:p text:style-name="P214"><text:span text:style-name="def">nie można tworzyć instancji klasy abstrakcyjnej (</text:span><text:span text:style-name="def"><text:span text:style-name="T61">new</text:span></text:span><text:span text:style-name="def">)</text:span></text:p>
            </text:list-item>
            <text:list-item>
              <text:p text:style-name="P214"><text:span text:style-name="def">jeśli funkcję oznaczymy tokenem </text:span><text:span text:style-name="def"><text:span text:style-name="T61">abstract</text:span></text:span><text:span text:style-name="def"> to znaczy, że klasa dziedzicząca MUSI ją przesłonić. Taka klasa jest NIEJAWNIE „</text:span><text:span text:style-name="def"><text:span text:style-name="T61">virtual</text:span></text:span><text:span text:style-name="def">”</text:span></text:p>
            </text:list-item>
            <text:list-item>
              <text:p text:style-name="P214"><text:span text:style-name="def">metoda </text:span><text:span text:style-name="def"><text:span text:style-name="T61">abstract</text:span></text:span><text:span text:style-name="def"> może być TYLKO w klasie </text:span><text:span text:style-name="def"><text:span text:style-name="T61">abstract</text:span></text:span></text:p>
            </text:list-item>
            <text:list-item>
              <text:p text:style-name="P214"><text:span text:style-name="def">klasa </text:span><text:span text:style-name="def"><text:span text:style-name="T61">abstract</text:span></text:span><text:span text:style-name="def"> nie ma definicji</text:span></text:p>
              <text:list>
                <text:list-item>
                  <text:p text:style-name="P214"><text:span text:style-name="def"><text:span text:style-name="T61">public</text:span></text:span><text:span text:style-name="def"><text:span text:style-name="T16"> </text:span></text:span><text:span text:style-name="def"><text:span text:style-name="T61">abstract</text:span></text:span><text:span text:style-name="def"><text:span text:style-name="T16"> </text:span></text:span><text:span text:style-name="def"><text:span text:style-name="T61">int</text:span></text:span><text:span text:style-name="def"><text:span text:style-name="T16"> UseForce();</text:span></text:span></text:p>
                </text:list-item>
              </text:list>
            </text:list-item>
            <text:list-item>
              <text:p text:style-name="P214"><text:span text:style-name="def">Nie można tworzyć klasy abstrakcyjnej, ale można zadeklarować zmienną tej klasy</text:span></text:p>
              <text:list>
                <text:list-item>
                  <text:p text:style-name="P214"><text:span text:style-name="def"><text:span text:style-name="T126">Car</text:span></text:span><text:span text:style-name="def"><text:span text:style-name="T16"> c;</text:span></text:span></text:p>
                </text:list-item>
                <text:list-item>
                  <text:p text:style-name="P214"><text:span text:style-name="T126">Car</text:span><text:span text:style-name="T16"> f = </text:span><text:span text:style-name="T61">new</text:span><text:span text:style-name="T16"> </text:span><text:span text:style-name="T126">Fiat</text:span><text:span text:style-name="T16">();</text:span></text:p>
                </text:list-item>
              </text:list>
            </text:list-item>
          </text:list>
        </text:list-item>
        <text:list-item>
          <text:p text:style-name="P214"><text:span text:style-name="def">Cieniowanie – coś jak reintroduce</text:span></text:p>
          <text:list>
            <text:list-item>
              <text:p text:style-name="P214"><text:span text:style-name="def">gdy chcemy zmienić działanie </text:span><text:span text:style-name="def"><text:span text:style-name="T61">public</text:span></text:span><text:span text:style-name="def"><text:span text:style-name="T16"> </text:span></text:span><text:span text:style-name="def"><text:span text:style-name="T61">void</text:span></text:span><text:span text:style-name="def"><text:span text:style-name="T16"> Draw() { }, ale nie ma ona </text:span></text:span><text:span text:style-name="def"><text:span text:style-name="T61">virtual</text:span></text:span><text:span text:style-name="def">. Zmiana jest możliwa bez tokena </text:span><text:span text:style-name="def"><text:span text:style-name="T61">new</text:span></text:span><text:span text:style-name="def">, ale kompilator będzie zgłaszał warninga. Ten token niczego w działaniu programu nie zmienia, ale daje znać, ze cieniujemy w pełni świadomie.</text:span></text:p>
            </text:list-item>
            <text:list-item>
              <text:p text:style-name="P214"><text:span text:style-name="def"><text:span text:style-name="T61">public</text:span></text:span><text:span text:style-name="def"><text:span text:style-name="T16"> </text:span></text:span><text:span text:style-name="def"><text:span text:style-name="T61">new</text:span></text:span><text:span text:style-name="def"><text:span text:style-name="T16"> </text:span></text:span><text:span text:style-name="def"><text:span text:style-name="T61">void</text:span></text:span><text:span text:style-name="def"><text:span text:style-name="T16"> Draw() { }</text:span></text:span></text:p>
            </text:list-item>
            <text:list-item>
              <text:p text:style-name="P214"><text:span text:style-name="def">korzystając z jawnego rzutowania można wywołać zacieniowaną metodę</text:span></text:p>
            </text:list-item>
            <text:list-item>
              <text:p text:style-name="P214"><text:span text:style-name="def"><text:span text:style-name="T16">((</text:span></text:span><text:span text:style-name="def"><text:span text:style-name="T126">Shape</text:span></text:span><text:span text:style-name="def"><text:span text:style-name="T16">)c).Draw();</text:span></text:span></text:p>
            </text:list-item>
            <text:list-item>
              <text:p text:style-name="P215"><text:span text:style-name="def"><text:span text:style-name="T126">Circle</text:span></text:span><text:span text:style-name="def"><text:span text:style-name="T16"> c = </text:span></text:span><text:span text:style-name="def"><text:span text:style-name="T61">new</text:span></text:span><text:span text:style-name="def"><text:span text:style-name="T16"> </text:span></text:span><text:span text:style-name="def"><text:span text:style-name="T126">Circle</text:span></text:span><text:span text:style-name="def"><text:span text:style-name="T16">();</text:span></text:span></text:p>
              <text:p text:style-name="P215">c.Draw(); <text:span text:style-name="defZiel">/*wywoła z </text:span><text:span text:style-name="defZiel"><text:span text:style-name="T184">Circle;*/</text:span></text:span></text:p>
              <text:p text:style-name="P215"><text:span text:style-name="T16">((</text:span><text:span text:style-name="T126">Shape</text:span><text:span text:style-name="T16">)c).Draw(); </text:span><text:span text:style-name="defZiel"><text:span text:style-name="T184">/* </text:span></text:span><text:span text:style-name="defZiel">wywoła</text:span><text:span text:style-name="defZiel"><text:span text:style-name="T184"> </text:span></text:span><text:span text:style-name="defZiel">z</text:span><text:span text:style-name="defZiel"><text:span text:style-name="T184"> Shape;*/</text:span></text:span></text:p>
            </text:list-item>
            <text:list-item>
              <text:p text:style-name="P215"><text:span text:style-name="T126">Shape</text:span><text:span text:style-name="T16"> c2 = </text:span><text:span text:style-name="T61">new</text:span><text:span text:style-name="T16"> </text:span><text:span text:style-name="T126">Circle</text:span><text:span text:style-name="T16">();</text:span></text:p>
              <text:p text:style-name="P215">c2.Draw();<text:span text:style-name="defZiel"> /* wywoła z </text:span><text:span text:style-name="defZiel"><text:span text:style-name="T184">Shape;*/</text:span></text:span></text:p>
              <text:p text:style-name="P215"><text:span text:style-name="T16">((</text:span><text:span text:style-name="T126">Shape</text:span><text:span text:style-name="T16">)c2).Draw(); </text:span><text:span text:style-name="defZiel"><text:span text:style-name="T184">/* </text:span></text:span><text:span text:style-name="defZiel">wywoła z</text:span><text:span text:style-name="defZiel"><text:span text:style-name="T184"> Shape;*/</text:span></text:span></text:p>
            </text:list-item>
          </text:list>
        </text:list-item>
        <text:list-item>
          <text:p text:style-name="P214"><text:span text:style-name="def">Rzutowanie</text:span></text:p>
          <text:list>
            <text:list-item>
              <text:p text:style-name="P214"><text:span text:style-name="def">niejawne (automatyczne)</text:span></text:p>
              <text:list>
                <text:list-item>
                  <text:p text:style-name="P214"><text:span text:style-name="def"><text:span text:style-name="T126">Shape</text:span></text:span><text:span text:style-name="def"><text:span text:style-name="T16"> c2 = </text:span></text:span><text:span text:style-name="def"><text:span text:style-name="T61">new</text:span></text:span><text:span text:style-name="def"><text:span text:style-name="T16"> </text:span></text:span><text:span text:style-name="def"><text:span text:style-name="T126">Circle</text:span></text:span><text:span text:style-name="def"><text:span text:style-name="T16">();<text:tab/></text:span></text:span></text:p>
                </text:list-item>
                <text:list-item>
                  <text:p text:style-name="P214"><text:span text:style-name="def"><text:span text:style-name="T16"><text:s/></text:span></text:span><text:span text:style-name="def"><text:span text:style-name="T61">int</text:span></text:span><text:span text:style-name="def"><text:span text:style-name="T16"> Test(</text:span></text:span><text:span text:style-name="def"><text:span text:style-name="T126">Circle</text:span></text:span><text:span text:style-name="def"><text:span text:style-name="T16"> obj){</text:span></text:span><text:span text:style-name="def">...}</text:span></text:p>
                  <text:list>
                    <text:list-item>
                      <text:p text:style-name="P214"><text:span text:style-name="def"><text:span text:style-name="T126">Shape</text:span></text:span><text:span text:style-name="def"><text:span text:style-name="T16"> o = </text:span></text:span><text:span text:style-name="def"><text:span text:style-name="T61">new</text:span></text:span><text:span text:style-name="def"><text:span text:style-name="T16"> </text:span></text:span><text:span text:style-name="def"><text:span text:style-name="T126">Circle</text:span></text:span><text:span text:style-name="def"><text:span text:style-name="T16">();</text:span></text:span></text:p>
                      <text:p text:style-name="P51"><text:soft-page-break/><text:span text:style-name="def"><text:span text:style-name="T16">Test(o); </text:span></text:span><text:span text:style-name="defZiel">ŹLE</text:span><text:span text:style-name="def"> – kompilator widzi o jako </text:span><text:span text:style-name="def"><text:span text:style-name="T126">Shape</text:span></text:span><text:span text:style-name="def"> a nie <text:s/></text:span><text:span text:style-name="def"><text:span text:style-name="T126">Circle</text:span></text:span></text:p>
                    </text:list-item>
                  </text:list>
                </text:list-item>
              </text:list>
            </text:list-item>
          </text:list>
        </text:list-item>
      </text:list>
      <text:p text:style-name="P7"><text:s text:c="12"/></text:p>
      <text:list xml:id="list36502671" text:continue-numbering="true" text:style-name="L16">
        <text:list-item>
          <text:list>
            <text:list-item>
              <text:p text:style-name="P214"><text:span text:style-name="def">Rzutowanie jawne</text:span></text:p>
              <text:list>
                <text:list-item>
                  <text:list>
                    <text:list-item>
                      <text:p text:style-name="P50"><text:span text:style-name="def"><text:span text:style-name="T16">Test((</text:span></text:span><text:span text:style-name="def"><text:span text:style-name="T126">Circle</text:span></text:span><text:span text:style-name="def"><text:span text:style-name="T16">)o); </text:span></text:span><text:span text:style-name="defZiel">DOBRZE</text:span><text:span text:style-name="def"> (rzutowanie jawne)</text:span></text:p>
                    </text:list-item>
                  </text:list>
                </text:list-item>
              </text:list>
            </text:list-item>
            <text:list-item>
              <text:p text:style-name="P214"><text:span text:style-name="def">Rzutowanie jawne zawsze odbywa się w trakcie działania programu, więc mogą pojawiać się błędy</text:span></text:p>
              <text:list>
                <text:list-item>
                  <text:p text:style-name="P50"><text:span text:style-name="def"><text:span text:style-name="T126">Object</text:span></text:span><text:span text:style-name="def"><text:span text:style-name="T16"> c = </text:span></text:span><text:span text:style-name="def"><text:span text:style-name="T61">new</text:span></text:span><text:span text:style-name="def"><text:span text:style-name="T16"> </text:span></text:span><text:span text:style-name="def"><text:span text:style-name="T126">Circle</text:span></text:span><text:span text:style-name="def"><text:span text:style-name="T16">();</text:span></text:span></text:p>
                </text:list-item>
              </text:list>
            </text:list-item>
          </text:list>
        </text:list-item>
      </text:list>
      <text:p text:style-name="P1"><text:span text:style-name="T126">Car</text:span><text:span text:style-name="T16"> c2 = (</text:span><text:span text:style-name="T126">Car</text:span><text:span text:style-name="T16">)c; </text:span><text:span text:style-name="defZiel"><text:span text:style-name="T184">/* tego nie wyłapie kompilator, bo widzi o jako Object a nie <text:s/>Circle*/</text:span></text:span></text:p>
      <text:list xml:id="list36487770" text:continue-numbering="true" text:style-name="L16">
        <text:list-item>
          <text:list>
            <text:list-item>
              <text:p text:style-name="P214"><text:span text:style-name="def">As</text:span></text:p>
              <text:list>
                <text:list-item>
                  <text:p text:style-name="P214"><text:span text:style-name="def">oddaje </text:span><text:span text:style-name="def"><text:span text:style-name="T61">null</text:span></text:span><text:span text:style-name="def"> jeśli typ jest nieprawidłowy – jest bezpieczniejsze.</text:span></text:p>
                </text:list-item>
                <text:list-item>
                  <text:p text:style-name="P214"><text:span text:style-name="def"><text:span text:style-name="T126">Car</text:span></text:span><text:span text:style-name="def"><text:span text:style-name="T16"> c2 = c </text:span></text:span><text:span text:style-name="def"><text:span text:style-name="T61">as</text:span></text:span><text:span text:style-name="def"><text:span text:style-name="T16"> </text:span></text:span><text:span text:style-name="def"><text:span text:style-name="T126">Car</text:span></text:span><text:span text:style-name="def"><text:span text:style-name="T16">; </text:span></text:span><text:span text:style-name="defZiel"><text:span text:style-name="T184">/* c2 będzie null*/</text:span></text:span></text:p>
                </text:list-item>
              </text:list>
            </text:list-item>
            <text:list-item>
              <text:p text:style-name="P214"><text:span text:style-name="def">Is</text:span></text:p>
              <text:list>
                <text:list-item>
                  <text:p text:style-name="P214"><text:span text:style-name="def">oddaje </text:span><text:span text:style-name="def"><text:span text:style-name="T61">true</text:span></text:span><text:span text:style-name="def"> / </text:span><text:span text:style-name="def"><text:span text:style-name="T61">false</text:span></text:span><text:span text:style-name="def"> na pytanie czy obiekt jest wskazanego typy</text:span></text:p>
                </text:list-item>
                <text:list-item>
                  <text:p text:style-name="P214"><text:span text:style-name="def"><text:span text:style-name="T62">if</text:span></text:span><text:span text:style-name="def"><text:span text:style-name="T17"> (c </text:span></text:span><text:span text:style-name="def"><text:span text:style-name="T62">is</text:span></text:span><text:span text:style-name="def"><text:span text:style-name="T17"> </text:span></text:span><text:span text:style-name="def"><text:span text:style-name="T128">Car</text:span></text:span><text:span text:style-name="def"><text:span text:style-name="T17">)</text:span></text:span><text:span text:style-name="def"><text:span text:style-name="T113"> {...}</text:span></text:span></text:p>
                </text:list-item>
              </text:list>
            </text:list-item>
          </text:list>
        </text:list-item>
        <text:list-item>
          <text:p text:style-name="P214"><text:span text:style-name="def">System.Object</text:span></text:p>
          <text:list>
            <text:list-item>
              <text:p text:style-name="P214"><text:span text:style-name="def">ToString – łańcuch reprezentujący instancję</text:span></text:p>
            </text:list-item>
            <text:list-item>
              <text:p text:style-name="P214"><text:span text:style-name="def">Equals - <text:s/>porównuje referencje obiektów, więc odda </text:span><text:span text:style-name="def"><text:span text:style-name="T61">true</text:span></text:span><text:span text:style-name="def"> tylko gdy to ten sam obiekt</text:span></text:p>
            </text:list-item>
            <text:list-item>
              <text:p text:style-name="P214"><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4222605084192974394" text:style-name="L17">
        <text:list-item>
          <text:p text:style-name="P216"><text:span text:style-name="def"><text:span text:style-name="T61">throw</text:span></text:span><text:span text:style-name="def"><text:span text:style-name="T16"> </text:span></text:span><text:span text:style-name="def"><text:span text:style-name="T61">new</text:span></text:span><text:span text:style-name="def"><text:span text:style-name="T16"> </text:span></text:span><text:span text:style-name="def"><text:span text:style-name="T126">Exception</text:span></text:span><text:span text:style-name="def"><text:span text:style-name="T16">(</text:span></text:span><text:span text:style-name="def"><text:span text:style-name="T109">"..."</text:span></text:span><text:span text:style-name="def"><text:span text:style-name="T16">); </text:span></text:span><text:span text:style-name="defZiel"><text:span text:style-name="T184">/* rzucenie wyjątku*/</text:span></text:span></text:p>
        </text:list-item>
        <text:list-item>
          <text:p text:style-name="P53"><text:span text:style-name="def"><text:span text:style-name="T61">try</text:span></text:span><text:span text:style-name="def"><text:span text:style-name="T16"> {...}</text:span></text:span></text:p>
        </text:list-item>
      </text:list>
      <text:p text:style-name="P3"><text:span text:style-name="T61">catch</text:span><text:span text:style-name="T16"> (</text:span><text:span text:style-name="T126">Exception</text:span><text:span text:style-name="T16"> e) {...}</text:span></text:p>
      <text:list xml:id="list4219336443555564920" text:style-name="L18">
        <text:list-item>
          <text:p text:style-name="P217"><text:span text:style-name="def">Właściwości klasy <text:s/></text:span><text:span text:style-name="def"><text:span text:style-name="T126">Exception</text:span></text:span></text:p>
          <text:list>
            <text:list-item>
              <text:p text:style-name="P217"><text:span text:style-name="def">Message – string z opisem problemu</text:span></text:p>
            </text:list-item>
            <text:list-item>
              <text:p text:style-name="P217"><text:span text:style-name="def">TargetSite – zwraca System.Reflection.MethodBase, czyli zbiór informacji o metodzie która rzuciła wyjątkiem</text:span></text:p>
              <text:list>
                <text:list-item>
                  <text:p text:style-name="P217"><text:span text:style-name="def">DeclaringType – pełna nazwa klasy rzucającej błąd np. „</text:span><text:span text:style-name="def"><text:span text:style-name="T154">SimpleException</text:span></text:span><text:span text:style-name="def"><text:span text:style-name="T16">.</text:span></text:span><text:span text:style-name="def"><text:span text:style-name="T126">Car</text:span></text:span><text:span text:style-name="def">”</text:span></text:p>
                </text:list-item>
                <text:list-item>
                  <text:p text:style-name="P217"><text:span text:style-name="def">MemberType – typ składowej (właściwość lub metoda) np. „</text:span><text:span text:style-name="def"><text:span text:style-name="T154">Method</text:span></text:span><text:span text:style-name="def">”</text:span></text:p>
                </text:list-item>
              </text:list>
            </text:list-item>
            <text:list-item>
              <text:p text:style-name="P217"><text:span text:style-name="def">Source – Nazwa pakietu lub obiektu zgłaszającego błąd. np.: „</text:span><text:span text:style-name="def"><text:span text:style-name="T126">Car</text:span></text:span><text:span text:style-name="def">”</text:span></text:p>
            </text:list-item>
            <text:list-item>
              <text:p text:style-name="P217"><text:span text:style-name="def">StackTrace – łańcuch tekstowy z sekwencją wywołań, która prowadziła do powstania błędu</text:span></text:p>
            </text:list-item>
            <text:list-item>
              <text:p text:style-name="P217"><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217"><text:span text:style-name="def">Data – obiekt implementujący </text:span><text:span text:style-name="def"><text:span text:style-name="T126">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217"><text:span text:style-name="def">Jeśli jest wiele klas dziedziczących po </text:span><text:span text:style-name="def"><text:span text:style-name="T154">System.</text:span></text:span><text:span text:style-name="def"><text:span text:style-name="T126">Exception </text:span></text:span><text:span text:style-name="def">to ich typ można przedzić przy </text:span><text:span text:style-name="def">pomocy </text:span><text:span text:style-name="def"><text:span text:style-name="T61">is</text:span></text:span></text:p>
        </text:list-item>
        <text:list-item>
          <text:p text:style-name="P217"><text:soft-page-break/><text:span text:style-name="def">Tworzenie nowych wyjątków</text:span></text:p>
          <text:list>
            <text:list-item>
              <text:p text:style-name="P217"><text:span text:style-name="def">powinny dziedziczyć po </text:span><text:span text:style-name="def"><text:span text:style-name="T126">ApplicationException</text:span></text:span><text:span text:style-name="def">, bo </text:span><text:span text:style-name="def"><text:span text:style-name="T126">SystemException</text:span></text:span><text:span text:style-name="def"> to wyjątki CLR</text:span></text:p>
            </text:list-item>
            <text:list-item>
              <text:p text:style-name="P54"><text:span text:style-name="def2">public</text:span><text:span text:style-name="def"><text:span text:style-name="T16"> </text:span></text:span><text:span text:style-name="def"><text:span text:style-name="T61">class</text:span></text:span><text:span text:style-name="def"><text:span text:style-name="T16"> </text:span></text:span><text:span text:style-name="def"><text:span text:style-name="T126">CarException</text:span></text:span><text:span text:style-name="def"><text:span text:style-name="T16">: </text:span></text:span><text:span text:style-name="def"><text:span text:style-name="T126">ApplicationException</text:span></text:span><text:span text:style-name="def"><text:span text:style-name="T16">{</text:span></text:span></text:p>
              <text:list>
                <text:list-header>
                  <text:p text:style-name="P54"><text:span text:style-name="T61">public</text:span><text:span text:style-name="T16"> CarException(</text:span><text:span text:style-name="T61">string</text:span><text:span text:style-name="T16"> message, </text:span><text:span text:style-name="T61">int</text:span><text:span text:style-name="T16"> x):</text:span><text:span text:style-name="T61">base</text:span><text:span text:style-name="T16">(message){}</text:span></text:p>
                  <text:p text:style-name="P128">}</text:p>
                </text:list-header>
              </text:list>
            </text:list-item>
          </text:list>
        </text:list-item>
        <text:list-item>
          <text:p text:style-name="P217"><text:span text:style-name="def">Idealny wyjątek musi:</text:span></text:p>
          <text:list>
            <text:list-item>
              <text:p text:style-name="P217"><text:span text:style-name="def">wywodzić się z klasy <text:s/></text:span><text:span text:style-name="def"><text:span text:style-name="T126">ApplicationException</text:span></text:span></text:p>
            </text:list-item>
            <text:list-item>
              <text:p text:style-name="P217"><text:span text:style-name="def">zostać oznakowany atrybutem [</text:span><text:span text:style-name="def"><text:span text:style-name="T154">System.</text:span></text:span><text:span text:style-name="def"><text:span text:style-name="T126">Serializable</text:span></text:span><text:span text:style-name="def">] </text:span></text:p>
            </text:list-item>
            <text:list-item>
              <text:p text:style-name="P217"><text:span text:style-name="def">definiować domyślny konstruktor</text:span></text:p>
            </text:list-item>
            <text:list-item>
              <text:p text:style-name="P217"><text:span text:style-name="def">definiować domyślny konstruktor ustawiający dziedziczoną własność </text:span><text:span text:style-name="def"><text:span text:style-name="T16">message</text:span></text:span></text:p>
            </text:list-item>
            <text:list-item>
              <text:p text:style-name="P217"><text:span text:style-name="def">definiować domyślny konstruktor obsługujący „wyjątki wewnętrzne”</text:span></text:p>
            </text:list-item>
            <text:list-item>
              <text:p text:style-name="P217"><text:span text:style-name="def">definiować domyślny konstruktor obsługujący serializację tego typu</text:span></text:p>
            </text:list-item>
            <text:list-item>
              <text:p text:style-name="P217"><text:span text:style-name="def">patrz str. 226</text:span></text:p>
            </text:list-item>
          </text:list>
        </text:list-item>
        <text:list-item>
          <text:p text:style-name="P217"><text:span text:style-name="def">przechwytywanie wielu wyjątków, ważna jest kolejność: od szczegółu do ogółu</text:span></text:p>
          <text:list>
            <text:list-item>
              <text:p text:style-name="P54"><text:span text:style-name="def"><text:span text:style-name="T61">try</text:span></text:span><text:span text:style-name="def"><text:span text:style-name="T16"> { }</text:span></text:span></text:p>
              <text:p text:style-name="P54"><text:span text:style-name="T61">catch</text:span><text:span text:style-name="T16"> (</text:span><text:span text:style-name="T126">CarException</text:span><text:span text:style-name="T16"> e) { } </text:span><text:span text:style-name="defZiel"><text:span text:style-name="T184">/* </text:span></text:span><text:span text:style-name="defZiel">jeśli to nie taki wyjątek to patrzy w kolejnego</text:span><text:span text:style-name="defZiel"><text:span text:style-name="T184"> catch*/</text:span></text:span></text:p>
              <text:p text:style-name="P54"><text:span text:style-name="T61">catch</text:span><text:span text:style-name="T16"> (</text:span><text:span text:style-name="T126">Exception</text:span><text:span text:style-name="T16"> e) { } </text:span><text:span text:style-name="defZiel"><text:span text:style-name="T184">/* ten powinien być na końcu, bo jest najogólniejszy*/</text:span></text:span></text:p>
            </text:list-item>
          </text:list>
        </text:list-item>
        <text:list-item>
          <text:p text:style-name="P217"><text:span text:style-name="def">ponowne rzucanie wyjątków – gdy catch nie potrafi w pełni się nim zająć</text:span></text:p>
          <text:list>
            <text:list-item>
              <text:p text:style-name="P55"><text:span text:style-name="def"><text:span text:style-name="T61">catch</text:span></text:span><text:span text:style-name="def"><text:span text:style-name="T16"> (</text:span></text:span><text:span text:style-name="def"><text:span text:style-name="T126">CarException</text:span></text:span><text:span text:style-name="def"><text:span text:style-name="T16"> e)</text:span></text:span></text:p>
              <text:p text:style-name="P35">{</text:p>
              <text:list>
                <text:list-header>
                  <text:p text:style-name="P55"><text:span text:style-name="T61">throw</text:span><text:span text:style-name="T16">;</text:span></text:p>
                </text:list-header>
              </text:list>
              <text:p text:style-name="P35">}</text:p>
            </text:list-item>
          </text:list>
        </text:list-item>
        <text:list-item>
          <text:p text:style-name="P217"><text:span text:style-name="def">wyjątki wewnętrzne to wyjątki, które zdarzają się wewnątrz bloku </text:span><text:span text:style-name="def"><text:span text:style-name="T61">catch</text:span></text:span><text:span text:style-name="def">. Powinny zostać przechwycone i zapewne jakoś”wmontowane” w wyjątek zewnętrzny”</text:span></text:p>
          <text:list>
            <text:list-item>
              <text:p text:style-name="P55"><text:span text:style-name="def"><text:span text:style-name="T61">try</text:span></text:span><text:span text:style-name="def"><text:span text:style-name="T16"> { }</text:span></text:span></text:p>
              <text:p text:style-name="P55"><text:span text:style-name="T61">catch</text:span><text:span text:style-name="T16"> (</text:span><text:span text:style-name="T126">CarException</text:span><text:span text:style-name="T16"> e)</text:span></text:p>
              <text:p text:style-name="P35">{</text:p>
              <text:list>
                <text:list-header>
                  <text:p text:style-name="P54"><text:span text:style-name="T61">try</text:span><text:span text:style-name="T16"> { }</text:span></text:p>
                  <text:p text:style-name="P54"><text:span text:style-name="T61">catch</text:span><text:span text:style-name="T16"> (</text:span><text:span text:style-name="T126">Exception</text:span><text:span text:style-name="T16"> e2)</text:span></text:p>
                  <text:p text:style-name="P34">{</text:p>
                  <text:list>
                    <text:list-header>
                      <text:p text:style-name="P54"><text:span text:style-name="T61">throw</text:span><text:span text:style-name="T16"> </text:span><text:span text:style-name="T61">new</text:span><text:span text:style-name="T16"> </text:span><text:span text:style-name="T126">Exception</text:span><text:span text:style-name="T16">(e.Message + </text:span><text:span text:style-name="T109">"-&gt;"</text:span><text:span text:style-name="T16"> + e2.Message);</text:span></text:p>
                    </text:list-header>
                  </text:list>
                  <text:p text:style-name="P34">}</text:p>
                </text:list-header>
              </text:list>
              <text:p text:style-name="P34">}</text:p>
            </text:list-item>
          </text:list>
        </text:list-item>
        <text:list-item>
          <text:p text:style-name="P217"><text:span text:style-name="def">Finally: to co robimy zawsze po wyjściu z bloku </text:span><text:span text:style-name="def"><text:span text:style-name="T61">try</text:span></text:span></text:p>
          <text:list>
            <text:list-item>
              <text:p text:style-name="P54"><text:span text:style-name="def"><text:span text:style-name="T61">try</text:span></text:span><text:span text:style-name="def"><text:span text:style-name="T16"> { }</text:span></text:span></text:p>
              <text:p text:style-name="P54"><text:span text:style-name="def"><text:span text:style-name="T61">catch</text:span></text:span><text:span text:style-name="def"><text:span text:style-name="T16"> (</text:span></text:span><text:span text:style-name="def"><text:span text:style-name="T126">CarException</text:span></text:span><text:span text:style-name="def"><text:span text:style-name="T16"> e) {}</text:span></text:span></text:p>
              <text:p text:style-name="P54"><text:span text:style-name="def"><text:span text:style-name="T61">finally </text:span></text:span><text:span text:style-name="def"><text:span text:style-name="T16">{}</text:span></text:span></text:p>
            </text:list-item>
          </text:list>
        </text:list-item>
      </text:list>
      <text:list xml:id="list36504521" text:continue-list="list36487770" text:style-name="L16">
        <text:list-item>
          <text:list>
            <text:list-item>
              <text:p text:style-name="P50"><text:span text:style-name="def"><text:span text:style-name="T61">try</text:span></text:span><text:span text:style-name="def"><text:span text:style-name="T16"> { }</text:span></text:span></text:p>
              <text:p text:style-name="P50"><text:span text:style-name="def"><text:span text:style-name="T61">finally </text:span></text:span><text:span text:style-name="def"><text:span text:style-name="T16">{} </text:span></text:span><text:span text:style-name="defZiel"><text:span text:style-name="T184">/* </text:span></text:span><text:span text:style-name="defZiel">można obyć się bez</text:span><text:span text:style-name="defZiel"><text:span text:style-name="T184"> catch</text:span></text:span><text:span text:style-name="defZiel">, ale to ma mniejsze zastosowanie niż w Delphi</text:span><text:span text:style-name="defZiel"><text:span text:style-name="T184">, </text:span></text:span><text:span text:style-name="defZiel">bo nie zwalniamy obiektów*/</text:span></text:p>
            </text:list-item>
            <text:list-item>
              <text:p text:style-name="P214"><text:span text:style-name="def"><text:span text:style-name="T61">finally </text:span></text:span><text:span text:style-name="def">ZAWSZE na końcu</text:span></text:p>
            </text:list-item>
          </text:list>
        </text:list-item>
      </text:list>
      <text:p text:style-name="Text_20_body"><text:span text:style-name="def">Czas życia obiektu</text:span></text:p>
      <text:list xml:id="list5687746757090133831" text:style-name="L19">
        <text:list-item>
          <text:p text:style-name="P218"><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218"><text:span text:style-name="def">usuwanie obiektów</text:span></text:p>
          <text:list>
            <text:list-item>
              <text:p text:style-name="P218"><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218"><text:soft-page-break/><text:span text:style-name="def">można to „lekko” wymusić ustawiając obiektowi </text:span><text:span text:style-name="def2">null</text:span></text:p>
            </text:list-item>
            <text:list-item>
              <text:p text:style-name="P218"><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86">i</text:span></text:span><text:span text:style-name="def">e (chyba chodzi o porządkowanie) jest miejsce na stercie i przypisanie korzeni do nowej sterty.</text:span></text:p>
            </text:list-item>
            <text:list-item>
              <text:p text:style-name="P218"><text:span text:style-name="def">Celem przyspieszenia procesu obiekty podzielone są na 3 generacje</text:span></text:p>
              <text:list>
                <text:list-item>
                  <text:p text:style-name="P218"><text:span text:style-name="def">0 – jeszcze nie oznaczona do usunięcia</text:span></text:p>
                </text:list-item>
                <text:list-item>
                  <text:p text:style-name="P218"><text:span text:style-name="def">1 - przetrwał odśmiecanie, choć był zaznaczony do usunięcia, bo wcześniej uzyskano potrzebną ilość miejsca</text:span></text:p>
                </text:list-item>
                <text:list-item>
                  <text:p text:style-name="P218"><text:span text:style-name="def">2 – przetrwał więcej niż jedno odśmiecanie</text:span></text:p>
                </text:list-item>
                <text:list-item>
                  <text:p text:style-name="P218"><text:span text:style-name="def">dzięki takiemu podziałowi, zmienne lokalne trafiają do generacji 0 i są usuwane w pierwszej kolejności</text:span></text:p>
                </text:list-item>
              </text:list>
            </text:list-item>
            <text:list-item>
              <text:p text:style-name="P218"><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218"><text:span text:style-name="def">System.GC – pozwala na komunikację z odśmiecaczem</text:span></text:p>
              <text:list>
                <text:list-item>
                  <text:p text:style-name="P218"><text:span text:style-name="def">Collect – wymusza odśmiecanie: </text:span><text:span text:style-name="def"><text:span text:style-name="T16">System.</text:span></text:span><text:span text:style-name="def"><text:span text:style-name="T126">GC</text:span></text:span><text:span text:style-name="def"><text:span text:style-name="T16">.Collect(0, </text:span></text:span><text:span text:style-name="def"><text:span text:style-name="T126">GCCollectionMode</text:span></text:span><text:span text:style-name="def"><text:span text:style-name="T16">.Forced);</text:span></text:span></text:p>
                </text:list-item>
                <text:list-item>
                  <text:p text:style-name="P218"><text:span text:style-name="def">GetTotalMemory – szacowana ilość pamięci zajętej przez stertę</text:span></text:p>
                </text:list-item>
                <text:list-item>
                  <text:p text:style-name="P218"><text:span text:style-name="def">strona 244</text:span></text:p>
                </text:list-item>
              </text:list>
            </text:list-item>
          </text:list>
        </text:list-item>
        <text:list-item>
          <text:p text:style-name="P218"><text:span text:style-name="def">Finalization</text:span></text:p>
          <text:list>
            <text:list-item>
              <text:p text:style-name="P218"><text:span text:style-name="def">przesłanianie Finalize w strukturze jest NIEDOZWOLONE</text:span></text:p>
            </text:list-item>
            <text:list-item>
              <text:p text:style-name="P218"><text:span text:style-name="def">w odróżnieniu od Delphi przesłanianie Finalize jest rzadko potrzebne, bo obiekty zwalnia automat. Pomocne mogą być do usuwania niezarządzalnych zasobów.</text:span></text:p>
            </text:list-item>
            <text:list-item>
              <text:p text:style-name="P218"><text:span text:style-name="def"><text:span text:style-name="T16">~Circle()</text:span></text:span><text:span text:style-name="T16">{}</text:span></text:p>
            </text:list-item>
          </text:list>
        </text:list-item>
        <text:list-item>
          <text:p text:style-name="P218"><text:span text:style-name="T16">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218"><text:span text:style-name="def"><text:span text:style-name="T61">public</text:span></text:span><text:span text:style-name="def"><text:span text:style-name="T16"> </text:span></text:span><text:span text:style-name="def"><text:span text:style-name="T61">void</text:span></text:span><text:span text:style-name="def"><text:span text:style-name="T16"> Dispose() {...}</text:span></text:span></text:p>
            </text:list-item>
            <text:list-item>
              <text:p text:style-name="P218"><text:span text:style-name="def">Automatycznie jest wywoływana przez odśmiecacz, ale lepiej na to nie czekać.</text:span></text:p>
            </text:list-item>
            <text:list-item>
              <text:p text:style-name="P218"><text:span text:style-name="def">Czasem funkcja nazywa się Close, co bywa mylące, ale brzmi bardziej naturalnie (np. dla plików)</text:span></text:p>
            </text:list-item>
            <text:list-item>
              <text:p text:style-name="P218"><text:span text:style-name="def">Dispose można <text:s/>wykonać np. w bloku </text:span><text:span text:style-name="def"><text:span text:style-name="T61">try</text:span></text:span><text:span text:style-name="def">/</text:span><text:span text:style-name="def"><text:span text:style-name="T61">finally</text:span></text:span><text:span text:style-name="def"><text:span text:style-name="T16"> </text:span></text:span><text:span text:style-name="def">lub prościej </text:span></text:p>
              <text:p text:style-name="P218"><text:span text:style-name="def"><text:span text:style-name="T61">using</text:span></text:span><text:span text:style-name="def"><text:span text:style-name="T16"> (MyFile file = </text:span></text:span><text:span text:style-name="def"><text:span text:style-name="T61">new</text:span></text:span><text:span text:style-name="def"><text:span text:style-name="T16"> MyFile()) {…}</text:span></text:span><text:span text:style-name="def"> co zostaje rozwinięte do bloku</text:span><text:span text:style-name="def"><text:span text:style-name="T16"> </text:span></text:span><text:span text:style-name="def"><text:span text:style-name="T61">try</text:span></text:span><text:span text:style-name="def">/</text:span><text:span text:style-name="def"><text:span text:style-name="T61">finally</text:span></text:span></text:p>
            </text:list-item>
            <text:list-item>
              <text:p text:style-name="P218"><text:span text:style-name="def">Finalize i Dispose w jednym obiekcie. Aby nie powtarzać Dispose przy finalizacji wewnątrz klasy piszemy:</text:span></text:p>
              <text:p text:style-name="P218"><text:span text:style-name="def"><text:span text:style-name="T16">~MyClass(){ /*tu NIE robimy Dispose*/}</text:span></text:span></text:p>
              <text:p text:style-name="P218"><text:span text:style-name="def"><text:span text:style-name="T61">public</text:span></text:span><text:span text:style-name="def"><text:span text:style-name="T16"> </text:span></text:span><text:span text:style-name="def"><text:span text:style-name="T61">void</text:span></text:span><text:span text:style-name="def"><text:span text:style-name="T16"> Dispose() {</text:span></text:span></text:p>
              <text:list>
                <text:list-header>
                  <text:p text:style-name="P218"><text:span text:style-name="def"><text:span text:style-name="T126">GC</text:span></text:span><text:span text:style-name="def"><text:span text:style-name="T16">.SupressFinalize(); </text:span></text:span><text:span text:style-name="defZiel"><text:span text:style-name="T184">//wyłączenie Finalize gdy robimy Dispose</text:span></text:span></text:p>
                </text:list-header>
              </text:list>
              <text:p text:style-name="P218"><text:span text:style-name="def"><text:span text:style-name="T16">}</text:span></text:span></text:p>
            </text:list-item>
          </text:list>
        </text:list-item>
        <text:list-item>
          <text:p text:style-name="P218"><text:soft-page-break/><text:span text:style-name="def">Generyczna klasa</text:span><text:span text:style-name="def"><text:span text:style-name="T16"> Lazy</text:span></text:span></text:p>
          <text:list>
            <text:list-item>
              <text:p text:style-name="P218"><text:span text:style-name="def">pomaga utworzyć obiekt TYLKO i DOPIERO wtedy, kiedy jest potrzebny</text:span></text:p>
            </text:list-item>
            <text:list-item>
              <text:p text:style-name="P56"><text:span text:style-name="def"><text:span text:style-name="T61">private</text:span></text:span><text:span text:style-name="def"><text:span text:style-name="T16"> </text:span></text:span><text:span text:style-name="def"><text:span text:style-name="T126">Lazy</text:span></text:span><text:span text:style-name="def"><text:span text:style-name="T16">&lt;</text:span></text:span><text:span text:style-name="def"><text:span text:style-name="T126">Car</text:span></text:span><text:span text:style-name="def"><text:span text:style-name="T16">&gt; pojazd = </text:span></text:span><text:span text:style-name="def"><text:span text:style-name="T61">new</text:span></text:span><text:span text:style-name="def"><text:span text:style-name="T16"> </text:span></text:span><text:span text:style-name="def"><text:span text:style-name="T126">Lazy</text:span></text:span><text:span text:style-name="def"><text:span text:style-name="T16">&lt;</text:span></text:span><text:span text:style-name="def"><text:span text:style-name="T126">Car</text:span></text:span><text:span text:style-name="def"><text:span text:style-name="T16">&gt;();</text:span></text:span></text:p>
              <text:p text:style-name="P56"><text:span text:style-name="T61">private</text:span><text:span text:style-name="T16"> </text:span><text:span text:style-name="T126">Car</text:span><text:span text:style-name="T16"> dotknijPojazdu()</text:span></text:p>
              <text:p text:style-name="P36">{</text:p>
              <text:list>
                <text:list-header>
                  <text:p text:style-name="P56"><text:span text:style-name="T61">return</text:span><text:span text:style-name="T16"> pojazd.Value; </text:span><text:span text:style-name="defZiel"><text:span text:style-name="T184">/* </text:span></text:span><text:span text:style-name="defZiel">tu wywołany będzie DOMYŚLNY konstruktor*/</text:span></text:p>
                </text:list-header>
              </text:list>
              <text:p text:style-name="P36">}</text:p>
            </text:list-item>
            <text:list-item>
              <text:p text:style-name="P56"><text:span text:style-name="def"><text:span text:style-name="T61">private</text:span></text:span><text:span text:style-name="def"><text:span text:style-name="T16"> </text:span></text:span><text:span text:style-name="def"><text:span text:style-name="T126">Lazy</text:span></text:span><text:span text:style-name="def"><text:span text:style-name="T16">&lt;</text:span></text:span><text:span text:style-name="def"><text:span text:style-name="T126">Car</text:span></text:span><text:span text:style-name="def"><text:span text:style-name="T16">&gt; pojazd = </text:span></text:span><text:span text:style-name="def"><text:span text:style-name="T61">new</text:span></text:span><text:span text:style-name="def"><text:span text:style-name="T16"> </text:span></text:span><text:span text:style-name="def"><text:span text:style-name="T126">Lazy</text:span></text:span><text:span text:style-name="def"><text:span text:style-name="T16">&lt;</text:span></text:span><text:span text:style-name="def"><text:span text:style-name="T126">Car</text:span></text:span><text:span text:style-name="def"><text:span text:style-name="T16">&gt;( () =&gt;</text:span></text:span></text:p>
              <text:list>
                <text:list-header>
                  <text:p text:style-name="P56"><text:span text:style-name="T61">private</text:span><text:span text:style-name="T16"> </text:span><text:span text:style-name="T126">Car</text:span><text:span text:style-name="T16"> dotknijPojazdu()</text:span></text:p>
                  <text:p text:style-name="P36">{</text:p>
                  <text:list>
                    <text:list-header>
                      <text:p text:style-name="P130"><text:span text:style-name="T61">return</text:span><text:span text:style-name="T16"> new </text:span><text:span text:style-name="T126">Car</text:span><text:span text:style-name="def2"><text:span text:style-name="T15">('Henryk')</text:span></text:span><text:span text:style-name="T16">; </text:span><text:span text:style-name="defZiel"><text:span text:style-name="T184">/* </text:span></text:span><text:span text:style-name="defZiel">tu wywołany będzie PRZECIĄŻONY konstruktor*/</text:span></text:p>
                      <text:p text:style-name="P131">}</text:p>
                      <text:p text:style-name="P129">);</text:p>
                    </text:list-header>
                  </text:list>
                </text:list-header>
              </text:list>
            </text:list-item>
          </text:list>
        </text:list-item>
      </text:list>
      <text:p text:style-name="P20"><text:span text:style-name="def">Interfejsy</text:span></text:p>
      <text:list xml:id="list8096820603582722341" text:style-name="L20">
        <text:list-item>
          <text:p text:style-name="P57"><text:span text:style-name="def">Ogólne</text:span></text:p>
          <text:list>
            <text:list-item>
              <text:p text:style-name="P57"><text:span text:style-name="def">NIE POZWWALAJĄ na definiowanie zmiennych (klasy abstrakcyjne tak)</text:span></text:p>
            </text:list-item>
            <text:list-item>
              <text:p text:style-name="P57"><text:span text:style-name="def">klasa może implementować wiele interfejsów, ale dziedziczyć po jednej klasie abstrakcyjnej</text:span></text:p>
            </text:list-item>
            <text:list-item>
              <text:p text:style-name="P57"><text:span text:style-name="def"><text:span text:style-name="T1">metody</text:span></text:span><text:span text:style-name="def"> interfejsów NIE MAJĄ DEFINJICJI, metody abstrakcyjne myszą zostać zdefiniowane</text:span></text:p>
            </text:list-item>
            <text:list-item>
              <text:p text:style-name="P57"><text:span text:style-name="def">interfejsy NIE MAJĄ </text:span><text:span text:style-name="def"><text:span text:style-name="T1">konstruktorów</text:span></text:span></text:p>
            </text:list-item>
            <text:list-item>
              <text:p text:style-name="P57"><text:span text:style-name="def">NIE MOŻNA tworzyć ich </text:span><text:span text:style-name="def"><text:span text:style-name="T1">instancji</text:span></text:span></text:p>
            </text:list-item>
            <text:list-item>
              <text:p text:style-name="P57"><text:span text:style-name="def"><text:span text:style-name="T61">public</text:span></text:span><text:span text:style-name="def"><text:span text:style-name="T16"> </text:span></text:span><text:span text:style-name="def"><text:span text:style-name="T61">interface</text:span></text:span><text:span text:style-name="def"><text:span text:style-name="T16"> </text:span></text:span><text:span text:style-name="def"><text:span text:style-name="T126">Ipointy</text:span></text:span><text:span text:style-name="def"><text:span text:style-name="T16">{</text:span></text:span></text:p>
            </text:list-item>
          </text:list>
        </text:list-item>
      </text:list>
      <text:list xml:id="list8411671512852435046" text:style-name="L21">
        <text:list-item>
          <text:list>
            <text:list-header>
              <text:p text:style-name="P59"><text:span text:style-name="T61">public</text:span><text:span text:style-name="T16"> </text:span><text:span text:style-name="T61">int</text:span><text:span text:style-name="T16"> DajKrawedzie();</text:span></text:p>
            </text:list-header>
          </text:list>
          <text:p text:style-name="P38">}</text:p>
          <text:list text:continue-numbering="true">
            <text:list-item>
              <text:p text:style-name="P132"><text:span text:style-name="T61">class</text:span><text:span text:style-name="T16"> </text:span><text:span text:style-name="T126">Circle</text:span><text:span text:style-name="T16"> : </text:span><text:span text:style-name="T126">Shape</text:span><text:span text:style-name="T16">, </text:span><text:span text:style-name="T126">Ipointy</text:span><text:span text:style-name="T16">{</text:span></text:p>
              <text:p text:style-name="P58"><text:span text:style-name="T16">p</text:span><text:span text:style-name="T61">ublic</text:span><text:span text:style-name="T16"> </text:span><text:span text:style-name="T61">int</text:span><text:span text:style-name="T16"> DajKrawedzie(){ </text:span><text:span text:style-name="defZiel">/*konieczna definicja funkcji*/</text:span><text:span text:style-name="T16"> }</text:span></text:p>
            </text:list-item>
          </text:list>
          <text:p text:style-name="P133">}</text:p>
          <text:list text:continue-numbering="true">
            <text:list-header>
              <text:p text:style-name="P134"/>
            </text:list-header>
            <text:list-item>
              <text:p text:style-name="P135"><text:span text:style-name="T61">class</text:span><text:span text:style-name="T16"> </text:span><text:span text:style-name="T126">Circle</text:span><text:span text:style-name="T16"> : </text:span><text:span text:style-name="T126">Shape</text:span><text:span text:style-name="T16">, </text:span><text:span text:style-name="T126">Ipointy</text:span><text:span text:style-name="T16">{</text:span></text:p>
              <text:p text:style-name="P59"><text:span text:style-name="T16">p</text:span><text:span text:style-name="T61">ublic</text:span><text:span text:style-name="T16"> </text:span><text:span text:style-name="T61">int</text:span><text:span text:style-name="T16"> DajKrawedzie(){</text:span><text:span text:style-name="defZiel"><text:span text:style-name="T184"> </text:span></text:span><text:span text:style-name="defZiel">/*konieczna definicja funkcji*/</text:span><text:span text:style-name="T16"> }</text:span></text:p>
            </text:list-item>
          </text:list>
          <text:p text:style-name="P38">}</text:p>
          <text:list text:continue-numbering="true">
            <text:list-item>
              <text:p text:style-name="P138"><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39"><text:span text:style-name="def">MOŻNA przekazywać jako </text:span><text:span text:style-name="def"><text:span text:style-name="T1">parametry</text:span></text:span></text:p>
            </text:list-item>
            <text:list-item>
              <text:p text:style-name="P139"><text:span text:style-name="def"><text:span text:style-name="T1">i</text:span></text:span><text:span text:style-name="def"><text:span text:style-name="T113">nterfejsy MOGĄ być </text:span></text:span><text:span text:style-name="def"><text:span text:style-name="T1">wartościami</text:span></text:span><text:span text:style-name="def"><text:span text:style-name="T113"> </text:span></text:span><text:span text:style-name="def"><text:span text:style-name="T1">zwracanymi</text:span></text:span></text:p>
            </text:list-item>
            <text:list-item>
              <text:p text:style-name="P140"><text:span text:style-name="def"><text:span text:style-name="T1">tablica</text:span></text:span><text:span text:style-name="def"><text:span text:style-name="T113"> </text:span></text:span><text:span text:style-name="def"><text:span text:style-name="T1">interfejsów</text:span></text:span><text:span text:style-name="def"><text:span text:style-name="T113"> MOŻE przechowywać obiekty różnych klas o ile wszystkie implementują jeden interfejs</text:span></text:span></text:p>
              <text:list>
                <text:list-item>
                  <text:p text:style-name="P58"><text:span text:style-name="def"><text:span text:style-name="T128">IPointy</text:span></text:span><text:span text:style-name="def"><text:span text:style-name="T17">[] tab = </text:span></text:span><text:span text:style-name="def"><text:span text:style-name="T62">new</text:span></text:span><text:span text:style-name="def"><text:span text:style-name="T17"> </text:span></text:span><text:span text:style-name="def"><text:span text:style-name="T128">IPointy</text:span></text:span><text:span text:style-name="def"><text:span text:style-name="T17">[] {...};</text:span></text:span></text:p>
                </text:list-item>
              </text:list>
            </text:list-item>
            <text:list-item>
              <text:p text:style-name="P136"><text:span text:style-name="def"><text:span text:style-name="T113">jeśli implementowane interfejsy mają metody o tych samych nazwach</text:span></text:span></text:p>
            </text:list-item>
            <text:list-item>
              <text:p text:style-name="P141"><text:span text:style-name="def"><text:span text:style-name="T113">Każdy interfejs ma INNĄ implementację</text:span></text:span></text:p>
              <text:p text:style-name="P58"><text:span text:style-name="def"><text:span text:style-name="T62">class</text:span></text:span><text:span text:style-name="def"><text:span text:style-name="T17"> </text:span></text:span><text:span text:style-name="def"><text:span text:style-name="T128">Circle</text:span></text:span><text:span text:style-name="def"><text:span text:style-name="T17"> : </text:span></text:span><text:span text:style-name="def"><text:span text:style-name="T128">Shape</text:span></text:span><text:span text:style-name="def"><text:span text:style-name="T17">, </text:span></text:span><text:span text:style-name="def"><text:span text:style-name="T128">IPointy</text:span></text:span><text:span text:style-name="def"><text:span text:style-name="T17">, </text:span></text:span><text:span text:style-name="def"><text:span text:style-name="T128">IinnyPointy</text:span></text:span></text:p>
              <text:p text:style-name="P37">{</text:p>
              <text:list>
                <text:list-header>
                  <text:p text:style-name="P58"><text:span text:style-name="T61">int</text:span><text:span text:style-name="T16"> </text:span><text:span text:style-name="T126">IPointy</text:span><text:span text:style-name="T16">.DajKrawedzie() { </text:span><text:span text:style-name="T61">return</text:span><text:span text:style-name="T16"> 1; }</text:span></text:p>
                  <text:p text:style-name="P58"><text:span text:style-name="T61">int</text:span><text:span text:style-name="T16"> </text:span><text:span text:style-name="T126">IInnyPointy</text:span><text:span text:style-name="T16">.DajKrawedzie() { </text:span><text:span text:style-name="T61">return</text:span><text:span text:style-name="T16"> 1; }</text:span></text:p>
                </text:list-header>
              </text:list>
              <text:p text:style-name="P37">}</text:p>
            </text:list-item>
            <text:list-item>
              <text:p text:style-name="P137"><text:span text:style-name="def"><text:span text:style-name="T113">Wszystkie interfejsy mają TĘ SAMĄ implementację</text:span></text:span></text:p>
              <text:p text:style-name="P58"><text:span text:style-name="def"><text:span text:style-name="T62">class</text:span></text:span><text:span text:style-name="def"><text:span text:style-name="T17"> </text:span></text:span><text:span text:style-name="def"><text:span text:style-name="T128">Circle</text:span></text:span><text:span text:style-name="def"><text:span text:style-name="T17"> : </text:span></text:span><text:span text:style-name="def"><text:span text:style-name="T128">Shape</text:span></text:span><text:span text:style-name="def"><text:span text:style-name="T17">, </text:span></text:span><text:span text:style-name="def"><text:span text:style-name="T128">IPointy</text:span></text:span><text:span text:style-name="def"><text:span text:style-name="T17">, </text:span></text:span><text:span text:style-name="def"><text:span text:style-name="T128">IinnyPointy</text:span></text:span></text:p>
              <text:p text:style-name="P37">{</text:p>
              <text:list>
                <text:list-header>
                  <text:p text:style-name="P58"><text:span text:style-name="T61">int</text:span><text:span text:style-name="T16"> DajKrawedzie() { </text:span><text:span text:style-name="T61">return</text:span><text:span text:style-name="T16"> 1; }</text:span></text:p>
                </text:list-header>
              </text:list>
              <text:p text:style-name="P37">}</text:p>
            </text:list-item>
            <text:list-item>
              <text:p text:style-name="P142"><text:span text:style-name="def"><text:span text:style-name="T113">interfejsy mogą dziedziczyć innych interfejsach</text:span></text:span></text:p>
            </text:list-item>
            <text:list-item>
              <text:p text:style-name="P58"><text:span text:style-name="def"><text:span text:style-name="T62">public</text:span></text:span><text:span text:style-name="def"><text:span text:style-name="T17"> </text:span></text:span><text:span text:style-name="def"><text:span text:style-name="T62">interface</text:span></text:span><text:span text:style-name="def"><text:span text:style-name="T17"> </text:span></text:span><text:span text:style-name="def"><text:span text:style-name="T128">INewPointy</text:span></text:span><text:span text:style-name="def"><text:span text:style-name="T17">: </text:span></text:span><text:span text:style-name="def"><text:span text:style-name="T128">Ipointy</text:span></text:span><text:span text:style-name="def"><text:span text:style-name="T17">{...}</text:span></text:span></text:p>
            </text:list-item>
          </text:list>
        </text:list-item>
      </text:list>
      <text:p text:style-name="P8"><text:span text:style-name="def"/></text:p>
      <text:list xml:id="list36499559" text:continue-list="list5687746757090133831" text:style-name="L19">
        <text:list-item>
          <text:p text:style-name="P219"><text:span text:style-name="def"><text:span text:style-name="T113">Typy wyliczeniowe (</text:span></text:span><text:span text:style-name="def"><text:span text:style-name="T128">IEnumerable, Ienumerator</text:span></text:span><text:span text:style-name="def"><text:span text:style-name="T113">) - </text:span></text:span><text:span text:style-name="def"><text:span text:style-name="T17">System.</text:span></text:span><text:span text:style-name="def2"><text:span text:style-name="T113">Collections</text:span></text:span></text:p>
          <text:list>
            <text:list-item>
              <text:p text:style-name="P219"><text:soft-page-break/><text:span text:style-name="def"><text:span text:style-name="T62">foreach</text:span></text:span><text:span text:style-name="def"><text:span text:style-name="T113"> można stosować w każdym typie z metodą GetEnumerator() (</text:span></text:span><text:span text:style-name="def"><text:span text:style-name="T128">IEnumerable</text:span></text:span><text:span text:style-name="def"><text:span text:style-name="T113">)</text:span></text:span></text:p>
            </text:list-item>
            <text:list-item>
              <text:p text:style-name="P219"><text:span text:style-name="def"><text:span text:style-name="T113">po zaimplementowaniu </text:span></text:span><text:span text:style-name="def"><text:span text:style-name="T128">IEnumerator</text:span></text:span><text:span text:style-name="def"><text:span text:style-name="T113"> <text:s/>dostajemy</text:span></text:span></text:p>
              <text:list>
                <text:list-item>
                  <text:p text:style-name="P219"><text:span text:style-name="def"><text:span text:style-name="T62">bool</text:span></text:span><text:span text:style-name="def"><text:span text:style-name="T17"> MoveNext(); </text:span></text:span></text:p>
                </text:list-item>
                <text:list-item>
                  <text:p text:style-name="P219"><text:span text:style-name="def"><text:span text:style-name="T62">object</text:span></text:span><text:span text:style-name="def"><text:span text:style-name="T17"> Current{</text:span></text:span><text:span text:style-name="def2"><text:span text:style-name="T113">get</text:span></text:span><text:span text:style-name="def"><text:span text:style-name="T17">;}; </text:span></text:span></text:p>
                </text:list-item>
                <text:list-item>
                  <text:p text:style-name="P219"><text:span text:style-name="def"><text:span text:style-name="T62">void</text:span></text:span><text:span text:style-name="def"><text:span text:style-name="T17"> Reset(); </text:span></text:span></text:p>
                </text:list-item>
              </text:list>
            </text:list-item>
            <text:list-item>
              <text:p text:style-name="P219"><text:span text:style-name="def"><text:span text:style-name="T113">każda klasa implementująca </text:span></text:span><text:span text:style-name="def"><text:span text:style-name="T128">IEnumerator</text:span></text:span><text:span text:style-name="def"><text:span text:style-name="T113"> może zwracać enumerator</text:span></text:span><text:span text:style-name="def2"><text:span text:style-name="T113"> GetEnumertator()</text:span></text:span><text:span text:style-name="def"><text:span text:style-name="T113">. Jeśli posiadamy klasę, której podelementem jest instancja klasy implementującej </text:span></text:span><text:span text:style-name="def"><text:span text:style-name="T128">IEnumerator</text:span></text:span><text:span text:style-name="def"><text:span text:style-name="T113"> to nie musimy ręcznie implementować powyższych funkcji, ale zwrócić enumerator podobiektu.</text:span></text:span></text:p>
              <text:list>
                <text:list-item>
                  <text:p text:style-name="P60"><text:span text:style-name="def"><text:span text:style-name="T62">public</text:span></text:span><text:span text:style-name="def"><text:span text:style-name="T17"> </text:span></text:span><text:span text:style-name="def"><text:span text:style-name="T128">IEnumerator</text:span></text:span><text:span text:style-name="def"><text:span text:style-name="T17"> GetEnumerator(){</text:span></text:span></text:p>
                  <text:list>
                    <text:list-header>
                      <text:p text:style-name="P60"><text:span text:style-name="T61">return</text:span><text:span text:style-name="T16"> podList.GetEnumerator();</text:span></text:p>
                    </text:list-header>
                  </text:list>
                  <text:p text:style-name="P39">}</text:p>
                </text:list-item>
                <text:list-item>
                  <text:p text:style-name="P219"><text:span text:style-name="def"><text:span text:style-name="T17">System.</text:span></text:span><text:span text:style-name="def"><text:span text:style-name="T128">Array</text:span></text:span><text:span text:style-name="def"><text:span text:style-name="T17"> </text:span></text:span><text:span text:style-name="def"><text:span text:style-name="T113">już implementuje <text:s/></text:span></text:span><text:span text:style-name="def"><text:span text:style-name="T128">Ienumerator</text:span></text:span></text:p>
                </text:list-item>
              </text:list>
            </text:list-item>
            <text:list-item>
              <text:p text:style-name="P219"><text:span text:style-name="def"><text:span text:style-name="T113">Iteratory – alternatywa dla implementowania <text:s/>(</text:span></text:span><text:span text:style-name="def"><text:span text:style-name="T128">Ienumerable</text:span></text:span><text:span text:style-name="def"><text:span text:style-name="T113">) Wystarczy stworzyć metody iteracyjnez pomicąsłowa kluczowego </text:span></text:span><text:span text:style-name="def2"><text:span text:style-name="T113">yield</text:span></text:span><text:span text:style-name="def"><text:span text:style-name="T113">. „Rzuca” ono poszczególnymi elementami W DOWOLNEJ KOLEJNOŚCI</text:span></text:span></text:p>
              <text:list>
                <text:list-item>
                  <text:p text:style-name="P60"><text:span text:style-name="def"><text:span text:style-name="T62">public</text:span></text:span><text:span text:style-name="def"><text:span text:style-name="T17"> </text:span></text:span><text:span text:style-name="def"><text:span text:style-name="T62">class</text:span></text:span><text:span text:style-name="def"><text:span text:style-name="T17"> </text:span></text:span><text:span text:style-name="def"><text:span text:style-name="T128">Garage1</text:span></text:span><text:span text:style-name="def"><text:span text:style-name="T17">{</text:span></text:span></text:p>
                  <text:list>
                    <text:list-header>
                      <text:p text:style-name="P60"><text:span text:style-name="T61">private</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0"><text:span text:style-name="T61">public</text:span><text:span text:style-name="T16"> </text:span><text:span text:style-name="T126">IEnumerator</text:span><text:span text:style-name="T16"> GetEnumerator()</text:span></text:p>
                      <text:p text:style-name="P39">{</text:p>
                      <text:list>
                        <text:list-header>
                          <text:p text:style-name="P60"><text:span text:style-name="T61">foreach</text:span><text:span text:style-name="T16"> (</text:span><text:span text:style-name="T126">Car</text:span><text:span text:style-name="T16"> c </text:span><text:span text:style-name="T61">in</text:span><text:span text:style-name="T16"> list){</text:span></text:p>
                          <text:list>
                            <text:list-header>
                              <text:p text:style-name="P60"><text:span text:style-name="T61">yield</text:span><text:span text:style-name="T16"> </text:span><text:span text:style-name="T61">return</text:span><text:span text:style-name="T16"> c;</text:span></text:p>
                            </text:list-header>
                          </text:list>
                          <text:p text:style-name="P39">}</text:p>
                        </text:list-header>
                      </text:list>
                      <text:p text:style-name="P39">}</text:p>
                    </text:list-header>
                  </text:list>
                  <text:p text:style-name="P39">}</text:p>
                </text:list-item>
              </text:list>
            </text:list-item>
          </text:list>
        </text:list-item>
      </text:list>
      <text:p text:style-name="P7"/>
      <text:list xml:id="list36510862" text:continue-numbering="true" text:style-name="L19">
        <text:list-item>
          <text:list>
            <text:list-item>
              <text:list>
                <text:list-item>
                  <text:p text:style-name="P60"><text:span text:style-name="def"><text:span text:style-name="T62">public</text:span></text:span><text:span text:style-name="def"><text:span text:style-name="T17"> </text:span></text:span><text:span text:style-name="def"><text:span text:style-name="T62">class</text:span></text:span><text:span text:style-name="def"><text:span text:style-name="T17"> </text:span></text:span><text:span text:style-name="def"><text:span text:style-name="T128">Garage1</text:span></text:span><text:span text:style-name="def"><text:span text:style-name="T17">{</text:span></text:span></text:p>
                  <text:list>
                    <text:list-header>
                      <text:p text:style-name="P60"><text:span text:style-name="T61">private</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0"><text:span text:style-name="T61">public</text:span><text:span text:style-name="T16"> </text:span><text:span text:style-name="T126">IEnumerator</text:span><text:span text:style-name="T16"> GetEnumerator()</text:span></text:p>
                      <text:p text:style-name="P39">{</text:p>
                      <text:list>
                        <text:list-header>
                          <text:p text:style-name="P60"><text:span text:style-name="T61">yield</text:span><text:span text:style-name="T16"> </text:span><text:span text:style-name="T61">return</text:span><text:span text:style-name="T16"> list[0];</text:span></text:p>
                          <text:p text:style-name="P60"><text:span text:style-name="T61">yield</text:span><text:span text:style-name="T16"> </text:span><text:span text:style-name="T61">return</text:span><text:span text:style-name="T16"> list[3];</text:span></text:p>
                          <text:p text:style-name="P60"><text:span text:style-name="T61">yield</text:span><text:span text:style-name="T16"> </text:span><text:span text:style-name="T61">return</text:span><text:span text:style-name="T16"> list[1];</text:span></text:p>
                        </text:list-header>
                      </text:list>
                      <text:p text:style-name="P40">}</text:p>
                    </text:list-header>
                  </text:list>
                </text:list-item>
              </text:list>
            </text:list-item>
          </text:list>
        </text:list-item>
      </text:list>
      <text:p text:style-name="P7"><text:s text:c="7"/><text:tab/> }</text:p>
      <text:list xml:id="list8658112863396940129" text:style-name="L22">
        <text:list-item>
          <text:list>
            <text:list-item>
              <text:p text:style-name="P61"><text:span text:style-name="def">Iteratory nazwane – metody w obrębie której użyto <text:s/></text:span><text:span text:style-name="def2"><text:span text:style-name="T113">yield</text:span></text:span></text:p>
              <text:list>
                <text:list-item>
                  <text:p text:style-name="P61"><text:span text:style-name="def"><text:span text:style-name="T62">public</text:span></text:span><text:span text:style-name="def"><text:span text:style-name="T17"> </text:span></text:span><text:span text:style-name="def"><text:span text:style-name="T62">class</text:span></text:span><text:span text:style-name="def"><text:span text:style-name="T17"> </text:span></text:span><text:span text:style-name="def"><text:span text:style-name="T128">Garage2</text:span></text:span></text:p>
                  <text:p text:style-name="P41">{</text:p>
                  <text:list>
                    <text:list-header>
                      <text:p text:style-name="P61"><text:span text:style-name="T61">private</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1"><text:span text:style-name="T61">public</text:span><text:span text:style-name="T16"> </text:span><text:span text:style-name="T126">IEnumerable</text:span><text:span text:style-name="T16"> GetSorted(</text:span><text:span text:style-name="T61">bool</text:span><text:span text:style-name="T16"> reversed)</text:span></text:p>
                      <text:p text:style-name="P41">{</text:p>
                      <text:list>
                        <text:list-header>
                          <text:p text:style-name="P61"><text:span text:style-name="T61">if</text:span><text:span text:style-name="T16"> (reversed)</text:span></text:p>
                          <text:p text:style-name="P41">{</text:p>
                          <text:list>
                            <text:list-header>
                              <text:p text:style-name="P63">// yield...</text:p>
                            </text:list-header>
                          </text:list>
                          <text:p text:style-name="P41">}</text:p>
                          <text:p text:style-name="P66">else</text:p>
                          <text:p text:style-name="P41">{</text:p>
                          <text:list text:continue-numbering="true">
                            <text:list-header>
                              <text:p text:style-name="P63">//yield...</text:p>
                            </text:list-header>
                          </text:list>
                          <text:p text:style-name="P41">}</text:p>
                        </text:list-header>
                      </text:list>
                      <text:p text:style-name="P41">}</text:p>
                      <text:p text:style-name="P143">}</text:p>
                    </text:list-header>
                  </text:list>
                </text:list-item>
                <text:list-item>
                  <text:p text:style-name="P61"><text:span text:style-name="T126">Garage2</text:span><text:span text:style-name="T16"> myGarage = </text:span><text:span text:style-name="T61">new</text:span><text:span text:style-name="T16"> </text:span><text:span text:style-name="T126">Garage2</text:span><text:span text:style-name="T16">();</text:span></text:p>
                  <text:p text:style-name="P61"><text:span text:style-name="T61">foreach</text:span><text:span text:style-name="T16"> (</text:span><text:span text:style-name="T126">Car</text:span><text:span text:style-name="T16"> c </text:span><text:span text:style-name="T61">in</text:span><text:span text:style-name="T16"> myGarage.GetSorted(</text:span><text:span text:style-name="T61">true</text:span><text:span text:style-name="T16">)) {…} </text:span><text:span text:style-name="def">- wskazujemy konkretną metodę nazwaną</text:span></text:p>
                </text:list-item>
              </text:list>
            </text:list-item>
          </text:list>
        </text:list-item>
        <text:list-item>
          <text:p text:style-name="P62"><text:soft-page-break/><text:span text:style-name="def">Klonowanie (</text:span><text:span text:style-name="def"><text:span text:style-name="T126">ICloneable</text:span></text:span><text:span text:style-name="def">) – </text:span><text:span text:style-name="def"><text:span text:style-name="T16">System.Object.</text:span></text:span><text:span text:style-name="def"><text:span text:style-name="T126">ICloneable</text:span></text:span><text:span text:style-name="def"><text:span text:style-name="T16"> </text:span></text:span><text:span text:style-name="def">ma zwracać GŁĘBOKĄ kopie obiektu. Płytką zwróci nam <text:s/></text:span><text:span text:style-name="def"><text:span text:style-name="T16">MemberwiseClone()</text:span></text:span></text:p>
          <text:list>
            <text:list-item>
              <text:p text:style-name="P62"><text:span text:style-name="def"><text:span text:style-name="T61">public</text:span></text:span><text:span text:style-name="def"><text:span text:style-name="T16"> </text:span></text:span><text:span text:style-name="def"><text:span text:style-name="T61">class</text:span></text:span><text:span text:style-name="def"><text:span text:style-name="T16"> </text:span></text:span><text:span text:style-name="def"><text:span text:style-name="T126">Garage2</text:span></text:span><text:span text:style-name="def"><text:span text:style-name="T16">: </text:span></text:span><text:span text:style-name="def"><text:span text:style-name="T126"><text:s/>ICloneable</text:span></text:span></text:p>
              <text:p text:style-name="P42">{</text:p>
              <text:list>
                <text:list-header>
                  <text:p text:style-name="P62"><text:span text:style-name="T61">private</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2"><text:span text:style-name="T61">public</text:span><text:span text:style-name="T16"> </text:span><text:span text:style-name="T61">object</text:span><text:span text:style-name="T16"> Clone()</text:span></text:p>
                  <text:p text:style-name="P42">{</text:p>
                  <text:list>
                    <text:list-header>
                      <text:p text:style-name="P62"><text:span text:style-name="T126">Garage2</text:span><text:span text:style-name="T16"> g = (</text:span><text:span text:style-name="T126">Garage2</text:span><text:span text:style-name="T16">)</text:span><text:span text:style-name="T61">this</text:span><text:span text:style-name="T16">.MemberwiseClone();</text:span></text:p>
                      <text:p text:style-name="P62"><text:span text:style-name="T16">g.list = </text:span><text:span text:style-name="T61">new</text:span><text:span text:style-name="T16"> </text:span><text:span text:style-name="T126">Car</text:span><text:span text:style-name="T16">[4];</text:span></text:p>
                      <text:p text:style-name="P64">//tu wypełnianie listy kopiami samochodów</text:p>
                      <text:p text:style-name="P62"><text:span text:style-name="T61">return</text:span><text:span text:style-name="T16"> g;</text:span></text:p>
                    </text:list-header>
                  </text:list>
                  <text:p text:style-name="P42">}</text:p>
                </text:list-header>
              </text:list>
              <text:p text:style-name="P42">}</text:p>
            </text:list-item>
            <text:list-item>
              <text:p text:style-name="P62"><text:span text:style-name="def"><text:span text:style-name="T16">MemberwiseClone() </text:span></text:span><text:span text:style-name="def"><text:s/>zwraca płytką kopię, czyli oryginał i kopia będzie posiadać ten sam obiekt listy!</text:span></text:p>
            </text:list-item>
          </text:list>
        </text:list-item>
        <text:list-item>
          <text:p text:style-name="P62"><text:span text:style-name="def">Obiekty porównywalne (</text:span><text:span text:style-name="def"><text:span text:style-name="T126">Icomparable</text:span></text:span><text:span text:style-name="def">) - <text:s/></text:span><text:span text:style-name="def"><text:span text:style-name="T16">System.</text:span></text:span><text:span text:style-name="def"><text:span text:style-name="T126"> Icomparable</text:span></text:span><text:span text:style-name="def"> - </text:span></text:p>
          <text:list>
            <text:list-item>
              <text:p text:style-name="P62"><text:span text:style-name="def"><text:span text:style-name="T61">public</text:span></text:span><text:span text:style-name="def"><text:span text:style-name="T16"> </text:span></text:span><text:span text:style-name="def"><text:span text:style-name="T61">class</text:span></text:span><text:span text:style-name="def"><text:span text:style-name="T16"> </text:span></text:span><text:span text:style-name="def"><text:span text:style-name="T126">Garage2</text:span></text:span><text:span text:style-name="def"><text:span text:style-name="T16">: <text:s/></text:span></text:span><text:span text:style-name="def"><text:span text:style-name="T126">Icomparable</text:span></text:span></text:p>
              <text:p text:style-name="P42">{</text:p>
              <text:list>
                <text:list-header>
                  <text:p text:style-name="P62"><text:span text:style-name="T61">private</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2"><text:span text:style-name="T61">int</text:span><text:span text:style-name="T16"> CompareTo(</text:span><text:span text:style-name="T61">object</text:span><text:span text:style-name="T16"> obj)</text:span></text:p>
                  <text:p text:style-name="P42">{</text:p>
                  <text:list>
                    <text:list-header>
                      <text:p text:style-name="P64">//if this &lt; obj =&gt; -1 else</text:p>
                      <text:p text:style-name="P64">//if this &gt; obj =&gt; 1 else</text:p>
                      <text:p text:style-name="P64">//0</text:p>
                      <text:p text:style-name="P62"><text:span text:style-name="T61">return</text:span><text:span text:style-name="T16"> </text:span><text:span text:style-name="T61">this</text:span><text:span text:style-name="T16">.list.Length.CompareTo(((</text:span><text:span text:style-name="T126">Garage2</text:span><text:span text:style-name="T16">)obj).list.Length);</text:span></text:p>
                    </text:list-header>
                  </text:list>
                  <text:p text:style-name="P42">}</text:p>
                </text:list-header>
              </text:list>
              <text:p text:style-name="P42">}</text:p>
            </text:list-item>
            <text:list-item>
              <text:p text:style-name="P62"><text:span text:style-name="def">ArrayList ma zdefiniowaną funkcję sort, ale jeśli trafi na obiekty, które nie implementuję</text:span><text:span text:style-name="T16"> </text:span><text:span text:style-name="def"><text:span text:style-name="T126">Icomparable </text:span></text:span><text:span text:style-name="def">to powstanie błąd</text:span></text:p>
            </text:list-item>
          </text:list>
        </text:list-item>
        <text:list-item>
          <text:p text:style-name="P62"><text:span text:style-name="def">Obiekty porównujące (</text:span><text:span text:style-name="def"><text:span text:style-name="T126">Icomparer</text:span></text:span><text:span text:style-name="def">) – </text:span><text:span text:style-name="def"><text:span text:style-name="T17">System.</text:span></text:span><text:span text:style-name="def2"><text:span text:style-name="T113">Collections.</text:span></text:span><text:span text:style-name="def"><text:span text:style-name="T128">Icomparer –</text:span></text:span><text:span text:style-name="def"><text:span text:style-name="T113"> pozwala porównywać na wiele sposobów</text:span></text:span></text:p>
          <text:list>
            <text:list-item>
              <text:p text:style-name="P62"><text:span text:style-name="def"><text:span text:style-name="T113">do używania tego typu porównań zazwyczaj tworzymy klasę pomocniczą – jedna klasa na jeden typ porównywania</text:span></text:span></text:p>
            </text:list-item>
            <text:list-item>
              <text:p text:style-name="P62"><text:span text:style-name="def"><text:span text:style-name="T62">public</text:span></text:span><text:span text:style-name="def"><text:span text:style-name="T17"> </text:span></text:span><text:span text:style-name="def"><text:span text:style-name="T62">class</text:span></text:span><text:span text:style-name="def"><text:span text:style-name="T17"> </text:span></text:span><text:span text:style-name="def"><text:span text:style-name="T128">CompareHelp</text:span></text:span><text:span text:style-name="def"><text:span text:style-name="T17"> : </text:span></text:span><text:span text:style-name="def"><text:span text:style-name="T128">Icomparer</text:span></text:span></text:p>
              <text:p text:style-name="P42">{</text:p>
              <text:list>
                <text:list-header>
                  <text:p text:style-name="P62"><text:span text:style-name="T61">int</text:span><text:span text:style-name="T16"> </text:span><text:span text:style-name="T126">IComparer</text:span><text:span text:style-name="T16">.CompareTo(</text:span><text:span text:style-name="T61">object</text:span><text:span text:style-name="T16"> o1, </text:span><text:span text:style-name="T61">object</text:span><text:span text:style-name="T16"> o2)</text:span></text:p>
                  <text:p text:style-name="P42">{</text:p>
                  <text:list>
                    <text:list-header>
                      <text:p text:style-name="P64">//porównanie obiektów typu Car</text:p>
                      <text:p text:style-name="P62"><text:span text:style-name="T61">return</text:span><text:span text:style-name="T16"> -1;</text:span></text:p>
                    </text:list-header>
                  </text:list>
                  <text:p text:style-name="P42">}</text:p>
                </text:list-header>
              </text:list>
              <text:p text:style-name="P42">}</text:p>
              <text:p text:style-name="P42">...</text:p>
              <text:p text:style-name="P62"><text:span text:style-name="T126">Array</text:span><text:span text:style-name="T16">.Sort(myGarage, </text:span><text:span text:style-name="T61">new</text:span><text:span text:style-name="T16"> </text:span><text:span text:style-name="T126">CompareHelp</text:span><text:span text:style-name="T16">());</text:span></text:p>
            </text:list-item>
            <text:list-item>
              <text:p text:style-name="P62"><text:span text:style-name="def">aby było bardziej logicznie dodajny do klasy</text:span><text:span text:style-name="T16"> Garage </text:span><text:span text:style-name="def">metodę zwracającą </text:span><text:span text:style-name="def"><text:span text:style-name="T16">klasę pomocniczą</text:span></text:span></text:p>
              <text:list>
                <text:list-item>
                  <text:p text:style-name="P62"><text:span text:style-name="def"><text:span text:style-name="T61">public</text:span></text:span><text:span text:style-name="def"><text:span text:style-name="T16"> </text:span></text:span><text:span text:style-name="def"><text:span text:style-name="T61">class</text:span></text:span><text:span text:style-name="def"><text:span text:style-name="T16"> </text:span></text:span><text:span text:style-name="def"><text:span text:style-name="T126">Garage2</text:span></text:span><text:span text:style-name="def"><text:span text:style-name="T16">: <text:s/></text:span></text:span><text:span text:style-name="def"><text:span text:style-name="T126">Icomparable</text:span></text:span></text:p>
                  <text:p text:style-name="P42">{</text:p>
                  <text:list>
                    <text:list-header>
                      <text:p text:style-name="P62"><text:span text:style-name="T61">public</text:span><text:span text:style-name="T16"> </text:span><text:span text:style-name="T126">Car</text:span><text:span text:style-name="T16">[] list = </text:span><text:span text:style-name="T61">new</text:span><text:span text:style-name="T16"> </text:span><text:span text:style-name="T126">Car</text:span><text:span text:style-name="T16">[4];</text:span></text:p>
                      <text:p text:style-name="P62"><text:span text:style-name="T61">public</text:span><text:span text:style-name="T16"> </text:span><text:span text:style-name="T126">CompareHelp</text:span><text:span text:style-name="T16"> dajCompareHelp()</text:span></text:p>
                      <text:p text:style-name="P42">{</text:p>
                      <text:list>
                        <text:list-header>
                          <text:p text:style-name="P62"><text:span text:style-name="T61">return</text:span><text:span text:style-name="T16"> </text:span><text:span text:style-name="T61">new</text:span><text:span text:style-name="T16"> </text:span><text:span text:style-name="T126">CompareHelp</text:span><text:span text:style-name="T16">();</text:span></text:p>
                        </text:list-header>
                      </text:list>
                      <text:p text:style-name="P42">}</text:p>
                    </text:list-header>
                  </text:list>
                  <text:p text:style-name="P42">}</text:p>
                </text:list-item>
              </text:list>
            </text:list-item>
          </text:list>
        </text:list-item>
      </text:list>
      <text:p text:style-name="P7"><text:tab/><text:tab/>...</text:p>
      <text:list xml:id="list36500749" text:continue-numbering="true" text:style-name="L22">
        <text:list-item>
          <text:list>
            <text:list-item>
              <text:list>
                <text:list-header>
                  <text:p text:style-name="P62"><text:span text:style-name="T126">Array</text:span><text:span text:style-name="T16">.Sort(myGarage, myGarage.dajCompareHelp());</text:span></text:p>
                </text:list-header>
              </text:list>
            </text:list-item>
          </text:list>
        </text:list-item>
      </text:list>
      <text:p text:style-name="P6"><text:span text:style-name="def">Generyczność</text:span></text:p>
      <text:list xml:id="list214360406418417510" text:style-name="L23">
        <text:list-item>
          <text:p text:style-name="P67"><text:span text:style-name="def">Niegeneryczne kolekcje - </text:span><text:span text:style-name="def"><text:span text:style-name="T17">System.</text:span></text:span><text:span text:style-name="def2"><text:span text:style-name="T113">Collections</text:span></text:span><text:span text:style-name="def"> – (strona 298)</text:span></text:p>
          <text:list>
            <text:list-item>
              <text:p text:style-name="P67"><text:span text:style-name="def">ArrayList – koleksja o dynamicznym rozmiarze z sekwencyjnym ułożeniem obiektów</text:span></text:p>
            </text:list-item>
            <text:list-item>
              <text:p text:style-name="P67"><text:span text:style-name="def">HashTable – Mapa – kolekcja przechowująca pary klucz-wartość</text:span></text:p>
            </text:list-item>
            <text:list-item>
              <text:p text:style-name="P67"><text:soft-page-break/><text:span text:style-name="def">Queue – kolejka FIFO</text:span></text:p>
            </text:list-item>
            <text:list-item>
              <text:p text:style-name="P67"><text:span text:style-name="def">SortedList – mapa posortowana wg klucza, elementy dostępne wg klucz i indeksu</text:span></text:p>
            </text:list-item>
            <text:list-item>
              <text:p text:style-name="P67"><text:span text:style-name="def">Stack – kolejka LIFO</text:span></text:p>
            </text:list-item>
          </text:list>
        </text:list-item>
        <text:list-item>
          <text:p text:style-name="P67"><text:span text:style-name="def">Niegeneryczne interfejsy kluczowe dla kolekcji</text:span></text:p>
          <text:list>
            <text:list-item>
              <text:p text:style-name="P67"><text:span text:style-name="def"><text:span text:style-name="T126">Icollection </text:span></text:span><text:span text:style-name="def">– rozmiar, wyliczenie, ?bezpieczeństwo wątków</text:span></text:p>
            </text:list-item>
            <text:list-item>
              <text:p text:style-name="P67"><text:span text:style-name="def"><text:span text:style-name="T126">ICloneable </text:span></text:span><text:span text:style-name="def">– klonowanie</text:span></text:p>
            </text:list-item>
            <text:list-item>
              <text:p text:style-name="P67"><text:span text:style-name="def"><text:span text:style-name="T126">IDictionary </text:span></text:span><text:span text:style-name="def">– przedstawianie zawartości pod postacią mapy</text:span></text:p>
            </text:list-item>
            <text:list-item>
              <text:p text:style-name="P67"><text:span text:style-name="def"><text:span text:style-name="T126">IEnumerable </text:span></text:span><text:span text:style-name="def">– zwraca obiekt implementujący </text:span><text:span text:style-name="def"><text:span text:style-name="T126">IEnumerator</text:span></text:span></text:p>
            </text:list-item>
            <text:list-item>
              <text:p text:style-name="P67"><text:span text:style-name="def"><text:span text:style-name="T126">IEnumerator </text:span></text:span><text:span text:style-name="def">– pozwala wykonywać pętlę </text:span><text:span text:style-name="def"><text:span text:style-name="T61">foreach</text:span></text:span></text:p>
            </text:list-item>
            <text:list-item>
              <text:p text:style-name="P67"><text:span text:style-name="def"><text:span text:style-name="T126">IList </text:span></text:span><text:span text:style-name="def">- pozwala dodawać, usuwać i indeksować obiekty na sekwencyjnej liście</text:span></text:p>
            </text:list-item>
          </text:list>
        </text:list-item>
        <text:list-item>
          <text:p text:style-name="P67"><text:span text:style-name="def">Problemy niegenerycznych kolekcji</text:span></text:p>
          <text:list>
            <text:list-item>
              <text:p text:style-name="P67"><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67"><text:span text:style-name="def2"><text:span text:style-name="T61">int</text:span></text:span><text:span text:style-name="def2"><text:span text:style-name="T16"> x = 4;</text:span></text:span></text:p>
                  <text:p text:style-name="P67"><text:span text:style-name="T61">object</text:span><text:span text:style-name="T16"> o = x;</text:span><text:span text:style-name="defZiel"><text:span text:style-name="T184"> /*opakowywanie wartości w obiekt*/</text:span></text:span></text:p>
                  <text:p text:style-name="P67"><text:span text:style-name="T61">int</text:span><text:span text:style-name="T16"> y = (</text:span><text:span text:style-name="T61">int</text:span><text:span text:style-name="T16">)x; </text:span><text:span text:style-name="defZiel"><text:span text:style-name="T184">/* rzutowanie obiektu na wartość (CLR sprawdza, czy typ obiektu jest odpowiedni)*/</text:span></text:span></text:p>
                </text:list-item>
                <text:list-item>
                  <text:p text:style-name="P67"><text:span text:style-name="def2">boxing</text:span><text:span text:style-name="def"> wymaga <text:s/></text:span><text:span text:style-name="def2">try</text:span><text:span text:style-name="def">/</text:span><text:span text:style-name="def2">catch</text:span></text:p>
                </text:list-item>
              </text:list>
            </text:list-item>
            <text:list-item>
              <text:p text:style-name="P67"><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67"><text:span text:style-name="def"/></text:p>
            </text:list-item>
          </text:list>
        </text:list-item>
        <text:list-item>
          <text:p text:style-name="P67"><text:span text:style-name="def">Typy generyczne (na przykładzie List, choć istnieją odpowiedniki chyba dla każdego rodzaju kolekcji bazowej) są to kolekcje, które mogą przechowywać obiekty jednego typu.</text:span></text:p>
          <text:list>
            <text:list-item>
              <text:p text:style-name="P67"><text:span text:style-name="def">Zwiększają wydajność bo nie stosują <text:s/></text:span><text:span text:style-name="def2">boxingu</text:span><text:span text:style-name="def"> i </text:span><text:span text:style-name="def2">unboxingu</text:span></text:p>
            </text:list-item>
            <text:list-item>
              <text:p text:style-name="P67"><text:span text:style-name="def">zapewniają bezpieczeństwo typów pozwalając przechowywać obiekty tylko jednego typu</text:span></text:p>
            </text:list-item>
            <text:list-item>
              <text:p text:style-name="P67"><text:span text:style-name="def">zmniejszają konieczność tworzenia niestandardowych kolekcji</text:span></text:p>
            </text:list-item>
            <text:list-item>
              <text:p text:style-name="P67"><text:span text:style-name="def"><text:span text:style-name="T126">List</text:span></text:span><text:span text:style-name="def"><text:span text:style-name="T16">&lt;</text:span></text:span><text:span text:style-name="def"><text:span text:style-name="T126">Car</text:span></text:span><text:span text:style-name="def"><text:span text:style-name="T16">&gt; cars = </text:span></text:span><text:span text:style-name="def"><text:span text:style-name="T61">new</text:span></text:span><text:span text:style-name="def"><text:span text:style-name="T16"> </text:span></text:span><text:span text:style-name="def"><text:span text:style-name="T126">List</text:span></text:span><text:span text:style-name="def"><text:span text:style-name="T16">&lt;</text:span></text:span><text:span text:style-name="def"><text:span text:style-name="T126">Car</text:span></text:span><text:span text:style-name="def"><text:span text:style-name="T16">&gt;(); </text:span></text:span><text:span text:style-name="defZiel"><text:span text:style-name="T184">/*</text:span></text:span><text:span text:style-name="defZiel"> kolekcja typów </text:span><text:span text:style-name="defZiel"><text:span text:style-name="T1">referencyjnych*/</text:span></text:span></text:p>
              <text:p text:style-name="P67"><text:span text:style-name="T126">List</text:span><text:span text:style-name="T16">&lt;</text:span><text:span text:style-name="T61">int</text:span><text:span text:style-name="T16">&gt; liczby = </text:span><text:span text:style-name="T61">new</text:span><text:span text:style-name="T16"> </text:span><text:span text:style-name="T126">List</text:span><text:span text:style-name="T16">&lt;</text:span><text:span text:style-name="T61">int</text:span><text:span text:style-name="T16">&gt;(); </text:span><text:span text:style-name="defZiel"><text:span text:style-name="T184">/*</text:span></text:span><text:span text:style-name="defZiel">kolekcja typów </text:span><text:span text:style-name="defZiel"><text:span text:style-name="T1">wartościowych*/</text:span></text:span></text:p>
            </text:list-item>
            <text:list-item>
              <text:p text:style-name="P67"><text:span text:style-name="def"><text:span text:style-name="T16">liczby.Add(</text:span></text:span><text:span text:style-name="def"><text:span text:style-name="T61">new</text:span></text:span><text:span text:style-name="def"><text:span text:style-name="T16"> </text:span></text:span><text:span text:style-name="def"><text:span text:style-name="T126">Car</text:span></text:span><text:span text:style-name="def"><text:span text:style-name="T16">()); </text:span></text:span><text:span text:style-name="def">da BŁĄD już na etapie kompilacji, więc nie trzeba używać</text:span><text:span text:style-name="def"><text:span text:style-name="T16"> </text:span></text:span><text:span text:style-name="def2">try</text:span><text:span text:style-name="def">/</text:span><text:span text:style-name="def2">catch</text:span><text:span text:style-name="def"><text:span text:style-name="T16"> </text:span></text:span></text:p>
            </text:list-item>
            <text:list-item>
              <text:p text:style-name="P67"><text:span text:style-name="def">NIE MOŻNA zmieniać raz podanego typu kolekcji</text:span></text:p>
            </text:list-item>
            <text:list-item>
              <text:p text:style-name="P67"><text:span text:style-name="def">niektóre niegeneryczne kolekcje obsługują generyczne metody</text:span></text:p>
              <text:list>
                <text:list-item>
                  <text:p text:style-name="P67"><text:span text:style-name="def"><text:span text:style-name="T61">int</text:span></text:span><text:span text:style-name="def"><text:span text:style-name="T16">[] myInts = { 1, 3, 5, 2 };</text:span></text:span></text:p>
                  <text:p text:style-name="P67"><text:span text:style-name="T126">Array</text:span><text:span text:style-name="T16">.Sort&lt;</text:span><text:span text:style-name="T61">int</text:span><text:span text:style-name="T16">&gt;(myInts);</text:span></text:p>
                </text:list-item>
              </text:list>
            </text:list-item>
            <text:list-item>
              <text:p text:style-name="P67"><text:span text:style-name="def">Generyczne interfejsy – </text:span></text:p>
              <text:list>
                <text:list-item>
                  <text:p text:style-name="P67"><text:span text:style-name="def">NIE MUSIMY stosować rzutowania</text:span></text:p>
                </text:list-item>
                <text:list-item>
                  <text:p text:style-name="P67"><text:span text:style-name="def">NIE MUSIMY stosować bloku try/catch </text:span></text:p>
                </text:list-item>
                <text:list-item>
                  <text:p text:style-name="P67"><text:span text:style-name="T61">public</text:span><text:span text:style-name="T16"> </text:span><text:span text:style-name="T61">class</text:span><text:span text:style-name="T16"> </text:span><text:span text:style-name="T126">Car</text:span><text:span text:style-name="T16">: </text:span><text:span text:style-name="T126">Icomparable</text:span><text:span text:style-name="T16">&lt;</text:span><text:span text:style-name="T126">Car</text:span><text:span text:style-name="T16">&gt;</text:span></text:p>
                  <text:p text:style-name="P43">{</text:p>
                  <text:list>
                    <text:list-header>
                      <text:p text:style-name="P67"><text:span text:style-name="T61">int</text:span><text:span text:style-name="T16"> id;</text:span></text:p>
                      <text:p text:style-name="P67"><text:span text:style-name="T61">int</text:span><text:span text:style-name="T16"> </text:span><text:span text:style-name="T126">IComparable</text:span><text:span text:style-name="T16">&lt;</text:span><text:span text:style-name="T126">Car</text:span><text:span text:style-name="T16">&gt;.CompareTo(</text:span><text:span text:style-name="T126">Car</text:span><text:span text:style-name="T16"> obj)</text:span></text:p>
                      <text:p text:style-name="P43">{</text:p>
                      <text:list>
                        <text:list-header>
                          <text:p text:style-name="P67"><text:span text:style-name="T61">return</text:span><text:span text:style-name="T16"> id.CompareTo(obj.id);</text:span></text:p>
                        </text:list-header>
                      </text:list>
                      <text:p text:style-name="P43">}</text:p>
                    </text:list-header>
                  </text:list>
                  <text:p text:style-name="P43">}</text:p>
                </text:list-item>
              </text:list>
            </text:list-item>
            <text:list-item>
              <text:p text:style-name="P67"><text:span text:style-name="def">składnia inicjalizacji kolekcji generycznych jest taka sama jak ich odpowiedników </text:span><text:span text:style-name="def">niegenerycznych, z tym że podajemy typ obiektów np.:</text:span><text:span text:style-name="T16"> &lt;</text:span><text:span text:style-name="T61">int</text:span><text:span text:style-name="T16">&gt; </text:span><text:span text:style-name="def">lub</text:span><text:span text:style-name="T16"> &lt;</text:span><text:span text:style-name="T126">Car</text:span><text:span text:style-name="T16">&gt;</text:span></text:p>
            </text:list-item>
            <text:list-item>
              <text:p text:style-name="P67"><text:span text:style-name="def">szybki przegląd generycznych kolekcji</text:span></text:p>
              <text:list>
                <text:list-item>
                  <text:p text:style-name="P67"><text:soft-page-break/><text:span text:style-name="def"><text:span text:style-name="T126">Array&lt;T&gt;</text:span></text:span></text:p>
                  <text:list>
                    <text:list-item>
                      <text:p text:style-name="P67"><text:span text:style-name="def">umożliwia zmianę wielkości kolekcji</text:span></text:p>
                    </text:list-item>
                    <text:list-item>
                      <text:p text:style-name="P67"><text:span text:style-name="def">Insert - wstawia elementach</text:span></text:p>
                    </text:list-item>
                    <text:list-item>
                      <text:p text:style-name="P67"><text:span text:style-name="def"><text:span text:style-name="T126">ToArray </text:span></text:span><text:span text:style-name="def">- oddaje tablicę</text:span></text:p>
                    </text:list-item>
                  </text:list>
                </text:list-item>
                <text:list-item>
                  <text:p text:style-name="P67"><text:span text:style-name="def"><text:span text:style-name="T126">Stack&lt;T&gt;</text:span></text:span></text:p>
                  <text:list>
                    <text:list-item>
                      <text:p text:style-name="P67"><text:span text:style-name="def"><text:span text:style-name="T126">Pop </text:span></text:span><text:span text:style-name="def">i</text:span><text:span text:style-name="def"><text:span text:style-name="T126"> Push </text:span></text:span><text:span text:style-name="def">– wstawia i zdejmuje element</text:span></text:p>
                    </text:list-item>
                    <text:list-item>
                      <text:p text:style-name="P67"><text:span text:style-name="def"><text:span text:style-name="T126">Peek </text:span></text:span><text:span text:style-name="def">– oddaje element z wierzchu stosu, ale go nie usuwa</text:span></text:p>
                    </text:list-item>
                  </text:list>
                </text:list-item>
                <text:list-item>
                  <text:p text:style-name="P67"><text:span text:style-name="def"><text:span text:style-name="T126">Queue&lt;T&gt;</text:span></text:span></text:p>
                  <text:list>
                    <text:list-item>
                      <text:p text:style-name="P67"><text:span text:style-name="def"><text:span text:style-name="T126">Enqueue </text:span></text:span><text:span text:style-name="def">i</text:span><text:span text:style-name="def"><text:span text:style-name="T126"> Dequeue</text:span></text:span><text:span text:style-name="def"> – wstawia i zdejmuje element</text:span></text:p>
                    </text:list-item>
                    <text:list-item>
                      <text:p text:style-name="P67"><text:span text:style-name="def"><text:span text:style-name="T126">Peek</text:span></text:span><text:span text:style-name="def"> – oddaje element z wierzchu stosu, ale go nie usuwa</text:span></text:p>
                    </text:list-item>
                  </text:list>
                </text:list-item>
                <text:list-item>
                  <text:p text:style-name="P67"><text:span text:style-name="def"><text:span text:style-name="T126">SortedSet&lt;T&gt;</text:span></text:span></text:p>
                  <text:list>
                    <text:list-item>
                      <text:p text:style-name="P67"><text:span text:style-name="def">musi mieć klasę sortującą (implementującą</text:span><text:span text:style-name="def"><text:span text:style-name="T126"> IComparer&lt;T&gt;</text:span></text:span><text:span text:style-name="def">)</text:span></text:p>
                      <text:list>
                        <text:list-item>
                          <text:p text:style-name="P67"><text:span text:style-name="def"><text:span text:style-name="T61">public</text:span></text:span><text:span text:style-name="def"><text:span text:style-name="T16"> </text:span></text:span><text:span text:style-name="def"><text:span text:style-name="T61">class</text:span></text:span><text:span text:style-name="def"><text:span text:style-name="T16"> </text:span></text:span><text:span text:style-name="def"><text:span text:style-name="T126">GenericCompareHelp</text:span></text:span><text:span text:style-name="def"><text:span text:style-name="T16"> : </text:span></text:span><text:span text:style-name="def"><text:span text:style-name="T126">Icomparer</text:span></text:span><text:span text:style-name="def"><text:span text:style-name="T16">&lt;</text:span></text:span><text:span text:style-name="def"><text:span text:style-name="T126">Car</text:span></text:span><text:span text:style-name="def"><text:span text:style-name="T16">&gt;</text:span></text:span></text:p>
                          <text:p text:style-name="P43">{</text:p>
                          <text:list>
                            <text:list-header>
                              <text:p text:style-name="P67"><text:span text:style-name="T61">int</text:span><text:span text:style-name="T16"> </text:span><text:span text:style-name="T126">IComparer&lt;Car&gt;</text:span><text:span text:style-name="T16">.Compare(</text:span><text:span text:style-name="T126">Car</text:span><text:span text:style-name="T16"> o1, </text:span><text:span text:style-name="T126">Car</text:span><text:span text:style-name="T16"> o2)</text:span></text:p>
                              <text:p text:style-name="P43">{</text:p>
                              <text:list>
                                <text:list-header>
                                  <text:p text:style-name="P65">//porównanie obiektów typu Car</text:p>
                                </text:list-header>
                              </text:list>
                              <text:p text:style-name="P43">}</text:p>
                            </text:list-header>
                          </text:list>
                          <text:p text:style-name="P43">}</text:p>
                          <text:p text:style-name="P43">...</text:p>
                          <text:p text:style-name="P67"><text:span text:style-name="T126">SortedSet</text:span><text:span text:style-name="T16">&lt;</text:span><text:span text:style-name="T126">Car</text:span><text:span text:style-name="T16">&gt; carSet = </text:span><text:span text:style-name="T61">new</text:span><text:span text:style-name="T16"> </text:span><text:span text:style-name="T126">SortedSet</text:span><text:span text:style-name="T16">&lt;</text:span><text:span text:style-name="T126">Car</text:span><text:span text:style-name="T16">&gt;(</text:span><text:span text:style-name="T61">new</text:span><text:span text:style-name="T16"> </text:span><text:span text:style-name="T126">GenericCompareHelp</text:span><text:span text:style-name="T16">());</text:span></text:p>
                        </text:list-item>
                      </text:list>
                    </text:list-item>
                    <text:list-item>
                      <text:p text:style-name="P67"><text:span text:style-name="def"><text:span text:style-name="T126">Add </text:span></text:span><text:span text:style-name="def">- wstawia element</text:span></text:p>
                    </text:list-item>
                  </text:list>
                </text:list-item>
              </text:list>
            </text:list-item>
            <text:list-item>
              <text:p text:style-name="P67"><text:span text:style-name="def">niestandardowe metody generyczne – aby mieć metodę operującą na różnych typach z zachowaniem bezpieczeństwa.</text:span></text:p>
              <text:list>
                <text:list-item>
                  <text:p text:style-name="P67"><text:span text:style-name="def"><text:span text:style-name="T61">void</text:span></text:span><text:span text:style-name="def"><text:span text:style-name="T16"> Swap&lt;T&gt;(</text:span></text:span><text:span text:style-name="def"><text:span text:style-name="T61">ref</text:span></text:span><text:span text:style-name="def"><text:span text:style-name="T16"> T a, </text:span></text:span><text:span text:style-name="def"><text:span text:style-name="T61">ref</text:span></text:span><text:span text:style-name="def"><text:span text:style-name="T16"> T b) – </text:span></text:span><text:span text:style-name="def">ref jest ważne bo Swap podmienia referencje !!!</text:span></text:p>
                  <text:p text:style-name="P43">{</text:p>
                  <text:list>
                    <text:list-header>
                      <text:p text:style-name="P43">T temp = a;</text:p>
                      <text:p text:style-name="P43">a = b;</text:p>
                      <text:p text:style-name="P43">b = temp;</text:p>
                    </text:list-header>
                  </text:list>
                  <text:p text:style-name="P43">}</text:p>
                  <text:p text:style-name="P43">...</text:p>
                  <text:p text:style-name="P67"><text:span text:style-name="T61">bool</text:span><text:span text:style-name="T16"> b1 = </text:span><text:span text:style-name="T61">true</text:span><text:span text:style-name="T16">;</text:span></text:p>
                  <text:p text:style-name="P67"><text:span text:style-name="T61">bool</text:span><text:span text:style-name="T16"> b2 = </text:span><text:span text:style-name="T61">false</text:span><text:span text:style-name="T16">;</text:span></text:p>
                  <text:p text:style-name="P67"><text:span text:style-name="T16">Swap&lt;</text:span><text:span text:style-name="T61">bool</text:span><text:span text:style-name="T16">&gt;(</text:span><text:span text:style-name="T61">ref</text:span><text:span text:style-name="T16"> b1, </text:span><text:span text:style-name="T61">ref</text:span><text:span text:style-name="T16"> b2); </text:span><text:span text:style-name="defZiel"><text:span text:style-name="T184">/* działa dla typów wartościowych*/</text:span></text:span></text:p>
                  <text:p text:style-name="P67"><text:span text:style-name="T126">Car</text:span><text:span text:style-name="T16"> c1 = </text:span><text:span text:style-name="T61">new</text:span><text:span text:style-name="T16"> </text:span><text:span text:style-name="T126">Car</text:span><text:span text:style-name="T16">() { id = </text:span><text:span text:style-name="T109">"1"</text:span><text:span text:style-name="T16"> };</text:span></text:p>
                  <text:p text:style-name="P67"><text:span text:style-name="T126">Car</text:span><text:span text:style-name="T16"> c2 = </text:span><text:span text:style-name="T61">new</text:span><text:span text:style-name="T16"> </text:span><text:span text:style-name="T126">Car</text:span><text:span text:style-name="T16">() { id = </text:span><text:span text:style-name="T109">"2"</text:span><text:span text:style-name="T16"> };</text:span></text:p>
                  <text:p text:style-name="P67"><text:span text:style-name="T16">Swap&lt;</text:span><text:span text:style-name="T126">Car</text:span><text:span text:style-name="T16">&gt;(</text:span><text:span text:style-name="T61">ref</text:span><text:span text:style-name="T16"> c1, </text:span><text:span text:style-name="T61">ref</text:span><text:span text:style-name="T16"> c2); </text:span><text:span text:style-name="defZiel"><text:span text:style-name="T184">/* działa dla typów referencyjnych*/</text:span></text:span></text:p>
                </text:list-item>
              </text:list>
            </text:list-item>
            <text:list-item>
              <text:p text:style-name="P67"><text:span text:style-name="T16">niestandardowe klasy generyczne – taka klasa operuje na innych typach generycznych, np. klasa </text:span><text:span text:style-name="def"><text:span text:style-name="T126">Point</text:span></text:span><text:span text:style-name="T16">, która może operować zarówno na wartościach całkowitych jak i ułamkowych.</text:span></text:p>
              <text:list>
                <text:list-item>
                  <text:p text:style-name="P67"><text:span text:style-name="T61">class</text:span><text:span text:style-name="T16"> </text:span><text:span text:style-name="T126">Point</text:span><text:span text:style-name="T16">&lt;T&gt;{</text:span></text:p>
                  <text:list>
                    <text:list-header>
                      <text:p text:style-name="P67"><text:span text:style-name="T61">private</text:span><text:span text:style-name="T16"> T posX;</text:span></text:p>
                      <text:p text:style-name="P67"><text:span text:style-name="T62">private</text:span><text:span text:style-name="T63"> </text:span><text:span text:style-name="T16">T posY;</text:span></text:p>
                      <text:p text:style-name="P67"><text:span text:style-name="T61">public</text:span><text:span text:style-name="T16"> T Y </text:span></text:p>
                      <text:p text:style-name="P43">{</text:p>
                      <text:list>
                        <text:list-header>
                          <text:p text:style-name="P67"><text:span text:style-name="T61">get</text:span><text:span text:style-name="T16"> { </text:span><text:span text:style-name="T61">return</text:span><text:span text:style-name="T16"> posY; }</text:span></text:p>
                          <text:p text:style-name="P67"><text:span text:style-name="T61">set</text:span><text:span text:style-name="T16"> { posY = </text:span><text:span text:style-name="T61">value</text:span><text:span text:style-name="T16">; }</text:span></text:p>
                        </text:list-header>
                      </text:list>
                      <text:p text:style-name="P43">}</text:p>
                      <text:p text:style-name="P67"><text:span text:style-name="T61">public</text:span><text:span text:style-name="T16"> Point(T ax, T ay)</text:span></text:p>
                      <text:p text:style-name="P43">{</text:p>
                      <text:list text:continue-numbering="true">
                        <text:list-header>
                          <text:p text:style-name="P43">posX = ax;</text:p>
                          <text:p text:style-name="P43">posY = ay;</text:p>
                        </text:list-header>
                      </text:list>
                      <text:p text:style-name="P43">}</text:p>
                    </text:list-header>
                  </text:list>
                  <text:p text:style-name="P43">}</text:p>
                  <text:p text:style-name="P43">...</text:p>
                  <text:p text:style-name="P67"><text:span text:style-name="T126">Point</text:span><text:span text:style-name="T16">&lt;</text:span><text:span text:style-name="T61">int</text:span><text:span text:style-name="T16">&gt; p1 = </text:span><text:span text:style-name="T61">new</text:span><text:span text:style-name="T16"> </text:span><text:span text:style-name="T126">Point</text:span><text:span text:style-name="T16">&lt;</text:span><text:span text:style-name="T61">int</text:span><text:span text:style-name="T16">&gt;(1, 2);</text:span></text:p>
                  <text:p text:style-name="P67"><text:span text:style-name="T126">Point</text:span><text:span text:style-name="T16">&lt;</text:span><text:span text:style-name="T61">double</text:span><text:span text:style-name="T16">&gt; p2 = </text:span><text:span text:style-name="T61">new</text:span><text:span text:style-name="T16"> </text:span><text:span text:style-name="T126">Point</text:span><text:span text:style-name="T16">&lt;</text:span><text:span text:style-name="T61">double</text:span><text:span text:style-name="T16">&gt;(1.1, 2); </text:span><text:span text:style-name="defZiel"><text:span text:style-name="T184">/*</text:span></text:span><text:span text:style-name="defZiel">2 niejawnie rzutowane na double*/</text:span></text:p>
                </text:list-item>
                <text:list-item>
                  <text:p text:style-name="P67"><text:soft-page-break/><text:span text:style-name="def">default(T) – oddaje wartość domyślną dla typu T</text:span></text:p>
                </text:list-item>
                <text:list-item>
                  <text:p text:style-name="P67"><text:span text:style-name="def">Dziedziczenie</text:span></text:p>
                  <text:list>
                    <text:list-item>
                      <text:p text:style-name="P67"><text:span text:style-name="def">Jeśli klasa niegeneryczna wywodzi się od generycznej to trzeba ustawić jej typ</text:span></text:p>
                      <text:list>
                        <text:list-item>
                          <text:p text:style-name="P67"><text:span text:style-name="def"><text:span text:style-name="T61">class</text:span></text:span><text:span text:style-name="def"><text:span text:style-name="T16"> </text:span></text:span><text:span text:style-name="def"><text:span text:style-name="T126">NewPoint</text:span></text:span><text:span text:style-name="def"><text:span text:style-name="T16"> : </text:span></text:span><text:span text:style-name="def"><text:span text:style-name="T126">Point</text:span></text:span><text:span text:style-name="def"><text:span text:style-name="T16">&lt;</text:span></text:span><text:span text:style-name="def"><text:span text:style-name="T61">int</text:span></text:span><text:span text:style-name="def"><text:span text:style-name="T16">&gt; {…}</text:span></text:span></text:p>
                        </text:list-item>
                      </text:list>
                    </text:list-item>
                    <text:list-item>
                      <text:p text:style-name="P67"><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67"><text:span text:style-name="def">Jeśli klasa potomna jest generyczna, to można dalej używać wypełniacza, ale respektując ograniczenia z klasy bazowej (patrz poniżej)</text:span></text:p>
                    </text:list-item>
                  </text:list>
                </text:list-item>
              </text:list>
            </text:list-item>
            <text:list-item>
              <text:p text:style-name="P67"><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67"><text:span text:style-name="def">Mozemy nakładać cały łańcuszek warunków</text:span></text:p>
                  <text:list>
                    <text:list-item>
                      <text:p text:style-name="P67"><text:span text:style-name="def"><text:span text:style-name="T61">void</text:span></text:span><text:span text:style-name="def"><text:span text:style-name="T16"> Swap&lt;T&gt;(</text:span></text:span><text:span text:style-name="def"><text:span text:style-name="T61">ref</text:span></text:span><text:span text:style-name="def"><text:span text:style-name="T16"> T a, </text:span></text:span><text:span text:style-name="def"><text:span text:style-name="T61">ref</text:span></text:span><text:span text:style-name="def"><text:span text:style-name="T16"> T b) </text:span></text:span><text:span text:style-name="def"><text:span text:style-name="T61">where</text:span></text:span><text:span text:style-name="def"><text:span text:style-name="T16"> T: </text:span></text:span><text:span text:style-name="def"><text:span text:style-name="T61">struct</text:span></text:span><text:span text:style-name="def"><text:span text:style-name="T16">, </text:span></text:span><text:span text:style-name="def"><text:span text:style-name="T126">Ienumerable</text:span></text:span><text:span text:style-name="def"><text:span text:style-name="T16"> {…}</text:span></text:span></text:p>
                    </text:list-item>
                  </text:list>
                </text:list-item>
                <text:list-item>
                  <text:p text:style-name="P67"><text:span text:style-name="def2">struct</text:span><text:span text:style-name="def"> – struktura </text:span></text:p>
                </text:list-item>
                <text:list-item>
                  <text:p text:style-name="P67"><text:span text:style-name="def2">class</text:span><text:span text:style-name="def"> - klasa</text:span></text:p>
                </text:list-item>
                <text:list-item>
                  <text:p text:style-name="P67"><text:span text:style-name="def2">new</text:span><text:span text:style-name="def2"><text:span text:style-name="T15">()</text:span></text:span><text:span text:style-name="def"> - ma domyślny konstruktor</text:span></text:p>
                </text:list-item>
                <text:list-item>
                  <text:p text:style-name="P67"><text:span text:style-name="def2">Point</text:span><text:span text:style-name="def"> – dziedziczy lub jest klasy Point</text:span></text:p>
                </text:list-item>
                <text:list-item>
                  <text:p text:style-name="P190"><text:span text:style-name="def"><text:span text:style-name="T126">IComparer</text:span></text:span><text:span text:style-name="def"> – implementuje <text:s/></text:span><text:span text:style-name="def"><text:span text:style-name="T126">Icomparer</text:span></text:span></text:p>
                </text:list-item>
              </text:list>
            </text:list-item>
          </text:list>
        </text:list-item>
      </text:list>
      <text:p text:style-name="P6"><text:span text:style-name="def"><text:span text:style-name="T126"/></text:span></text:p>
      <text:p text:style-name="Def"><text:span text:style-name="def"><text:span text:style-name="T127"/></text:span></text:p>
      <text:list xml:id="list36502750" text:continue-numbering="true" text:style-name="L23">
        <text:list-item>
          <text:list>
            <text:list-item>
              <text:list>
                <text:list-header>
                  <text:p text:style-name="P67"><text:span text:style-name="def"/></text:p>
                </text:list-header>
              </text:list>
            </text:list-item>
          </text:list>
        </text:list-item>
      </text:list>
      <text:p text:style-name="P23"><text:span text:style-name="def"><text:span text:style-name="T155">Delegaty</text:span></text:span></text:p>
      <text:list xml:id="list609211539113582696" text:style-name="L24">
        <text:list-item>
          <text:p text:style-name="P69"><text:span text:style-name="def3"><text:span text:style-name="T65">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string</text:span></text:span><text:span text:style-name="def3"><text:span text:style-name="T25"> </text:span></text:span><text:span text:style-name="def3"><text:span text:style-name="T129">Binary</text:span></text:span><text:span text:style-name="def3"><text:span text:style-name="T25">(</text:span></text:span><text:span text:style-name="def3"><text:span text:style-name="T73">int</text:span></text:span><text:span text:style-name="def3"><text:span text:style-name="T25"> x, </text:span></text:span><text:span text:style-name="def3"><text:span text:style-name="T73">int</text:span></text:span><text:span text:style-name="def3"><text:span text:style-name="T25"> y); </text:span></text:span><text:span text:style-name="def"><text:span text:style-name="T155">- ten delegat może wskazywać na dowolną funkcję przyjmującą 2 integery i zwracającą stringa. Delegaty przetrzymują WIELE funkcji </text:span></text:span><text:span text:style-name="def"><text:span text:style-name="T171">(MULTICASTING)</text:span></text:span><text:span text:style-name="def"><text:span text:style-name="T155">, a nie tylko jedną jak w Delphi. Uruchamiając delegat uruchamiamy całą grypę funkcji;</text:span></text:span></text:p>
        </text:list-item>
        <text:list-item>
          <text:p text:style-name="P174"><text:span text:style-name="def"><text:span text:style-name="T155">Wynikiem zdefiniowania delegatu jest klasa </text:span></text:span><text:span text:style-name="def2"><text:span text:style-name="T155">sealed</text:span></text:span><text:span text:style-name="def"><text:span text:style-name="T155"> z 3 metodami.</text:span></text:span></text:p>
        </text:list-item>
        <text:list-item>
          <text:p text:style-name="P174"><text:span text:style-name="def"><text:span text:style-name="T155">Użycie z metodami statycznymi</text:span></text:span></text:p>
          <text:p text:style-name="P69"><text:span text:style-name="def3"><text:span text:style-name="T89">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string</text:span></text:span><text:span text:style-name="def3"><text:span text:style-name="T25"> </text:span></text:span><text:span text:style-name="def3"><text:span text:style-name="T129">Binary</text:span></text:span><text:span text:style-name="def3"><text:span text:style-name="T25">(</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68"><text:span text:style-name="def3"><text:span text:style-name="T73">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Klasa</text:span></text:span></text:p>
          <text:p text:style-name="P68"><text:span text:style-name="def3"><text:span text:style-name="T25">{</text:span></text:span></text:p>
          <text:p text:style-name="P68"><text:span text:style-name="def3"><text:span text:style-name="T25"><text:s text:c="4"/></text:span></text:span><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string</text:span></text:span><text:span text:style-name="def3"><text:span text:style-name="T25"> AddFunct(</text:span></text:span><text:span text:style-name="def3"><text:span text:style-name="T73">int</text:span></text:span><text:span text:style-name="def3"><text:span text:style-name="T25"> x, </text:span></text:span><text:span text:style-name="def3"><text:span text:style-name="T73">int</text:span></text:span><text:span text:style-name="def3"><text:span text:style-name="T25"> y) { </text:span></text:span><text:span text:style-name="def3"><text:span text:style-name="T73">return</text:span></text:span><text:span text:style-name="def3"><text:span text:style-name="T25"> </text:span></text:span><text:span text:style-name="def3"><text:span text:style-name="T110">"u"</text:span></text:span><text:span text:style-name="def3"><text:span text:style-name="T25">; }</text:span></text:span></text:p>
          <text:p text:style-name="P68"><text:span text:style-name="def3"><text:span text:style-name="T25">}</text:span></text:span></text:p>
          <text:p text:style-name="P174"><text:span text:style-name="def2"><text:span text:style-name="T155">...</text:span></text:span></text:p>
          <text:p text:style-name="P69"><text:span text:style-name="def3"><text:span text:style-name="T142">Binary</text:span></text:span><text:span text:style-name="def3"><text:span text:style-name="T25"> b = </text:span></text:span><text:span text:style-name="def3"><text:span text:style-name="T73">new</text:span></text:span><text:span text:style-name="def3"><text:span text:style-name="T25"> </text:span></text:span><text:span text:style-name="def3"><text:span text:style-name="T129">Binary</text:span></text:span><text:span text:style-name="def3"><text:span text:style-name="T25">(</text:span></text:span><text:span text:style-name="def3"><text:span text:style-name="T129">Klasa</text:span></text:span><text:span text:style-name="def3"><text:span text:style-name="T25">.AddFunct);</text:span></text:span></text:p>
          <text:p text:style-name="P68"><text:span text:style-name="def3"><text:span text:style-name="T73">string</text:span></text:span><text:span text:style-name="def3"><text:span text:style-name="T25"> s = b(1,3);</text:span></text:span></text:p>
          <text:p text:style-name="P187"><text:span text:style-name="def3"/></text:p>
        </text:list-item>
        <text:list-item>
          <text:p text:style-name="P174"><text:span text:style-name="def"><text:span text:style-name="T155">Użycie z metodami instantyjnymi</text:span></text:span></text:p>
          <text:p text:style-name="P69"><text:span text:style-name="def3"><text:span text:style-name="T90">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Car</text:span></text:span></text:p>
          <text:p text:style-name="P68"><text:span text:style-name="def3"><text:span text:style-name="T25">{</text:span></text:span></text:p>
          <text:p text:style-name="P144"><text:span text:style-name="def3"><text:span text:style-name="T73">private</text:span></text:span><text:span text:style-name="def3"><text:span text:style-name="T25"> </text:span></text:span><text:span text:style-name="def3"><text:span text:style-name="T73">int</text:span></text:span><text:span text:style-name="def3"><text:span text:style-name="T25"> MaxSpeed{</text:span></text:span><text:span text:style-name="def3"><text:span text:style-name="T73">get</text:span></text:span><text:span text:style-name="def3"><text:span text:style-name="T25">; </text:span></text:span><text:span text:style-name="def3"><text:span text:style-name="T73">set</text:span></text:span><text:span text:style-name="def3"><text:span text:style-name="T25">;}</text:span></text:span></text:p>
          <text:p text:style-name="P144"><text:span text:style-name="def3"><text:span text:style-name="T73">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void</text:span></text:span><text:span text:style-name="def3"><text:span text:style-name="T25"> </text:span></text:span><text:span text:style-name="def3"><text:span text:style-name="T129">InformSpeed</text:span></text:span><text:span text:style-name="def3"><text:span text:style-name="T25">(</text:span></text:span><text:span text:style-name="def3"><text:span text:style-name="T73">string</text:span></text:span><text:span text:style-name="def3"><text:span text:style-name="T25"> msg); </text:span></text:span><text:span text:style-name="def3"><text:span text:style-name="T99">/*- definiowanie delegata*/</text:span></text:span></text:p>
          <text:p text:style-name="P144"><text:span text:style-name="def3"><text:span text:style-name="T73">public</text:span></text:span><text:span text:style-name="def3"><text:span text:style-name="T25"> </text:span></text:span><text:span text:style-name="def3"><text:span text:style-name="T129">InformSpeed</text:span></text:span><text:span text:style-name="def3"><text:span text:style-name="T25"> listaPowiadamiaczy;</text:span></text:span><text:span text:style-name="def3"><text:span text:style-name="T99">/* - definiwanie składowej (obiektu) </text:span></text:span></text:p>
          <text:p text:style-name="P144"><text:span text:style-name="def3"><text:span text:style-name="T99">delegata*/</text:span></text:span></text:p>
          <text:p text:style-name="P144"><text:span text:style-name="def3"><text:span text:style-name="T73">public</text:span></text:span><text:span text:style-name="def3"><text:span text:style-name="T25"> </text:span></text:span><text:span text:style-name="def3"><text:span text:style-name="T73">void</text:span></text:span><text:span text:style-name="def3"><text:span text:style-name="T25"> RejestrujPowiadamiacz(</text:span></text:span><text:span text:style-name="def3"><text:span text:style-name="T129">InformSpeed</text:span></text:span><text:span text:style-name="def3"><text:span text:style-name="T25"> metodaObca)</text:span></text:span></text:p>
          <text:p text:style-name="P144"><text:span text:style-name="def3"><text:span text:style-name="T25">{</text:span></text:span></text:p>
          <text:p text:style-name="P154"><text:span text:style-name="def3"><text:span text:style-name="T25">listaPowiadamiaczy += metodaObca;</text:span></text:span></text:p>
          <text:p text:style-name="P144"><text:span text:style-name="def3"><text:span text:style-name="T25">}</text:span></text:span></text:p>
          <text:p text:style-name="P144"><text:span text:style-name="def3"><text:span text:style-name="T73">public</text:span></text:span><text:span text:style-name="def3"><text:span text:style-name="T25"> </text:span></text:span><text:span text:style-name="def3"><text:span text:style-name="T73">void</text:span></text:span><text:span text:style-name="def3"><text:span text:style-name="T25"> UsunPowiadamiacz(</text:span></text:span><text:span text:style-name="def3"><text:span text:style-name="T129">InformSpeed</text:span></text:span><text:span text:style-name="def3"><text:span text:style-name="T25"> metodaObca)</text:span></text:span></text:p>
          <text:p text:style-name="P144"><text:span text:style-name="def3"><text:span text:style-name="T25">{</text:span></text:span></text:p>
          <text:p text:style-name="P154"><text:span text:style-name="def3"><text:span text:style-name="T25">listaPowiadamiaczy -= metodaObca;</text:span></text:span></text:p>
          <text:p text:style-name="P144"><text:span text:style-name="def3"><text:span text:style-name="T25">}</text:span></text:span></text:p>
          <text:p text:style-name="P144"><text:span text:style-name="def3"><text:span text:style-name="T73">public</text:span></text:span><text:span text:style-name="def3"><text:span text:style-name="T25"> </text:span></text:span><text:span text:style-name="def3"><text:span text:style-name="T73">void</text:span></text:span><text:span text:style-name="def3"><text:span text:style-name="T25"> UruchomPowiadamiaczy()</text:span></text:span></text:p>
          <text:p text:style-name="P144"><text:span text:style-name="def3"><text:span text:style-name="T25">{</text:span></text:span></text:p>
          <text:p text:style-name="P154"><text:span text:style-name="def3"><text:span text:style-name="T25">listaPowiadamiaczy(</text:span></text:span><text:span text:style-name="def3"><text:span text:style-name="T110">"text"</text:span></text:span><text:span text:style-name="def3"><text:span text:style-name="T25">);</text:span></text:span><text:span text:style-name="def3"><text:span text:style-name="T99">/* - uruchomi wszystkie funkcje dodane do </text:span></text:span><text:soft-page-break/><text:span text:style-name="def3"><text:span text:style-name="T99">obiektu delegata*/</text:span></text:span></text:p>
          <text:p text:style-name="P144"><text:span text:style-name="def3"><text:span text:style-name="T25">}</text:span></text:span></text:p>
          <text:p text:style-name="P68"><text:span text:style-name="def3"><text:span text:style-name="T25">}</text:span></text:span></text:p>
          <text:p text:style-name="P174"><text:span text:style-name="def2"><text:span text:style-name="T156"/></text:span></text:p>
          <text:p text:style-name="P70"><text:span text:style-name="def3"><text:span text:style-name="T91">public</text:span></text:span><text:span text:style-name="def3"><text:span text:style-name="T25"> </text:span></text:span><text:span text:style-name="def3"><text:span text:style-name="T73">void</text:span></text:span><text:span text:style-name="def3"><text:span text:style-name="T25"> Widz1(</text:span></text:span><text:span text:style-name="def3"><text:span text:style-name="T73">string</text:span></text:span><text:span text:style-name="def3"><text:span text:style-name="T25"> atext)</text:span></text:span></text:p>
          <text:p text:style-name="P68"><text:span text:style-name="def3"><text:span text:style-name="T25">{</text:span></text:span></text:p>
          <text:p text:style-name="P68"><text:span text:style-name="def3"><text:span text:style-name="T99">//akcja obserwatora po otrzymaniu powiadomienia od powiadamiacza</text:span></text:span></text:p>
          <text:p text:style-name="P68"><text:span text:style-name="def3"><text:span text:style-name="T25"><text:s text:c="4"/></text:span></text:span><text:span text:style-name="def3"><text:span text:style-name="T73">string</text:span></text:span><text:span text:style-name="def3"><text:span text:style-name="T25"> g = </text:span></text:span><text:span text:style-name="def3"><text:span text:style-name="T110">""</text:span></text:span><text:span text:style-name="def3"><text:span text:style-name="T25">;</text:span></text:span></text:p>
          <text:p text:style-name="P68"><text:span text:style-name="def3"><text:span text:style-name="T25">}</text:span></text:span></text:p>
          <text:p text:style-name="P175"><text:span text:style-name="def2"><text:span text:style-name="T156">...</text:span></text:span></text:p>
          <text:p text:style-name="P71"><text:span text:style-name="def3"><text:span text:style-name="T143">Car</text:span></text:span><text:span text:style-name="def3"><text:span text:style-name="T25"> c =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p>
        </text:list-item>
      </text:list>
      <text:p text:style-name="P24"><text:span text:style-name="def2"><text:span text:style-name="T156"/></text:span></text:p>
      <text:list xml:id="list36502042" text:continue-numbering="true" text:style-name="L24">
        <text:list-item>
          <text:list>
            <text:list-item>
              <text:p text:style-name="P176"><text:span text:style-name="def"><text:span text:style-name="T159">Dodanie do delegaty nowej funkcji</text:span></text:span></text:p>
              <text:list>
                <text:list-item>
                  <text:p text:style-name="P176"><text:span text:style-name="def3"><text:span text:style-name="T48">c.RejestrujPowiadamiacz(Widz1);</text:span></text:span></text:p>
                </text:list-item>
                <text:list-item>
                  <text:p text:style-name="P72"><text:span text:style-name="def3"><text:span text:style-name="T48">c.RejestrujPowiadamiacz(</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span text:style-name="def3"><text:span text:style-name="T129">InformSpeed</text:span></text:span><text:span text:style-name="def3"><text:span text:style-name="T25">(Widz1));</text:span></text:span></text:p>
                </text:list-item>
              </text:list>
            </text:list-item>
          </text:list>
        </text:list-item>
      </text:list>
      <text:p text:style-name="P9"><text:span text:style-name="def3"><text:span text:style-name="T48"/></text:span></text:p>
      <text:list xml:id="list36514855" text:continue-numbering="true" text:style-name="L24">
        <text:list-item>
          <text:list>
            <text:list-item>
              <text:p text:style-name="P73"><text:span text:style-name="def3"><text:span text:style-name="T50">Usunięcie funkcji z delegaty</text:span></text:span></text:p>
              <text:list>
                <text:list-item>
                  <text:p text:style-name="P73"><text:span text:style-name="def2"><text:span text:style-name="T51">c.UsunPowiadamiacz(</text:span></text:span><text:span text:style-name="def3"><text:span text:style-name="T48">Widz1</text:span></text:span><text:span text:style-name="def2"><text:span text:style-name="T51">);</text:span></text:span></text:p>
                </text:list-item>
                <text:list-item>
                  <text:p text:style-name="P73"><text:span text:style-name="def3"><text:span text:style-name="T143">Car</text:span></text:span><text:span text:style-name="def3"><text:span text:style-name="T25">.</text:span></text:span><text:span text:style-name="def3"><text:span text:style-name="T129">InformSpeed</text:span></text:span><text:span text:style-name="def3"><text:span text:style-name="T25"> del =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span text:style-name="def3"><text:span text:style-name="T129">InformSpeed</text:span></text:span><text:span text:style-name="def3"><text:span text:style-name="T25">(Widz1); </text:span></text:span><text:span text:style-name="def3"><text:span text:style-name="T99">/*tworzenie nowego </text:span></text:span><text:span text:style-name="def3"><text:span text:style-name="T100">obiektu</text:span></text:span><text:span text:style-name="def3"><text:span text:style-name="T99">*/</text:span></text:span></text:p>
                  <text:p text:style-name="P68"><text:span text:style-name="def3"><text:span text:style-name="T25">c.RejestrujPowiadamiacz(del);</text:span></text:span></text:p>
                  <text:p text:style-name="P68"><text:span text:style-name="def3"><text:span text:style-name="T25">c.listaPowiadamiaczy(</text:span></text:span><text:span text:style-name="def3"><text:span text:style-name="T110">"Treść wiadomości"</text:span></text:span><text:span text:style-name="def3"><text:span text:style-name="T25">);</text:span></text:span></text:p>
                  <text:p text:style-name="P68"><text:span text:style-name="def3"><text:span text:style-name="T25">c.UsunPowiadamiacz(del);</text:span></text:span></text:p>
                  <text:p text:style-name="P73"><text:span text:style-name="def3"><text:span text:style-name="T51"/></text:span></text:p>
                </text:list-item>
              </text:list>
            </text:list-item>
          </text:list>
          <text:p text:style-name="P175"><text:span text:style-name="def2"><text:span text:style-name="T156"/></text:span></text:p>
          <text:list text:continue-numbering="true">
            <text:list-item>
              <text:p text:style-name="P177"><text:span text:style-name="def"><text:span text:style-name="T159">Podmiana delegaty na nową, w konstruktorze dodajemy od razu funkcję</text:span></text:span></text:p>
              <text:p text:style-name="P72"><text:span text:style-name="def3"><text:span text:style-name="T49">c.listaPowiadamiaczy =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span text:style-name="def3"><text:span text:style-name="T129">InformSpeed</text:span></text:span><text:span text:style-name="def3"><text:span text:style-name="T25">(Widz1);</text:span></text:span><text:span text:style-name="def2"><text:span text:style-name="T156"> </text:span></text:span><text:span text:style-name="def2"><text:span text:style-name="T157">-</text:span></text:span><text:span text:style-name="def2"><text:span text:style-name="T104"> </text:span></text:span><text:span text:style-name="def2"><text:span text:style-name="T105">Car.InformSpeed </text:span></text:span><text:span text:style-name="def2"><text:span text:style-name="T104">bo definicja </text:span></text:span></text:p>
              <text:p text:style-name="P163"><text:span text:style-name="def2"><text:span text:style-name="T104">delegatu jest wewnątrz klasy Car</text:span></text:span></text:p>
            </text:list-item>
            <text:list-item>
              <text:p text:style-name="P178"><text:span text:style-name="def"><text:span text:style-name="T166">to podejście narusza enakapsulację, bo instancja delegatu powinna być </text:span></text:span><text:span text:style-name="def2"><text:span text:style-name="T166">private</text:span></text:span><text:span text:style-name="def"><text:span text:style-name="T166">, ale na potrzeby przykładu zrobiliśmy odstępstwo.</text:span></text:span></text:p>
            </text:list-item>
            <text:list-item>
              <text:p text:style-name="P179"><text:span text:style-name="def"><text:span text:style-name="T114">=</text:span></text:span><text:span text:style-name="def"><text:span text:style-name="T157"> WYPEŁNIA listę jedną metodą (tak jakby usuwał to co do tej pory zawierała)</text:span></text:span></text:p>
            </text:list-item>
            <text:list-item>
              <text:p text:style-name="P179"><text:span text:style-name="def"><text:span text:style-name="T114">+= </text:span></text:span><text:span text:style-name="def"><text:span text:style-name="T116">jest przeciążone i</text:span></text:span><text:span text:style-name="def"><text:span text:style-name="T157"> DOPISUJE do listy metodę</text:span></text:span></text:p>
            </text:list-item>
            <text:list-item>
              <text:p text:style-name="P180"><text:span text:style-name="def"><text:span text:style-name="T115">-</text:span></text:span><text:span text:style-name="def"><text:span text:style-name="T114">=</text:span></text:span><text:span text:style-name="def"><text:span text:style-name="T157"> </text:span></text:span><text:span text:style-name="def"><text:span text:style-name="T116">jest przeciążone i </text:span></text:span><text:span text:style-name="def"><text:span text:style-name="T160">USUWA</text:span></text:span><text:span text:style-name="def"><text:span text:style-name="T157"> do listy metodę </text:span></text:span><text:span text:style-name="def"><text:span text:style-name="T160">(sam wie jaką)</text:span></text:span></text:p>
            </text:list-item>
            <text:list-item>
              <text:p text:style-name="P181"><text:span text:style-name="def"><text:span text:style-name="T160">Delegat wewnętrznie przypomina kolejkę FIFO, więc pierwsza dodana funkcja będzie też pierwszą uruchomioną przez delegat</text:span></text:span></text:p>
              <text:p text:style-name="P179"><text:span text:style-name="def2"><text:span text:style-name="T155"/></text:span></text:p>
            </text:list-item>
          </text:list>
        </text:list-item>
        <text:list-item>
          <text:p text:style-name="P174"><text:span text:style-name="def"><text:span text:style-name="T155">Delegaty </text:span></text:span><text:span text:style-name="def"><text:span text:style-name="T2">zachowują bezpieczeństwo typów</text:span></text:span><text:span text:style-name="def"><text:span text:style-name="T155">, więc nie przyjmą innych parametrów niż zawarte w definicji.</text:span></text:span></text:p>
        </text:list-item>
        <text:list-item>
          <text:p text:style-name="P182"><text:span text:style-name="def"><text:span text:style-name="T168">NIE DA SIĘ </text:span></text:span><text:span text:style-name="def"><text:span text:style-name="T158"><text:s/>uruchomić delegata, do którego nie podłączono odpowiedniej metody. </text:span></text:span><text:span text:style-name="def"><text:span text:style-name="T167">Będzie rzucony wyjątek;</text:span></text:span></text:p>
        </text:list-item>
        <text:list-item>
          <text:p text:style-name="P183"><text:span text:style-name="def"><text:span text:style-name="T168">NIE DA SIĘ utworzyć obiektu delegata bez podania fynkcji jako argumentu konstruktora.</text:span></text:span></text:p>
        </text:list-item>
        <text:list-item>
          <text:p text:style-name="P184"><text:span text:style-name="def"><text:span text:style-name="T161">Kowariancja delegatów – uwzględnienie dziedziczenia. Dzięki tej właściwości możemy dodawać do jednej instancji delegata metody, które zwracają także typy dziedziczące po zdefiniowanym</text:span></text:span></text:p>
          <text:p text:style-name="P74"><text:span text:style-name="def3"><text:span text:style-name="T92">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129">Car</text:span></text:span><text:span text:style-name="def3"><text:span text:style-name="T25"> </text:span></text:span><text:span text:style-name="def3"><text:span text:style-name="T129">ObtainCarDelegate</text:span></text:span><text:span text:style-name="def3"><text:span text:style-name="T25">(); </text:span></text:span><text:span text:style-name="def3"><text:span text:style-name="T99">/*nie pobiera </text:span></text:span><text:span text:style-name="def3"><text:span text:style-name="T101">argumentów</text:span></text:span><text:span text:style-name="def3"><text:span text:style-name="T99">, oddaje Car*/</text:span></text:span></text:p>
          <text:p text:style-name="P68"><text:span text:style-name="def3"><text:span text:style-name="T73">public</text:span></text:span><text:span text:style-name="def3"><text:span text:style-name="T25"> </text:span></text:span><text:span text:style-name="def3"><text:span text:style-name="T129">Car</text:span></text:span><text:span text:style-name="def3"><text:span text:style-name="T25"> GetCar() { </text:span></text:span><text:span text:style-name="def3"><text:span text:style-name="T73">return</text:span></text:span><text:span text:style-name="def3"><text:span text:style-name="T25"> </text:span></text:span><text:span text:style-name="def3"><text:span text:style-name="T73">new</text:span></text:span><text:span text:style-name="def3"><text:span text:style-name="T25"> </text:span></text:span><text:span text:style-name="def3"><text:span text:style-name="T129">Car</text:span></text:span><text:span text:style-name="def3"><text:span text:style-name="T25">(); }</text:span></text:span></text:p>
          <text:p text:style-name="P68"><text:span text:style-name="def3"><text:span text:style-name="T73">public</text:span></text:span><text:span text:style-name="def3"><text:span text:style-name="T25"> </text:span></text:span><text:span text:style-name="def3"><text:span text:style-name="T129">SportCar</text:span></text:span><text:span text:style-name="def3"><text:span text:style-name="T25"> GetSportCar() { </text:span></text:span><text:span text:style-name="def3"><text:span text:style-name="T73">return</text:span></text:span><text:span text:style-name="def3"><text:span text:style-name="T25"> </text:span></text:span><text:span text:style-name="def3"><text:span text:style-name="T73">new</text:span></text:span><text:span text:style-name="def3"><text:span text:style-name="T25"> </text:span></text:span><text:span text:style-name="def3"><text:span text:style-name="T129">SportCar</text:span></text:span><text:span text:style-name="def3"><text:span text:style-name="T25">(); }</text:span></text:span></text:p>
        </text:list-item>
      </text:list>
      <text:p text:style-name="P5"><text:span text:style-name="def2"><text:span text:style-name="T161">...</text:span></text:span></text:p>
      <text:list xml:id="list36512410" text:continue-numbering="true" text:style-name="L24">
        <text:list-header>
          <text:p text:style-name="P75"><text:span text:style-name="def3"><text:span text:style-name="T144">ObtainCarDelegate</text:span></text:span><text:span text:style-name="def3"><text:span text:style-name="T25"> DajCar = </text:span></text:span><text:span text:style-name="def3"><text:span text:style-name="T73">new</text:span></text:span><text:span text:style-name="def3"><text:span text:style-name="T25"> </text:span></text:span><text:span text:style-name="def3"><text:span text:style-name="T129">ObtainCarDelegate</text:span></text:span><text:span text:style-name="def3"><text:span text:style-name="T25">(GetCar);</text:span></text:span></text:p>
          <text:p text:style-name="P68"><text:span text:style-name="def3"><text:span text:style-name="T129">ObtainCarDelegate</text:span></text:span><text:span text:style-name="def3"><text:span text:style-name="T25"> DajSportCar = </text:span></text:span><text:span text:style-name="def3"><text:span text:style-name="T73">new</text:span></text:span><text:span text:style-name="def3"><text:span text:style-name="T25"> </text:span></text:span><text:span text:style-name="def3"><text:span text:style-name="T129">ObtainCarDelegate</text:span></text:span><text:span text:style-name="def3"><text:span text:style-name="T25">(GetSportCar);</text:span></text:span></text:p>
          <text:p text:style-name="P180"><text:span text:style-name="def2"><text:span text:style-name="T162">...</text:span></text:span></text:p>
          <text:p text:style-name="P76"><text:span text:style-name="def3"><text:span text:style-name="T144">ObtainCarDelegate</text:span></text:span><text:span text:style-name="def3"><text:span text:style-name="T25"> DajCar = </text:span></text:span><text:span text:style-name="def3"><text:span text:style-name="T73">null</text:span></text:span><text:span text:style-name="def3"><text:span text:style-name="T25">; </text:span></text:span><text:span text:style-name="def3"><text:span text:style-name="T99">/*</text:span></text:span><text:span text:style-name="def3"><text:span text:style-name="T102">przypisanie null konieczne. Jeśli jest to pole w obiekcie to jest automatycznie inicjalizowane wartością null. </text:span></text:span><text:span text:style-name="def3"><text:span text:style-name="T103">Jeśli użylibyśmy = to było by ok, ale</text:span></text:span><text:span text:style-name="def3"><text:span text:style-name="T102"> </text:span></text:span><text:span text:style-name="def3"><text:span text:style-name="T103">n</text:span></text:span><text:span text:style-name="def3"><text:span text:style-name="T102">ajwidoczniej += nie jest takie mądre </text:span></text:span><text:span text:style-name="def3"><text:span text:style-name="T103">żeby wyczaić, ze dla niezainicjalizowanego ma samo wpierw przypisać null</text:span></text:span><text:span text:style-name="def3"><text:span text:style-name="T99">*/</text:span></text:span></text:p>
          <text:p text:style-name="P68"><text:span text:style-name="def3"><text:span text:style-name="T25">DajCar += GetCar;</text:span></text:span></text:p>
          <text:p text:style-name="P68"><text:span text:style-name="def3"><text:span text:style-name="T25">DajCar += GetSportCar;</text:span></text:span></text:p>
          <text:p text:style-name="P68"><text:span text:style-name="def3"><text:span text:style-name="T129">Car</text:span></text:span><text:span text:style-name="def3"><text:span text:style-name="T25"> c = DajCar();</text:span></text:span></text:p>
          <text:p text:style-name="P180"><text:soft-page-break/><text:span text:style-name="def2"><text:span text:style-name="T162"/></text:span></text:p>
        </text:list-header>
        <text:list-item>
          <text:p text:style-name="P180"><text:span text:style-name="def"><text:span text:style-name="T162">Delegaty generyczne –</text:span></text:span><text:span text:style-name="def"><text:span text:style-name="T163"> dają możliwość przyjmowania </text:span></text:span><text:span text:style-name="def"><text:span text:style-name="T164">i oddawania obiek</text:span></text:span><text:span text:style-name="def"><text:span text:style-name="T186">t</text:span></text:span><text:span text:style-name="def"><text:span text:style-name="T164">ów o dowo</text:span></text:span><text:span text:style-name="def"><text:span text:style-name="T186">l</text:span></text:span><text:span text:style-name="def"><text:span text:style-name="T164">nym typie, o ile jest to JEDEN typ</text:span></text:span></text:p>
          <text:p text:style-name="P77"><text:span text:style-name="def3"><text:span text:style-name="T93">public</text:span></text:span><text:span text:style-name="def3"><text:span text:style-name="T25"> </text:span></text:span><text:span text:style-name="def3"><text:span text:style-name="T73">delegate</text:span></text:span><text:span text:style-name="def3"><text:span text:style-name="T25"> T </text:span></text:span><text:span text:style-name="def3"><text:span text:style-name="T129">GenericDelegate</text:span></text:span><text:span text:style-name="def3"><text:span text:style-name="T25"> &lt;T&gt; (T obj1, T obj2);</text:span></text:span></text:p>
          <text:p text:style-name="P68"><text:span text:style-name="def3"><text:span text:style-name="T73">public</text:span></text:span><text:span text:style-name="def3"><text:span text:style-name="T25"> </text:span></text:span><text:span text:style-name="def3"><text:span text:style-name="T129">Car</text:span></text:span><text:span text:style-name="def3"><text:span text:style-name="T25"> DoWithCar(</text:span></text:span><text:span text:style-name="def3"><text:span text:style-name="T129">Car</text:span></text:span><text:span text:style-name="def3"><text:span text:style-name="T25"> c1, </text:span></text:span><text:span text:style-name="def3"><text:span text:style-name="T129">Car</text:span></text:span><text:span text:style-name="def3"><text:span text:style-name="T25"> c2){</text:span></text:span><text:span text:style-name="def3"><text:span text:style-name="T73">return</text:span></text:span><text:span text:style-name="def3"><text:span text:style-name="T25">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p>
          <text:p text:style-name="P68"><text:span text:style-name="def3"><text:span text:style-name="T73">public</text:span></text:span><text:span text:style-name="def3"><text:span text:style-name="T25"> </text:span></text:span><text:span text:style-name="def3"><text:span text:style-name="T73">int</text:span></text:span><text:span text:style-name="def3"><text:span text:style-name="T25"> DoWithInt(</text:span></text:span><text:span text:style-name="def3"><text:span text:style-name="T73">int</text:span></text:span><text:span text:style-name="def3"><text:span text:style-name="T25"> i1, </text:span></text:span><text:span text:style-name="def3"><text:span text:style-name="T73">int</text:span></text:span><text:span text:style-name="def3"><text:span text:style-name="T25"> i2){</text:span></text:span><text:span text:style-name="def3"><text:span text:style-name="T73">return</text:span></text:span><text:span text:style-name="def3"><text:span text:style-name="T25"> 8;}</text:span></text:span></text:p>
          <text:p text:style-name="P185"><text:span text:style-name="def2"><text:span text:style-name="T165">…</text:span></text:span></text:p>
          <text:p text:style-name="P185"><text:span text:style-name="def3"><text:span text:style-name="T145">GenericDelegate</text:span></text:span><text:span text:style-name="def3"><text:span text:style-name="T25"> &lt;</text:span></text:span><text:span text:style-name="def3"><text:span text:style-name="T129">Car</text:span></text:span><text:span text:style-name="def3"><text:span text:style-name="T25">&gt; carDel = </text:span></text:span><text:span text:style-name="def3"><text:span text:style-name="T73">new</text:span></text:span><text:span text:style-name="def3"><text:span text:style-name="T25"> </text:span></text:span><text:span text:style-name="def3"><text:span text:style-name="T129">GenericDelegate</text:span></text:span><text:span text:style-name="def3"><text:span text:style-name="T25">&lt;</text:span></text:span><text:span text:style-name="def3"><text:span text:style-name="T129">Car</text:span></text:span><text:span text:style-name="def3"><text:span text:style-name="T25">&gt;(DoWithCar);</text:span></text:span></text:p>
          <text:p text:style-name="P68"><text:span text:style-name="def3"><text:span text:style-name="T129">GenericDelegate</text:span></text:span><text:span text:style-name="def3"><text:span text:style-name="T25"> &lt;</text:span></text:span><text:span text:style-name="def3"><text:span text:style-name="T73">int</text:span></text:span><text:span text:style-name="def3"><text:span text:style-name="T25">&gt; intDel = </text:span></text:span><text:span text:style-name="def3"><text:span text:style-name="T73">new</text:span></text:span><text:span text:style-name="def3"><text:span text:style-name="T25"> </text:span></text:span><text:span text:style-name="def3"><text:span text:style-name="T129">GenericDelegate</text:span></text:span><text:span text:style-name="def3"><text:span text:style-name="T25">&lt;</text:span></text:span><text:span text:style-name="def3"><text:span text:style-name="T73">int</text:span></text:span><text:span text:style-name="def3"><text:span text:style-name="T25">&gt;(DoWithInt);</text:span></text:span></text:p>
          <text:p text:style-name="P68"><text:span text:style-name="def3"><text:span text:style-name="T129">Car</text:span></text:span><text:span text:style-name="def3"><text:span text:style-name="T25"> newCar = carDel(</text:span></text:span><text:span text:style-name="def3"><text:span text:style-name="T73">new</text:span></text:span><text:span text:style-name="def3"><text:span text:style-name="T25"> </text:span></text:span><text:span text:style-name="def3"><text:span text:style-name="T129">Car</text:span></text:span><text:span text:style-name="def3"><text:span text:style-name="T25">(),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p>
          <text:p text:style-name="P68"><text:span text:style-name="def3"><text:span text:style-name="T73">int</text:span></text:span><text:span text:style-name="def3"><text:span text:style-name="T25"> x = intDel(7, 8);</text:span></text:span></text:p>
          <text:p text:style-name="P186"><text:span text:style-name="def3"><text:span text:style-name="T165"/></text:span></text:p>
          <text:list>
            <text:list-item>
              <text:p text:style-name="P186"><text:span text:style-name="def"><text:span text:style-name="T165">Poprzednio można było to uzyskać tworząc delegat dla </text:span></text:span><text:span text:style-name="def2"><text:span text:style-name="T165">System.Object</text:span></text:span><text:span text:style-name="def"><text:span text:style-name="T165">, ale nie było ścisłej kontroli typów i był</text:span></text:span><text:span text:style-name="def2"><text:span text:style-name="T165"> boxing</text:span></text:span><text:span text:style-name="def"><text:span text:style-name="T165">,</text:span></text:span><text:span text:style-name="def2"><text:span text:style-name="T165"> unboxing</text:span></text:span></text:p>
            </text:list-item>
          </text:list>
        </text:list-item>
      </text:list>
      <text:p text:style-name="P25"><text:span text:style-name="def"><text:span text:style-name="T166">Zdarzenia</text:span></text:span></text:p>
      <text:p text:style-name="P25"><text:span text:style-name="def"><text:span text:style-name="T166">Z powodu </text:span></text:span><text:span text:style-name="def2"><text:span text:style-name="T166">public</text:span></text:span><text:span text:style-name="def"><text:span text:style-name="T166">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166">private</text:span></text:span><text:span text:style-name="def"><text:span text:style-name="T166">), ale to zabiera czas i zaśmieca kod.</text:span></text:span></text:p>
      <text:list xml:id="list397844589510941863" text:style-name="L25">
        <text:list-item>
          <text:p text:style-name="P188"><text:span text:style-name="def"><text:span text:style-name="T166">event – automatyczne budowanie metod dostępowych do delegatów</text:span></text:span></text:p>
          <text:p text:style-name="P79"><text:span text:style-name="def3"><text:span text:style-name="T73">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void</text:span></text:span><text:span text:style-name="def3"><text:span text:style-name="T25"> </text:span></text:span><text:span text:style-name="def3"><text:span text:style-name="T129">MyDelegate</text:span></text:span><text:span text:style-name="def3"><text:span text:style-name="T25">(</text:span></text:span><text:span text:style-name="def3"><text:span text:style-name="T73">string</text:span></text:span><text:span text:style-name="def3"><text:span text:style-name="T25"> msg);</text:span></text:span></text:p>
          <text:p text:style-name="P78"><text:span text:style-name="def3"><text:span text:style-name="T73">public</text:span></text:span><text:span text:style-name="def3"><text:span text:style-name="T25"> </text:span></text:span><text:span text:style-name="def3"><text:span text:style-name="T73">event</text:span></text:span><text:span text:style-name="def3"><text:span text:style-name="T25"> </text:span></text:span><text:span text:style-name="def3"><text:span text:style-name="T129">MyDelegate</text:span></text:span><text:span text:style-name="def3"><text:span text:style-name="T25"> del1; </text:span></text:span></text:p>
          <text:p text:style-name="P78"><text:span text:style-name="def3"><text:span text:style-name="T73">public</text:span></text:span><text:span text:style-name="def3"><text:span text:style-name="T25"> </text:span></text:span><text:span text:style-name="def3"><text:span text:style-name="T73">event</text:span></text:span><text:span text:style-name="def3"><text:span text:style-name="T25"> </text:span></text:span><text:span text:style-name="def3"><text:span text:style-name="T129">MyDelegate</text:span></text:span><text:span text:style-name="def3"><text:span text:style-name="T25"> del2;</text:span></text:span></text:p>
        </text:list-item>
      </text:list>
      <text:p text:style-name="P4"><text:span text:style-name="def3"><text:span text:style-name="T26">...</text:span></text:span></text:p>
      <text:list xml:id="list36486297" text:continue-numbering="true" text:style-name="L25">
        <text:list-header>
          <text:p text:style-name="P78"><text:span text:style-name="def3"><text:span text:style-name="T129">Car</text:span></text:span><text:span text:style-name="def3"><text:span text:style-name="T25"> c =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p>
          <text:p text:style-name="P78"><text:span text:style-name="def3"><text:span text:style-name="T25">del1 += c.MyDelegate</text:span></text:span><text:span text:style-name="defZiel">Handl</text:span><text:span text:style-name="def3"><text:span text:style-name="T25">er; </text:span></text:span><text:span text:style-name="defZiel"><text:span text:style-name="T169">/*zasada jak przy delegatach, czyli += / = */</text:span></text:span></text:p>
          <text:p text:style-name="P78"><text:span text:style-name="def3"><text:span text:style-name="T25">del2 += </text:span></text:span><text:span text:style-name="def3"><text:span text:style-name="T129">Car</text:span></text:span><text:span text:style-name="def3"><text:span text:style-name="T25">.MyDelegateStaticHandler;</text:span></text:span><text:span text:style-name="defZiel"> /*</text:span><text:span text:style-name="defZiel"><text:span text:style-name="T169">można też dodawać funkcje statyczne</text:span></text:span><text:span text:style-name="defZiel">*/</text:span></text:p>
          <text:p text:style-name="P78"><text:span text:style-name="def3"><text:span text:style-name="T129">MyDelegate</text:span></text:span><text:span text:style-name="def3"><text:span text:style-name="T25"> d = </text:span></text:span><text:span text:style-name="def3"><text:span text:style-name="T73">new</text:span></text:span><text:span text:style-name="def3"><text:span text:style-name="T25"> </text:span></text:span><text:span text:style-name="def3"><text:span text:style-name="T129">MyDelegate</text:span></text:span><text:span text:style-name="def3"><text:span text:style-name="T25">(c.MyDelegateHandler);</text:span></text:span><text:span text:style-name="defZiel"> /*</text:span><text:span text:style-name="defZiel"><text:span text:style-name="T169">budowanie obiektu delegaty</text:span></text:span><text:span text:style-name="defZiel">*/</text:span></text:p>
          <text:p text:style-name="P78"><text:span text:style-name="def3"><text:span text:style-name="T25">del2 += d; </text:span></text:span><text:span text:style-name="defZiel">/*</text:span><text:span text:style-name="defZiel"><text:span text:style-name="T169">dodanie obiektu delegaty, efekt taki jakbyśmy dodawali zwykłą funkcję</text:span></text:span><text:span text:style-name="defZiel">*/</text:span></text:p>
          <text:p text:style-name="P80"><text:span text:style-name="def3"><text:span text:style-name="T25"><text:s/></text:span></text:span><text:span text:style-name="defZiel">/* </text:span><text:span text:style-name="defZiel"><text:span text:style-name="T169">wywołanie zdarzenia –</text:span></text:span><text:span text:style-name="defZiel"><text:span text:style-name="T174"> MOŻE odbyć się TYLKO w obiekcie definiującym event ! - ENKAPSULACJA</text:span></text:span><text:span text:style-name="defZiel">*/</text:span></text:p>
          <text:p text:style-name="P78"><text:span text:style-name="def3"><text:span text:style-name="T25">del1(</text:span></text:span><text:span text:style-name="def3"><text:span text:style-name="T110">"Text1"</text:span></text:span><text:span text:style-name="def3"><text:span text:style-name="T25">);</text:span></text:span></text:p>
          <text:p text:style-name="P78"><text:span text:style-name="def3"><text:span text:style-name="T25">del2(</text:span></text:span><text:span text:style-name="def3"><text:span text:style-name="T110">"Text2"</text:span></text:span><text:span text:style-name="def3"><text:span text:style-name="T25">);</text:span></text:span></text:p>
          <text:p text:style-name="P78"><text:span text:style-name="def3"><text:span text:style-name="T25">del1 -= c.MyDelegateHandler; </text:span></text:span><text:span text:style-name="defZiel">/*</text:span><text:span text:style-name="defZiel"><text:span text:style-name="T169">usunięcie instancyjnej funkcji z eventa</text:span></text:span><text:span text:style-name="defZiel">*/</text:span></text:p>
          <text:p text:style-name="P81"><text:span text:style-name="def3"><text:span text:style-name="T25">del2 -= </text:span></text:span><text:span text:style-name="def3"><text:span text:style-name="T129">Car</text:span></text:span><text:span text:style-name="def3"><text:span text:style-name="T25">.MyDelegateStaticHandler; </text:span></text:span><text:span text:style-name="defZiel">/*</text:span><text:span text:style-name="defZiel"><text:span text:style-name="T169">usunięcie statycznej funkcji z eventa</text:span></text:span><text:span text:style-name="defZiel">*/</text:span></text:p>
          <text:p text:style-name="P81"><text:span text:style-name="def3"><text:span text:style-name="T25">del2 -= d; </text:span></text:span><text:span text:style-name="defZiel">/*</text:span><text:span text:style-name="defZiel"><text:span text:style-name="T169">usunięcie delegaty przez odwołanie do obiektu</text:span></text:span><text:span text:style-name="defZiel">*/</text:span></text:p>
          <text:p text:style-name="P81"><text:span text:style-name="def3"><text:span text:style-name="T25"/></text:span></text:p>
        </text:list-header>
        <text:list-item>
          <text:p text:style-name="P188"><text:span text:style-name="def"><text:span text:style-name="T166">jest to tak naprawdę dodawanie ukrytych metod na prefixami </text:span></text:span><text:span text:style-name="def2"><text:span text:style-name="T166">add_</text:span></text:span><text:span text:style-name="def"><text:span text:style-name="T166"> i </text:span></text:span><text:span text:style-name="def2"><text:span text:style-name="T166">remove_</text:span></text:span><text:span text:style-name="def"><text:span text:style-name="T166">, więc należy uważać na nazewnictwo (tak jak w przypadku budowania automatycznych właściwości)</text:span></text:span></text:p>
        </text:list-item>
        <text:list-item>
          <text:p text:style-name="P189"><text:span text:style-name="def"><text:span text:style-name="T170">Argumenty niestandardowych zdarzeń –</text:span></text:span><text:span text:style-name="def"><text:span text:style-name="T172"> ważne jeśli chcemy przesłać obiekt wywołujący do wywołanej metody (w sposób koszerny, bo zawsze można wcisnąć na siłę obiekt w argument). </text:span></text:span><text:span text:style-name="def"><text:span text:style-name="T173">JAK POWINNO TO DZIAŁAĆ!</text:span></text:span></text:p>
          <text:p text:style-name="P189"><text:span text:style-name="defZiel"><text:span text:style-name="T173">/*Definicja zbioru argumentów. To jest miejsce tylko na treść*/</text:span></text:span></text:p>
          <text:p text:style-name="P82"><text:span text:style-name="def3"><text:span text:style-name="T74">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MyEventArgs</text:span></text:span><text:span text:style-name="def3"><text:span text:style-name="T25"> : </text:span></text:span><text:span text:style-name="def3"><text:span text:style-name="T129">EventArgs </text:span></text:span></text:p>
          <text:p text:style-name="P78"><text:span text:style-name="def3"><text:span text:style-name="T25">{</text:span></text:span></text:p>
          <text:p text:style-name="P145"><text:span text:style-name="def3"><text:span text:style-name="T73">public</text:span></text:span><text:span text:style-name="def3"><text:span text:style-name="T25"> </text:span></text:span><text:span text:style-name="def3"><text:span text:style-name="T73">readonly</text:span></text:span><text:span text:style-name="def3"><text:span text:style-name="T25"> </text:span></text:span><text:span text:style-name="def3"><text:span text:style-name="T73">string</text:span></text:span><text:span text:style-name="def3"><text:span text:style-name="T25"> msg;</text:span></text:span></text:p>
          <text:p text:style-name="P145"><text:span text:style-name="def3"><text:span text:style-name="T73">public</text:span></text:span><text:span text:style-name="def3"><text:span text:style-name="T25"> MyEventArgs(</text:span></text:span><text:span text:style-name="def3"><text:span text:style-name="T73">string</text:span></text:span><text:span text:style-name="def3"><text:span text:style-name="T25"> amsg)</text:span></text:span></text:p>
          <text:p text:style-name="P145"><text:span text:style-name="def3"><text:span text:style-name="T25">{</text:span></text:span></text:p>
          <text:p text:style-name="P155"><text:span text:style-name="def3"><text:span text:style-name="T25">msg = amsg;</text:span></text:span></text:p>
          <text:p text:style-name="P145"><text:span text:style-name="def3"><text:span text:style-name="T25">}</text:span></text:span></text:p>
          <text:p text:style-name="P164"><text:span text:style-name="def3"><text:span text:style-name="T25">}</text:span></text:span></text:p>
          <text:p text:style-name="P164"><text:span text:style-name="def3"><text:span text:style-name="T25"/></text:span></text:p>
          <text:p text:style-name="P165"><text:span text:style-name="defZiel">/*</text:span><text:span text:style-name="defZiel"><text:span text:style-name="T173">definicja delegatu. Dzięki takiej budowie w funkcji wywołanej mamy dostęp do automatycznie przesyłanego obiektu wywołującego</text:span></text:span><text:span text:style-name="defZiel">*/</text:span></text:p>
          <text:p text:style-name="P166"><text:span text:style-name="def3"><text:span text:style-name="T73">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void</text:span></text:span><text:span text:style-name="def3"><text:span text:style-name="T25"> </text:span></text:span><text:span text:style-name="def3"><text:span text:style-name="T129">MyDelegate</text:span></text:span><text:span text:style-name="def3"><text:span text:style-name="T25">(</text:span></text:span><text:span text:style-name="def3"><text:span text:style-name="T73">object</text:span></text:span><text:span text:style-name="def3"><text:span text:style-name="T25"> sender, </text:span></text:span><text:span text:style-name="def3"><text:span text:style-name="T129">MyEventArgs</text:span></text:span><text:span text:style-name="def3"><text:span text:style-name="T25"> args);</text:span></text:span></text:p>
        </text:list-item>
      </text:list>
      <text:p text:style-name="P27"><text:span text:style-name="def3"/></text:p>
      <text:p text:style-name="P21"><text:span text:style-name="def3"><text:tab/></text:span><text:span text:style-name="defZiel">/*</text:span><text:span text:style-name="defZiel"><text:span text:style-name="T173">Klasa obiektu wywołującego – zawiera instancję delegatu</text:span></text:span><text:span text:style-name="defZiel">*/</text:span></text:p>
      <text:list xml:id="list36490738" text:continue-numbering="true" text:style-name="L25">
        <text:list-header>
          <text:p text:style-name="P166"><text:span text:style-name="def3"><text:span text:style-name="T73">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Car</text:span></text:span></text:p>
          <text:p text:style-name="P166"><text:span text:style-name="def3"><text:span text:style-name="T25">{</text:span></text:span></text:p>
          <text:p text:style-name="P145"><text:span text:style-name="def3"><text:span text:style-name="T73">public</text:span></text:span><text:span text:style-name="def3"><text:span text:style-name="T25"> </text:span></text:span><text:span text:style-name="def3"><text:span text:style-name="T73">int</text:span></text:span><text:span text:style-name="def3"><text:span text:style-name="T25"> t;</text:span></text:span></text:p>
          <text:p text:style-name="P146"><text:span text:style-name="defZiel"><text:span text:style-name="T174">/*del jest public, aby można było dodawać Funkcje poza obiektem. Mimo to słowo </text:span></text:span><text:soft-page-break/><text:span text:style-name="defZiel"><text:span text:style-name="T174">event sprawia, ze nie można wywołać poza obiektem Car*/</text:span></text:span></text:p>
          <text:p text:style-name="P146"><text:span text:style-name="def2"><text:span text:style-name="T174">public </text:span></text:span><text:span text:style-name="def2"><text:span text:style-name="T173">event</text:span></text:span><text:span text:style-name="def3"><text:span text:style-name="T27"> </text:span></text:span><text:span text:style-name="def3"><text:span text:style-name="T129">MyDelegate</text:span></text:span><text:span text:style-name="def3"><text:span text:style-name="T25"> del; </text:span></text:span></text:p>
          <text:p text:style-name="P145"><text:span text:style-name="def3"><text:span text:style-name="T73">public</text:span></text:span><text:span text:style-name="def3"><text:span text:style-name="T25"> </text:span></text:span><text:span text:style-name="def3"><text:span text:style-name="T73">void</text:span></text:span><text:span text:style-name="def3"><text:span text:style-name="T25"> InnerFunct(</text:span></text:span><text:span text:style-name="def3"><text:span text:style-name="T129">Form1</text:span></text:span><text:span text:style-name="def3"><text:span text:style-name="T25"> aform)</text:span></text:span></text:p>
          <text:p text:style-name="P145"><text:span text:style-name="def3"><text:span text:style-name="T25">{ </text:span></text:span></text:p>
          <text:p text:style-name="P155"><text:span text:style-name="def3"><text:span text:style-name="T25">del(</text:span></text:span><text:span text:style-name="def3"><text:span text:style-name="T73">this</text:span></text:span><text:span text:style-name="def3"><text:span text:style-name="T25">, </text:span></text:span><text:span text:style-name="def3"><text:span text:style-name="T73">new</text:span></text:span><text:span text:style-name="def3"><text:span text:style-name="T25"> </text:span></text:span><text:span text:style-name="def3"><text:span text:style-name="T129">MyEventArgs</text:span></text:span><text:span text:style-name="def3"><text:span text:style-name="T25">(</text:span></text:span><text:span text:style-name="def3"><text:span text:style-name="T110">"text"</text:span></text:span><text:span text:style-name="def3"><text:span text:style-name="T25">)); </text:span></text:span><text:span text:style-name="defZiel">/*</text:span><text:span text:style-name="defZiel"><text:span text:style-name="T174">del to event, więc nie może zostać wywołana POZA obiektem Car</text:span></text:span><text:span text:style-name="defZiel">*/</text:span></text:p>
          <text:p text:style-name="P145"><text:span text:style-name="def3"><text:span text:style-name="T25">}</text:span></text:span></text:p>
          <text:p text:style-name="P78"><text:span text:style-name="def3"><text:span text:style-name="T25">}</text:span></text:span></text:p>
          <text:p text:style-name="P80"><text:span text:style-name="def3"><text:span text:style-name="T130">…</text:span></text:span></text:p>
          <text:p text:style-name="P80"><text:span text:style-name="def3"><text:span text:style-name="T75">public</text:span></text:span><text:span text:style-name="def3"><text:span text:style-name="T25"> </text:span></text:span><text:span text:style-name="def3"><text:span text:style-name="T73">partial</text:span></text:span><text:span text:style-name="def3"><text:span text:style-name="T25"> </text:span></text:span><text:span text:style-name="def3"><text:span text:style-name="T73">class</text:span></text:span><text:span text:style-name="def3"><text:span text:style-name="T25"> </text:span></text:span><text:span text:style-name="def3"><text:span text:style-name="T129">Form1</text:span></text:span><text:span text:style-name="def3"><text:span text:style-name="T25"> : </text:span></text:span><text:span text:style-name="def3"><text:span text:style-name="T129">Form</text:span></text:span></text:p>
          <text:p text:style-name="P80"><text:span text:style-name="def"><text:span text:style-name="T174">{</text:span></text:span></text:p>
          <text:p text:style-name="P146"><text:span text:style-name="def3"><text:span text:style-name="T75">public</text:span></text:span><text:span text:style-name="def3"><text:span text:style-name="T25"> </text:span></text:span><text:span text:style-name="def3"><text:span text:style-name="T73">void</text:span></text:span><text:span text:style-name="def3"><text:span text:style-name="T25"> MyFunct(</text:span></text:span><text:span text:style-name="def3"><text:span text:style-name="T73">object</text:span></text:span><text:span text:style-name="def3"><text:span text:style-name="T25"> sender, </text:span></text:span><text:span text:style-name="def3"><text:span text:style-name="T129">MyEventArgs</text:span></text:span><text:span text:style-name="def3"><text:span text:style-name="T25"> args)</text:span></text:span></text:p>
          <text:p text:style-name="P145"><text:span text:style-name="def3"><text:span text:style-name="T25">{</text:span></text:span></text:p>
          <text:p text:style-name="P155"><text:span text:style-name="def3"><text:span text:style-name="T129">Car</text:span></text:span><text:span text:style-name="def3"><text:span text:style-name="T25"> c = (</text:span></text:span><text:span text:style-name="def3"><text:span text:style-name="T129">Car</text:span></text:span><text:span text:style-name="def3"><text:span text:style-name="T25">)sender;</text:span></text:span></text:p>
          <text:p text:style-name="P155"><text:span text:style-name="def3"><text:span text:style-name="T99">//args.msg zawiera treść</text:span></text:span></text:p>
          <text:p text:style-name="P145"><text:span text:style-name="def3"><text:span text:style-name="T25">}</text:span></text:span></text:p>
          <text:p text:style-name="P145"><text:span text:style-name="def3"><text:span text:style-name="T73">public</text:span></text:span><text:span text:style-name="def3"><text:span text:style-name="T25"> Form1()</text:span></text:span></text:p>
          <text:p text:style-name="P145"><text:span text:style-name="def3"><text:span text:style-name="T25">{</text:span></text:span></text:p>
          <text:p text:style-name="P155"><text:span text:style-name="def3"><text:span text:style-name="T129">Car</text:span></text:span><text:span text:style-name="def3"><text:span text:style-name="T25"> c = </text:span></text:span><text:span text:style-name="def3"><text:span text:style-name="T73">new</text:span></text:span><text:span text:style-name="def3"><text:span text:style-name="T25"> </text:span></text:span><text:span text:style-name="def3"><text:span text:style-name="T129">Car</text:span></text:span><text:span text:style-name="def3"><text:span text:style-name="T25">()</text:span></text:span></text:p>
          <text:p text:style-name="P155"><text:span text:style-name="def3"><text:span text:style-name="T25">c.del += MyFunct; </text:span></text:span><text:span text:style-name="defZiel">/*</text:span><text:span text:style-name="defZiel"><text:span text:style-name="T174">dopisanie funkcji</text:span></text:span><text:span text:style-name="defZiel">*/</text:span></text:p>
          <text:p text:style-name="P155"><text:span text:style-name="defZiel"/></text:p>
          <text:p text:style-name="P156"><text:span text:style-name="defZiel">/*</text:span><text:span text:style-name="defZiel"><text:span text:style-name="T174">Poniższy kod nie zadziało bo </text:span></text:span><text:span text:style-name="defZiel"><text:span text:style-name="T174">c.del</text:span></text:span><text:span text:style-name="defZiel"><text:span text:style-name="T174"> to EVENT</text:span></text:span><text:span text:style-name="defZiel">*/</text:span></text:p>
          <text:p text:style-name="P155"><text:span text:style-name="defZiel">//c.del(this, new MyEventArgs("text"));</text:span></text:p>
        </text:list-header>
      </text:list>
      <text:p text:style-name="P26"><text:span text:style-name="defZiel"/></text:p>
      <text:p text:style-name="P29"><text:span text:style-name="defZiel">/*</text:span><text:span text:style-name="defZiel"><text:span text:style-name="T174">Wywołanie InnerFunct powoduje „wydarzenie”, które odpala EVENT</text:span></text:span><text:span text:style-name="defZiel">*/</text:span></text:p>
      <text:list xml:id="list36484730" text:continue-numbering="true" text:style-name="L25">
        <text:list-header>
          <text:p text:style-name="P155"><text:span text:style-name="def3"><text:span text:style-name="T25">c.InnerFunct(</text:span></text:span><text:span text:style-name="def3"><text:span text:style-name="T73">this</text:span></text:span><text:span text:style-name="def3"><text:span text:style-name="T25">);</text:span></text:span></text:p>
          <text:p text:style-name="P145"><text:span text:style-name="def3"><text:span text:style-name="T25">}</text:span></text:span></text:p>
          <text:p text:style-name="P145"><text:span text:style-name="def3"><text:span text:style-name="T25"><text:s text:c="8"/></text:span></text:span></text:p>
          <text:p text:style-name="P78"><text:span text:style-name="def3"><text:span text:style-name="T25">}</text:span></text:span></text:p>
        </text:list-header>
        <text:list-item>
          <text:p text:style-name="P83"><text:span text:style-name="def"><text:span text:style-name="T176">Generyczne delegaty w eventach – dzięki nim nie trzeba definiować dla każde</text:span></text:span><text:span text:style-name="def"><text:span text:style-name="T175">j klasy dziedziczącej po </text:span></text:span><text:span text:style-name="def3"><text:span text:style-name="T132">EventArgs</text:span></text:span><text:span text:style-name="def"><text:span text:style-name="T176"> innego del</text:span></text:span><text:span text:style-name="def"><text:span text:style-name="T175">egatu.</text:span></text:span></text:p>
          <text:list>
            <text:list-item>
              <text:p text:style-name="P84"><text:span text:style-name="def"><text:span text:style-name="T176">Zamiast</text:span></text:span></text:p>
              <text:list>
                <text:list-item>
                  <text:p text:style-name="P84"><text:span text:style-name="def3"><text:span text:style-name="T76">public</text:span></text:span><text:span text:style-name="def3"><text:span text:style-name="T28"> </text:span></text:span><text:span text:style-name="def3"><text:span text:style-name="T76">delegate</text:span></text:span><text:span text:style-name="def3"><text:span text:style-name="T28"> </text:span></text:span><text:span text:style-name="def3"><text:span text:style-name="T76">void</text:span></text:span><text:span text:style-name="def3"><text:span text:style-name="T28"> </text:span></text:span><text:span text:style-name="def3"><text:span text:style-name="T131">MyDelegate</text:span></text:span><text:span text:style-name="def3"><text:span text:style-name="T28">(</text:span></text:span><text:span text:style-name="def3"><text:span text:style-name="T76">object</text:span></text:span><text:span text:style-name="def3"><text:span text:style-name="T28"> sender, </text:span></text:span><text:span text:style-name="def3"><text:span text:style-name="T131">MyEventArgs</text:span></text:span><text:span text:style-name="def3"><text:span text:style-name="T28"> args);</text:span></text:span></text:p>
                </text:list-item>
              </text:list>
              <text:p text:style-name="P84"><text:span text:style-name="def"><text:span text:style-name="T176">piszemy</text:span></text:span></text:p>
              <text:list text:continue-numbering="true">
                <text:list-item>
                  <text:p text:style-name="P84"><text:span text:style-name="def3"><text:span text:style-name="T76">public</text:span></text:span><text:span text:style-name="def3"><text:span text:style-name="T25"> </text:span></text:span><text:span text:style-name="def3"><text:span text:style-name="T73">delegate</text:span></text:span><text:span text:style-name="def3"><text:span text:style-name="T25"> </text:span></text:span><text:span text:style-name="def3"><text:span text:style-name="T73">void</text:span></text:span><text:span text:style-name="def3"><text:span text:style-name="T25"> </text:span></text:span><text:span text:style-name="def3"><text:span text:style-name="T129">MyDelegate</text:span></text:span><text:span text:style-name="def3"><text:span text:style-name="T25">&lt;T&gt;(</text:span></text:span><text:span text:style-name="def3"><text:span text:style-name="T73">object</text:span></text:span><text:span text:style-name="def3"><text:span text:style-name="T25"> sender, T args);</text:span></text:span></text:p>
                </text:list-item>
              </text:list>
              <text:p text:style-name="P84"><text:span text:style-name="def"><text:span text:style-name="T176">a w klasie Car</text:span></text:span></text:p>
              <text:p text:style-name="P84"><text:span text:style-name="def"><text:span text:style-name="T176">Zamiast</text:span></text:span></text:p>
              <text:list text:continue-numbering="true">
                <text:list-item>
                  <text:p text:style-name="P84"><text:span text:style-name="def2"><text:span text:style-name="T174">public </text:span></text:span><text:span text:style-name="def2"><text:span text:style-name="T173">event</text:span></text:span><text:span text:style-name="def3"><text:span text:style-name="T27"> </text:span></text:span><text:span text:style-name="def3"><text:span text:style-name="T131">MyDelegate</text:span></text:span><text:span text:style-name="def3"><text:span text:style-name="T28"> del;</text:span></text:span></text:p>
                </text:list-item>
              </text:list>
              <text:p text:style-name="P84"><text:span text:style-name="def"><text:span text:style-name="T176">piszemy</text:span></text:span></text:p>
              <text:list text:continue-numbering="true">
                <text:list-item>
                  <text:p text:style-name="P84"><text:span text:style-name="def2"><text:span text:style-name="T174">public </text:span></text:span><text:span text:style-name="def2"><text:span text:style-name="T173">event</text:span></text:span><text:span text:style-name="def3"><text:span text:style-name="T27"> </text:span></text:span><text:span text:style-name="def3"><text:span text:style-name="T131">MyDelegate</text:span></text:span><text:span text:style-name="def3"><text:span text:style-name="T28">&lt;</text:span></text:span><text:span text:style-name="def3"><text:span text:style-name="T131">MyEventArgs</text:span></text:span><text:span text:style-name="def3"><text:span text:style-name="T28">&gt; del;</text:span></text:span></text:p>
                </text:list-item>
              </text:list>
            </text:list-item>
          </text:list>
        </text:list-item>
        <text:list-item>
          <text:p text:style-name="P85"><text:span text:style-name="def"><text:span text:style-name="T177">Klasy anonimowe – klasy a nie metody, bo delegaty to klasy! Pamiętajmy, że += jest równoznaczne z utworzeniem obiekty i przypisaniem do do instancji delegaty!</text:span></text:span></text:p>
          <text:p text:style-name="P85"><text:span text:style-name="def"><text:span text:style-name="T177">Metody, które dodajemy do obiektu delegaty są rzadko używane w innym miejscu. W takim przypadku można nie tworzyć jawnie funkcji, tylko dopisać jej kod do delegaty, a kompilator sam utworzy ukrytą funkcję.</text:span></text:span></text:p>
          <text:list>
            <text:list-item>
              <text:p text:style-name="P85"><text:span text:style-name="def"><text:span text:style-name="T177">Zamiast</text:span></text:span></text:p>
              <text:list>
                <text:list-item>
                  <text:p text:style-name="P85"><text:span text:style-name="def3"><text:span text:style-name="T29">c.del += MyFunct;</text:span></text:span></text:p>
                </text:list-item>
              </text:list>
            </text:list-item>
            <text:list-item>
              <text:p text:style-name="P85"><text:span text:style-name="def3"><text:span text:style-name="T29">piszemy</text:span></text:span></text:p>
              <text:list>
                <text:list-item>
                  <text:p text:style-name="P85"><text:span text:style-name="def3"><text:span text:style-name="T29">c.del += </text:span></text:span><text:span text:style-name="def3"><text:span text:style-name="T73">delegate</text:span></text:span><text:span text:style-name="def3"><text:span text:style-name="T25">(</text:span></text:span><text:span text:style-name="def3"><text:span text:style-name="T73">object</text:span></text:span><text:span text:style-name="def3"><text:span text:style-name="T25"> sender, </text:span></text:span><text:span text:style-name="def3"><text:span text:style-name="T129">MyEventArgs</text:span></text:span><text:span text:style-name="def3"><text:span text:style-name="T25"> args) { ((</text:span></text:span><text:span text:style-name="def3"><text:span text:style-name="T129">Car</text:span></text:span><text:span text:style-name="def3"><text:span text:style-name="T25">)sender).innerText = args.msg; }; </text:span></text:span><text:span text:style-name="defZiel">/*</text:span><text:span text:style-name="defZiel"><text:span text:style-name="T177">w tym przypadku można usunąć definicję funkcji MyFunct z kodu</text:span></text:span><text:span text:style-name="defZiel">*/</text:span></text:p>
                </text:list-item>
              </text:list>
            </text:list-item>
            <text:list-item>
              <text:p text:style-name="P86"><text:span text:style-name="def"><text:span text:style-name="T178">Metoda anonimowa MA dostęp do zmiennych lokalnych metody w której została zdefini</text:span></text:span><text:span text:style-name="def"><text:span text:style-name="T194">o</text:span></text:span><text:span text:style-name="def"><text:span text:style-name="T178">wana </text:span></text:span><text:span text:style-name="def3"><text:span text:style-name="T29">c.del += …</text:span></text:span></text:p>
            </text:list-item>
            <text:list-item>
              <text:p text:style-name="P86"><text:span text:style-name="def"><text:span text:style-name="T178">Metoda anonimowa NIE MA dostępu do REF i OUT metody w której została zdefiniowana.</text:span></text:span></text:p>
            </text:list-item>
            <text:list-item>
              <text:p text:style-name="P86"><text:span text:style-name="def"><text:span text:style-name="T178">Metoda anonimowa NIE MOŻE mieć zmiennej lokalnej o takiej samej nazwie </text:span></text:span><text:span text:style-name="def"><text:span text:style-name="T179">jak</text:span></text:span><text:span text:style-name="def"><text:span text:style-name="T178"> </text:span></text:span><text:span text:style-name="def"><text:span text:style-name="T179">zmienne</text:span></text:span><text:span text:style-name="def"><text:span text:style-name="T178"> </text:span></text:span><text:span text:style-name="def"><text:span text:style-name="T179">w</text:span></text:span><text:span text:style-name="def"><text:span text:style-name="T178"> metod</text:span></text:span><text:span text:style-name="def"><text:span text:style-name="T179">zie,</text:span></text:span><text:span text:style-name="def"><text:span text:style-name="T178"> w której została zdefiniowana.</text:span></text:span></text:p>
            </text:list-item>
          </text:list>
        </text:list-item>
        <text:list-item>
          <text:p text:style-name="P87"><text:span text:style-name="def"><text:span text:style-name="T180">Wyrażenia lambda to zwięzły sposób pisania delegatów i klas anonimowych</text:span></text:span></text:p>
          <text:list>
            <text:list-item>
              <text:p text:style-name="P87"><text:soft-page-break/><text:span text:style-name="defZiel"><text:span text:style-name="T180">public</text:span></text:span><text:span text:style-name="defZiel"> delegate bool MyDelegate(int x);</text:span></text:p>
              <text:p text:style-name="P87"><text:span text:style-name="def"><text:span text:style-name="T180">Zamiast</text:span></text:span></text:p>
              <text:list>
                <text:list-item>
                  <text:p text:style-name="P88"><text:span text:style-name="def3"><text:span text:style-name="T77">public</text:span></text:span><text:span text:style-name="def3"><text:span text:style-name="T30"> </text:span></text:span><text:span text:style-name="def3"><text:span text:style-name="T77">delegate</text:span></text:span><text:span text:style-name="def3"><text:span text:style-name="T30"> </text:span></text:span><text:span text:style-name="def3"><text:span text:style-name="T77">bool</text:span></text:span><text:span text:style-name="def3"><text:span text:style-name="T30"> </text:span></text:span><text:span text:style-name="def3"><text:span text:style-name="T133">MyDelegate2</text:span></text:span><text:span text:style-name="def3"><text:span text:style-name="T30">(</text:span></text:span><text:span text:style-name="def3"><text:span text:style-name="T77">int</text:span></text:span><text:span text:style-name="def3"><text:span text:style-name="T30"> x, </text:span></text:span><text:span text:style-name="def3"><text:span text:style-name="T77">string</text:span></text:span><text:span text:style-name="def3"><text:span text:style-name="T30"> msg);</text:span></text:span></text:p>
                  <text:p text:style-name="P88"><text:span text:style-name="def3"><text:span text:style-name="T146">MyDelegate</text:span></text:span><text:span text:style-name="def3"><text:span text:style-name="T25"> del = </text:span></text:span><text:span text:style-name="def3"><text:span text:style-name="T73">delegate</text:span></text:span><text:span text:style-name="def3"><text:span text:style-name="T25">(</text:span></text:span><text:span text:style-name="def3"><text:span text:style-name="T73">int</text:span></text:span><text:span text:style-name="def3"><text:span text:style-name="T25"> i) { </text:span></text:span><text:span text:style-name="def3"><text:span text:style-name="T73">return</text:span></text:span><text:span text:style-name="def3"><text:span text:style-name="T25"> i % 2 == 0; };</text:span></text:span></text:p>
                  <text:p text:style-name="P87"><text:span text:style-name="def3"><text:span text:style-name="T25"/></text:span></text:p>
                </text:list-item>
              </text:list>
            </text:list-item>
            <text:list-item>
              <text:p text:style-name="P88"><text:span text:style-name="def"><text:span text:style-name="T180">możemy napisa</text:span></text:span><text:span text:style-name="def"><text:span text:style-name="T181">ć</text:span></text:span></text:p>
              <text:p text:style-name="P88"><text:span text:style-name="defZiel"><text:span text:style-name="T181">/*parametry =&gt; wynik*/</text:span></text:span></text:p>
              <text:p text:style-name="P88"><text:span text:style-name="defZiel"><text:span text:style-name="T181">/*typ i ustalany niejawnie*/</text:span></text:span></text:p>
              <text:p text:style-name="P88"><text:span text:style-name="def3"><text:span text:style-name="T133">MyDelegate1</text:span></text:span><text:span text:style-name="def3"><text:span text:style-name="T25"> del11 = (i =&gt; (i % 2) == 0);</text:span></text:span></text:p>
            </text:list-item>
            <text:list-item>
              <text:p text:style-name="P88"><text:span text:style-name="def"><text:span text:style-name="T181">inne uwagi o budowie</text:span></text:span></text:p>
              <text:p text:style-name="P88"><text:span text:style-name="defZiel"><text:span text:style-name="T181">/*typ i ustalany jawine*/</text:span></text:span></text:p>
              <text:list>
                <text:list-header>
                  <text:p text:style-name="P169"><text:span text:style-name="def3"><text:span text:style-name="T129">MyDelegate1</text:span></text:span><text:span text:style-name="def3"><text:span text:style-name="T25"> del12 = ((</text:span></text:span><text:span text:style-name="def3"><text:span text:style-name="T73">int</text:span></text:span><text:span text:style-name="def3"><text:span text:style-name="T25"> i) =&gt; (i % 2) == 0);</text:span></text:span></text:p>
                </text:list-header>
              </text:list>
              <text:p text:style-name="P88"><text:span text:style-name="defZiel"><text:span text:style-name="T181">/*wynik można objąć w nawiasy dla czytelności*/</text:span></text:span></text:p>
              <text:list text:continue-numbering="true">
                <text:list-header>
                  <text:p text:style-name="P169"><text:span text:style-name="def3"><text:span text:style-name="T134">M</text:span></text:span><text:span text:style-name="def3"><text:span text:style-name="T129">yDelegate1</text:span></text:span><text:span text:style-name="def3"><text:span text:style-name="T25"> del13 = (i =&gt; ((i % 2) == 0));</text:span></text:span></text:p>
                </text:list-header>
              </text:list>
              <text:p text:style-name="P88"><text:span text:style-name="defZiel"><text:span text:style-name="T181">/*wieliczłonowo obliczny wynik*/</text:span></text:span></text:p>
              <text:list text:continue-numbering="true">
                <text:list-header>
                  <text:p text:style-name="P169"><text:span text:style-name="def3"><text:span text:style-name="T129">MyDelegate1</text:span></text:span><text:span text:style-name="def3"><text:span text:style-name="T25"> del14 = (i =&gt; { </text:span></text:span><text:span text:style-name="def3"><text:span text:style-name="T73">string</text:span></text:span><text:span text:style-name="def3"><text:span text:style-name="T25"> s = i.ToString();</text:span></text:span></text:p>
                  <text:p text:style-name="P170"><text:span text:style-name="def3"><text:span text:style-name="T73">if</text:span></text:span><text:span text:style-name="def3"><text:span text:style-name="T25"> (s.Length &gt; 3)</text:span></text:span></text:p>
                  <text:p text:style-name="P170"><text:span text:style-name="def3"><text:span text:style-name="T25">{</text:span></text:span></text:p>
                  <text:p text:style-name="P171"><text:span text:style-name="def3"><text:span text:style-name="T73">return</text:span></text:span><text:span text:style-name="def3"><text:span text:style-name="T25"> </text:span></text:span><text:span text:style-name="def3"><text:span text:style-name="T73">true</text:span></text:span><text:span text:style-name="def3"><text:span text:style-name="T25">;</text:span></text:span></text:p>
                  <text:p text:style-name="P170"><text:span text:style-name="def3"><text:span text:style-name="T25">}</text:span></text:span></text:p>
                  <text:p text:style-name="P170"><text:span text:style-name="def3"><text:span text:style-name="T73">else</text:span></text:span></text:p>
                  <text:p text:style-name="P170"><text:span text:style-name="def3"><text:span text:style-name="T25">{</text:span></text:span></text:p>
                  <text:p text:style-name="P171"><text:span text:style-name="def3"><text:span text:style-name="T73">return</text:span></text:span><text:span text:style-name="def3"><text:span text:style-name="T25"> </text:span></text:span><text:span text:style-name="def3"><text:span text:style-name="T73">false</text:span></text:span><text:span text:style-name="def3"><text:span text:style-name="T25">;</text:span></text:span></text:p>
                  <text:p text:style-name="P170"><text:span text:style-name="def3"><text:span text:style-name="T25">}</text:span></text:span></text:p>
                  <text:p text:style-name="P172"><text:span text:style-name="def3"><text:span text:style-name="T25">});</text:span></text:span></text:p>
                </text:list-header>
              </text:list>
              <text:p text:style-name="P44"><text:span text:style-name="defZiel"><text:span text:style-name="T181">/*wiele parametrów – KONIECZNIE w nawiasy*/</text:span></text:span></text:p>
              <text:list text:continue-numbering="true">
                <text:list-header>
                  <text:p text:style-name="P169"><text:span text:style-name="def3"><text:span text:style-name="T129">MyDelegate2</text:span></text:span><text:span text:style-name="def3"><text:span text:style-name="T25"> del21 = ((i,s) =&gt; ((i % 2) == 0));</text:span></text:span></text:p>
                </text:list-header>
              </text:list>
              <text:p text:style-name="P44"><text:span text:style-name="defZiel"><text:span text:style-name="T181">/*wiele parametrów z jawnie ustalonymi typami – KONIECZNIE w nawiasy*/</text:span></text:span></text:p>
              <text:list text:continue-numbering="true">
                <text:list-header>
                  <text:p text:style-name="P169"><text:span text:style-name="def3"><text:span text:style-name="T129">MyDelegate2</text:span></text:span><text:span text:style-name="def3"><text:span text:style-name="T25"> del22 = ((</text:span></text:span><text:span text:style-name="def3"><text:span text:style-name="T73">int</text:span></text:span><text:span text:style-name="def3"><text:span text:style-name="T25"> i, </text:span></text:span><text:span text:style-name="def3"><text:span text:style-name="T73">string</text:span></text:span><text:span text:style-name="def3"><text:span text:style-name="T25"> s) =&gt; ((i % 2) == 0));</text:span></text:span></text:p>
                </text:list-header>
              </text:list>
              <text:p text:style-name="P89"><text:span text:style-name="defZiel"><text:span text:style-name="T181">/*</text:span></text:span><text:span text:style-name="defZiel"><text:span text:style-name="T182">delegat BEZ parametrów</text:span></text:span><text:span text:style-name="defZiel"><text:span text:style-name="T181">*/</text:span></text:span></text:p>
              <text:p text:style-name="P89"><text:span text:style-name="def3"><text:span text:style-name="T129">MyDelegate</text:span></text:span><text:span text:style-name="def3"><text:span text:style-name="T135">3</text:span></text:span><text:span text:style-name="def3"><text:span text:style-name="T129"> </text:span></text:span><text:span text:style-name="def3"><text:span text:style-name="T25">del</text:span></text:span><text:span text:style-name="def3"><text:span text:style-name="T31">31</text:span></text:span><text:span text:style-name="def3"><text:span text:style-name="T25"> = (() =&gt; ((i % 2) == 0));</text:span></text:span></text:p>
            </text:list-item>
            <text:list-item>
              <text:p text:style-name="P89"><text:span text:style-name="def"><text:span text:style-name="T182">Oczywiście można napisać zarówno</text:span></text:span></text:p>
              <text:list>
                <text:list-item>
                  <text:p text:style-name="P89"><text:span text:style-name="def3"><text:span text:style-name="T133">MyDelegate1</text:span></text:span><text:span text:style-name="def3"><text:span text:style-name="T31"> del11 = (i =&gt; (i % 2) == 0);</text:span></text:span></text:p>
                </text:list-item>
              </text:list>
            </text:list-item>
          </text:list>
        </text:list-item>
      </text:list>
      <text:p text:style-name="P30"><text:span text:style-name="def3"><text:span text:style-name="T31">jak i </text:span></text:span></text:p>
      <text:list xml:id="list4827644915516392704" text:style-name="L26">
        <text:list-item>
          <text:list>
            <text:list-item>
              <text:list>
                <text:list-item>
                  <text:p text:style-name="P91"><text:span text:style-name="def3"><text:span text:style-name="T133">MyDelegate1</text:span></text:span><text:span text:style-name="def3"><text:span text:style-name="T31"> del11 += (i =&gt; (i % 2) == 0);</text:span></text:span></text:p>
                </text:list-item>
              </text:list>
            </text:list-item>
          </text:list>
        </text:list-item>
      </text:list>
      <text:list xml:id="list36485108" text:continue-list="list36484730" text:style-name="L25">
        <text:list-item>
          <text:list>
            <text:list-item>
              <text:p text:style-name="P89"><text:span text:style-name="def"><text:span text:style-name="T182">Delegatów dodanych wyrażeniami lambda nie można usunąć.</text:span></text:span></text:p>
            </text:list-item>
            <text:list-item>
              <text:p text:style-name="P90"><text:span text:style-name="def"><text:span text:style-name="T187">Lambda obsługują argumenty niestandardowych zdarzeń</text:span></text:span></text:p>
              <text:p text:style-name="P90"><text:span text:style-name="def3"><text:span text:style-name="T52">c.del += ((sender, args) =&gt; </text:span></text:span><text:span text:style-name="def3"><text:span text:style-name="T25">{</text:span></text:span><text:span text:style-name="def3"><text:span text:style-name="T99">/*użyj sender i args.msg.*/</text:span></text:span><text:span text:style-name="def3"><text:span text:style-name="T25">};</text:span></text:span></text:p>
              <text:p text:style-name="P90"/>
            </text:list-item>
          </text:list>
        </text:list-item>
      </text:list>
      <text:p text:style-name="P10"><text:span text:style-name="def"><text:span text:style-name="T5">Metody indeksatora</text:span></text:span></text:p>
      <text:p text:style-name="P10"><text:span text:style-name="def"><text:span text:style-name="T187">Jak pokazywać podelementy klasy przy pomocy składni tablicy</text:span></text:span><text:span text:style-name="def2"><text:span text:style-name="T187"> tab[]</text:span></text:span><text:span text:style-name="def3"><text:span text:style-name="T187">. </text:span></text:span><text:span text:style-name="def"><text:span text:style-name="T187">Działanie trochę podobne do Enumeratorów, ale te chodziły po wszystkich elementach po kolei, a tu mamy dostęp do elementu o wybranym indeksie. Osiągamy to przy pomocy składni </text:span></text:span></text:p>
      <text:list xml:id="list8642325660177671472" text:style-name="L27">
        <text:list-item>
          <text:p text:style-name="P93"><text:span text:style-name="def3"><text:span text:style-name="T66">publi</text:span></text:span><text:span text:style-name="def3"><text:span text:style-name="T66">c</text:span></text:span><text:span text:style-name="def3"><text:span text:style-name="T25"> </text:span></text:span><text:span text:style-name="def3"><text:span text:style-name="T73">class</text:span></text:span><text:span text:style-name="def3"><text:span text:style-name="T25"> </text:span></text:span><text:span text:style-name="def3"><text:span text:style-name="T129">People</text:span></text:span><text:span text:style-name="def3"><text:span text:style-name="T25">{</text:span></text:span></text:p>
          <text:p text:style-name="P147"><text:span text:style-name="def3"><text:span text:style-name="T73">private</text:span></text:span><text:span text:style-name="def3"><text:span text:style-name="T25"> </text:span></text:span><text:span text:style-name="def3"><text:span text:style-name="T129">ArrayList</text:span></text:span><text:span text:style-name="def3"><text:span text:style-name="T25"> peopleArray = </text:span></text:span><text:span text:style-name="def3"><text:span text:style-name="T73">new</text:span></text:span><text:span text:style-name="def3"><text:span text:style-name="T25"> </text:span></text:span><text:span text:style-name="def3"><text:span text:style-name="T129">ArrayList</text:span></text:span><text:span text:style-name="def3"><text:span text:style-name="T25">();</text:span></text:span></text:p>
          <text:p text:style-name="P148"><text:span text:style-name="def3"><text:span text:style-name="T73">public</text:span></text:span><text:span text:style-name="def3"><text:span text:style-name="T25"> </text:span></text:span><text:span text:style-name="def3"><text:span text:style-name="T129">Person</text:span></text:span><text:span text:style-name="def3"><text:span text:style-name="T25"> </text:span></text:span><text:span text:style-name="def3"><text:span text:style-name="T73">this</text:span></text:span><text:span text:style-name="def3"><text:span text:style-name="T25">[</text:span></text:span><text:span text:style-name="def3"><text:span text:style-name="T73">int</text:span></text:span><text:span text:style-name="def3"><text:span text:style-name="T25"> idx]</text:span></text:span></text:p>
          <text:p text:style-name="P148"><text:span text:style-name="def3"><text:span text:style-name="T25">{</text:span></text:span></text:p>
          <text:p text:style-name="P157"><text:span text:style-name="def3"><text:span text:style-name="T73">get</text:span></text:span><text:span text:style-name="def3"><text:span text:style-name="T25">{</text:span></text:span><text:span text:style-name="def3"><text:span text:style-name="T73">return</text:span></text:span><text:span text:style-name="def3"><text:span text:style-name="T25"> (</text:span></text:span><text:span text:style-name="def3"><text:span text:style-name="T129">Person</text:span></text:span><text:span text:style-name="def3"><text:span text:style-name="T25">)peopleArray[idx];}</text:span></text:span></text:p>
          <text:p text:style-name="P157"><text:span text:style-name="def3"><text:span text:style-name="T73">set</text:span></text:span><text:span text:style-name="def3"><text:span text:style-name="T25">{peopleArray.Insert(idx, </text:span></text:span><text:span text:style-name="def3"><text:span text:style-name="T73">value</text:span></text:span><text:span text:style-name="def3"><text:span text:style-name="T25">);}</text:span></text:span></text:p>
          <text:p text:style-name="P147"><text:span text:style-name="def3"><text:span text:style-name="T25">}</text:span></text:span></text:p>
          <text:p text:style-name="P92"><text:span text:style-name="def3"><text:span text:style-name="T25">}</text:span></text:span></text:p>
        </text:list-item>
      </text:list>
      <text:p text:style-name="P2"><text:span text:style-name="def3"><text:span text:style-name="T25">...</text:span></text:span></text:p>
      <text:list xml:id="list36507752" text:continue-numbering="true" text:style-name="L27">
        <text:list-header>
          <text:p text:style-name="P92"><text:span text:style-name="def3"><text:span text:style-name="T129">People</text:span></text:span><text:span text:style-name="def3"><text:span text:style-name="T25"> </text:span></text:span><text:span text:style-name="def3"><text:span text:style-name="T32">pl</text:span></text:span><text:span text:style-name="def3"><text:span text:style-name="T25"> = </text:span></text:span><text:span text:style-name="def3"><text:span text:style-name="T73">new</text:span></text:span><text:span text:style-name="def3"><text:span text:style-name="T25"> </text:span></text:span><text:span text:style-name="def3"><text:span text:style-name="T129">People</text:span></text:span><text:span text:style-name="def3"><text:span text:style-name="T25">();</text:span></text:span></text:p>
          <text:p text:style-name="P94"><text:span text:style-name="def3"><text:span text:style-name="T53">pl</text:span></text:span><text:span text:style-name="def3"><text:span text:style-name="T52">[0] = </text:span></text:span><text:span text:style-name="def3"><text:span text:style-name="T78">new</text:span></text:span><text:span text:style-name="def3"><text:span text:style-name="T33"> </text:span></text:span><text:span text:style-name="def3"><text:span text:style-name="T136">Pe</text:span></text:span><text:span text:style-name="def3"><text:span text:style-name="T137">rson</text:span></text:span><text:span text:style-name="def3"><text:span text:style-name="T33">()</text:span></text:span><text:span text:style-name="def3"><text:span text:style-name="T52">;</text:span></text:span></text:p>
          <text:p text:style-name="P92"><text:span text:style-name="def3"><text:span text:style-name="T129">Person</text:span></text:span><text:span text:style-name="def3"><text:span text:style-name="T25"> </text:span></text:span><text:span text:style-name="def3"><text:span text:style-name="T32">p</text:span></text:span><text:span text:style-name="def3"><text:span text:style-name="T25"> = </text:span></text:span><text:span text:style-name="def3"><text:span text:style-name="T32">pl</text:span></text:span><text:span text:style-name="def3"><text:span text:style-name="T25">[0];</text:span></text:span></text:p>
          <text:p text:style-name="P93"/>
        </text:list-header>
        <text:list-item>
          <text:p text:style-name="P95"><text:span text:style-name="def"><text:span text:style-name="T188">typy generyczne dają nam takie właściwości od ręki</text:span></text:span></text:p>
          <text:p text:style-name="P95"><text:span text:style-name="def3"><text:span text:style-name="T79">private</text:span></text:span><text:span text:style-name="def3"><text:span text:style-name="T25"> </text:span></text:span><text:span text:style-name="def3"><text:span text:style-name="T129">List</text:span></text:span><text:span text:style-name="def3"><text:span text:style-name="T25">&lt;</text:span></text:span><text:span text:style-name="def3"><text:span text:style-name="T129">Person</text:span></text:span><text:span text:style-name="def3"><text:span text:style-name="T25">&gt; peopleArray = </text:span></text:span><text:span text:style-name="def3"><text:span text:style-name="T73">new</text:span></text:span><text:span text:style-name="def3"><text:span text:style-name="T25"> </text:span></text:span><text:span text:style-name="def3"><text:span text:style-name="T129">List</text:span></text:span><text:span text:style-name="def3"><text:span text:style-name="T25">&lt;</text:span></text:span><text:span text:style-name="def3"><text:span text:style-name="T129">Person</text:span></text:span><text:span text:style-name="def3"><text:span text:style-name="T25">&gt;();</text:span></text:span></text:p>
          <text:p text:style-name="P92"><text:span text:style-name="def3"><text:span text:style-name="T25">peopleArray.Add(</text:span></text:span><text:span text:style-name="def3"><text:span text:style-name="T73">new</text:span></text:span><text:span text:style-name="def3"><text:span text:style-name="T25"> </text:span></text:span><text:span text:style-name="def3"><text:span text:style-name="T129">Person</text:span></text:span><text:span text:style-name="def3"><text:span text:style-name="T25">());</text:span></text:span></text:p>
          <text:p text:style-name="P92"><text:span text:style-name="def3"><text:span text:style-name="T129">Person</text:span></text:span><text:span text:style-name="def3"><text:span text:style-name="T25"> t = peopleArray[0];</text:span></text:span></text:p>
        </text:list-item>
        <text:list-item>
          <text:p text:style-name="P95"><text:soft-page-break/><text:span text:style-name="def3"><text:span text:style-name="T34">indeksować można także po stringach, </text:span></text:span><text:span text:style-name="def3"><text:span text:style-name="T35">ale jest chyba tylko wer</text:span></text:span><text:span text:style-name="def3"><text:span text:style-name="T36">s</text:span></text:span><text:span text:style-name="def3"><text:span text:style-name="T35">ja na generykach. </text:span></text:span><text:span text:style-name="def3"><text:span text:style-name="T36">Dla niegenerycznych chyba należało by użyć Hashtable.</text:span></text:span></text:p>
          <text:p text:style-name="P92"><text:span text:style-name="def3"><text:span text:style-name="T79">private</text:span></text:span><text:span text:style-name="def3"><text:span text:style-name="T25"> </text:span></text:span><text:span text:style-name="def3"><text:span text:style-name="T129">Dictionary</text:span></text:span><text:span text:style-name="def3"><text:span text:style-name="T25">&lt;</text:span></text:span><text:span text:style-name="def3"><text:span text:style-name="T73">string</text:span></text:span><text:span text:style-name="def3"><text:span text:style-name="T25">, </text:span></text:span><text:span text:style-name="def3"><text:span text:style-name="T129">Person</text:span></text:span><text:span text:style-name="def3"><text:span text:style-name="T25">&gt; people</text:span></text:span><text:span text:style-name="def3"><text:span text:style-name="T34">Dict</text:span></text:span><text:span text:style-name="def3"><text:span text:style-name="T25"> = </text:span></text:span><text:span text:style-name="def3"><text:span text:style-name="T73">new</text:span></text:span><text:span text:style-name="def3"><text:span text:style-name="T25"> </text:span></text:span><text:span text:style-name="def3"><text:span text:style-name="T129">Dictionary</text:span></text:span><text:span text:style-name="def3"><text:span text:style-name="T25">&lt;</text:span></text:span><text:span text:style-name="def3"><text:span text:style-name="T73">string</text:span></text:span><text:span text:style-name="def3"><text:span text:style-name="T25">, </text:span></text:span><text:span text:style-name="def3"><text:span text:style-name="T129">Person</text:span></text:span><text:span text:style-name="def3"><text:span text:style-name="T25">&gt;();</text:span></text:span></text:p>
          <text:p text:style-name="P92"><text:span text:style-name="def3"><text:span text:style-name="T25">...</text:span></text:span></text:p>
          <text:p text:style-name="P95"><text:span text:style-name="def3"><text:span text:style-name="T25">people</text:span></text:span><text:span text:style-name="def3"><text:span text:style-name="T34">Dict</text:span></text:span><text:span text:style-name="def3"><text:span text:style-name="T25">.Add(</text:span></text:span><text:span text:style-name="def3"><text:span text:style-name="T110">"</text:span></text:span><text:span text:style-name="def3"><text:span text:style-name="T111">Igor</text:span></text:span><text:span text:style-name="def3"><text:span text:style-name="T110">"</text:span></text:span><text:span text:style-name="def3"><text:span text:style-name="T25">, </text:span></text:span><text:span text:style-name="def3"><text:span text:style-name="T73">new</text:span></text:span><text:span text:style-name="def3"><text:span text:style-name="T25"> </text:span></text:span><text:span text:style-name="def3"><text:span text:style-name="T129">Person</text:span></text:span><text:span text:style-name="def3"><text:span text:style-name="T25">());</text:span></text:span></text:p>
          <text:p text:style-name="P95"><text:span text:style-name="def3"><text:span text:style-name="T129">Person</text:span></text:span><text:span text:style-name="def3"><text:span text:style-name="T25"> t = people</text:span></text:span><text:span text:style-name="def3"><text:span text:style-name="T34">Dict</text:span></text:span><text:span text:style-name="def3"><text:span text:style-name="T25">[</text:span></text:span><text:span text:style-name="def3"><text:span text:style-name="T110">"</text:span></text:span><text:span text:style-name="def3"><text:span text:style-name="T111">Igor</text:span></text:span><text:span text:style-name="def3"><text:span text:style-name="T110">"</text:span></text:span><text:span text:style-name="def3"><text:span text:style-name="T25">];</text:span></text:span></text:p>
          <text:p text:style-name="P95"><text:span text:style-name="def3"><text:span text:style-name="T25"/></text:span></text:p>
        </text:list-item>
        <text:list-item>
          <text:p text:style-name="P96"><text:span text:style-name="def"><text:span text:style-name="T189">indeksatory wielu wymiarów</text:span></text:span></text:p>
          <text:p text:style-name="P96"><text:span text:style-name="def3"><text:span text:style-name="T80">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People</text:span></text:span><text:span text:style-name="def3"><text:span text:style-name="T25">{</text:span></text:span></text:p>
          <text:p text:style-name="P147"><text:span text:style-name="def3"><text:span text:style-name="T73">private</text:span></text:span><text:span text:style-name="def3"><text:span text:style-name="T25"> </text:span></text:span><text:span text:style-name="def3"><text:span text:style-name="T129">Person</text:span></text:span><text:span text:style-name="def3"><text:span text:style-name="T25">[,] peopleArray = </text:span></text:span><text:span text:style-name="def3"><text:span text:style-name="T73">new</text:span></text:span><text:span text:style-name="def3"><text:span text:style-name="T25"> </text:span></text:span><text:span text:style-name="def3"><text:span text:style-name="T129">Person</text:span></text:span><text:span text:style-name="def3"><text:span text:style-name="T25">[10,10];</text:span></text:span></text:p>
          <text:p text:style-name="P147"><text:span text:style-name="def3"><text:span text:style-name="T73">public</text:span></text:span><text:span text:style-name="def3"><text:span text:style-name="T25"> </text:span></text:span><text:span text:style-name="def3"><text:span text:style-name="T129">Person</text:span></text:span><text:span text:style-name="def3"><text:span text:style-name="T25"> </text:span></text:span><text:span text:style-name="def3"><text:span text:style-name="T73">this</text:span></text:span><text:span text:style-name="def3"><text:span text:style-name="T25">[</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147"><text:span text:style-name="def3"><text:span text:style-name="T25">{</text:span></text:span></text:p>
          <text:p text:style-name="P147"><text:span text:style-name="def3"><text:span text:style-name="T25"><text:s text:c="4"/></text:span></text:span><text:span text:style-name="def3"><text:span text:style-name="T73">get</text:span></text:span><text:span text:style-name="def3"><text:span text:style-name="T25"> { </text:span></text:span><text:span text:style-name="def3"><text:span text:style-name="T73">return</text:span></text:span><text:span text:style-name="def3"><text:span text:style-name="T25"> (</text:span></text:span><text:span text:style-name="def3"><text:span text:style-name="T129">Person</text:span></text:span><text:span text:style-name="def3"><text:span text:style-name="T25">)peopleArray[x,y]; }</text:span></text:span></text:p>
          <text:p text:style-name="P147"><text:span text:style-name="def3"><text:span text:style-name="T25"><text:s text:c="4"/></text:span></text:span><text:span text:style-name="def3"><text:span text:style-name="T73">set</text:span></text:span><text:span text:style-name="def3"><text:span text:style-name="T25"> { peopleArray[x, y] = </text:span></text:span><text:span text:style-name="def3"><text:span text:style-name="T73">value</text:span></text:span><text:span text:style-name="def3"><text:span text:style-name="T25">; }</text:span></text:span></text:p>
          <text:p text:style-name="P147"><text:span text:style-name="def3"><text:span text:style-name="T25">}</text:span></text:span></text:p>
          <text:p text:style-name="P92"><text:span text:style-name="def3"><text:span text:style-name="T25">}</text:span></text:span></text:p>
          <text:p text:style-name="P92"><text:span text:style-name="def3"><text:span text:style-name="T25">...</text:span></text:span></text:p>
          <text:p text:style-name="P97"><text:span text:style-name="def3"><text:span text:style-name="T25">pl[1,1] = </text:span></text:span><text:span text:style-name="def3"><text:span text:style-name="T73">new</text:span></text:span><text:span text:style-name="def3"><text:span text:style-name="T25"> </text:span></text:span><text:span text:style-name="def3"><text:span text:style-name="T129">Person</text:span></text:span><text:span text:style-name="def3"><text:span text:style-name="T25">();</text:span></text:span></text:p>
          <text:p text:style-name="P97"><text:span text:style-name="def3"><text:span text:style-name="T25"/></text:span></text:p>
        </text:list-item>
        <text:list-item>
          <text:p text:style-name="P97"><text:span text:style-name="def"><text:span text:style-name="T190">Przeciążanie metod indeksatora</text:span></text:span></text:p>
          <text:p text:style-name="P97"><text:span text:style-name="def3"><text:span text:style-name="T81">public</text:span></text:span><text:span text:style-name="def3"><text:span text:style-name="T25"> </text:span></text:span><text:span text:style-name="def3"><text:span text:style-name="T129">Person</text:span></text:span><text:span text:style-name="def3"><text:span text:style-name="T25"> </text:span></text:span><text:span text:style-name="def3"><text:span text:style-name="T73">this</text:span></text:span><text:span text:style-name="def3"><text:span text:style-name="T25">[</text:span></text:span><text:span text:style-name="def3"><text:span text:style-name="T73">string</text:span></text:span><text:span text:style-name="def3"><text:span text:style-name="T25"> key]</text:span></text:span></text:p>
          <text:p text:style-name="P92"><text:span text:style-name="def3"><text:span text:style-name="T25">{</text:span></text:span></text:p>
          <text:p text:style-name="P167"><text:span text:style-name="def3"><text:span text:style-name="T25"><text:s text:c="4"/></text:span></text:span><text:span text:style-name="def3"><text:span text:style-name="T73">get</text:span></text:span><text:span text:style-name="def3"><text:span text:style-name="T25"> { </text:span></text:span><text:span text:style-name="def3"><text:span text:style-name="T73">return</text:span></text:span><text:span text:style-name="def3"><text:span text:style-name="T25"> (</text:span></text:span><text:span text:style-name="def3"><text:span text:style-name="T129">Person</text:span></text:span><text:span text:style-name="def3"><text:span text:style-name="T25">)peopleArray[</text:span></text:span><text:span text:style-name="def3"><text:span text:style-name="T129">Int32</text:span></text:span><text:span text:style-name="def3"><text:span text:style-name="T25">.Parse(key), 1]; }</text:span></text:span></text:p>
          <text:p text:style-name="P97"><text:span text:style-name="def3"><text:span text:style-name="T25"><text:s text:c="4"/></text:span></text:span><text:span text:style-name="def3"><text:span text:style-name="T73">set</text:span></text:span><text:span text:style-name="def3"><text:span text:style-name="T25"> { peopleArray[</text:span></text:span><text:span text:style-name="def3"><text:span text:style-name="T129">Int32</text:span></text:span><text:span text:style-name="def3"><text:span text:style-name="T25">.Parse(key), 1] = </text:span></text:span><text:span text:style-name="def3"><text:span text:style-name="T73">value</text:span></text:span><text:span text:style-name="def3"><text:span text:style-name="T25">; }</text:span></text:span></text:p>
          <text:p text:style-name="P92"><text:span text:style-name="def3"><text:span text:style-name="T25">}</text:span></text:span></text:p>
          <text:p text:style-name="P45"><text:span text:style-name="def3"/></text:p>
          <text:p text:style-name="P92"><text:span text:style-name="def3"><text:span text:style-name="T73">public</text:span></text:span><text:span text:style-name="def3"><text:span text:style-name="T25"> </text:span></text:span><text:span text:style-name="def3"><text:span text:style-name="T129">Person</text:span></text:span><text:span text:style-name="def3"><text:span text:style-name="T25"> </text:span></text:span><text:span text:style-name="def3"><text:span text:style-name="T73">this</text:span></text:span><text:span text:style-name="def3"><text:span text:style-name="T25">[</text:span></text:span><text:span text:style-name="def3"><text:span text:style-name="T73">int</text:span></text:span><text:span text:style-name="def3"><text:span text:style-name="T25"> x]</text:span></text:span></text:p>
          <text:p text:style-name="P92"><text:span text:style-name="def3"><text:span text:style-name="T25">{</text:span></text:span></text:p>
          <text:p text:style-name="P92"><text:span text:style-name="def3"><text:span text:style-name="T25"><text:s text:c="4"/></text:span></text:span><text:span text:style-name="def3"><text:span text:style-name="T73">get</text:span></text:span><text:span text:style-name="def3"><text:span text:style-name="T25"> { </text:span></text:span><text:span text:style-name="def3"><text:span text:style-name="T73">return</text:span></text:span><text:span text:style-name="def3"><text:span text:style-name="T25"> (</text:span></text:span><text:span text:style-name="def3"><text:span text:style-name="T129">Person</text:span></text:span><text:span text:style-name="def3"><text:span text:style-name="T25">)peopleArray[x, 1]; }</text:span></text:span></text:p>
          <text:p text:style-name="P92"><text:span text:style-name="def3"><text:span text:style-name="T25"><text:s text:c="4"/></text:span></text:span><text:span text:style-name="def3"><text:span text:style-name="T73">set</text:span></text:span><text:span text:style-name="def3"><text:span text:style-name="T25"> { peopleArray[x, 1] = </text:span></text:span><text:span text:style-name="def3"><text:span text:style-name="T73">value</text:span></text:span><text:span text:style-name="def3"><text:span text:style-name="T25">; }</text:span></text:span></text:p>
          <text:p text:style-name="P92"><text:span text:style-name="def3"><text:span text:style-name="T25">}</text:span></text:span></text:p>
          <text:p text:style-name="P45"><text:span text:style-name="def3"/></text:p>
          <text:p text:style-name="P92"><text:span text:style-name="def3"><text:span text:style-name="T73">public</text:span></text:span><text:span text:style-name="def3"><text:span text:style-name="T25"> </text:span></text:span><text:span text:style-name="def3"><text:span text:style-name="T129">Person</text:span></text:span><text:span text:style-name="def3"><text:span text:style-name="T25"> </text:span></text:span><text:span text:style-name="def3"><text:span text:style-name="T73">this</text:span></text:span><text:span text:style-name="def3"><text:span text:style-name="T25">[</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92"><text:span text:style-name="def3"><text:span text:style-name="T25">{</text:span></text:span></text:p>
          <text:p text:style-name="P92"><text:span text:style-name="def3"><text:span text:style-name="T25"><text:s text:c="4"/></text:span></text:span><text:span text:style-name="def3"><text:span text:style-name="T73">get</text:span></text:span><text:span text:style-name="def3"><text:span text:style-name="T25"> { </text:span></text:span><text:span text:style-name="def3"><text:span text:style-name="T73">return</text:span></text:span><text:span text:style-name="def3"><text:span text:style-name="T25"> (</text:span></text:span><text:span text:style-name="def3"><text:span text:style-name="T129">Person</text:span></text:span><text:span text:style-name="def3"><text:span text:style-name="T25">)peopleArray[x,y]; }</text:span></text:span></text:p>
          <text:p text:style-name="P92"><text:span text:style-name="def3"><text:span text:style-name="T25"><text:s text:c="4"/></text:span></text:span><text:span text:style-name="def3"><text:span text:style-name="T73">set</text:span></text:span><text:span text:style-name="def3"><text:span text:style-name="T25"> { peopleArray[x, y] = </text:span></text:span><text:span text:style-name="def3"><text:span text:style-name="T73">value</text:span></text:span><text:span text:style-name="def3"><text:span text:style-name="T25">; }</text:span></text:span></text:p>
          <text:p text:style-name="P92"><text:span text:style-name="def3"><text:span text:style-name="T25">}</text:span></text:span></text:p>
        </text:list-item>
      </text:list>
      <text:p text:style-name="Standard"><text:span text:style-name="def3"><text:span text:style-name="T37"/></text:span></text:p>
      <text:p text:style-name="P11"><text:span text:style-name="def"><text:span text:style-name="T4">Przeciążanie op</text:span></text:span><text:span text:style-name="def"><text:span text:style-name="T3">e</text:span></text:span><text:span text:style-name="def"><text:span text:style-name="T4">ratorów</text:span></text:span></text:p>
      <text:list xml:id="list3373653661505367183" text:style-name="L28">
        <text:list-item>
          <text:p text:style-name="P99"><text:span text:style-name="def"><text:span text:style-name="T191">Można przeciążyć właściwie każdy operator poza []() i skrótowcami += etc, ale te ostatnie są automatycznie przeciążane po przeciążeniu ich składowych</text:span></text:span></text:p>
        </text:list-item>
        <text:list-item>
          <text:p text:style-name="P99"><text:span text:style-name="def"><text:span text:style-name="T191">Zastosowanie? Mogą np. służyć do dodawania obiektów z liczbowymi właściwościami, np. </text:span></text:span><text:span text:style-name="def2"><text:span text:style-name="T191">Point</text:span></text:span><text:span text:style-name="def"><text:span text:style-name="T191">. Można w ten sposób dodawać różne obiekty ,ale nie zawsze ma to sens np. dla klasy </text:span></text:span><text:span text:style-name="def2"><text:span text:style-name="T191">Person</text:span></text:span><text:span text:style-name="def"><text:span text:style-name="T191">.</text:span></text:span></text:p>
          <text:p text:style-name="P99"><text:span text:style-name="def3"><text:span text:style-name="T67">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Point</text:span></text:span><text:span text:style-name="def3"><text:span text:style-name="T25">{</text:span></text:span></text:p>
          <text:p text:style-name="P98"><text:span text:style-name="def3"><text:span text:style-name="T25"><text:s text:c="4"/></text:span></text:span><text:span text:style-name="def3"><text:span text:style-name="T73">public</text:span></text:span><text:span text:style-name="def3"><text:span text:style-name="T25"> </text:span></text:span><text:span text:style-name="def3"><text:span text:style-name="T73">int</text:span></text:span><text:span text:style-name="def3"><text:span text:style-name="T25"> x;</text:span></text:span></text:p>
          <text:p text:style-name="P98"><text:span text:style-name="def3"><text:span text:style-name="T25"><text:s text:c="4"/></text:span></text:span><text:span text:style-name="def3"><text:span text:style-name="T73">public</text:span></text:span><text:span text:style-name="def3"><text:span text:style-name="T25"> </text:span></text:span><text:span text:style-name="def3"><text:span text:style-name="T73">int</text:span></text:span><text:span text:style-name="def3"><text:span text:style-name="T25"> y;</text:span></text:span></text:p>
          <text:p text:style-name="P98"><text:span text:style-name="def3"><text:span text:style-name="T25"><text:s text:c="4"/></text:span></text:span><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129">Point</text:span></text:span><text:span text:style-name="def3"><text:span text:style-name="T25"> </text:span></text:span><text:span text:style-name="def3"><text:span text:style-name="T73">operator</text:span></text:span><text:span text:style-name="def3"><text:span text:style-name="T25"> +(</text:span></text:span><text:span text:style-name="def3"><text:span text:style-name="T129">Point</text:span></text:span><text:span text:style-name="def3"><text:span text:style-name="T25"> p1, </text:span></text:span><text:span text:style-name="def3"><text:span text:style-name="T129">Point</text:span></text:span><text:span text:style-name="def3"><text:span text:style-name="T25"> p2)</text:span></text:span></text:p>
          <text:p text:style-name="P98"><text:span text:style-name="def3"><text:span text:style-name="T25"><text:s text:c="4"/>{</text:span></text:span></text:p>
          <text:p text:style-name="P98"><text:span text:style-name="def3"><text:span text:style-name="T25"><text:s text:c="8"/></text:span></text:span><text:span text:style-name="def3"><text:span text:style-name="T73">return</text:span></text:span><text:span text:style-name="def3"><text:span text:style-name="T25"> </text:span></text:span><text:span text:style-name="def3"><text:span text:style-name="T73">new</text:span></text:span><text:span text:style-name="def3"><text:span text:style-name="T25"> </text:span></text:span><text:span text:style-name="def3"><text:span text:style-name="T129">Point</text:span></text:span><text:span text:style-name="def3"><text:span text:style-name="T25">() { x = p1.x + p2.x, y = p1.y + p2.y };</text:span></text:span></text:p>
          <text:p text:style-name="P98"><text:span text:style-name="def3"><text:span text:style-name="T25"><text:s text:c="4"/>}</text:span></text:span></text:p>
          <text:p text:style-name="P98"><text:span text:style-name="def3"><text:span text:style-name="T25"><text:s text:c="4"/></text:span></text:span><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129">Point</text:span></text:span><text:span text:style-name="def3"><text:span text:style-name="T25"> </text:span></text:span><text:span text:style-name="def3"><text:span text:style-name="T73">operator</text:span></text:span><text:span text:style-name="def3"><text:span text:style-name="T25"> *(</text:span></text:span><text:span text:style-name="def3"><text:span text:style-name="T129">Point</text:span></text:span><text:span text:style-name="def3"><text:span text:style-name="T25"> p1, </text:span></text:span><text:span text:style-name="def3"><text:span text:style-name="T73">int</text:span></text:span><text:span text:style-name="def3"><text:span text:style-name="T25"> mul)</text:span></text:span></text:p>
          <text:p text:style-name="P98"><text:span text:style-name="def3"><text:span text:style-name="T25"><text:s text:c="4"/>{</text:span></text:span></text:p>
          <text:p text:style-name="P98"><text:span text:style-name="def3"><text:span text:style-name="T25"><text:s text:c="8"/></text:span></text:span><text:span text:style-name="def3"><text:span text:style-name="T73">return</text:span></text:span><text:span text:style-name="def3"><text:span text:style-name="T25"> </text:span></text:span><text:span text:style-name="def3"><text:span text:style-name="T73">new</text:span></text:span><text:span text:style-name="def3"><text:span text:style-name="T25"> </text:span></text:span><text:span text:style-name="def3"><text:span text:style-name="T129">Point</text:span></text:span><text:span text:style-name="def3"><text:span text:style-name="T25">() { x = p1.x * mul, y = p1.y * mul };</text:span></text:span></text:p>
          <text:p text:style-name="P98"><text:span text:style-name="def3"><text:span text:style-name="T25"><text:s text:c="4"/>}</text:span></text:span></text:p>
          <text:p text:style-name="P98"><text:span text:style-name="def3"><text:span text:style-name="T25">}</text:span></text:span></text:p>
        </text:list-item>
        <text:list-item>
          <text:p text:style-name="P100"><text:span text:style-name="def"><text:span text:style-name="T192">jeśli chcemy mieś dowolną kolejność dla operatora * to musimy przeciążyć operator 2 razy</text:span></text:span></text:p>
        </text:list-item>
        <text:list-item>
          <text:p text:style-name="P100"><text:span text:style-name="def"><text:span text:style-name="T192">przeciążanie operatorów ++ i – – <text:s/>jest jedno a o wynik dba sam program</text:span></text:span></text:p>
        </text:list-item>
        <text:list-item>
          <text:p text:style-name="P100"><text:span text:style-name="def"><text:span text:style-name="T192">== i != najlepiej przeciążać przesłaniając metodę </text:span></text:span><text:span text:style-name="def2"><text:span text:style-name="T192">equals</text:span></text:span><text:span text:style-name="def"><text:span text:style-name="T192"> i używając jej tak:</text:span></text:span></text:p>
          <text:list>
            <text:list-header>
              <text:p text:style-name="P100"><text:span text:style-name="def3"><text:span text:style-name="T82">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bool</text:span></text:span><text:span text:style-name="def3"><text:span text:style-name="T25"> </text:span></text:span><text:span text:style-name="def3"><text:span text:style-name="T73">operator</text:span></text:span><text:span text:style-name="def3"><text:span text:style-name="T25"> ==(</text:span></text:span><text:span text:style-name="def3"><text:span text:style-name="T129">Point</text:span></text:span><text:span text:style-name="def3"><text:span text:style-name="T25"> p1, </text:span></text:span><text:span text:style-name="def3"><text:span text:style-name="T129">Point</text:span></text:span><text:span text:style-name="def3"><text:span text:style-name="T25"> p2)</text:span></text:span></text:p>
              <text:p text:style-name="P98"><text:span text:style-name="def3"><text:span text:style-name="T25"><text:s text:c="4"/>{</text:span></text:span></text:p>
              <text:p text:style-name="P98"><text:soft-page-break/><text:span text:style-name="def3"><text:span text:style-name="T25"><text:s text:c="8"/></text:span></text:span><text:span text:style-name="def3"><text:span text:style-name="T73">return</text:span></text:span><text:span text:style-name="def3"><text:span text:style-name="T25"> p1.</text:span></text:span><text:span text:style-name="def3"><text:span text:style-name="T38">Equals(</text:span></text:span><text:span text:style-name="def3"><text:span text:style-name="T25">p2</text:span></text:span><text:span text:style-name="def3"><text:span text:style-name="T38">)</text:span></text:span><text:span text:style-name="def3"><text:span text:style-name="T25">;</text:span></text:span></text:p>
              <text:p text:style-name="P98"><text:span text:style-name="def3"><text:span text:style-name="T25"><text:s text:c="4"/>}</text:span></text:span></text:p>
              <text:p text:style-name="P98"><text:span text:style-name="def3"><text:span text:style-name="T25"><text:s text:c="4"/></text:span></text:span><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bool</text:span></text:span><text:span text:style-name="def3"><text:span text:style-name="T25"> </text:span></text:span><text:span text:style-name="def3"><text:span text:style-name="T73">operator</text:span></text:span><text:span text:style-name="def3"><text:span text:style-name="T25"> !=(</text:span></text:span><text:span text:style-name="def3"><text:span text:style-name="T129">Point</text:span></text:span><text:span text:style-name="def3"><text:span text:style-name="T25"> p1, </text:span></text:span><text:span text:style-name="def3"><text:span text:style-name="T129">Point</text:span></text:span><text:span text:style-name="def3"><text:span text:style-name="T25"> p2)</text:span></text:span></text:p>
              <text:p text:style-name="P98"><text:span text:style-name="def3"><text:span text:style-name="T25"><text:s text:c="4"/>{</text:span></text:span></text:p>
              <text:p text:style-name="P100"><text:span text:style-name="def3"><text:span text:style-name="T25"><text:s text:c="8"/></text:span></text:span><text:span text:style-name="def3"><text:span text:style-name="T73">return</text:span></text:span><text:span text:style-name="def3"><text:span text:style-name="T25"> !p1.</text:span></text:span><text:span text:style-name="def3"><text:span text:style-name="T38">Equals(</text:span></text:span><text:span text:style-name="def3"><text:span text:style-name="T25">p2</text:span></text:span><text:span text:style-name="def3"><text:span text:style-name="T38">)</text:span></text:span><text:span text:style-name="def3"><text:span text:style-name="T25">;</text:span></text:span></text:p>
              <text:p text:style-name="P98"><text:span text:style-name="def3"><text:span text:style-name="T25"><text:s text:c="4"/>}</text:span></text:span></text:p>
              <text:p text:style-name="P101"><text:span text:style-name="def3"><text:span text:style-name="T39">}</text:span></text:span></text:p>
            </text:list-header>
            <text:list-item>
              <text:p text:style-name="P100"><text:span text:style-name="def"><text:span text:style-name="T192">OBA operatory MUSZĄ być przeciążone jednocześnie</text:span></text:span></text:p>
            </text:list-item>
          </text:list>
        </text:list-item>
        <text:list-item>
          <text:p text:style-name="P100"><text:span text:style-name="def"><text:span text:style-name="T192">operatory &lt; <text:s/>&lt;= ect najlepiej przeciążać implementując </text:span></text:span><text:span text:style-name="def2"><text:span text:style-name="T192">Icomparable</text:span></text:span><text:span text:style-name="def"><text:span text:style-name="T192">. </text:span></text:span></text:p>
          <text:list>
            <text:list-item>
              <text:p text:style-name="P98"><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bool</text:span></text:span><text:span text:style-name="def3"><text:span text:style-name="T25"> </text:span></text:span><text:span text:style-name="def3"><text:span text:style-name="T73">operator</text:span></text:span><text:span text:style-name="def3"><text:span text:style-name="T25"> &lt;(</text:span></text:span><text:span text:style-name="def3"><text:span text:style-name="T129">Point</text:span></text:span><text:span text:style-name="def3"><text:span text:style-name="T25"> p1, </text:span></text:span><text:span text:style-name="def3"><text:span text:style-name="T129">Point</text:span></text:span><text:span text:style-name="def3"><text:span text:style-name="T25"> p2)</text:span></text:span></text:p>
              <text:p text:style-name="P149"><text:span text:style-name="def3"><text:span text:style-name="T25">{</text:span></text:span></text:p>
              <text:p text:style-name="P149"><text:span text:style-name="def3"><text:span text:style-name="T25"><text:s text:c="3"/></text:span></text:span><text:span text:style-name="def3"><text:span text:style-name="T73">return</text:span></text:span><text:span text:style-name="def3"><text:span text:style-name="T25"> p1.CompareTo(p2) &gt; 0;</text:span></text:span></text:p>
              <text:p text:style-name="P149"><text:span text:style-name="def3"><text:span text:style-name="T25">}</text:span></text:span></text:p>
            </text:list-item>
            <text:list-item>
              <text:p text:style-name="P101"><text:span text:style-name="def"><text:span text:style-name="T193">oba operatory &lt; &gt; muszą być przeciążone jednocześnie</text:span></text:span></text:p>
            </text:list-item>
          </text:list>
        </text:list-item>
      </text:list>
      <text:p text:style-name="P12"><text:span text:style-name="def"><text:span text:style-name="T192"/></text:span></text:p>
      <text:p text:style-name="P13"><text:span text:style-name="def"><text:span text:style-name="T3">Niestandardowe metody konwersji</text:span></text:span></text:p>
      <text:p text:style-name="P13"><text:span text:style-name="def"><text:span text:style-name="T194">Pozwalają np. na konwersję </text:span></text:span><text:span text:style-name="def2"><text:span text:style-name="T194">Square</text:span></text:span><text:span text:style-name="def"><text:span text:style-name="T194"> do </text:span></text:span><text:span text:style-name="def2"><text:span text:style-name="T194">Rectangle</text:span></text:span><text:span text:style-name="def"><text:span text:style-name="T194">.</text:span></text:span></text:p>
      <text:list xml:id="list3774475834046024804" text:style-name="L29">
        <text:list-item>
          <text:p text:style-name="P103"><text:span text:style-name="def3"><text:span text:style-name="T83">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Square</text:span></text:span></text:p>
          <text:p text:style-name="P102"><text:span text:style-name="def3"><text:span text:style-name="T25">{</text:span></text:span></text:p>
          <text:p text:style-name="P150"><text:span text:style-name="def3"><text:span text:style-name="T73">public</text:span></text:span><text:span text:style-name="def3"><text:span text:style-name="T25"> </text:span></text:span><text:span text:style-name="def3"><text:span text:style-name="T73">int</text:span></text:span><text:span text:style-name="def3"><text:span text:style-name="T25"> a;</text:span></text:span></text:p>
          <text:p text:style-name="P102"><text:span text:style-name="def3"><text:span text:style-name="T25">}</text:span></text:span></text:p>
          <text:p text:style-name="P46"><text:span text:style-name="def3"/></text:p>
          <text:p text:style-name="P102"><text:span text:style-name="def3"><text:span text:style-name="T73">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Rectangle</text:span></text:span></text:p>
          <text:p text:style-name="P102"><text:span text:style-name="def3"><text:span text:style-name="T25">{</text:span></text:span></text:p>
          <text:p text:style-name="P150"><text:span text:style-name="def3"><text:span text:style-name="T73">public</text:span></text:span><text:span text:style-name="def3"><text:span text:style-name="T25"> </text:span></text:span><text:span text:style-name="def3"><text:span text:style-name="T73">int</text:span></text:span><text:span text:style-name="def3"><text:span text:style-name="T25"> x;</text:span></text:span></text:p>
          <text:p text:style-name="P150"><text:span text:style-name="def3"><text:span text:style-name="T73">public</text:span></text:span><text:span text:style-name="def3"><text:span text:style-name="T25"> </text:span></text:span><text:span text:style-name="def3"><text:span text:style-name="T73">int</text:span></text:span><text:span text:style-name="def3"><text:span text:style-name="T25"> y;</text:span></text:span></text:p>
          <text:p text:style-name="P150"><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explicit</text:span></text:span><text:span text:style-name="def3"><text:span text:style-name="T25"> </text:span></text:span><text:span text:style-name="def3"><text:span text:style-name="T73">operator</text:span></text:span><text:span text:style-name="def3"><text:span text:style-name="T25"> </text:span></text:span><text:span text:style-name="def3"><text:span text:style-name="T129">Rectangle</text:span></text:span><text:span text:style-name="def3"><text:span text:style-name="T25">(</text:span></text:span><text:span text:style-name="def3"><text:span text:style-name="T129">Square</text:span></text:span><text:span text:style-name="def3"><text:span text:style-name="T25"> s)</text:span></text:span></text:p>
          <text:p text:style-name="P150"><text:span text:style-name="def3"><text:span text:style-name="T25">{</text:span></text:span></text:p>
          <text:p text:style-name="P158"><text:span text:style-name="def3"><text:span text:style-name="T129">Rectangle</text:span></text:span><text:span text:style-name="def3"><text:span text:style-name="T25"> r = </text:span></text:span><text:span text:style-name="def3"><text:span text:style-name="T73">new</text:span></text:span><text:span text:style-name="def3"><text:span text:style-name="T25"> </text:span></text:span><text:span text:style-name="def3"><text:span text:style-name="T129">Rectangle</text:span></text:span><text:span text:style-name="def3"><text:span text:style-name="T25">();</text:span></text:span></text:p>
          <text:p text:style-name="P158"><text:span text:style-name="def3"><text:span text:style-name="T25">r.x = s.a;</text:span></text:span></text:p>
          <text:p text:style-name="P158"><text:span text:style-name="def3"><text:span text:style-name="T25">r.y = s.a;</text:span></text:span></text:p>
          <text:p text:style-name="P158"><text:span text:style-name="def3"><text:span text:style-name="T73">return</text:span></text:span><text:span text:style-name="def3"><text:span text:style-name="T25"> r;</text:span></text:span></text:p>
          <text:p text:style-name="P150"><text:span text:style-name="def3"><text:span text:style-name="T25">}</text:span></text:span></text:p>
          <text:p text:style-name="P102"><text:span text:style-name="def3"><text:span text:style-name="T25">}</text:span></text:span></text:p>
        </text:list-item>
        <text:list-item>
          <text:p text:style-name="P104"><text:span text:style-name="def3"><text:span text:style-name="T40">jeśli zamiast </text:span></text:span><text:span text:style-name="def3"><text:span text:style-name="T84">explicit</text:span></text:span><text:span text:style-name="def3"><text:span text:style-name="T40"> użyjemy </text:span></text:span><text:span text:style-name="def3"><text:span text:style-name="T84">implicit</text:span></text:span><text:span text:style-name="def3"><text:span text:style-name="T40"> to mamy JAWNĄ i NIEJAWNĄ konwersję jednocześnie</text:span></text:span></text:p>
        </text:list-item>
      </text:list>
      <text:p text:style-name="P13"><text:span text:style-name="def3"><text:span text:style-name="T138"/></text:span></text:p>
      <text:p text:style-name="P14"><text:span text:style-name="def"><text:span text:style-name="T6">Metody rozszerzające </text:span></text:span><text:span text:style-name="def"><text:span text:style-name="T118">(coś jak helpery)</text:span></text:span></text:p>
      <text:list xml:id="list93067088694215422" text:style-name="L30">
        <text:list-item>
          <text:p text:style-name="P106"><text:span text:style-name="def"><text:span text:style-name="T118">można „wlocie” dodawać nowe metody do przekompilowanych typów.</text:span></text:span></text:p>
        </text:list-item>
        <text:list-item>
          <text:p text:style-name="P106"><text:span text:style-name="def"><text:span text:style-name="T118">Muszą znajdować się w klasach statycznych <text:s/>i być opatrzone tokenem </text:span></text:span><text:span text:style-name="def2"><text:span text:style-name="T118">static</text:span></text:span></text:p>
        </text:list-item>
        <text:list-item>
          <text:p text:style-name="P106"><text:span text:style-name="def"><text:span text:style-name="T118">oznakowane są jako rozszerzające, gdy pierwszy parametr to </text:span></text:span><text:span text:style-name="def2"><text:span text:style-name="T118">this</text:span></text:span><text:span text:style-name="def"><text:span text:style-name="T118">, </text:span></text:span><text:span text:style-name="def"><text:span text:style-name="T119">a reszta dowolna</text:span></text:span></text:p>
        </text:list-item>
        <text:list-item>
          <text:p text:style-name="P106"><text:span text:style-name="def3"><text:span text:style-name="T68">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class</text:span></text:span><text:span text:style-name="def3"><text:span text:style-name="T25"> </text:span></text:span><text:span text:style-name="def3"><text:span text:style-name="T129">ExtMethodsClass</text:span></text:span></text:p>
          <text:p text:style-name="P105"><text:span text:style-name="def3"><text:span text:style-name="T25">{</text:span></text:span></text:p>
          <text:p text:style-name="P151"><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int</text:span></text:span><text:span text:style-name="def3"><text:span text:style-name="T25"> ReverseDigits(</text:span></text:span><text:span text:style-name="def3"><text:span text:style-name="T73">this</text:span></text:span><text:span text:style-name="def3"><text:span text:style-name="T25"> </text:span></text:span><text:span text:style-name="def3"><text:span text:style-name="T73">int</text:span></text:span><text:span text:style-name="def3"><text:span text:style-name="T25"> i)</text:span></text:span></text:p>
          <text:p text:style-name="P151"><text:span text:style-name="def3"><text:span text:style-name="T25">{</text:span></text:span></text:p>
          <text:p text:style-name="P159"><text:span text:style-name="defZiel">/*</text:span><text:span text:style-name="defZiel"><text:span text:style-name="T195">kod odwracania</text:span></text:span><text:span text:style-name="defZiel">*/</text:span></text:p>
          <text:p text:style-name="P151"><text:span text:style-name="def3"><text:span text:style-name="T25">}</text:span></text:span></text:p>
          <text:p text:style-name="P105"><text:span text:style-name="def3"><text:span text:style-name="T25">}</text:span></text:span></text:p>
          <text:p text:style-name="P47"><text:span text:style-name="def3">...</text:span></text:p>
          <text:p text:style-name="P105"><text:span text:style-name="def3"><text:span text:style-name="T73">int</text:span></text:span><text:span text:style-name="def3"><text:span text:style-name="T25"> u = y.ReverseDigits();</text:span></text:span></text:p>
        </text:list-item>
        <text:list-item>
          <text:p text:style-name="P107"><text:span text:style-name="def2"><text:span text:style-name="T196">this</text:span></text:span><text:span text:style-name="def3"><text:span text:style-name="T41"> nie jest przekazywane jako </text:span></text:span><text:span text:style-name="def2"><text:span text:style-name="T196">ref</text:span></text:span><text:span text:style-name="def3"><text:span text:style-name="T41">, więc przypisanie czegoś do </text:span></text:span><text:span text:style-name="def2"><text:span text:style-name="T196">i</text:span></text:span><text:span text:style-name="def3"><text:span text:style-name="T41"> jest tylko przypisaniem do kopii i nie będzie miało znaczenia poza zasięgiem metody rozszerzającej. Aby móc to obejść trzeba przekazać int ponownie jako </text:span></text:span><text:span text:style-name="def2"><text:span text:style-name="T196">ref</text:span></text:span></text:p>
        </text:list-item>
        <text:list-item>
          <text:p text:style-name="P107"><text:span text:style-name="def3"><text:span text:style-name="T85">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int</text:span></text:span><text:span text:style-name="def3"><text:span text:style-name="T25"> ReverseDigits(</text:span></text:span><text:span text:style-name="def3"><text:span text:style-name="T73">this</text:span></text:span><text:span text:style-name="def3"><text:span text:style-name="T25"> </text:span></text:span><text:span text:style-name="def3"><text:span text:style-name="T73">int</text:span></text:span><text:span text:style-name="def3"><text:span text:style-name="T25"> i, </text:span></text:span><text:span text:style-name="def3"><text:span text:style-name="T73">ref</text:span></text:span><text:span text:style-name="def3"><text:span text:style-name="T25"> </text:span></text:span><text:span text:style-name="def3"><text:span text:style-name="T73">int</text:span></text:span><text:span text:style-name="def3"><text:span text:style-name="T25"> self)</text:span></text:span><text:span text:style-name="def3"><text:span text:style-name="T41">{</text:span></text:span><text:span text:style-name="defZiel"><text:span text:style-name="T196"> /*działaj na self*/</text:span></text:span><text:span text:style-name="def3"><text:span text:style-name="T41"> }</text:span></text:span></text:p>
          <text:p text:style-name="P107"><text:span text:style-name="def3"><text:span text:style-name="T85">int</text:span></text:span><text:span text:style-name="def3"><text:span text:style-name="T25"> u = y.ReverseDigits(</text:span></text:span><text:span text:style-name="def3"><text:span text:style-name="T73">ref</text:span></text:span><text:span text:style-name="def3"><text:span text:style-name="T25"> y);</text:span></text:span></text:p>
        </text:list-item>
        <text:list-item>
          <text:p text:style-name="P108"><text:span text:style-name="def"><text:span text:style-name="T195">klasa i metoda jest </text:span></text:span><text:span text:style-name="def2"><text:span text:style-name="T195">static</text:span></text:span><text:span text:style-name="def"><text:span text:style-name="T195">, więc można wywołać ją statycznie</text:span></text:span></text:p>
        </text:list-item>
        <text:list-item>
          <text:p text:style-name="P107"><text:span text:style-name="def"><text:span text:style-name="T196">metody ROZSZERZAJĄ a nie DZIEDZICZĄ więc nie mają dostępu do zmiennych z zasięgu </text:span></text:span><text:span text:style-name="def2"><text:span text:style-name="T196">y</text:span></text:span><text:span text:style-name="def"><text:span text:style-name="T196">, tylko do parametrów</text:span></text:span></text:p>
        </text:list-item>
        <text:list-item>
          <text:p text:style-name="P107"><text:span text:style-name="def"><text:span text:style-name="T196">metody ograniczają się do zasięgu w którym zostały zdefiniowane, więc, aby użyć ich w </text:span></text:span><text:soft-page-break/><text:span text:style-name="def"><text:span text:style-name="T196">inny miejscy należy je zaimportować używając </text:span></text:span><text:span text:style-name="def2"><text:span text:style-name="T196">using</text:span></text:span><text:span text:style-name="def"><text:span text:style-name="T196">. Dlatego warto takie metody (jeśli mają być używane w wielu miejscach) zdefiniować w osobnym pliku lub bibliotece.</text:span></text:span></text:p>
        </text:list-item>
      </text:list>
      <text:p text:style-name="P15"><text:span text:style-name="def"><text:span text:style-name="T196"/></text:span></text:p>
      <text:p text:style-name="P15"><text:span text:style-name="def"><text:span text:style-name="T7">Rozszerzanie interfejsów</text:span></text:span></text:p>
      <text:list xml:id="list2532681315276870158" text:style-name="L31">
        <text:list-item>
          <text:p text:style-name="P110"><text:span text:style-name="def3"><text:span text:style-name="T70">public</text:span></text:span><text:span text:style-name="def3"><text:span text:style-name="T25"> </text:span></text:span><text:span text:style-name="def3"><text:span text:style-name="T73">interface</text:span></text:span><text:span text:style-name="def3"><text:span text:style-name="T25"> </text:span></text:span><text:span text:style-name="def3"><text:span text:style-name="T129">IBasicMath</text:span></text:span></text:p>
          <text:p text:style-name="P109"><text:span text:style-name="def3"><text:span text:style-name="T25">{</text:span></text:span></text:p>
          <text:p text:style-name="P152"><text:span text:style-name="def3"><text:span text:style-name="T73">int</text:span></text:span><text:span text:style-name="def3"><text:span text:style-name="T25"> Add(</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109"><text:span text:style-name="def3"><text:span text:style-name="T25">}</text:span></text:span></text:p>
          <text:p text:style-name="P48"><text:span text:style-name="def3"/></text:p>
          <text:p text:style-name="P109"><text:span text:style-name="def3"><text:span text:style-name="T73">public</text:span></text:span><text:span text:style-name="def3"><text:span text:style-name="T25"> </text:span></text:span><text:span text:style-name="def3"><text:span text:style-name="T73">class</text:span></text:span><text:span text:style-name="def3"><text:span text:style-name="T25"> </text:span></text:span><text:span text:style-name="def3"><text:span text:style-name="T129">BasicIntMath</text:span></text:span><text:span text:style-name="def3"><text:span text:style-name="T25">:</text:span></text:span><text:span text:style-name="def3"><text:span text:style-name="T129">IBasicMath</text:span></text:span></text:p>
          <text:p text:style-name="P109"><text:span text:style-name="def3"><text:span text:style-name="T25">{</text:span></text:span></text:p>
          <text:p text:style-name="P152"><text:span text:style-name="def3"><text:span text:style-name="T73">public</text:span></text:span><text:span text:style-name="def3"><text:span text:style-name="T25"> </text:span></text:span><text:span text:style-name="def3"><text:span text:style-name="T73">int</text:span></text:span><text:span text:style-name="def3"><text:span text:style-name="T25"> Add(</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152"><text:span text:style-name="def3"><text:span text:style-name="T25">{</text:span></text:span></text:p>
          <text:p text:style-name="P160"><text:span text:style-name="def3"><text:span text:style-name="T73">return</text:span></text:span><text:span text:style-name="def3"><text:span text:style-name="T25"> x + y;</text:span></text:span></text:p>
          <text:p text:style-name="P152"><text:span text:style-name="def3"><text:span text:style-name="T25">}</text:span></text:span></text:p>
          <text:p text:style-name="P109"><text:span text:style-name="def3"><text:span text:style-name="T25">}</text:span></text:span></text:p>
          <text:p text:style-name="P48"><text:span text:style-name="def3"/></text:p>
          <text:p text:style-name="P109"><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class</text:span></text:span><text:span text:style-name="def3"><text:span text:style-name="T25"> </text:span></text:span><text:span text:style-name="def3"><text:span text:style-name="T129">mAthExt</text:span></text:span></text:p>
          <text:p text:style-name="P109"><text:span text:style-name="def3"><text:span text:style-name="T25">{</text:span></text:span></text:p>
          <text:p text:style-name="P152"><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int</text:span></text:span><text:span text:style-name="def3"><text:span text:style-name="T25"> Subst(</text:span></text:span><text:span text:style-name="def3"><text:span text:style-name="T73">this</text:span></text:span><text:span text:style-name="def3"><text:span text:style-name="T25"> </text:span></text:span><text:span text:style-name="def3"><text:span text:style-name="T129">IBasicMath</text:span></text:span><text:span text:style-name="def3"><text:span text:style-name="T25"> ibm, </text:span></text:span><text:span text:style-name="def3"><text:span text:style-name="T73">int</text:span></text:span><text:span text:style-name="def3"><text:span text:style-name="T25"> x, </text:span></text:span><text:span text:style-name="def3"><text:span text:style-name="T73">int</text:span></text:span><text:span text:style-name="def3"><text:span text:style-name="T25"> y)</text:span></text:span></text:p>
          <text:p text:style-name="P152"><text:span text:style-name="def3"><text:span text:style-name="T25">{</text:span></text:span></text:p>
          <text:p text:style-name="P160"><text:span text:style-name="def3"><text:span text:style-name="T73">return</text:span></text:span><text:span text:style-name="def3"><text:span text:style-name="T25"> x – y; </text:span></text:span><text:span text:style-name="defZiel">/*</text:span><text:span text:style-name="defZiel"><text:span text:style-name="T197">rozszerzenie interfejsu MUSI mieś implementację</text:span></text:span><text:span text:style-name="defZiel">*/</text:span></text:p>
          <text:p text:style-name="P152"><text:span text:style-name="def3"><text:span text:style-name="T25">}</text:span></text:span></text:p>
          <text:p text:style-name="P109"><text:span text:style-name="def3"><text:span text:style-name="T25">}</text:span></text:span></text:p>
          <text:p text:style-name="P48"><text:span text:style-name="def3">...</text:span></text:p>
          <text:p text:style-name="P109"><text:span text:style-name="def3"><text:span text:style-name="T25">BasicIntMath bim = </text:span></text:span><text:span text:style-name="def3"><text:span text:style-name="T73">new</text:span></text:span><text:span text:style-name="def3"><text:span text:style-name="T25"> BasicIntMath();</text:span></text:span></text:p>
          <text:p text:style-name="P109"><text:span text:style-name="def3"><text:span text:style-name="T73">int</text:span></text:span><text:span text:style-name="def3"><text:span text:style-name="T25"> y = bim.Subst(1, 2);</text:span></text:span></text:p>
          <text:p text:style-name="P110"><text:span text:style-name="def3"><text:span text:style-name="T196"/></text:span></text:p>
        </text:list-item>
        <text:list-item>
          <text:p text:style-name="P110"><text:span text:style-name="def"><text:span text:style-name="T196">Rozszerzenia interfejsów MUSZĄ mieć implementację!</text:span></text:span></text:p>
        </text:list-item>
      </text:list>
      <text:list xml:id="list36505313" text:continue-list="list93067088694215422" text:style-name="L30">
        <text:list-header>
          <text:p text:style-name="P106"><text:span text:style-name="def"><text:span text:style-name="T118"/></text:span></text:p>
        </text:list-header>
      </text:list>
      <text:p text:style-name="P16"><text:span text:style-name="def"><text:span text:style-name="T120">Metody częściowe</text:span></text:span></text:p>
      <text:p text:style-name="P16"><text:span text:style-name="def"><text:span text:style-name="T120">Definicja i implementacja metod zapisana w różnych plikach.</text:span></text:span></text:p>
      <text:list xml:id="list9217209656845863367" text:style-name="L32">
        <text:list-item>
          <text:p text:style-name="P112"><text:span text:style-name="def"><text:span text:style-name="T120">Można je definiować tylko w klasie częściowej</text:span></text:span></text:p>
        </text:list-item>
        <text:list-item>
          <text:p text:style-name="P112"><text:span text:style-name="def"><text:span text:style-name="T120">ZAWSZE zwracają </text:span></text:span><text:span text:style-name="def2"><text:span text:style-name="T120">void</text:span></text:span></text:p>
        </text:list-item>
        <text:list-item>
          <text:p text:style-name="P112"><text:span text:style-name="def"><text:span text:style-name="T120">NIE MOGĄ mieć parametrów </text:span></text:span><text:span text:style-name="def2"><text:span text:style-name="T120">out</text:span></text:span></text:p>
        </text:list-item>
        <text:list-item>
          <text:p text:style-name="P112"><text:span text:style-name="def"><text:span text:style-name="T120">są zawsze niejawnie prywatne</text:span></text:span></text:p>
        </text:list-item>
        <text:list-item>
          <text:p text:style-name="P112"><text:span text:style-name="def"><text:span text:style-name="T120">w czasie kompilacji zostaną usunięte jeśli nie znajdziemy ich implementacji</text:span></text:span></text:p>
        </text:list-item>
        <text:list-item>
          <text:p text:style-name="P168"><text:span text:style-name="def3"><text:span text:style-name="T86">partial</text:span></text:span><text:span text:style-name="def3"><text:span text:style-name="T25"> </text:span></text:span><text:span text:style-name="def3"><text:span text:style-name="T73">class</text:span></text:span><text:span text:style-name="def3"><text:span text:style-name="T25"> </text:span></text:span><text:span text:style-name="def3"><text:span text:style-name="T129">TestClass</text:span></text:span></text:p>
          <text:p text:style-name="P111"><text:span text:style-name="def3"><text:span text:style-name="T25">{</text:span></text:span></text:p>
          <text:p text:style-name="P153"><text:span text:style-name="def3"><text:span text:style-name="T73">partial</text:span></text:span><text:span text:style-name="def3"><text:span text:style-name="T25"> </text:span></text:span><text:span text:style-name="def3"><text:span text:style-name="T73">void</text:span></text:span><text:span text:style-name="def3"><text:span text:style-name="T25"> TestMethod(</text:span></text:span><text:span text:style-name="def3"><text:span text:style-name="T73">string</text:span></text:span><text:span text:style-name="def3"><text:span text:style-name="T25"> s);</text:span></text:span></text:p>
          <text:p text:style-name="P111"><text:span text:style-name="def3"><text:span text:style-name="T25">}</text:span></text:span></text:p>
          <text:p text:style-name="P49"><text:span text:style-name="def3"/></text:p>
          <text:p text:style-name="P111"><text:span text:style-name="def3"><text:span text:style-name="T73">partial</text:span></text:span><text:span text:style-name="def3"><text:span text:style-name="T25"> </text:span></text:span><text:span text:style-name="def3"><text:span text:style-name="T73">class</text:span></text:span><text:span text:style-name="def3"><text:span text:style-name="T25"> </text:span></text:span><text:span text:style-name="def3"><text:span text:style-name="T129">TestClass</text:span></text:span></text:p>
          <text:p text:style-name="P111"><text:span text:style-name="def3"><text:span text:style-name="T25">{</text:span></text:span></text:p>
          <text:p text:style-name="P153"><text:span text:style-name="def3"><text:span text:style-name="T73">partial</text:span></text:span><text:span text:style-name="def3"><text:span text:style-name="T25"> </text:span></text:span><text:span text:style-name="def3"><text:span text:style-name="T73">void</text:span></text:span><text:span text:style-name="def3"><text:span text:style-name="T25"> TestMethod(</text:span></text:span><text:span text:style-name="def3"><text:span text:style-name="T73">string</text:span></text:span><text:span text:style-name="def3"><text:span text:style-name="T25"> s)</text:span></text:span></text:p>
          <text:p text:style-name="P153"><text:span text:style-name="def3"><text:span text:style-name="T25">{</text:span></text:span></text:p>
          <text:p text:style-name="P161"><text:span text:style-name="def3"><text:span text:style-name="T99">/*obsłuż s*/</text:span></text:span></text:p>
          <text:p text:style-name="P153"><text:span text:style-name="def3"><text:span text:style-name="T25">}</text:span></text:span></text:p>
          <text:p text:style-name="P111"><text:span text:style-name="def3"><text:span text:style-name="T25">}</text:span></text:span></text:p>
        </text:list-item>
        <text:list-item>
          <text:p text:style-name="P112"><text:span text:style-name="def"><text:span text:style-name="T198">to dział trochę jak opcjonalne kompilowanie kodu</text:span></text:span></text:p>
        </text:list-item>
        <text:list-item>
          <text:p text:style-name="P112"><text:span text:style-name="def"><text:span text:style-name="T198">Jedna osoba może przygotować szkielet działania klasy, a inna (w osobnym pliku) zaimplementować poszczególne metody</text:span></text:span></text:p>
        </text:list-item>
        <text:list-item>
          <text:p text:style-name="P112"><text:span text:style-name="def"><text:span text:style-name="T198">Może służyć do tworzenia „lekkich zdarzeń”, które mogą, ale nie muszą być implementowane (</text:span></text:span><text:span text:style-name="def2"><text:span text:style-name="T198">OnExit</text:span></text:span><text:span text:style-name="def3"><text:span text:style-name="T42">, </text:span></text:span><text:span text:style-name="def2"><text:span text:style-name="T198">OnShow</text:span></text:span><text:span text:style-name="def3"><text:span text:style-name="T42"> </text:span></text:span><text:span text:style-name="def"><text:span text:style-name="T198">etc.)</text:span></text:span></text:p>
        </text:list-item>
      </text:list>
      <text:p text:style-name="P28"><text:span text:style-name="def3"><text:span text:style-name="T139"/></text:span></text:p>
      <text:p text:style-name="P22"><text:span text:style-name="def"><text:span text:style-name="T121">Klasy anonimowe</text:span></text:span></text:p>
      <text:p text:style-name="P22"><text:span text:style-name="def"><text:span text:style-name="T121">Służą do definiowania „w locie” prostych klas, np. takich, które służą jako pojemniki z wieloma prywatnymi właściwościami ich zmiennymi i metodami </text:span></text:span><text:span text:style-name="def2"><text:span text:style-name="T121">ToString, GetHashCode, Equals</text:span></text:span></text:p>
      <text:list xml:id="list863654993725865487" text:style-name="L33">
        <text:list-item>
          <text:p text:style-name="P114"><text:soft-page-break/><text:span text:style-name="def3"><text:span text:style-name="T69">var</text:span></text:span><text:span text:style-name="def3"><text:span text:style-name="T25"> myCar = </text:span></text:span><text:span text:style-name="def3"><text:span text:style-name="T73">new</text:span></text:span><text:span text:style-name="def3"><text:span text:style-name="T25"> {Color=</text:span></text:span><text:span text:style-name="def3"><text:span text:style-name="T110">"red"</text:span></text:span><text:span text:style-name="def3"><text:span text:style-name="T25">, speed=7};</text:span></text:span></text:p>
          <text:p text:style-name="P113"><text:span text:style-name="def3"><text:span text:style-name="T129">String</text:span></text:span><text:span text:style-name="def3"><text:span text:style-name="T25"> col = myCar.Color;</text:span></text:span></text:p>
        </text:list-item>
        <text:list-item>
          <text:p text:style-name="P114"><text:span text:style-name="def"><text:span text:style-name="T199">wywodzą się z System.Object</text:span></text:span></text:p>
        </text:list-item>
        <text:list-item>
          <text:p text:style-name="P114"><text:span text:style-name="def"><text:span text:style-name="T199">dostają:</text:span></text:span></text:p>
          <text:list>
            <text:list-item>
              <text:p text:style-name="P114"><text:span text:style-name="def2"><text:span text:style-name="T199">ToString</text:span></text:span><text:span text:style-name="def3"><text:span text:style-name="T43"> – </text:span></text:span><text:span text:style-name="def"><text:span text:style-name="T199">oddaje ciąg </text:span></text:span><text:span text:style-name="def2"><text:span text:style-name="T199">key</text:span></text:span><text:span text:style-name="def"><text:span text:style-name="T199">/</text:span></text:span><text:span text:style-name="def2"><text:span text:style-name="T199">val</text:span></text:span><text:span text:style-name="def"><text:span text:style-name="T199"> zdefiniowanych właściwości</text:span></text:span></text:p>
            </text:list-item>
            <text:list-item>
              <text:p text:style-name="P114"><text:span text:style-name="def2"><text:span text:style-name="T199">Equals</text:span></text:span><text:span text:style-name="def"><text:span text:style-name="T199"> – porównuje wartości właściwości (dla obiektów we właściwościach porównuje ich adresy, czyli używa ==)</text:span></text:span></text:p>
            </text:list-item>
            <text:list-item>
              <text:p text:style-name="P114"><text:span text:style-name="def2"><text:span text:style-name="T199">GetHashCode</text:span></text:span><text:span text:style-name="def"><text:span text:style-name="T199"> – dwa obiekty anonimowych klas, które są </text:span></text:span><text:span text:style-name="def2"><text:span text:style-name="T199">Equals</text:span></text:span><text:span text:style-name="def"><text:span text:style-name="T199">, dadzą taki sam hashCone, bo jest budowany na podstawie wartości właściwości</text:span></text:span></text:p>
            </text:list-item>
            <text:list-item>
              <text:p text:style-name="P114"><text:span text:style-name="def"><text:span text:style-name="T199">typy anonimowe mogą zawierać inne typy anonimowe</text:span></text:span></text:p>
            </text:list-item>
            <text:list-item>
              <text:p text:style-name="P114"><text:span text:style-name="def"><text:span text:style-name="T199">w zasadzie wykorzystuje się je tylko w LINQ</text:span></text:span></text:p>
            </text:list-item>
          </text:list>
        </text:list-item>
      </text:list>
      <text:p text:style-name="P17"><text:span text:style-name="def"><text:span text:style-name="T199">Typy wskaźnikowe</text:span></text:span></text:p>
      <text:p text:style-name="P17"><text:span text:style-name="def"><text:span text:style-name="T199">używamy gdy:</text:span></text:span></text:p>
      <text:list xml:id="list7227248285719535419" text:style-name="L34">
        <text:list-item>
          <text:p text:style-name="P115"><text:span text:style-name="def"><text:span text:style-name="T199">chcemy zoptymalizować kod działając poza kontrolą CLR</text:span></text:span></text:p>
        </text:list-item>
        <text:list-item>
          <text:p text:style-name="P115"><text:span text:style-name="def"><text:span text:style-name="T199">wywołujemy metody z języka C (z plików .dll) lub serwera COM, które wymagają wskaźników</text:span></text:span></text:p>
        </text:list-item>
        <text:list-item>
          <text:p text:style-name="P115"><text:span text:style-name="def"><text:span text:style-name="T199">trzeba p</text:span></text:span><text:span text:style-name="def"><text:span text:style-name="T200">owiadomić kompilator o zamiarze używania kody niebezpiecznego </text:span></text:span></text:p>
          <text:list>
            <text:list-item>
              <text:p text:style-name="P116"><text:span text:style-name="def"><text:span text:style-name="T200">(Build → Allow unsafe code)</text:span></text:span></text:p>
            </text:list-item>
          </text:list>
        </text:list-item>
        <text:list-item>
          <text:p text:style-name="P116"><text:span text:style-name="def"><text:span text:style-name="T200">temat właściwie pomijam</text:span></text:span></text:p>
        </text:list-item>
      </text:list>
      <text:p text:style-name="P18"><text:span text:style-name="def"><text:span text:style-name="T200"/></text:span></text:p>
      <text:p text:style-name="P19"><text:span text:style-name="def"><text:span text:style-name="T201">LINQ</text:span></text:span></text:p>
      <text:p text:style-name="P19"><text:span text:style-name="def"><text:span text:style-name="T201">Jest to mechanizm dostępu do danych zmagazynowanych w magazynach danuch jak tablice czy kolekcje</text:span></text:span></text:p>
      <text:list xml:id="list9158964880595028489" text:style-name="L35">
        <text:list-item>
          <text:p text:style-name="P118"><text:span text:style-name="def"><text:span text:style-name="T201">Używa</text:span></text:span></text:p>
          <text:list>
            <text:list-item>
              <text:p text:style-name="P118"><text:span text:style-name="def"><text:span text:style-name="T201">niejawnej typizacji danych</text:span></text:span></text:p>
            </text:list-item>
            <text:list-item>
              <text:p text:style-name="P118"><text:span text:style-name="def"><text:span text:style-name="T201">składni inicjalizacji obiektów</text:span></text:span></text:p>
            </text:list-item>
            <text:list-item>
              <text:p text:style-name="P118"><text:span text:style-name="def"><text:span text:style-name="T201">wyrażeń lambda</text:span></text:span></text:p>
            </text:list-item>
          </text:list>
        </text:list-item>
        <text:list-item>
          <text:p text:style-name="P118"><text:span text:style-name="def"><text:span text:style-name="T201">LINQ ma działać na dowolnym typie implementującym generyczny </text:span></text:span><text:span text:style-name="def2"><text:span text:style-name="T201">IEnumerable&lt;T&gt;</text:span></text:span><text:span text:style-name="def"><text:span text:style-name="T201"> bezpośrednio, albo przez metody rozszerzające</text:span></text:span></text:p>
        </text:list-item>
        <text:list-item>
          <text:p text:style-name="P118"><text:span text:style-name="def"><text:span text:style-name="T201">LINQ ma ścisłą kontrolę typów (w odróżnieniu od SQL)</text:span></text:span></text:p>
        </text:list-item>
        <text:list-item>
          <text:p text:style-name="P118"><text:span text:style-name="def"><text:span text:style-name="T201">using System.LINQ</text:span></text:span></text:p>
        </text:list-item>
        <text:list-item>
          <text:p text:style-name="P118"><text:span text:style-name="def"><text:span text:style-name="T201">konstrukcja LINQ zwraca sekwencję implementującą </text:span></text:span><text:span text:style-name="def2"><text:span text:style-name="T201">IEnumerable</text:span></text:span><text:span text:style-name="def"><text:span text:style-name="T201"> (foreach)</text:span></text:span></text:p>
          <text:list>
            <text:list-item>
              <text:p text:style-name="P118"><text:span text:style-name="def"><text:span text:style-name="T201">podanie typu elementów</text:span></text:span></text:p>
              <text:p text:style-name="P118"><text:span text:style-name="def3"><text:span text:style-name="T71">foreach</text:span></text:span><text:span text:style-name="def3"><text:span text:style-name="T25"> (</text:span></text:span><text:span text:style-name="def3"><text:span text:style-name="T73">int</text:span></text:span><text:span text:style-name="def3"><text:span text:style-name="T25"> i </text:span></text:span><text:span text:style-name="def3"><text:span text:style-name="T73">in</text:span></text:span><text:span text:style-name="def3"><text:span text:style-name="T25"> subSet) { ...}</text:span></text:span></text:p>
            </text:list-item>
            <text:list-item>
              <text:p text:style-name="P118"><text:span text:style-name="def"><text:span text:style-name="T201">użycie niejawnej typizacji jest łatwiejsze</text:span></text:span></text:p>
              <text:p text:style-name="P118"><text:span text:style-name="def3"><text:span text:style-name="T71">foreach</text:span></text:span><text:span text:style-name="def3"><text:span text:style-name="T25"> (</text:span></text:span><text:span text:style-name="def3"><text:span text:style-name="T87">var</text:span></text:span><text:span text:style-name="def3"><text:span text:style-name="T25"> i </text:span></text:span><text:span text:style-name="def3"><text:span text:style-name="T73">in</text:span></text:span><text:span text:style-name="def3"><text:span text:style-name="T25"> subSet) { …}</text:span></text:span></text:p>
            </text:list-item>
          </text:list>
        </text:list-item>
        <text:list-item>
          <text:p text:style-name="P118"><text:span text:style-name="def2"><text:span text:style-name="T201">System.Linq.Enumerable</text:span></text:span><text:span text:style-name="def"><text:span text:style-name="T201"> definiuje wiele generycznych metod rozszerzających, które są dołączane do </text:span></text:span><text:span text:style-name="def2"><text:span text:style-name="T201">System.Array </text:span></text:span><text:span text:style-name="def"><text:span text:style-name="T201">i innych kolekcji takich jak </text:span></text:span><text:span text:style-name="def2"><text:span text:style-name="T201">First&lt;T&gt;()</text:span></text:span><text:span text:style-name="def"><text:span text:style-name="T201">, </text:span></text:span><text:span text:style-name="def2"><text:span text:style-name="T201">Max&lt;T&gt;()</text:span></text:span><text:span text:style-name="def"><text:span text:style-name="T201">, </text:span></text:span><text:span text:style-name="def2"><text:span text:style-name="T201">Contains&lt;T&gt;()</text:span></text:span><text:span text:style-name="def"><text:span text:style-name="T201">, co daje duże możliwości pomimo, że nie są zdefiniowane w </text:span></text:span><text:span text:style-name="def2"><text:span text:style-name="T201">Array</text:span></text:span><text:span text:style-name="def"><text:span text:style-name="T201">.</text:span></text:span></text:p>
        </text:list-item>
        <text:list-item>
          <text:p text:style-name="P118"><text:span text:style-name="def"><text:span text:style-name="T8">Odroczone</text:span></text:span><text:span text:style-name="def"><text:span text:style-name="T201"> </text:span></text:span><text:span text:style-name="def"><text:span text:style-name="T8">wykonanie</text:span></text:span><text:span text:style-name="def"><text:span text:style-name="T201"> – zapytanie nie jest wykonywane aż do momentu wykorzystania jego wyników, co gwarantuje , ze zawsze otrzymujemy najnowsze wyniki, nawet jeśli po definicji wyrażenia odpytywana kolekcja została zmieniona.</text:span></text:span></text:p>
        </text:list-item>
        <text:list-item>
          <text:p text:style-name="P118"><text:span text:style-name="def"><text:span text:style-name="T201">W debugerze MOŻNA oglądać wyniki zapytania</text:span></text:span></text:p>
        </text:list-item>
        <text:list-item>
          <text:p text:style-name="P119"><text:span text:style-name="def"><text:span text:style-name="T202">wywołanie natychmiastowe (zrzucenie wyniku do kolekcji)</text:span></text:span></text:p>
          <text:list>
            <text:list-item>
              <text:p text:style-name="P119"><text:span text:style-name="def3"><text:span text:style-name="T72">int</text:span></text:span><text:span text:style-name="def3"><text:span text:style-name="T25">[] res = (</text:span></text:span><text:span text:style-name="def3"><text:span text:style-name="T73">from</text:span></text:span><text:span text:style-name="def3"><text:span text:style-name="T25"> i </text:span></text:span><text:span text:style-name="def3"><text:span text:style-name="T73">in</text:span></text:span><text:span text:style-name="def3"><text:span text:style-name="T25"> members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ToArray&lt;</text:span></text:span><text:span text:style-name="def3"><text:span text:style-name="T73">int</text:span></text:span><text:span text:style-name="def3"><text:span text:style-name="T25">&gt;(); </text:span></text:span><text:span text:style-name="defZiel">/*</text:span><text:span text:style-name="defZiel"><text:span text:style-name="T202">tablica</text:span></text:span><text:span text:style-name="defZiel">*/</text:span></text:p>
            </text:list-item>
            <text:list-item>
              <text:p text:style-name="P119"><text:span text:style-name="def3"><text:span text:style-name="T147">List</text:span></text:span><text:span text:style-name="def3"><text:span text:style-name="T25">&lt;</text:span></text:span><text:span text:style-name="def3"><text:span text:style-name="T73">int</text:span></text:span><text:span text:style-name="def3"><text:span text:style-name="T25">&gt; res = (</text:span></text:span><text:span text:style-name="def3"><text:span text:style-name="T73">from</text:span></text:span><text:span text:style-name="def3"><text:span text:style-name="T25"> i </text:span></text:span><text:span text:style-name="def3"><text:span text:style-name="T73">in</text:span></text:span><text:span text:style-name="def3"><text:span text:style-name="T25"> members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ToList&lt;</text:span></text:span><text:span text:style-name="def3"><text:span text:style-name="T73">int</text:span></text:span><text:span text:style-name="def3"><text:span text:style-name="T25">&gt;(); </text:span></text:span><text:span text:style-name="defZiel">/*</text:span><text:span text:style-name="defZiel"><text:span text:style-name="T202">lista</text:span></text:span><text:span text:style-name="defZiel">*/</text:span></text:p>
            </text:list-item>
          </text:list>
        </text:list-item>
        <text:list-item>
          <text:p text:style-name="P119"><text:span text:style-name="def"><text:span text:style-name="T202">Niejawnego typizowania nie można użyć do definiowania pola w klasie lub strukturze, więc jak przetrzymać tam wynik LINQ?</text:span></text:span></text:p>
          <text:p text:style-name="P119"><text:span text:style-name="def"><text:span text:style-name="T202">Można napisać</text:span></text:span></text:p>
          <text:list>
            <text:list-item>
              <text:p text:style-name="P119"><text:span text:style-name="def"><text:span text:style-name="T202">...</text:span></text:span></text:p>
              <text:p text:style-name="P119"><text:span text:style-name="def3"><text:span text:style-name="T64">private</text:span></text:span><text:span text:style-name="def3"><text:span text:style-name="T25"> </text:span></text:span><text:span text:style-name="def3"><text:span text:style-name="T129">IEnumerable</text:span></text:span><text:span text:style-name="def3"><text:span text:style-name="T25">&lt;</text:span></text:span><text:span text:style-name="def3"><text:span text:style-name="T73">string</text:span></text:span><text:span text:style-name="def3"><text:span text:style-name="T25">&gt; subSet = </text:span></text:span><text:span text:style-name="def3"><text:span text:style-name="T73">from</text:span></text:span><text:span text:style-name="def3"><text:span text:style-name="T25"> g </text:span></text:span><text:span text:style-name="def3"><text:span text:style-name="T73">in</text:span></text:span><text:span text:style-name="def3"><text:span text:style-name="T25"> kolekcja </text:span></text:span><text:span text:style-name="def3"><text:span text:style-name="T73">where</text:span></text:span><text:span text:style-name="def3"><text:span text:style-name="T25"> g.Contains(</text:span></text:span><text:span text:style-name="def3"><text:span text:style-name="T110">" "</text:span></text:span><text:span text:style-name="def3"><text:span text:style-name="T25">);</text:span></text:span></text:p>
              <text:p text:style-name="P119"><text:soft-page-break/><text:span text:style-name="def"><text:span text:style-name="T202">...</text:span></text:span></text:p>
            </text:list-item>
          </text:list>
          <text:p text:style-name="P119"><text:span text:style-name="def"><text:span text:style-name="T202">ale to stosujemy rzadko, bo tak odpytywać możemy tylko kolekcje </text:span></text:span><text:span text:style-name="def2"><text:span text:style-name="T202">static </text:span></text:span><text:span text:style-name="def"><text:span text:style-name="T203">(nie mogą być to dane instancyjne),</text:span></text:span><text:span text:style-name="def"><text:span text:style-name="T202"> co bardzo nas to ogranicza.</text:span></text:span></text:p>
        </text:list-item>
        <text:list-item>
          <text:p text:style-name="P120"><text:span text:style-name="def"><text:span text:style-name="T203">Zwracanie wyników do zewnętrznej procedury</text:span></text:span></text:p>
          <text:list>
            <text:list-item>
              <text:p text:style-name="P120"><text:span text:style-name="def"><text:span text:style-name="T203">w celu uproszczenia kodu wyniki zapytania LINQ są zapisywane do niejawnie typizowanej zmienne tak nie może być</text:span></text:span></text:p>
              <text:list>
                <text:list-item>
                  <text:p text:style-name="P120"><text:span text:style-name="def"><text:span text:style-name="T203">pole</text:span></text:span></text:p>
                </text:list-item>
                <text:list-item>
                  <text:p text:style-name="P120"><text:span text:style-name="def"><text:span text:style-name="T203">wartość </text:span></text:span><text:span text:style-name="def2"><text:span text:style-name="T203">ref</text:span></text:span><text:span text:style-name="def"><text:span text:style-name="T203"> lub </text:span></text:span><text:span text:style-name="def2"><text:span text:style-name="T203">out</text:span></text:span></text:p>
                </text:list-item>
                <text:list-item>
                  <text:p text:style-name="P120"><text:span text:style-name="def"><text:span text:style-name="T203">wartość zwracana przez funkcję</text:span></text:span></text:p>
                </text:list-item>
              </text:list>
            </text:list-item>
            <text:list-item>
              <text:p text:style-name="P120"><text:span text:style-name="def"><text:span text:style-name="T203">można wracać</text:span></text:span><text:span text:style-name="def2"><text:span text:style-name="T203"> Ienumerable&lt;&gt;</text:span></text:span><text:span text:style-name="def"><text:span text:style-name="T203"> - działa TYLKO dzięki ścisłej kontroli typów (&lt;int&gt;) !!!</text:span></text:span></text:p>
              <text:list>
                <text:list-item>
                  <text:p text:style-name="P120"><text:span text:style-name="def3"><text:span text:style-name="T148">IEnumerable</text:span></text:span><text:span text:style-name="def3"><text:span text:style-name="T25">&lt;</text:span></text:span><text:span text:style-name="def3"><text:span text:style-name="T73">int</text:span></text:span><text:span text:style-name="def3"><text:span text:style-name="T25">&gt; GetSubSet(){</text:span></text:span></text:p>
                  <text:p text:style-name="P162"><text:span text:style-name="def3"><text:span text:style-name="T73">int</text:span></text:span><text:span text:style-name="def3"><text:span text:style-name="T25">[] members = { 1, 2, 3, 4, 5, 6, 7, 8 };</text:span></text:span></text:p>
                  <text:p text:style-name="P162"><text:span text:style-name="def3"><text:span text:style-name="T73">return</text:span></text:span><text:span text:style-name="def3"><text:span text:style-name="T25"> (</text:span></text:span><text:span text:style-name="def3"><text:span text:style-name="T73">from</text:span></text:span><text:span text:style-name="def3"><text:span text:style-name="T25"> i </text:span></text:span><text:span text:style-name="def3"><text:span text:style-name="T73">in</text:span></text:span><text:span text:style-name="def3"><text:span text:style-name="T25"> members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ToList&lt;</text:span></text:span><text:span text:style-name="def3"><text:span text:style-name="T73">int</text:span></text:span><text:span text:style-name="def3"><text:span text:style-name="T25">&gt;();</text:span></text:span></text:p>
                  <text:p text:style-name="P117"><text:span text:style-name="def3"><text:span text:style-name="T25">}</text:span></text:span></text:p>
                  <text:p text:style-name="P117"><text:span text:style-name="def3"><text:span text:style-name="T25">...</text:span></text:span></text:p>
                  <text:p text:style-name="P120"><text:span text:style-name="def3"><text:span text:style-name="T148">IEnumerable</text:span></text:span><text:span text:style-name="def3"><text:span text:style-name="T25">&lt;</text:span></text:span><text:span text:style-name="def3"><text:span text:style-name="T73">int</text:span></text:span><text:span text:style-name="def3"><text:span text:style-name="T25">&gt; r = GetSubSet();</text:span></text:span></text:p>
                </text:list-item>
              </text:list>
            </text:list-item>
            <text:list-item>
              <text:p text:style-name="P120"><text:span text:style-name="def"><text:span text:style-name="T203">można zwracać kolekcję, do której zrzuciliśmy wynik</text:span></text:span></text:p>
              <text:list>
                <text:list-item>
                  <text:p text:style-name="P120"><text:span text:style-name="def3"><text:span text:style-name="T88">int</text:span></text:span><text:span text:style-name="def3"><text:span text:style-name="T25">[] GetSubSet(){</text:span></text:span></text:p>
                  <text:p text:style-name="P162"><text:span text:style-name="def3"><text:span text:style-name="T73">int</text:span></text:span><text:span text:style-name="def3"><text:span text:style-name="T25">[] members = { 1, 2, 3, 4, 5, 6, 7, 8 };</text:span></text:span></text:p>
                  <text:p text:style-name="P162"><text:span text:style-name="def3"><text:span text:style-name="T73">return</text:span></text:span><text:span text:style-name="def3"><text:span text:style-name="T25"> (</text:span></text:span><text:span text:style-name="def3"><text:span text:style-name="T73">from</text:span></text:span><text:span text:style-name="def3"><text:span text:style-name="T25"> i </text:span></text:span><text:span text:style-name="def3"><text:span text:style-name="T73">in</text:span></text:span><text:span text:style-name="def3"><text:span text:style-name="T25"> members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ToArray&lt;</text:span></text:span><text:span text:style-name="def3"><text:span text:style-name="T73">int</text:span></text:span><text:span text:style-name="def3"><text:span text:style-name="T25">&gt;();</text:span></text:span></text:p>
                  <text:p text:style-name="P117"><text:span text:style-name="def3"><text:span text:style-name="T25">}</text:span></text:span></text:p>
                </text:list-item>
              </text:list>
            </text:list-item>
          </text:list>
        </text:list-item>
        <text:list-item>
          <text:p text:style-name="P120"><text:span text:style-name="def"><text:span text:style-name="T203">LINQ może operować na danych z kolekcji generycznych np</text:span></text:span><text:span text:style-name="def3"><text:span text:style-name="T44">. </text:span></text:span><text:span text:style-name="def2"><text:span text:style-name="T203">List&lt;&gt;. </text:span></text:span></text:p>
          <text:list>
            <text:list-item>
              <text:p text:style-name="P120"><text:span text:style-name="def3"><text:span text:style-name="T140">List</text:span></text:span><text:span text:style-name="def3"><text:span text:style-name="T25">&lt;</text:span></text:span><text:span text:style-name="def3"><text:span text:style-name="T129">Car</text:span></text:span><text:span text:style-name="def3"><text:span text:style-name="T25">&gt; myCars = </text:span></text:span><text:span text:style-name="def3"><text:span text:style-name="T73">new</text:span></text:span><text:span text:style-name="def3"><text:span text:style-name="T25"> </text:span></text:span><text:span text:style-name="def3"><text:span text:style-name="T129">List</text:span></text:span><text:span text:style-name="def3"><text:span text:style-name="T25">&lt;</text:span></text:span><text:span text:style-name="def3"><text:span text:style-name="T129">Car</text:span></text:span><text:span text:style-name="def3"><text:span text:style-name="T25">&gt;();</text:span></text:span></text:p>
              <text:p text:style-name="P117"><text:span text:style-name="def3"><text:span text:style-name="T25">myCars.Add(</text:span></text:span><text:span text:style-name="def3"><text:span text:style-name="T73">new</text:span></text:span><text:span text:style-name="def3"><text:span text:style-name="T25"> </text:span></text:span><text:span text:style-name="def3"><text:span text:style-name="T129">Car</text:span></text:span><text:span text:style-name="def3"><text:span text:style-name="T25">() { speed = 7 });</text:span></text:span></text:p>
              <text:p text:style-name="P117"><text:span text:style-name="def3"><text:span text:style-name="T73">var</text:span></text:span><text:span text:style-name="def3"><text:span text:style-name="T25"> fastCars = </text:span></text:span><text:span text:style-name="def3"><text:span text:style-name="T73">from</text:span></text:span><text:span text:style-name="def3"><text:span text:style-name="T25"> c </text:span></text:span><text:span text:style-name="def3"><text:span text:style-name="T73">in</text:span></text:span><text:span text:style-name="def3"><text:span text:style-name="T25"> myCars </text:span></text:span><text:span text:style-name="def3"><text:span text:style-name="T73">where</text:span></text:span><text:span text:style-name="def3"><text:span text:style-name="T25"> c.speed &gt; 5 </text:span></text:span><text:span text:style-name="def3"><text:span text:style-name="T73">select</text:span></text:span><text:span text:style-name="def3"><text:span text:style-name="T25"> c;</text:span></text:span></text:p>
              <text:p text:style-name="P117"><text:span text:style-name="def3"><text:span text:style-name="T73">foreach</text:span></text:span><text:span text:style-name="def3"><text:span text:style-name="T25"> (</text:span></text:span><text:span text:style-name="def3"><text:span text:style-name="T73">var</text:span></text:span><text:span text:style-name="def3"><text:span text:style-name="T25"> f </text:span></text:span><text:span text:style-name="def3"><text:span text:style-name="T73">in</text:span></text:span><text:span text:style-name="def3"><text:span text:style-name="T25"> fastCars) { };</text:span></text:span></text:p>
              <text:p text:style-name="P117"><text:span text:style-name="def3"><text:span text:style-name="T25"/></text:span></text:p>
            </text:list-item>
          </text:list>
        </text:list-item>
        <text:list-item>
          <text:p text:style-name="P173"><text:span text:style-name="def3"><text:span text:style-name="T204">To samo dla kolekcji niegenerycznej możemy uzyskać dzięki metodzie rozszerzającej OfType&lt;</text:span></text:span><text:span text:style-name="def3"><text:span text:style-name="T149">Car</text:span></text:span><text:span text:style-name="def3"><text:span text:style-name="T204">&gt;(), która zwraca obiekt </text:span></text:span><text:span text:style-name="def2"><text:span text:style-name="T207">IEnumerable&lt;T&gt; </text:span></text:span><text:span text:style-name="def3"><text:span text:style-name="T205">(LINQ operuje tylko na typach rozszerzających</text:span></text:span><text:span text:style-name="def3"><text:span text:style-name="T206"> </text:span></text:span><text:span text:style-name="def2"><text:span text:style-name="T207">IEnumerable&lt;T&gt;</text:span></text:span><text:span text:style-name="def3"><text:span text:style-name="T201"> !</text:span></text:span><text:span text:style-name="def3"><text:span text:style-name="T205">)</text:span></text:span></text:p>
          <text:list>
            <text:list-item>
              <text:p text:style-name="P117"><text:span text:style-name="def3"><text:span text:style-name="T129">ArrayList</text:span></text:span><text:span text:style-name="def3"><text:span text:style-name="T25"> myArrCars = </text:span></text:span><text:span text:style-name="def3"><text:span text:style-name="T73">new</text:span></text:span><text:span text:style-name="def3"><text:span text:style-name="T25"> </text:span></text:span><text:span text:style-name="def3"><text:span text:style-name="T129">ArrayList</text:span></text:span><text:span text:style-name="def3"><text:span text:style-name="T25">();</text:span></text:span></text:p>
              <text:p text:style-name="P117"><text:span text:style-name="def3"><text:span text:style-name="T25">myArrCars.Add(</text:span></text:span><text:span text:style-name="def3"><text:span text:style-name="T73">new</text:span></text:span><text:span text:style-name="def3"><text:span text:style-name="T25"> </text:span></text:span><text:span text:style-name="def3"><text:span text:style-name="T129">Car</text:span></text:span><text:span text:style-name="def3"><text:span text:style-name="T25">() { speed = 7 });</text:span></text:span></text:p>
              <text:p text:style-name="P117"><text:span text:style-name="def3"><text:span text:style-name="T73">var</text:span></text:span><text:span text:style-name="def3"><text:span text:style-name="T25"> myCarsEnum = myCars.OfType&lt;</text:span></text:span><text:span text:style-name="def3"><text:span text:style-name="T129">Car</text:span></text:span><text:span text:style-name="def3"><text:span text:style-name="T25">&gt;(); </text:span></text:span><text:span text:style-name="defZiel">/*</text:span><text:span text:style-name="defZiel"><text:span text:style-name="T205">bez tej linii kompilator zwraca błąd</text:span></text:span><text:span text:style-name="defZiel">*/</text:span></text:p>
              <text:p text:style-name="P117"><text:span text:style-name="def3"><text:span text:style-name="T73">var</text:span></text:span><text:span text:style-name="def3"><text:span text:style-name="T25"> fastArrCars = </text:span></text:span><text:span text:style-name="def3"><text:span text:style-name="T73">from</text:span></text:span><text:span text:style-name="def3"><text:span text:style-name="T25"> c </text:span></text:span><text:span text:style-name="def3"><text:span text:style-name="T73">in</text:span></text:span><text:span text:style-name="def3"><text:span text:style-name="T25"> myCarsEnum </text:span></text:span><text:span text:style-name="def3"><text:span text:style-name="T73">where</text:span></text:span><text:span text:style-name="def3"><text:span text:style-name="T25"> c.speed &gt; 5 </text:span></text:span><text:span text:style-name="def3"><text:span text:style-name="T73">select</text:span></text:span><text:span text:style-name="def3"><text:span text:style-name="T25"> c;</text:span></text:span></text:p>
              <text:p text:style-name="P117"><text:span text:style-name="def3"><text:span text:style-name="T73">foreach</text:span></text:span><text:span text:style-name="def3"><text:span text:style-name="T25"> (</text:span></text:span><text:span text:style-name="def3"><text:span text:style-name="T73">var</text:span></text:span><text:span text:style-name="def3"><text:span text:style-name="T25"> f </text:span></text:span><text:span text:style-name="def3"><text:span text:style-name="T73">in</text:span></text:span><text:span text:style-name="def3"><text:span text:style-name="T25"> fastCars) { };</text:span></text:span></text:p>
            </text:list-item>
            <text:list-item>
              <text:p text:style-name="P121"><text:span text:style-name="def3"><text:span text:style-name="T45">typy niegeneryczne przechowują elementy jako System.Object, to mogą przechowywać mix dowolnych typów. </text:span></text:span><text:span text:style-name="def3"><text:span text:style-name="T46">Kompilator odda bład bo nie będzie wiedzał co tak włąsciwie w kolecji jest. A</text:span></text:span><text:span text:style-name="def3"><text:span text:style-name="T45">by odfiltrować tylko jeden typ elementów należy użyć metody rozszerzającej OfType&lt;T&gt;()</text:span></text:span></text:p>
              <text:list>
                <text:list-item>
                  <text:p text:style-name="P121"><text:span text:style-name="def3"><text:span text:style-name="T140">ArrayList</text:span></text:span><text:span text:style-name="def3"><text:span text:style-name="T25"> lst = </text:span></text:span><text:span text:style-name="def3"><text:span text:style-name="T73">new</text:span></text:span><text:span text:style-name="def3"><text:span text:style-name="T25"> </text:span></text:span><text:span text:style-name="def3"><text:span text:style-name="T129">ArrayList</text:span></text:span><text:span text:style-name="def3"><text:span text:style-name="T25">();</text:span></text:span></text:p>
                  <text:p text:style-name="P117"><text:span text:style-name="def3"><text:span text:style-name="T25">lst.AddRange(</text:span></text:span><text:span text:style-name="def3"><text:span text:style-name="T73">new</text:span></text:span><text:span text:style-name="def3"><text:span text:style-name="T25"> </text:span></text:span><text:span text:style-name="def3"><text:span text:style-name="T129">Object</text:span></text:span><text:span text:style-name="def3"><text:span text:style-name="T25">[]{</text:span></text:span><text:span text:style-name="def3"><text:span text:style-name="T73">new</text:span></text:span><text:span text:style-name="def3"><text:span text:style-name="T25"> </text:span></text:span><text:span text:style-name="def3"><text:span text:style-name="T129">Car</text:span></text:span><text:span text:style-name="def3"><text:span text:style-name="T25">(), 1, 2, </text:span></text:span><text:span text:style-name="def3"><text:span text:style-name="T110">"Ala"</text:span></text:span><text:span text:style-name="def3"><text:span text:style-name="T25">, 5.5, </text:span></text:span><text:span text:style-name="def3"><text:span text:style-name="T73">new</text:span></text:span><text:span text:style-name="def3"><text:span text:style-name="T25"> </text:span></text:span><text:span text:style-name="def3"><text:span text:style-name="T129">Object</text:span></text:span><text:span text:style-name="def3"><text:span text:style-name="T25">()});</text:span></text:span></text:p>
                  <text:p text:style-name="P122"><text:span text:style-name="defZiel">/*</text:span><text:span text:style-name="defZiel"><text:span text:style-name="T208">dzięki temu LINQ będzie wiedział, że operuje na integerach</text:span></text:span><text:span text:style-name="defZiel">*/</text:span></text:p>
                  <text:p text:style-name="P117"><text:span text:style-name="def3"><text:span text:style-name="T73">var</text:span></text:span><text:span text:style-name="def3"><text:span text:style-name="T25"> a = lst.OfType&lt;</text:span></text:span><text:span text:style-name="def3"><text:span text:style-name="T73">int</text:span></text:span><text:span text:style-name="def3"><text:span text:style-name="T25">&gt;(); </text:span></text:span></text:p>
                  <text:p text:style-name="P117"><text:span text:style-name="def3"><text:span text:style-name="T73">var</text:span></text:span><text:span text:style-name="def3"><text:span text:style-name="T25"> b = (</text:span></text:span><text:span text:style-name="def3"><text:span text:style-name="T73">from</text:span></text:span><text:span text:style-name="def3"><text:span text:style-name="T25"> i </text:span></text:span><text:span text:style-name="def3"><text:span text:style-name="T73">in</text:span></text:span><text:span text:style-name="def3"><text:span text:style-name="T25"> a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 ;</text:span></text:span></text:p>
                </text:list-item>
                <text:list-item>
                  <text:p text:style-name="P122"><text:span text:style-name="def"><text:span text:style-name="T203">ŹLE</text:span></text:span><text:span text:style-name="def3"><text:span text:style-name="T141"> </text:span></text:span></text:p>
                  <text:p text:style-name="P122"><text:span text:style-name="def3"><text:span text:style-name="T140">ArrayList</text:span></text:span><text:span text:style-name="def3"><text:span text:style-name="T25"> lst = </text:span></text:span><text:span text:style-name="def3"><text:span text:style-name="T73">new</text:span></text:span><text:span text:style-name="def3"><text:span text:style-name="T25"> </text:span></text:span><text:span text:style-name="def3"><text:span text:style-name="T129">ArrayList</text:span></text:span><text:span text:style-name="def3"><text:span text:style-name="T25">();</text:span></text:span></text:p>
                  <text:p text:style-name="P122"><text:span text:style-name="def3"><text:span text:style-name="T25">lst.AddRange(</text:span></text:span><text:span text:style-name="def3"><text:span text:style-name="T73">new</text:span></text:span><text:span text:style-name="def3"><text:span text:style-name="T25"> </text:span></text:span><text:span text:style-name="def3"><text:span text:style-name="T129">Object</text:span></text:span><text:span text:style-name="def3"><text:span text:style-name="T25">[]{</text:span></text:span><text:span text:style-name="def3"><text:span text:style-name="T73">new</text:span></text:span><text:span text:style-name="def3"><text:span text:style-name="T25"> </text:span></text:span><text:span text:style-name="def3"><text:span text:style-name="T129">Car</text:span></text:span><text:span text:style-name="def3"><text:span text:style-name="T25">(), 1, 2, </text:span></text:span><text:span text:style-name="def3"><text:span text:style-name="T110">"Ala"</text:span></text:span><text:span text:style-name="def3"><text:span text:style-name="T25">, 5.5, </text:span></text:span><text:span text:style-name="def3"><text:span text:style-name="T73">new</text:span></text:span><text:span text:style-name="def3"><text:span text:style-name="T25"> </text:span></text:span><text:span text:style-name="def3"><text:span text:style-name="T129">Object</text:span></text:span><text:span text:style-name="def3"><text:span text:style-name="T25">()});</text:span></text:span></text:p>
                  <text:p text:style-name="P122"><text:span text:style-name="def3"><text:span text:style-name="T73">var</text:span></text:span><text:span text:style-name="def3"><text:span text:style-name="T25"> b = (</text:span></text:span><text:span text:style-name="def3"><text:span text:style-name="T73">from</text:span></text:span><text:span text:style-name="def3"><text:span text:style-name="T25"> i </text:span></text:span><text:span text:style-name="def3"><text:span text:style-name="T73">in</text:span></text:span><text:span text:style-name="def3"><text:span text:style-name="T25"> lst </text:span></text:span><text:span text:style-name="def3"><text:span text:style-name="T73">where</text:span></text:span><text:span text:style-name="def3"><text:span text:style-name="T25"> i &lt; 4 </text:span></text:span><text:span text:style-name="def3"><text:span text:style-name="T73">select</text:span></text:span><text:span text:style-name="def3"><text:span text:style-name="T25"> i) ;</text:span></text:span></text:p>
                </text:list-item>
              </text:list>
            </text:list-item>
          </text:list>
        </text:list-item>
        <text:list-item>
          <text:p text:style-name="P220"><text:span text:style-name="def"><text:span text:style-name="T209">Składnia LINQ</text:span></text:span></text:p>
          <text:list>
            <text:list-item>
              <text:p text:style-name="P220"><text:span text:style-name="def"><text:span text:style-name="T209">Ogólna składnia zapytania LINQ</text:span></text:span></text:p>
            </text:list-item>
            <text:list-item>
              <text:p text:style-name="P220"><text:span text:style-name="def3"><text:span text:style-name="T107">var res1 = from ELEMENT in KONTENER where WARUNEK select ELEMENT orderby POLE ascending;</text:span></text:span></text:p>
            </text:list-item>
            <text:list-item>
              <text:p text:style-name="P220"><text:span text:style-name="def3"><text:span text:style-name="T73">var</text:span></text:span><text:span text:style-name="def3"><text:span text:style-name="T25"> res2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select</text:span></text:span><text:span text:style-name="def3"><text:span text:style-name="T25"> p; </text:span></text:span><text:span text:style-name="def3"><text:span text:style-name="T99">/*oddaje elementy z products*/</text:span></text:span></text:p>
            </text:list-item>
            <text:list-item>
              <text:p text:style-name="P220"><text:span text:style-name="def3"><text:span text:style-name="T73">var</text:span></text:span><text:span text:style-name="def3"><text:span text:style-name="T25"> res3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select</text:span></text:span><text:span text:style-name="def3"><text:span text:style-name="T25"> p.name; </text:span></text:span><text:span text:style-name="def3"><text:span text:style-name="T99">/*oddaje wartości pola z elementów*/</text:span></text:span></text:p>
            </text:list-item>
            <text:list-item>
              <text:p text:style-name="P220"><text:soft-page-break/><text:span text:style-name="def3"><text:span text:style-name="T73">var</text:span></text:span><text:span text:style-name="def3"><text:span text:style-name="T25"> res4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where</text:span></text:span><text:span text:style-name="def3"><text:span text:style-name="T25"> (p.price &gt;2 &amp;&amp; p.name.Contains(</text:span></text:span><text:span text:style-name="def3"><text:span text:style-name="T110">" "</text:span></text:span><text:span text:style-name="def3"><text:span text:style-name="T25">)) </text:span></text:span><text:span text:style-name="def3"><text:span text:style-name="T73">select</text:span></text:span><text:span text:style-name="def3"><text:span text:style-name="T25"> p.name;</text:span></text:span></text:p>
            </text:list-item>
            <text:list-item>
              <text:p text:style-name="P220"><text:span text:style-name="def3"><text:span text:style-name="T73">var</text:span></text:span><text:span text:style-name="def3"><text:span text:style-name="T25"> res5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select</text:span></text:span><text:span text:style-name="def3"><text:span text:style-name="T25"> </text:span></text:span><text:span text:style-name="def3"><text:span text:style-name="T73">new</text:span></text:span><text:span text:style-name="def3"><text:span text:style-name="T25">{p.name, p.price}; </text:span></text:span><text:span text:style-name="def3"><text:span text:style-name="T99">/*projekcja nowego typu (anonimowego) złożonego z wartości elemetóe products*/</text:span></text:span></text:p>
            </text:list-item>
            <text:list-item>
              <text:p text:style-name="P220"><text:span text:style-name="def3"><text:span text:style-name="T73">int</text:span></text:span><text:span text:style-name="def3"><text:span text:style-name="T25"> ile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where</text:span></text:span><text:span text:style-name="def3"><text:span text:style-name="T25"> (p.price &gt;2) </text:span></text:span><text:span text:style-name="def3"><text:span text:style-name="T73">select</text:span></text:span><text:span text:style-name="def3"><text:span text:style-name="T25"> p.name).Count&lt;</text:span></text:span><text:span text:style-name="def3"><text:span text:style-name="T73">string</text:span></text:span><text:span text:style-name="def3"><text:span text:style-name="T25">&gt;(); </text:span></text:span><text:span text:style-name="def3"><text:span text:style-name="T99">/*oddaje ilość elementówspełniającech where*/</text:span></text:span></text:p>
            </text:list-item>
            <text:list-item>
              <text:p text:style-name="P221"><text:span text:style-name="def3"><text:span text:style-name="T73">var</text:span></text:span><text:span text:style-name="def3"><text:span text:style-name="T25"> res6 = </text:span></text:span><text:span text:style-name="def3"><text:span text:style-name="T73">from</text:span></text:span><text:span text:style-name="def3"><text:span text:style-name="T25"> p </text:span></text:span><text:span text:style-name="def3"><text:span text:style-name="T73">in</text:span></text:span><text:span text:style-name="def3"><text:span text:style-name="T25"> products </text:span></text:span><text:span text:style-name="def3"><text:span text:style-name="T73">where</text:span></text:span><text:span text:style-name="def3"><text:span text:style-name="T25"> p.price &gt; 4 </text:span></text:span><text:span text:style-name="def3"><text:span text:style-name="T73">orderby</text:span></text:span><text:span text:style-name="def3"><text:span text:style-name="T25"> p.name </text:span></text:span><text:span text:style-name="def3"><text:span text:style-name="T73">select</text:span></text:span><text:span text:style-name="def3"><text:span text:style-name="T25"> p.name;</text:span></text:span></text:p>
            </text:list-item>
          </text:list>
        </text:list-item>
        <text:list-item>
          <text:p text:style-name="P221"><text:span text:style-name="def3"><text:span text:style-name="T47">Funkcje agregujące</text:span></text:span></text:p>
          <text:list>
            <text:list-item>
              <text:p text:style-name="P123"><text:span text:style-name="def"><text:span text:style-name="T209">mog</text:span></text:span><text:span text:style-name="def">ą by</text:span><text:span text:style-name="def"><text:span text:style-name="T209">ć</text:span></text:span><text:span text:style-name="def"> generyczne lub nie </text:span><text:span text:style-name="def"><text:span text:style-name="T209">(poniższe przykłady pomieszałem dla lepszego zapamiętania)</text:span></text:span></text:p>
            </text:list-item>
            <text:list-item>
              <text:p text:style-name="P123"><text:span text:style-name="def3"><text:span text:style-name="T47">(LINQ).Reverse(); </text:span></text:span><text:span text:style-name="def3"><text:span text:style-name="T99">/*odwracanie kolejności oddawania wyniku*/</text:span></text:span></text:p>
            </text:list-item>
            <text:list-item>
              <text:p text:style-name="P117"><text:span text:style-name="def3"><text:span text:style-name="T25">(LINQ).Union(LINQ); </text:span></text:span><text:span text:style-name="def3"><text:span text:style-name="T99">/*suma 2 zapytań - bez powrórzeń - wyniki obu LINQ myszą być tego samego typu*/</text:span></text:span></text:p>
            </text:list-item>
            <text:list-item>
              <text:p text:style-name="P117"><text:span text:style-name="def3"><text:span text:style-name="T25">(LINQ).Except(LINQ); </text:span></text:span><text:span text:style-name="def3"><text:span text:style-name="T99">/*odda różnicę*/</text:span></text:span></text:p>
            </text:list-item>
            <text:list-item>
              <text:p text:style-name="P117"><text:span text:style-name="def3"><text:span text:style-name="T25">(LINQ).Intersect&lt;</text:span></text:span><text:span text:style-name="def3"><text:span text:style-name="T73">int</text:span></text:span><text:span text:style-name="def3"><text:span text:style-name="T25">&gt;(LINQ); </text:span></text:span><text:span text:style-name="def3"><text:span text:style-name="T99">/*odda część wspólną*/</text:span></text:span></text:p>
            </text:list-item>
            <text:list-item>
              <text:p text:style-name="P117"><text:span text:style-name="def3"><text:span text:style-name="T25">(LINQ).Concat(LINQ); </text:span></text:span><text:span text:style-name="def3"><text:span text:style-name="T99">/*suma 2 zapytań - z powrórzeniami*/</text:span></text:span></text:p>
            </text:list-item>
            <text:list-item>
              <text:p text:style-name="P117"><text:span text:style-name="def3"><text:span text:style-name="T25">(LINQ).Distinct(); </text:span></text:span><text:span text:style-name="def3"><text:span text:style-name="T99">/*usuwa zduplikowane wartości*/</text:span></text:span></text:p>
            </text:list-item>
            <text:list-item>
              <text:p text:style-name="P117"><text:span text:style-name="def3"><text:span text:style-name="T73">int</text:span></text:span><text:span text:style-name="def3"><text:span text:style-name="T25"> x = (LINQ).Max&lt;</text:span></text:span><text:span text:style-name="def3"><text:span text:style-name="T73">int</text:span></text:span><text:span text:style-name="def3"><text:span text:style-name="T25">&gt;(); </text:span></text:span><text:span text:style-name="def3"><text:span text:style-name="T99">/*Max - kompilator sprawdza, czy wchodzą liczby </text:span></text:span><text:span text:style-name="def3"><text:span text:style-name="T108">i czy nie jest pusta – to daje błąd</text:span></text:span><text:span text:style-name="def3"><text:span text:style-name="T99">*/</text:span></text:span></text:p>
            </text:list-item>
            <text:list-item>
              <text:p text:style-name="P117"><text:span text:style-name="def3"><text:span text:style-name="T73">int</text:span></text:span><text:span text:style-name="def3"><text:span text:style-name="T25"> y = (LINQ).Min(); </text:span></text:span><text:span text:style-name="def3"><text:span text:style-name="T99">/*Min –</text:span></text:span><text:span text:style-name="def3"><text:span text:style-name="T108"> jak Max</text:span></text:span><text:span text:style-name="def3"><text:span text:style-name="T99">*/</text:span></text:span></text:p>
            </text:list-item>
            <text:list-item>
              <text:p text:style-name="P124"><text:span text:style-name="def3"><text:span text:style-name="T25">(LINQ).Average(); </text:span></text:span><text:span text:style-name="def3"><text:span text:style-name="T99">/*</text:span></text:span><text:span text:style-name="def3"><text:span text:style-name="T108">Ś</text:span></text:span><text:span text:style-name="def3"><text:span text:style-name="T99">rednia arytmetyczna - kompilator sprawdza, czy wchodzą liczby </text:span></text:span><text:span text:style-name="def3"><text:span text:style-name="T108">i czy nie jest pusta – to daje błąd</text:span></text:span><text:span text:style-name="def3"><text:span text:style-name="T99">*/</text:span></text:span></text:p>
            </text:list-item>
            <text:list-item>
              <text:p text:style-name="P117"><text:span text:style-name="def3"><text:span text:style-name="T25">(LINQ).Sum(); </text:span></text:span><text:span text:style-name="def3"><text:span text:style-name="T99">/*suma warrtośi*/</text:span></text:span></text:p>
            </text:list-item>
          </text:list>
        </text:list-item>
        <text:list-item>
          <text:p text:style-name="P222"><text:span text:style-name="def"><text:span text:style-name="T209">Tworzenie zapytań zapytań LINQ za pomocą operatorów</text:span></text:span></text:p>
          <text:list>
            <text:list-item>
              <text:p text:style-name="P222"><text:span text:style-name="def"><text:span text:style-name="T122">Tworzenie zapytań zapytań LINQ </text:span></text:span><text:span text:style-name="def"><text:span text:style-name="T123">za pomocą</text:span></text:span><text:span text:style-name="def"><text:span text:style-name="T10"> W</text:span></text:span><text:span text:style-name="def"><text:span text:style-name="T9">yraże</text:span></text:span><text:span text:style-name="def"><text:span text:style-name="T10">ń</text:span></text:span><text:span text:style-name="def"><text:span text:style-name="T9"> lambda</text:span></text:span><text:span text:style-name="def"><text:span text:style-name="T122"> </text:span></text:span><text:span text:style-name="def"><text:span text:style-name="T123">(używamy też </text:span></text:span><text:span text:style-name="def"><text:span text:style-name="T9">funkcj</text:span></text:span><text:span text:style-name="def"><text:span text:style-name="T10">i</text:span></text:span><text:span text:style-name="def"><text:span text:style-name="T9"> rozszerzając</text:span></text:span><text:span text:style-name="def"><text:span text:style-name="T10">yh</text:span></text:span><text:span text:style-name="def"><text:span text:style-name="T123">)</text:span></text:span><text:span text:style-name="def"><text:span text:style-name="T122">.</text:span></text:span></text:p>
              <text:list>
                <text:list-item>
                  <text:p text:style-name="P123"><text:span text:style-name="def3"><text:span text:style-name="T25">res7 = products.Where(p =&gt; p.name.Contains(</text:span></text:span><text:span text:style-name="def3"><text:span text:style-name="T110">"ala"</text:span></text:span><text:span text:style-name="def3"><text:span text:style-name="T25">)).OrderBy(p=&gt;p.name).Select(p=&gt;p);</text:span></text:span></text:p>
                </text:list-item>
                <text:list-item>
                  <text:p text:style-name="P123"><text:span text:style-name="def3"><text:span text:style-name="T95">var</text:span></text:span><text:span text:style-name="def3"><text:span text:style-name="T25"> res7 = products.Where(p =&gt; p.name.Contains(</text:span></text:span><text:span text:style-name="def3"><text:span text:style-name="T110">"ala"</text:span></text:span><text:span text:style-name="def3"><text:span text:style-name="T25">));</text:span></text:span></text:p>
                  <text:p text:style-name="P117"><text:span text:style-name="def3"><text:span text:style-name="T73">var</text:span></text:span><text:span text:style-name="def3"><text:span text:style-name="T25"> res8 = res7.OrderBy(p=&gt;p.name);</text:span></text:span></text:p>
                  <text:p text:style-name="P117"><text:span text:style-name="def3"><text:span text:style-name="T73">var</text:span></text:span><text:span text:style-name="def3"><text:span text:style-name="T25"> res9 = res8.Select(p=&gt;p.</text:span></text:span><text:span text:style-name="def3"><text:span text:style-name="T57">name</text:span></text:span><text:span text:style-name="def3"><text:span text:style-name="T25">);</text:span></text:span></text:p>
                </text:list-item>
              </text:list>
            </text:list-item>
            <text:list-item>
              <text:p text:style-name="P222"><text:span text:style-name="def"><text:span text:style-name="T210">Tworzenie zapytań LINQ za pomocą </text:span></text:span><text:span text:style-name="def"><text:span text:style-name="T10">Metod anonimowych</text:span></text:span><text:span text:style-name="def"><text:span text:style-name="T123"> (bo</text:span></text:span><text:span text:style-name="def"><text:span text:style-name="T10"> wyrażenia lambda </text:span></text:span><text:span text:style-name="def"><text:span text:style-name="T123">to skróty </text:span></text:span><text:span text:style-name="def"><text:span text:style-name="T10">metod anonimowych</text:span></text:span><text:span text:style-name="def"><text:span text:style-name="T123">)</text:span></text:span></text:p>
              <text:list>
                <text:list-item>
                  <text:p text:style-name="P125"><text:span text:style-name="def3"><text:span text:style-name="T150">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bool</text:span></text:span><text:span text:style-name="def3"><text:span text:style-name="T25">&gt; warunekWhere = </text:span></text:span><text:span text:style-name="def3"><text:span text:style-name="T73">delegate</text:span></text:span><text:span text:style-name="def3"><text:span text:style-name="T25">(</text:span></text:span><text:span text:style-name="def3"><text:span text:style-name="T129">Produkt</text:span></text:span><text:span text:style-name="def3"><text:span text:style-name="T25"> p){</text:span></text:span><text:span text:style-name="def3"><text:span text:style-name="T73">return</text:span></text:span><text:span text:style-name="def3"><text:span text:style-name="T25"> p.name.Contains(</text:span></text:span><text:span text:style-name="def3"><text:span text:style-name="T110">"ala"</text:span></text:span><text:span text:style-name="def3"><text:span text:style-name="T25">); };</text:span></text:span></text:p>
                  <text:p text:style-name="P125"><text:span text:style-name="def3"><text:span text:style-name="T129">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string</text:span></text:span><text:span text:style-name="def3"><text:span text:style-name="T25">&gt; itemToProcess = </text:span></text:span><text:span text:style-name="def3"><text:span text:style-name="T73">delegate</text:span></text:span><text:span text:style-name="def3"><text:span text:style-name="T25">(</text:span></text:span><text:span text:style-name="def3"><text:span text:style-name="T129">Produkt</text:span></text:span><text:span text:style-name="def3"><text:span text:style-name="T25"> p) { </text:span></text:span><text:span text:style-name="def3"><text:span text:style-name="T73">return</text:span></text:span><text:span text:style-name="def3"><text:span text:style-name="T25"> p.name; };</text:span></text:span></text:p>
                  <text:p text:style-name="P125"><text:span text:style-name="def3"><text:span text:style-name="T73">var</text:span></text:span><text:span text:style-name="def3"><text:span text:style-name="T25"> res7 = products.Where(warunekWhere).OrderBy(itemToProcess).Select(itemToProcess);</text:span></text:span></text:p>
                </text:list-item>
                <text:list-item>
                  <text:p text:style-name="P222"><text:span text:style-name="def"><text:span text:style-name="T123">warto zwrócić uwagę, że</text:span></text:span><text:span text:style-name="def3"><text:span text:style-name="T123"> <text:s/></text:span></text:span><text:span text:style-name="def3"><text:span text:style-name="T56">itemToProcess </text:span></text:span><text:span text:style-name="def"><text:span text:style-name="T123">jest używane 2 razy, bo dokładnie takie samo wyważenie lambda było użyte powyżej w</text:span></text:span><text:span text:style-name="def3"><text:span text:style-name="T56"> OrderBy </text:span></text:span><text:span text:style-name="def"><text:span text:style-name="T123">i</text:span></text:span><text:span text:style-name="def3"><text:span text:style-name="T56"> Select.<text:line-break/></text:span></text:span></text:p>
                </text:list-item>
              </text:list>
            </text:list-item>
            <text:list-item>
              <text:p text:style-name="P222"><text:span text:style-name="def"><text:span text:style-name="T123">Tworzenie zapytań LINQ bezpośrednio za pomocą </text:span></text:span><text:span text:style-name="def"><text:span text:style-name="T10"><text:s/>delegatów</text:span></text:span><text:span text:style-name="def"><text:span text:style-name="T123"> (bo</text:span></text:span><text:span text:style-name="def"><text:span text:style-name="T10"> metody anonimowe </text:span></text:span><text:span text:style-name="def"><text:span text:style-name="T123">budował właściwie delegaty)</text:span></text:span></text:p>
              <text:list>
                <text:list-item>
                  <text:p text:style-name="P125"><text:span text:style-name="def3"><text:span text:style-name="T97">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bool</text:span></text:span><text:span text:style-name="def3"><text:span text:style-name="T25"> Filter(</text:span></text:span><text:span text:style-name="def3"><text:span text:style-name="T129">Produkt</text:span></text:span><text:span text:style-name="def3"><text:span text:style-name="T25"> p) { </text:span></text:span><text:span text:style-name="def3"><text:span text:style-name="T73">return</text:span></text:span><text:span text:style-name="def3"><text:span text:style-name="T25"> p.name.Contains(</text:span></text:span><text:span text:style-name="def3"><text:span text:style-name="T110">"ala"</text:span></text:span><text:span text:style-name="def3"><text:span text:style-name="T25">); }</text:span></text:span></text:p>
                  <text:p text:style-name="P117"><text:span text:style-name="def3"><text:span text:style-name="T73">public</text:span></text:span><text:span text:style-name="def3"><text:span text:style-name="T25"> </text:span></text:span><text:span text:style-name="def3"><text:span text:style-name="T73">static</text:span></text:span><text:span text:style-name="def3"><text:span text:style-name="T25"> </text:span></text:span><text:span text:style-name="def3"><text:span text:style-name="T73">string</text:span></text:span><text:span text:style-name="def3"><text:span text:style-name="T25"> Process(</text:span></text:span><text:span text:style-name="def3"><text:span text:style-name="T129">Produkt</text:span></text:span><text:span text:style-name="def3"><text:span text:style-name="T25"> p) { </text:span></text:span><text:span text:style-name="def3"><text:span text:style-name="T73">return</text:span></text:span><text:span text:style-name="def3"><text:span text:style-name="T25"> p.name; }</text:span></text:span></text:p>
                  <text:p text:style-name="P222"><text:span text:style-name="def3"><text:span text:style-name="T123">...</text:span></text:span></text:p>
                  <text:p text:style-name="P125"><text:span text:style-name="def3"><text:span text:style-name="T151">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bool</text:span></text:span><text:span text:style-name="def3"><text:span text:style-name="T25">&gt; warunekWhere = </text:span></text:span><text:span text:style-name="def3"><text:span text:style-name="T73">new</text:span></text:span><text:span text:style-name="def3"><text:span text:style-name="T25"> </text:span></text:span><text:span text:style-name="def3"><text:span text:style-name="T129">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bool</text:span></text:span><text:span text:style-name="def3"><text:span text:style-name="T25">&gt;(Filter);</text:span></text:span></text:p>
                  <text:p text:style-name="P117"><text:span text:style-name="def3"><text:span text:style-name="T129">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string</text:span></text:span><text:span text:style-name="def3"><text:span text:style-name="T25">&gt; itemToProcess = </text:span></text:span><text:span text:style-name="def3"><text:span text:style-name="T73">new</text:span></text:span><text:span text:style-name="def3"><text:span text:style-name="T25"> </text:span></text:span><text:span text:style-name="def3"><text:span text:style-name="T129">Func</text:span></text:span><text:span text:style-name="def3"><text:span text:style-name="T25">&lt;</text:span></text:span><text:span text:style-name="def3"><text:span text:style-name="T129">Produkt</text:span></text:span><text:span text:style-name="def3"><text:span text:style-name="T25">, </text:span></text:span><text:span text:style-name="def3"><text:span text:style-name="T73">string</text:span></text:span><text:span text:style-name="def3"><text:span text:style-name="T25">&gt;(Process);</text:span></text:span></text:p>
                  <text:p text:style-name="P117"><text:span text:style-name="def3"><text:span text:style-name="T96">var</text:span></text:span><text:span text:style-name="def3"><text:span text:style-name="T58"> res7 = products.Where(warunekWhere).OrderBy(itemToProcess).Select(itemToProcess);</text:span></text:span></text:p>
                </text:list-item>
              </text:list>
            </text:list-item>
            <text:list-item>
              <text:p text:style-name="P126"><text:soft-page-break/><text:span text:style-name="def"><text:span text:style-name="T212">parametrami wielu metod klasy </text:span></text:span><text:span text:style-name="def2"><text:span text:style-name="T212">Enumerable</text:span></text:span><text:span text:style-name="def"><text:span text:style-name="T212"> są </text:span></text:span><text:span text:style-name="def"><text:span text:style-name="T11">delegaty</text:span></text:span></text:p>
              <text:list>
                <text:list-item>
                  <text:p text:style-name="P127"><text:span text:style-name="def"><text:span text:style-name="T212">zamiast </text:span></text:span><text:span text:style-name="def"><text:span text:style-name="T124">delegatu</text:span></text:span><text:span text:style-name="def"><text:span text:style-name="T212"> można użyć</text:span></text:span><text:span text:style-name="def"><text:span text:style-name="T11"> </text:span></text:span><text:span text:style-name="def"><text:span text:style-name="T12">metod anonimowych</text:span></text:span><text:span text:style-name="def"><text:span text:style-name="T213">, bo to skrótowa notacja pozwalająca alokować delegat;</text:span></text:span></text:p>
                  <text:list>
                    <text:list-item>
                      <text:p text:style-name="P126"><text:span text:style-name="def"><text:span text:style-name="T213">zamiast</text:span></text:span><text:span text:style-name="def"><text:span text:style-name="T212"> </text:span></text:span><text:span text:style-name="def"><text:span text:style-name="T125">metod</text:span></text:span><text:span text:style-name="def"><text:span text:style-name="T12"> </text:span></text:span><text:span text:style-name="def"><text:span text:style-name="T125">anonimowych</text:span></text:span><text:span text:style-name="def"><text:span text:style-name="T12"> </text:span></text:span><text:span text:style-name="def"><text:span text:style-name="T213">można użyć</text:span></text:span><text:span text:style-name="def"><text:span text:style-name="T12"> wyrażeń lambda</text:span></text:span><text:span text:style-name="def"><text:span text:style-name="T212">, </text:span></text:span><text:span text:style-name="def"><text:span text:style-name="T213">bo wyrażenia lambda to przebrane (aby były czytelniejsze) metody anonimowe.</text:span></text:span></text:p>
                    </text:list-item>
                  </text:list>
                </text:list-item>
              </text:list>
              <text:p text:style-name="P126"><text:span text:style-name="def"><text:span text:style-name="T212"/></text:span></text:p>
              <text:list text:continue-numbering="true">
                <text:list-header>
                  <text:p text:style-name="P222"><text:span text:style-name="def"><text:span text:style-name="T123"/></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5" svg:font-family="Consolas" style:font-family-generic="roman" style:font-pitch="variable"/>
    <style:font-face style:name="Consolas6"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4H50M3S</meta:editing-duration>
    <meta:editing-cycles>88</meta:editing-cycles>
    <meta:generator>LibreOffice/4.0.1.2$Windows_x86 LibreOffice_project/84102822e3d61eb989ddd325abf1ac077904985</meta:generator>
    <dc:date>2013-03-23T16:35:25.12</dc:date>
    <dc:creator>Łukasz Łoza</dc:creator>
    <meta:document-statistic meta:table-count="0" meta:image-count="0" meta:object-count="0" meta:page-count="31" meta:paragraph-count="1238" meta:word-count="8979" meta:character-count="54606" meta:non-whitespace-character-count="47549"/>
  </office:meta>
</office:document-meta>
</file>